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table table:name="levels_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  <table:table-cell office:value-type="string" calcext:value-type="string">
            <text:p>HealthBase</text:p>
          </table:table-cell>
          <table:table-cell office:value-type="string" calcext:value-type="string">
            <text:p>HealthLinearRate</text:p>
          </table:table-cell>
          <table:table-cell office:value-type="string" calcext:value-type="string">
            <text:p>Mana Base</text:p>
          </table:table-cell>
          <table:table-cell office:value-type="string" calcext:value-type="string">
            <text:p>ManaLinearRate</text:p>
          </table:table-cell>
          <table:table-cell office:value-type="string" calcext:value-type="string">
            <text:p>SkillPointsBase</text:p>
          </table:table-cell>
          <table:table-cell office:value-type="string" calcext:value-type="string">
            <text:p>SkillPointsRa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levels_export" table:style-name="ta1" table:print="false">
        <table:table-column table:style-name="co8" table:default-cell-style-name="Default"/>
        <table:table-column table:style-name="co8" table:number-columns-repeated="2" table:default-cell-style-name="ce1"/>
        <table:table-column table:style-name="co8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1]^[levels_parameters.$B$2] + [levels_parameters.$C$2]*([.A1]-1)+[levels_parameters.$A$2]" office:value-type="float" office:value="10" calcext:value-type="float">
            <text:p>10</text:p>
          </table:table-cell>
          <table:table-cell table:formula="of:=[levels_parameters.$E$2]*([.$A1]-1) + [levels_parameters.$D$2]" office:value-type="float" office:value="15" calcext:value-type="float">
            <text:p>15</text:p>
          </table:table-cell>
          <table:table-cell table:formula="of:=[levels_parameters.$G$2]*([.$A1]-1) + [levels_parameters.$F$2]" office:value-type="float" office:value="0" calcext:value-type="float">
            <text:p>0</text:p>
          </table:table-cell>
          <table:table-cell table:formula="of:=[levels_parameters.$I$2]*([.$A1]-1) + [levels_parameters.$H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C1]" office:value-type="float" office:value="10" calcext:value-type="float">
            <text:p>10</text:p>
          </table:table-cell>
          <table:table-cell table:formula="of:=[.$A2]^[levels_parameters.$B$2] + [levels_parameters.$C$2]*([.A2]-1)+[levels_parameters.$A$2]" office:value-type="float" office:value="22" calcext:value-type="float">
            <text:p>22</text:p>
          </table:table-cell>
          <table:table-cell table:formula="of:=[levels_parameters.$E$2]*([.$A2]-1) + [levels_parameters.$D$2]" office:value-type="float" office:value="20" calcext:value-type="float">
            <text:p>20</text:p>
          </table:table-cell>
          <table:table-cell table:formula="of:=[levels_parameters.$G$2]*([.$A2]-1) + [levels_parameters.$F$2]" office:value-type="float" office:value="2" calcext:value-type="float">
            <text:p>2</text:p>
          </table:table-cell>
          <table:table-cell table:formula="of:=[levels_parameters.$I$2]*([.$A2]-1) + [levels_parameters.$H$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C2]" office:value-type="float" office:value="32" calcext:value-type="float">
            <text:p>32</text:p>
          </table:table-cell>
          <table:table-cell table:formula="of:=[.$A3]^[levels_parameters.$B$2] + [levels_parameters.$C$2]*([.A3]-1)+[levels_parameters.$A$2]" office:value-type="float" office:value="46" calcext:value-type="float">
            <text:p>46</text:p>
          </table:table-cell>
          <table:table-cell table:formula="of:=[levels_parameters.$E$2]*([.$A3]-1) + [levels_parameters.$D$2]" office:value-type="float" office:value="25" calcext:value-type="float">
            <text:p>25</text:p>
          </table:table-cell>
          <table:table-cell table:formula="of:=[levels_parameters.$G$2]*([.$A3]-1) + [levels_parameters.$F$2]" office:value-type="float" office:value="4" calcext:value-type="float">
            <text:p>4</text:p>
          </table:table-cell>
          <table:table-cell table:formula="of:=[levels_parameters.$I$2]*([.$A3]-1) + [levels_parameters.$H$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C3]" office:value-type="float" office:value="78" calcext:value-type="float">
            <text:p>78</text:p>
          </table:table-cell>
          <table:table-cell table:formula="of:=[.$A4]^[levels_parameters.$B$2] + [levels_parameters.$C$2]*([.A4]-1)+[levels_parameters.$A$2]" office:value-type="float" office:value="88" calcext:value-type="float">
            <text:p>88</text:p>
          </table:table-cell>
          <table:table-cell table:formula="of:=[levels_parameters.$E$2]*([.$A4]-1) + [levels_parameters.$D$2]" office:value-type="float" office:value="30" calcext:value-type="float">
            <text:p>30</text:p>
          </table:table-cell>
          <table:table-cell table:formula="of:=[levels_parameters.$G$2]*([.$A4]-1) + [levels_parameters.$F$2]" office:value-type="float" office:value="6" calcext:value-type="float">
            <text:p>6</text:p>
          </table:table-cell>
          <table:table-cell table:formula="of:=[levels_parameters.$I$2]*([.$A4]-1) + [levels_parameters.$H$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C4]" office:value-type="float" office:value="166" calcext:value-type="float">
            <text:p>166</text:p>
          </table:table-cell>
          <table:table-cell table:formula="of:=[.$A5]^[levels_parameters.$B$2] + [levels_parameters.$C$2]*([.A5]-1)+[levels_parameters.$A$2]" office:value-type="float" office:value="154" calcext:value-type="float">
            <text:p>154</text:p>
          </table:table-cell>
          <table:table-cell table:formula="of:=[levels_parameters.$E$2]*([.$A5]-1) + [levels_parameters.$D$2]" office:value-type="float" office:value="35" calcext:value-type="float">
            <text:p>35</text:p>
          </table:table-cell>
          <table:table-cell table:formula="of:=[levels_parameters.$G$2]*([.$A5]-1) + [levels_parameters.$F$2]" office:value-type="float" office:value="8" calcext:value-type="float">
            <text:p>8</text:p>
          </table:table-cell>
          <table:table-cell table:formula="of:=[levels_parameters.$I$2]*([.$A5]-1) + [levels_parameters.$H$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C5]" office:value-type="float" office:value="320" calcext:value-type="float">
            <text:p>320</text:p>
          </table:table-cell>
          <table:table-cell table:formula="of:=[.$A6]^[levels_parameters.$B$2] + [levels_parameters.$C$2]*([.A6]-1)+[levels_parameters.$A$2]" office:value-type="float" office:value="250" calcext:value-type="float">
            <text:p>250</text:p>
          </table:table-cell>
          <table:table-cell table:formula="of:=[levels_parameters.$E$2]*([.$A6]-1) + [levels_parameters.$D$2]" office:value-type="float" office:value="40" calcext:value-type="float">
            <text:p>40</text:p>
          </table:table-cell>
          <table:table-cell table:formula="of:=[levels_parameters.$G$2]*([.$A6]-1) + [levels_parameters.$F$2]" office:value-type="float" office:value="10" calcext:value-type="float">
            <text:p>10</text:p>
          </table:table-cell>
          <table:table-cell table:formula="of:=[levels_parameters.$I$2]*([.$A6]-1) + [levels_parameters.$H$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C6]" office:value-type="float" office:value="570" calcext:value-type="float">
            <text:p>570</text:p>
          </table:table-cell>
          <table:table-cell table:formula="of:=[.$A7]^[levels_parameters.$B$2] + [levels_parameters.$C$2]*([.A7]-1)+[levels_parameters.$A$2]" office:value-type="float" office:value="382" calcext:value-type="float">
            <text:p>382</text:p>
          </table:table-cell>
          <table:table-cell table:formula="of:=[levels_parameters.$E$2]*([.$A7]-1) + [levels_parameters.$D$2]" office:value-type="float" office:value="45" calcext:value-type="float">
            <text:p>45</text:p>
          </table:table-cell>
          <table:table-cell table:formula="of:=[levels_parameters.$G$2]*([.$A7]-1) + [levels_parameters.$F$2]" office:value-type="float" office:value="12" calcext:value-type="float">
            <text:p>12</text:p>
          </table:table-cell>
          <table:table-cell table:formula="of:=[levels_parameters.$I$2]*([.$A7]-1) + [levels_parameters.$H$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C7]" office:value-type="float" office:value="952" calcext:value-type="float">
            <text:p>952</text:p>
          </table:table-cell>
          <table:table-cell table:formula="of:=[.$A8]^[levels_parameters.$B$2] + [levels_parameters.$C$2]*([.A8]-1)+[levels_parameters.$A$2]" office:value-type="float" office:value="556" calcext:value-type="float">
            <text:p>556</text:p>
          </table:table-cell>
          <table:table-cell table:formula="of:=[levels_parameters.$E$2]*([.$A8]-1) + [levels_parameters.$D$2]" office:value-type="float" office:value="50" calcext:value-type="float">
            <text:p>50</text:p>
          </table:table-cell>
          <table:table-cell table:formula="of:=[levels_parameters.$G$2]*([.$A8]-1) + [levels_parameters.$F$2]" office:value-type="float" office:value="14" calcext:value-type="float">
            <text:p>14</text:p>
          </table:table-cell>
          <table:table-cell table:formula="of:=[levels_parameters.$I$2]*([.$A8]-1) + [levels_parameters.$H$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C8]" office:value-type="float" office:value="1508" calcext:value-type="float">
            <text:p>1508</text:p>
          </table:table-cell>
          <table:table-cell table:formula="of:=[.$A9]^[levels_parameters.$B$2] + [levels_parameters.$C$2]*([.A9]-1)+[levels_parameters.$A$2]" office:value-type="float" office:value="778" calcext:value-type="float">
            <text:p>778</text:p>
          </table:table-cell>
          <table:table-cell table:formula="of:=[levels_parameters.$E$2]*([.$A9]-1) + [levels_parameters.$D$2]" office:value-type="float" office:value="55" calcext:value-type="float">
            <text:p>55</text:p>
          </table:table-cell>
          <table:table-cell table:formula="of:=[levels_parameters.$G$2]*([.$A9]-1) + [levels_parameters.$F$2]" office:value-type="float" office:value="16" calcext:value-type="float">
            <text:p>16</text:p>
          </table:table-cell>
          <table:table-cell table:formula="of:=[levels_parameters.$I$2]*([.$A9]-1) + [levels_parameters.$H$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C9]" office:value-type="float" office:value="2286" calcext:value-type="float">
            <text:p>2286</text:p>
          </table:table-cell>
          <table:table-cell table:formula="of:=[.$A10]^[levels_parameters.$B$2] + [levels_parameters.$C$2]*([.A10]-1)+[levels_parameters.$A$2]" office:value-type="float" office:value="1054" calcext:value-type="float">
            <text:p>1054</text:p>
          </table:table-cell>
          <table:table-cell table:formula="of:=[levels_parameters.$E$2]*([.$A10]-1) + [levels_parameters.$D$2]" office:value-type="float" office:value="60" calcext:value-type="float">
            <text:p>60</text:p>
          </table:table-cell>
          <table:table-cell table:formula="of:=[levels_parameters.$G$2]*([.$A10]-1) + [levels_parameters.$F$2]" office:value-type="float" office:value="18" calcext:value-type="float">
            <text:p>18</text:p>
          </table:table-cell>
          <table:table-cell table:formula="of:=[levels_parameters.$I$2]*([.$A10]-1) + [levels_parameters.$H$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[.C10]" office:value-type="float" office:value="3340" calcext:value-type="float">
            <text:p>3340</text:p>
          </table:table-cell>
          <table:table-cell table:formula="of:=[.$A11]^[levels_parameters.$B$2] + [levels_parameters.$C$2]*([.A11]-1)+[levels_parameters.$A$2]" office:value-type="float" office:value="1390" calcext:value-type="float">
            <text:p>1390</text:p>
          </table:table-cell>
          <table:table-cell table:formula="of:=[levels_parameters.$E$2]*([.$A11]-1) + [levels_parameters.$D$2]" office:value-type="float" office:value="65" calcext:value-type="float">
            <text:p>65</text:p>
          </table:table-cell>
          <table:table-cell table:formula="of:=[levels_parameters.$G$2]*([.$A11]-1) + [levels_parameters.$F$2]" office:value-type="float" office:value="20" calcext:value-type="float">
            <text:p>20</text:p>
          </table:table-cell>
          <table:table-cell table:formula="of:=[levels_parameters.$I$2]*([.$A11]-1) + [levels_parameters.$H$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C11]" office:value-type="float" office:value="4730" calcext:value-type="float">
            <text:p>4730</text:p>
          </table:table-cell>
          <table:table-cell table:formula="of:=[.$A12]^[levels_parameters.$B$2] + [levels_parameters.$C$2]*([.A12]-1)+[levels_parameters.$A$2]" office:value-type="float" office:value="1792" calcext:value-type="float">
            <text:p>1792</text:p>
          </table:table-cell>
          <table:table-cell table:formula="of:=[levels_parameters.$E$2]*([.$A12]-1) + [levels_parameters.$D$2]" office:value-type="float" office:value="70" calcext:value-type="float">
            <text:p>70</text:p>
          </table:table-cell>
          <table:table-cell table:formula="of:=[levels_parameters.$G$2]*([.$A12]-1) + [levels_parameters.$F$2]" office:value-type="float" office:value="22" calcext:value-type="float">
            <text:p>22</text:p>
          </table:table-cell>
          <table:table-cell table:formula="of:=[levels_parameters.$I$2]*([.$A12]-1) + [levels_parameters.$H$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C12]" office:value-type="float" office:value="6522" calcext:value-type="float">
            <text:p>6522</text:p>
          </table:table-cell>
          <table:table-cell table:formula="of:=[.$A13]^[levels_parameters.$B$2] + [levels_parameters.$C$2]*([.A13]-1)+[levels_parameters.$A$2]" office:value-type="float" office:value="2266" calcext:value-type="float">
            <text:p>2266</text:p>
          </table:table-cell>
          <table:table-cell table:formula="of:=[levels_parameters.$E$2]*([.$A13]-1) + [levels_parameters.$D$2]" office:value-type="float" office:value="75" calcext:value-type="float">
            <text:p>75</text:p>
          </table:table-cell>
          <table:table-cell table:formula="of:=[levels_parameters.$G$2]*([.$A13]-1) + [levels_parameters.$F$2]" office:value-type="float" office:value="24" calcext:value-type="float">
            <text:p>24</text:p>
          </table:table-cell>
          <table:table-cell table:formula="of:=[levels_parameters.$I$2]*([.$A13]-1) + [levels_parameters.$H$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C13]" office:value-type="float" office:value="8788" calcext:value-type="float">
            <text:p>8788</text:p>
          </table:table-cell>
          <table:table-cell table:formula="of:=[.$A14]^[levels_parameters.$B$2] + [levels_parameters.$C$2]*([.A14]-1)+[levels_parameters.$A$2]" office:value-type="float" office:value="2818" calcext:value-type="float">
            <text:p>2818</text:p>
          </table:table-cell>
          <table:table-cell table:formula="of:=[levels_parameters.$E$2]*([.$A14]-1) + [levels_parameters.$D$2]" office:value-type="float" office:value="80" calcext:value-type="float">
            <text:p>80</text:p>
          </table:table-cell>
          <table:table-cell table:formula="of:=[levels_parameters.$G$2]*([.$A14]-1) + [levels_parameters.$F$2]" office:value-type="float" office:value="26" calcext:value-type="float">
            <text:p>26</text:p>
          </table:table-cell>
          <table:table-cell table:formula="of:=[levels_parameters.$I$2]*([.$A14]-1) + [levels_parameters.$H$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[.C14]" office:value-type="float" office:value="11606" calcext:value-type="float">
            <text:p>11606</text:p>
          </table:table-cell>
          <table:table-cell table:formula="of:=[.$A15]^[levels_parameters.$B$2] + [levels_parameters.$C$2]*([.A15]-1)+[levels_parameters.$A$2]" office:value-type="float" office:value="3454" calcext:value-type="float">
            <text:p>3454</text:p>
          </table:table-cell>
          <table:table-cell table:formula="of:=[levels_parameters.$E$2]*([.$A15]-1) + [levels_parameters.$D$2]" office:value-type="float" office:value="85" calcext:value-type="float">
            <text:p>85</text:p>
          </table:table-cell>
          <table:table-cell table:formula="of:=[levels_parameters.$G$2]*([.$A15]-1) + [levels_parameters.$F$2]" office:value-type="float" office:value="28" calcext:value-type="float">
            <text:p>28</text:p>
          </table:table-cell>
          <table:table-cell table:formula="of:=[levels_parameters.$I$2]*([.$A15]-1) + [levels_parameters.$H$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C15]" office:value-type="float" office:value="15060" calcext:value-type="float">
            <text:p>15060</text:p>
          </table:table-cell>
          <table:table-cell table:formula="of:=[.$A16]^[levels_parameters.$B$2] + [levels_parameters.$C$2]*([.A16]-1)+[levels_parameters.$A$2]" office:value-type="float" office:value="4180" calcext:value-type="float">
            <text:p>4180</text:p>
          </table:table-cell>
          <table:table-cell table:formula="of:=[levels_parameters.$E$2]*([.$A16]-1) + [levels_parameters.$D$2]" office:value-type="float" office:value="90" calcext:value-type="float">
            <text:p>90</text:p>
          </table:table-cell>
          <table:table-cell table:formula="of:=[levels_parameters.$G$2]*([.$A16]-1) + [levels_parameters.$F$2]" office:value-type="float" office:value="30" calcext:value-type="float">
            <text:p>30</text:p>
          </table:table-cell>
          <table:table-cell table:formula="of:=[levels_parameters.$I$2]*([.$A16]-1) + [levels_parameters.$H$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[.C16]" office:value-type="float" office:value="19240" calcext:value-type="float">
            <text:p>19240</text:p>
          </table:table-cell>
          <table:table-cell table:formula="of:=[.$A17]^[levels_parameters.$B$2] + [levels_parameters.$C$2]*([.A17]-1)+[levels_parameters.$A$2]" office:value-type="float" office:value="5002" calcext:value-type="float">
            <text:p>5002</text:p>
          </table:table-cell>
          <table:table-cell table:formula="of:=[levels_parameters.$E$2]*([.$A17]-1) + [levels_parameters.$D$2]" office:value-type="float" office:value="95" calcext:value-type="float">
            <text:p>95</text:p>
          </table:table-cell>
          <table:table-cell table:formula="of:=[levels_parameters.$G$2]*([.$A17]-1) + [levels_parameters.$F$2]" office:value-type="float" office:value="32" calcext:value-type="float">
            <text:p>32</text:p>
          </table:table-cell>
          <table:table-cell table:formula="of:=[levels_parameters.$I$2]*([.$A17]-1) + [levels_parameters.$H$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C17]" office:value-type="float" office:value="24242" calcext:value-type="float">
            <text:p>24242</text:p>
          </table:table-cell>
          <table:table-cell table:formula="of:=[.$A18]^[levels_parameters.$B$2] + [levels_parameters.$C$2]*([.A18]-1)+[levels_parameters.$A$2]" office:value-type="float" office:value="5926" calcext:value-type="float">
            <text:p>5926</text:p>
          </table:table-cell>
          <table:table-cell table:formula="of:=[levels_parameters.$E$2]*([.$A18]-1) + [levels_parameters.$D$2]" office:value-type="float" office:value="100" calcext:value-type="float">
            <text:p>100</text:p>
          </table:table-cell>
          <table:table-cell table:formula="of:=[levels_parameters.$G$2]*([.$A18]-1) + [levels_parameters.$F$2]" office:value-type="float" office:value="34" calcext:value-type="float">
            <text:p>34</text:p>
          </table:table-cell>
          <table:table-cell table:formula="of:=[levels_parameters.$I$2]*([.$A18]-1) + [levels_parameters.$H$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[.C18]" office:value-type="float" office:value="30168" calcext:value-type="float">
            <text:p>30168</text:p>
          </table:table-cell>
          <table:table-cell table:formula="of:=[.$A19]^[levels_parameters.$B$2] + [levels_parameters.$C$2]*([.A19]-1)+[levels_parameters.$A$2]" office:value-type="float" office:value="6958" calcext:value-type="float">
            <text:p>6958</text:p>
          </table:table-cell>
          <table:table-cell table:formula="of:=[levels_parameters.$E$2]*([.$A19]-1) + [levels_parameters.$D$2]" office:value-type="float" office:value="105" calcext:value-type="float">
            <text:p>105</text:p>
          </table:table-cell>
          <table:table-cell table:formula="of:=[levels_parameters.$G$2]*([.$A19]-1) + [levels_parameters.$F$2]" office:value-type="float" office:value="36" calcext:value-type="float">
            <text:p>36</text:p>
          </table:table-cell>
          <table:table-cell table:formula="of:=[levels_parameters.$I$2]*([.$A19]-1) + [levels_parameters.$H$2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C19]" office:value-type="float" office:value="37126" calcext:value-type="float">
            <text:p>37126</text:p>
          </table:table-cell>
          <table:table-cell table:formula="of:=[.$A20]^[levels_parameters.$B$2] + [levels_parameters.$C$2]*([.A20]-1)+[levels_parameters.$A$2]" office:value-type="float" office:value="8104" calcext:value-type="float">
            <text:p>8104</text:p>
          </table:table-cell>
          <table:table-cell table:formula="of:=[levels_parameters.$E$2]*([.$A20]-1) + [levels_parameters.$D$2]" office:value-type="float" office:value="110" calcext:value-type="float">
            <text:p>110</text:p>
          </table:table-cell>
          <table:table-cell table:formula="of:=[levels_parameters.$G$2]*([.$A20]-1) + [levels_parameters.$F$2]" office:value-type="float" office:value="38" calcext:value-type="float">
            <text:p>38</text:p>
          </table:table-cell>
          <table:table-cell table:formula="of:=[levels_parameters.$I$2]*([.$A20]-1) + [levels_parameters.$H$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[.C20]" office:value-type="float" office:value="45230" calcext:value-type="float">
            <text:p>45230</text:p>
          </table:table-cell>
          <table:table-cell table:formula="of:=[.$A21]^[levels_parameters.$B$2] + [levels_parameters.$C$2]*([.A21]-1)+[levels_parameters.$A$2]" office:value-type="float" office:value="9370" calcext:value-type="float">
            <text:p>9370</text:p>
          </table:table-cell>
          <table:table-cell table:formula="of:=[levels_parameters.$E$2]*([.$A21]-1) + [levels_parameters.$D$2]" office:value-type="float" office:value="115" calcext:value-type="float">
            <text:p>115</text:p>
          </table:table-cell>
          <table:table-cell table:formula="of:=[levels_parameters.$G$2]*([.$A21]-1) + [levels_parameters.$F$2]" office:value-type="float" office:value="40" calcext:value-type="float">
            <text:p>40</text:p>
          </table:table-cell>
          <table:table-cell table:formula="of:=[levels_parameters.$I$2]*([.$A21]-1) + [levels_parameters.$H$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C21]" office:value-type="float" office:value="54600" calcext:value-type="float">
            <text:p>54600</text:p>
          </table:table-cell>
          <table:table-cell table:formula="of:=[.$A22]^[levels_parameters.$B$2] + [levels_parameters.$C$2]*([.A22]-1)+[levels_parameters.$A$2]" office:value-type="float" office:value="10762" calcext:value-type="float">
            <text:p>10762</text:p>
          </table:table-cell>
          <table:table-cell table:formula="of:=[levels_parameters.$E$2]*([.$A22]-1) + [levels_parameters.$D$2]" office:value-type="float" office:value="120" calcext:value-type="float">
            <text:p>120</text:p>
          </table:table-cell>
          <table:table-cell table:formula="of:=[levels_parameters.$G$2]*([.$A22]-1) + [levels_parameters.$F$2]" office:value-type="float" office:value="42" calcext:value-type="float">
            <text:p>42</text:p>
          </table:table-cell>
          <table:table-cell table:formula="of:=[levels_parameters.$I$2]*([.$A22]-1) + [levels_parameters.$H$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[.C22]" office:value-type="float" office:value="65362" calcext:value-type="float">
            <text:p>65362</text:p>
          </table:table-cell>
          <table:table-cell table:formula="of:=[.$A23]^[levels_parameters.$B$2] + [levels_parameters.$C$2]*([.A23]-1)+[levels_parameters.$A$2]" office:value-type="float" office:value="12286" calcext:value-type="float">
            <text:p>12286</text:p>
          </table:table-cell>
          <table:table-cell table:formula="of:=[levels_parameters.$E$2]*([.$A23]-1) + [levels_parameters.$D$2]" office:value-type="float" office:value="125" calcext:value-type="float">
            <text:p>125</text:p>
          </table:table-cell>
          <table:table-cell table:formula="of:=[levels_parameters.$G$2]*([.$A23]-1) + [levels_parameters.$F$2]" office:value-type="float" office:value="44" calcext:value-type="float">
            <text:p>44</text:p>
          </table:table-cell>
          <table:table-cell table:formula="of:=[levels_parameters.$I$2]*([.$A23]-1) + [levels_parameters.$H$2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[.C23]" office:value-type="float" office:value="77648" calcext:value-type="float">
            <text:p>77648</text:p>
          </table:table-cell>
          <table:table-cell table:formula="of:=[.$A24]^[levels_parameters.$B$2] + [levels_parameters.$C$2]*([.A24]-1)+[levels_parameters.$A$2]" office:value-type="float" office:value="13948" calcext:value-type="float">
            <text:p>13948</text:p>
          </table:table-cell>
          <table:table-cell table:formula="of:=[levels_parameters.$E$2]*([.$A24]-1) + [levels_parameters.$D$2]" office:value-type="float" office:value="130" calcext:value-type="float">
            <text:p>130</text:p>
          </table:table-cell>
          <table:table-cell table:formula="of:=[levels_parameters.$G$2]*([.$A24]-1) + [levels_parameters.$F$2]" office:value-type="float" office:value="46" calcext:value-type="float">
            <text:p>46</text:p>
          </table:table-cell>
          <table:table-cell table:formula="of:=[levels_parameters.$I$2]*([.$A24]-1) + [levels_parameters.$H$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[.C24]" office:value-type="float" office:value="91596" calcext:value-type="float">
            <text:p>91596</text:p>
          </table:table-cell>
          <table:table-cell table:formula="of:=[.$A25]^[levels_parameters.$B$2] + [levels_parameters.$C$2]*([.A25]-1)+[levels_parameters.$A$2]" office:value-type="float" office:value="15754" calcext:value-type="float">
            <text:p>15754</text:p>
          </table:table-cell>
          <table:table-cell table:formula="of:=[levels_parameters.$E$2]*([.$A25]-1) + [levels_parameters.$D$2]" office:value-type="float" office:value="135" calcext:value-type="float">
            <text:p>135</text:p>
          </table:table-cell>
          <table:table-cell table:formula="of:=[levels_parameters.$G$2]*([.$A25]-1) + [levels_parameters.$F$2]" office:value-type="float" office:value="48" calcext:value-type="float">
            <text:p>48</text:p>
          </table:table-cell>
          <table:table-cell table:formula="of:=[levels_parameters.$I$2]*([.$A25]-1) + [levels_parameters.$H$2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[.C25]" office:value-type="float" office:value="107350" calcext:value-type="float">
            <text:p>107350</text:p>
          </table:table-cell>
          <table:table-cell table:formula="of:=[.$A26]^[levels_parameters.$B$2] + [levels_parameters.$C$2]*([.A26]-1)+[levels_parameters.$A$2]" office:value-type="float" office:value="17710" calcext:value-type="float">
            <text:p>17710</text:p>
          </table:table-cell>
          <table:table-cell table:formula="of:=[levels_parameters.$E$2]*([.$A26]-1) + [levels_parameters.$D$2]" office:value-type="float" office:value="140" calcext:value-type="float">
            <text:p>140</text:p>
          </table:table-cell>
          <table:table-cell table:formula="of:=[levels_parameters.$G$2]*([.$A26]-1) + [levels_parameters.$F$2]" office:value-type="float" office:value="50" calcext:value-type="float">
            <text:p>50</text:p>
          </table:table-cell>
          <table:table-cell table:formula="of:=[levels_parameters.$I$2]*([.$A26]-1) + [levels_parameters.$H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[.C26]" office:value-type="float" office:value="125060" calcext:value-type="float">
            <text:p>125060</text:p>
          </table:table-cell>
          <table:table-cell table:formula="of:=[.$A27]^[levels_parameters.$B$2] + [levels_parameters.$C$2]*([.A27]-1)+[levels_parameters.$A$2]" office:value-type="float" office:value="19822" calcext:value-type="float">
            <text:p>19822</text:p>
          </table:table-cell>
          <table:table-cell table:formula="of:=[levels_parameters.$E$2]*([.$A27]-1) + [levels_parameters.$D$2]" office:value-type="float" office:value="145" calcext:value-type="float">
            <text:p>145</text:p>
          </table:table-cell>
          <table:table-cell table:formula="of:=[levels_parameters.$G$2]*([.$A27]-1) + [levels_parameters.$F$2]" office:value-type="float" office:value="52" calcext:value-type="float">
            <text:p>52</text:p>
          </table:table-cell>
          <table:table-cell table:formula="of:=[levels_parameters.$I$2]*([.$A27]-1) + [levels_parameters.$H$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[.C27]" office:value-type="float" office:value="144882" calcext:value-type="float">
            <text:p>144882</text:p>
          </table:table-cell>
          <table:table-cell table:formula="of:=[.$A28]^[levels_parameters.$B$2] + [levels_parameters.$C$2]*([.A28]-1)+[levels_parameters.$A$2]" office:value-type="float" office:value="22096" calcext:value-type="float">
            <text:p>22096</text:p>
          </table:table-cell>
          <table:table-cell table:formula="of:=[levels_parameters.$E$2]*([.$A28]-1) + [levels_parameters.$D$2]" office:value-type="float" office:value="150" calcext:value-type="float">
            <text:p>150</text:p>
          </table:table-cell>
          <table:table-cell table:formula="of:=[levels_parameters.$G$2]*([.$A28]-1) + [levels_parameters.$F$2]" office:value-type="float" office:value="54" calcext:value-type="float">
            <text:p>54</text:p>
          </table:table-cell>
          <table:table-cell table:formula="of:=[levels_parameters.$I$2]*([.$A28]-1) + [levels_parameters.$H$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[.C28]" office:value-type="float" office:value="166978" calcext:value-type="float">
            <text:p>166978</text:p>
          </table:table-cell>
          <table:table-cell table:formula="of:=[.$A29]^[levels_parameters.$B$2] + [levels_parameters.$C$2]*([.A29]-1)+[levels_parameters.$A$2]" office:value-type="float" office:value="24538" calcext:value-type="float">
            <text:p>24538</text:p>
          </table:table-cell>
          <table:table-cell table:formula="of:=[levels_parameters.$E$2]*([.$A29]-1) + [levels_parameters.$D$2]" office:value-type="float" office:value="155" calcext:value-type="float">
            <text:p>155</text:p>
          </table:table-cell>
          <table:table-cell table:formula="of:=[levels_parameters.$G$2]*([.$A29]-1) + [levels_parameters.$F$2]" office:value-type="float" office:value="56" calcext:value-type="float">
            <text:p>56</text:p>
          </table:table-cell>
          <table:table-cell table:formula="of:=[levels_parameters.$I$2]*([.$A29]-1) + [levels_parameters.$H$2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C29]" office:value-type="float" office:value="191516" calcext:value-type="float">
            <text:p>191516</text:p>
          </table:table-cell>
          <table:table-cell table:formula="of:=[.$A30]^[levels_parameters.$B$2] + [levels_parameters.$C$2]*([.A30]-1)+[levels_parameters.$A$2]" office:value-type="float" office:value="27154" calcext:value-type="float">
            <text:p>27154</text:p>
          </table:table-cell>
          <table:table-cell table:formula="of:=[levels_parameters.$E$2]*([.$A30]-1) + [levels_parameters.$D$2]" office:value-type="float" office:value="160" calcext:value-type="float">
            <text:p>160</text:p>
          </table:table-cell>
          <table:table-cell table:formula="of:=[levels_parameters.$G$2]*([.$A30]-1) + [levels_parameters.$F$2]" office:value-type="float" office:value="58" calcext:value-type="float">
            <text:p>58</text:p>
          </table:table-cell>
          <table:table-cell table:formula="of:=[levels_parameters.$I$2]*([.$A30]-1) + [levels_parameters.$H$2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[.C30]" office:value-type="float" office:value="218670" calcext:value-type="float">
            <text:p>218670</text:p>
          </table:table-cell>
          <table:table-cell table:formula="of:=[.$A31]^[levels_parameters.$B$2] + [levels_parameters.$C$2]*([.A31]-1)+[levels_parameters.$A$2]" office:value-type="float" office:value="29950" calcext:value-type="float">
            <text:p>29950</text:p>
          </table:table-cell>
          <table:table-cell table:formula="of:=[levels_parameters.$E$2]*([.$A31]-1) + [levels_parameters.$D$2]" office:value-type="float" office:value="165" calcext:value-type="float">
            <text:p>165</text:p>
          </table:table-cell>
          <table:table-cell table:formula="of:=[levels_parameters.$G$2]*([.$A31]-1) + [levels_parameters.$F$2]" office:value-type="float" office:value="60" calcext:value-type="float">
            <text:p>60</text:p>
          </table:table-cell>
          <table:table-cell table:formula="of:=[levels_parameters.$I$2]*([.$A31]-1) + [levels_parameters.$H$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[.C31]" office:value-type="float" office:value="248620" calcext:value-type="float">
            <text:p>248620</text:p>
          </table:table-cell>
          <table:table-cell table:formula="of:=[.$A32]^[levels_parameters.$B$2] + [levels_parameters.$C$2]*([.A32]-1)+[levels_parameters.$A$2]" office:value-type="float" office:value="32932" calcext:value-type="float">
            <text:p>32932</text:p>
          </table:table-cell>
          <table:table-cell table:formula="of:=[levels_parameters.$E$2]*([.$A32]-1) + [levels_parameters.$D$2]" office:value-type="float" office:value="170" calcext:value-type="float">
            <text:p>170</text:p>
          </table:table-cell>
          <table:table-cell table:formula="of:=[levels_parameters.$G$2]*([.$A32]-1) + [levels_parameters.$F$2]" office:value-type="float" office:value="62" calcext:value-type="float">
            <text:p>62</text:p>
          </table:table-cell>
          <table:table-cell table:formula="of:=[levels_parameters.$I$2]*([.$A32]-1) + [levels_parameters.$H$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[.C32]" office:value-type="float" office:value="281552" calcext:value-type="float">
            <text:p>281552</text:p>
          </table:table-cell>
          <table:table-cell table:formula="of:=[.$A33]^[levels_parameters.$B$2] + [levels_parameters.$C$2]*([.A33]-1)+[levels_parameters.$A$2]" office:value-type="float" office:value="36106" calcext:value-type="float">
            <text:p>36106</text:p>
          </table:table-cell>
          <table:table-cell table:formula="of:=[levels_parameters.$E$2]*([.$A33]-1) + [levels_parameters.$D$2]" office:value-type="float" office:value="175" calcext:value-type="float">
            <text:p>175</text:p>
          </table:table-cell>
          <table:table-cell table:formula="of:=[levels_parameters.$G$2]*([.$A33]-1) + [levels_parameters.$F$2]" office:value-type="float" office:value="64" calcext:value-type="float">
            <text:p>64</text:p>
          </table:table-cell>
          <table:table-cell table:formula="of:=[levels_parameters.$I$2]*([.$A33]-1) + [levels_parameters.$H$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[.C33]" office:value-type="float" office:value="317658" calcext:value-type="float">
            <text:p>317658</text:p>
          </table:table-cell>
          <table:table-cell table:formula="of:=[.$A34]^[levels_parameters.$B$2] + [levels_parameters.$C$2]*([.A34]-1)+[levels_parameters.$A$2]" office:value-type="float" office:value="39478" calcext:value-type="float">
            <text:p>39478</text:p>
          </table:table-cell>
          <table:table-cell table:formula="of:=[levels_parameters.$E$2]*([.$A34]-1) + [levels_parameters.$D$2]" office:value-type="float" office:value="180" calcext:value-type="float">
            <text:p>180</text:p>
          </table:table-cell>
          <table:table-cell table:formula="of:=[levels_parameters.$G$2]*([.$A34]-1) + [levels_parameters.$F$2]" office:value-type="float" office:value="66" calcext:value-type="float">
            <text:p>66</text:p>
          </table:table-cell>
          <table:table-cell table:formula="of:=[levels_parameters.$I$2]*([.$A34]-1) + [levels_parameters.$H$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[.C34]" office:value-type="float" office:value="357136" calcext:value-type="float">
            <text:p>357136</text:p>
          </table:table-cell>
          <table:table-cell table:formula="of:=[.$A35]^[levels_parameters.$B$2] + [levels_parameters.$C$2]*([.A35]-1)+[levels_parameters.$A$2]" office:value-type="float" office:value="43054" calcext:value-type="float">
            <text:p>43054</text:p>
          </table:table-cell>
          <table:table-cell table:formula="of:=[levels_parameters.$E$2]*([.$A35]-1) + [levels_parameters.$D$2]" office:value-type="float" office:value="185" calcext:value-type="float">
            <text:p>185</text:p>
          </table:table-cell>
          <table:table-cell table:formula="of:=[levels_parameters.$G$2]*([.$A35]-1) + [levels_parameters.$F$2]" office:value-type="float" office:value="68" calcext:value-type="float">
            <text:p>68</text:p>
          </table:table-cell>
          <table:table-cell table:formula="of:=[levels_parameters.$I$2]*([.$A35]-1) + [levels_parameters.$H$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[.C35]" office:value-type="float" office:value="400190" calcext:value-type="float">
            <text:p>400190</text:p>
          </table:table-cell>
          <table:table-cell table:formula="of:=[.$A36]^[levels_parameters.$B$2] + [levels_parameters.$C$2]*([.A36]-1)+[levels_parameters.$A$2]" office:value-type="float" office:value="46840" calcext:value-type="float">
            <text:p>46840</text:p>
          </table:table-cell>
          <table:table-cell table:formula="of:=[levels_parameters.$E$2]*([.$A36]-1) + [levels_parameters.$D$2]" office:value-type="float" office:value="190" calcext:value-type="float">
            <text:p>190</text:p>
          </table:table-cell>
          <table:table-cell table:formula="of:=[levels_parameters.$G$2]*([.$A36]-1) + [levels_parameters.$F$2]" office:value-type="float" office:value="70" calcext:value-type="float">
            <text:p>70</text:p>
          </table:table-cell>
          <table:table-cell table:formula="of:=[levels_parameters.$I$2]*([.$A36]-1) + [levels_parameters.$H$2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[.C36]" office:value-type="float" office:value="447030" calcext:value-type="float">
            <text:p>447030</text:p>
          </table:table-cell>
          <table:table-cell table:formula="of:=[.$A37]^[levels_parameters.$B$2] + [levels_parameters.$C$2]*([.A37]-1)+[levels_parameters.$A$2]" office:value-type="float" office:value="50842" calcext:value-type="float">
            <text:p>50842</text:p>
          </table:table-cell>
          <table:table-cell table:formula="of:=[levels_parameters.$E$2]*([.$A37]-1) + [levels_parameters.$D$2]" office:value-type="float" office:value="195" calcext:value-type="float">
            <text:p>195</text:p>
          </table:table-cell>
          <table:table-cell table:formula="of:=[levels_parameters.$G$2]*([.$A37]-1) + [levels_parameters.$F$2]" office:value-type="float" office:value="72" calcext:value-type="float">
            <text:p>72</text:p>
          </table:table-cell>
          <table:table-cell table:formula="of:=[levels_parameters.$I$2]*([.$A37]-1) + [levels_parameters.$H$2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[.C37]" office:value-type="float" office:value="497872" calcext:value-type="float">
            <text:p>497872</text:p>
          </table:table-cell>
          <table:table-cell table:formula="of:=[.$A38]^[levels_parameters.$B$2] + [levels_parameters.$C$2]*([.A38]-1)+[levels_parameters.$A$2]" office:value-type="float" office:value="55066" calcext:value-type="float">
            <text:p>55066</text:p>
          </table:table-cell>
          <table:table-cell table:formula="of:=[levels_parameters.$E$2]*([.$A38]-1) + [levels_parameters.$D$2]" office:value-type="float" office:value="200" calcext:value-type="float">
            <text:p>200</text:p>
          </table:table-cell>
          <table:table-cell table:formula="of:=[levels_parameters.$G$2]*([.$A38]-1) + [levels_parameters.$F$2]" office:value-type="float" office:value="74" calcext:value-type="float">
            <text:p>74</text:p>
          </table:table-cell>
          <table:table-cell table:formula="of:=[levels_parameters.$I$2]*([.$A38]-1) + [levels_parameters.$H$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[.C38]" office:value-type="float" office:value="552938" calcext:value-type="float">
            <text:p>552938</text:p>
          </table:table-cell>
          <table:table-cell table:formula="of:=[.$A39]^[levels_parameters.$B$2] + [levels_parameters.$C$2]*([.A39]-1)+[levels_parameters.$A$2]" office:value-type="float" office:value="59518" calcext:value-type="float">
            <text:p>59518</text:p>
          </table:table-cell>
          <table:table-cell table:formula="of:=[levels_parameters.$E$2]*([.$A39]-1) + [levels_parameters.$D$2]" office:value-type="float" office:value="205" calcext:value-type="float">
            <text:p>205</text:p>
          </table:table-cell>
          <table:table-cell table:formula="of:=[levels_parameters.$G$2]*([.$A39]-1) + [levels_parameters.$F$2]" office:value-type="float" office:value="76" calcext:value-type="float">
            <text:p>76</text:p>
          </table:table-cell>
          <table:table-cell table:formula="of:=[levels_parameters.$I$2]*([.$A39]-1) + [levels_parameters.$H$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[.C39]" office:value-type="float" office:value="612456" calcext:value-type="float">
            <text:p>612456</text:p>
          </table:table-cell>
          <table:table-cell table:formula="of:=[.$A40]^[levels_parameters.$B$2] + [levels_parameters.$C$2]*([.A40]-1)+[levels_parameters.$A$2]" office:value-type="float" office:value="64204" calcext:value-type="float">
            <text:p>64204</text:p>
          </table:table-cell>
          <table:table-cell table:formula="of:=[levels_parameters.$E$2]*([.$A40]-1) + [levels_parameters.$D$2]" office:value-type="float" office:value="210" calcext:value-type="float">
            <text:p>210</text:p>
          </table:table-cell>
          <table:table-cell table:formula="of:=[levels_parameters.$G$2]*([.$A40]-1) + [levels_parameters.$F$2]" office:value-type="float" office:value="78" calcext:value-type="float">
            <text:p>78</text:p>
          </table:table-cell>
          <table:table-cell table:formula="of:=[levels_parameters.$I$2]*([.$A40]-1) + [levels_parameters.$H$2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[.C40]" office:value-type="float" office:value="676660" calcext:value-type="float">
            <text:p>676660</text:p>
          </table:table-cell>
          <table:table-cell table:formula="of:=[.$A41]^[levels_parameters.$B$2] + [levels_parameters.$C$2]*([.A41]-1)+[levels_parameters.$A$2]" office:value-type="float" office:value="69130" calcext:value-type="float">
            <text:p>69130</text:p>
          </table:table-cell>
          <table:table-cell table:formula="of:=[levels_parameters.$E$2]*([.$A41]-1) + [levels_parameters.$D$2]" office:value-type="float" office:value="215" calcext:value-type="float">
            <text:p>215</text:p>
          </table:table-cell>
          <table:table-cell table:formula="of:=[levels_parameters.$G$2]*([.$A41]-1) + [levels_parameters.$F$2]" office:value-type="float" office:value="80" calcext:value-type="float">
            <text:p>80</text:p>
          </table:table-cell>
          <table:table-cell table:formula="of:=[levels_parameters.$I$2]*([.$A41]-1) + [levels_parameters.$H$2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[.C41]" office:value-type="float" office:value="745790" calcext:value-type="float">
            <text:p>745790</text:p>
          </table:table-cell>
          <table:table-cell table:formula="of:=[.$A42]^[levels_parameters.$B$2] + [levels_parameters.$C$2]*([.A42]-1)+[levels_parameters.$A$2]" office:value-type="float" office:value="74302" calcext:value-type="float">
            <text:p>74302</text:p>
          </table:table-cell>
          <table:table-cell table:formula="of:=[levels_parameters.$E$2]*([.$A42]-1) + [levels_parameters.$D$2]" office:value-type="float" office:value="220" calcext:value-type="float">
            <text:p>220</text:p>
          </table:table-cell>
          <table:table-cell table:formula="of:=[levels_parameters.$G$2]*([.$A42]-1) + [levels_parameters.$F$2]" office:value-type="float" office:value="82" calcext:value-type="float">
            <text:p>82</text:p>
          </table:table-cell>
          <table:table-cell table:formula="of:=[levels_parameters.$I$2]*([.$A42]-1) + [levels_parameters.$H$2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[.C42]" office:value-type="float" office:value="820092" calcext:value-type="float">
            <text:p>820092</text:p>
          </table:table-cell>
          <table:table-cell table:formula="of:=[.$A43]^[levels_parameters.$B$2] + [levels_parameters.$C$2]*([.A43]-1)+[levels_parameters.$A$2]" office:value-type="float" office:value="79726" calcext:value-type="float">
            <text:p>79726</text:p>
          </table:table-cell>
          <table:table-cell table:formula="of:=[levels_parameters.$E$2]*([.$A43]-1) + [levels_parameters.$D$2]" office:value-type="float" office:value="225" calcext:value-type="float">
            <text:p>225</text:p>
          </table:table-cell>
          <table:table-cell table:formula="of:=[levels_parameters.$G$2]*([.$A43]-1) + [levels_parameters.$F$2]" office:value-type="float" office:value="84" calcext:value-type="float">
            <text:p>84</text:p>
          </table:table-cell>
          <table:table-cell table:formula="of:=[levels_parameters.$I$2]*([.$A43]-1) + [levels_parameters.$H$2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[.C43]" office:value-type="float" office:value="899818" calcext:value-type="float">
            <text:p>899818</text:p>
          </table:table-cell>
          <table:table-cell table:formula="of:=[.$A44]^[levels_parameters.$B$2] + [levels_parameters.$C$2]*([.A44]-1)+[levels_parameters.$A$2]" office:value-type="float" office:value="85408" calcext:value-type="float">
            <text:p>85408</text:p>
          </table:table-cell>
          <table:table-cell table:formula="of:=[levels_parameters.$E$2]*([.$A44]-1) + [levels_parameters.$D$2]" office:value-type="float" office:value="230" calcext:value-type="float">
            <text:p>230</text:p>
          </table:table-cell>
          <table:table-cell table:formula="of:=[levels_parameters.$G$2]*([.$A44]-1) + [levels_parameters.$F$2]" office:value-type="float" office:value="86" calcext:value-type="float">
            <text:p>86</text:p>
          </table:table-cell>
          <table:table-cell table:formula="of:=[levels_parameters.$I$2]*([.$A44]-1) + [levels_parameters.$H$2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[.C44]" office:value-type="float" office:value="985226" calcext:value-type="float">
            <text:p>985226</text:p>
          </table:table-cell>
          <table:table-cell table:formula="of:=[.$A45]^[levels_parameters.$B$2] + [levels_parameters.$C$2]*([.A45]-1)+[levels_parameters.$A$2]" office:value-type="float" office:value="91354" calcext:value-type="float">
            <text:p>91354</text:p>
          </table:table-cell>
          <table:table-cell table:formula="of:=[levels_parameters.$E$2]*([.$A45]-1) + [levels_parameters.$D$2]" office:value-type="float" office:value="235" calcext:value-type="float">
            <text:p>235</text:p>
          </table:table-cell>
          <table:table-cell table:formula="of:=[levels_parameters.$G$2]*([.$A45]-1) + [levels_parameters.$F$2]" office:value-type="float" office:value="88" calcext:value-type="float">
            <text:p>88</text:p>
          </table:table-cell>
          <table:table-cell table:formula="of:=[levels_parameters.$I$2]*([.$A45]-1) + [levels_parameters.$H$2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[.C45]" office:value-type="float" office:value="1076580" calcext:value-type="float">
            <text:p>1076580</text:p>
          </table:table-cell>
          <table:table-cell table:formula="of:=[.$A46]^[levels_parameters.$B$2] + [levels_parameters.$C$2]*([.A46]-1)+[levels_parameters.$A$2]" office:value-type="float" office:value="97570" calcext:value-type="float">
            <text:p>97570</text:p>
          </table:table-cell>
          <table:table-cell table:formula="of:=[levels_parameters.$E$2]*([.$A46]-1) + [levels_parameters.$D$2]" office:value-type="float" office:value="240" calcext:value-type="float">
            <text:p>240</text:p>
          </table:table-cell>
          <table:table-cell table:formula="of:=[levels_parameters.$G$2]*([.$A46]-1) + [levels_parameters.$F$2]" office:value-type="float" office:value="90" calcext:value-type="float">
            <text:p>90</text:p>
          </table:table-cell>
          <table:table-cell table:formula="of:=[levels_parameters.$I$2]*([.$A46]-1) + [levels_parameters.$H$2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[.C46]" office:value-type="float" office:value="1174150" calcext:value-type="float">
            <text:p>1174150</text:p>
          </table:table-cell>
          <table:table-cell table:formula="of:=[.$A47]^[levels_parameters.$B$2] + [levels_parameters.$C$2]*([.A47]-1)+[levels_parameters.$A$2]" office:value-type="float" office:value="104062" calcext:value-type="float">
            <text:p>104062</text:p>
          </table:table-cell>
          <table:table-cell table:formula="of:=[levels_parameters.$E$2]*([.$A47]-1) + [levels_parameters.$D$2]" office:value-type="float" office:value="245" calcext:value-type="float">
            <text:p>245</text:p>
          </table:table-cell>
          <table:table-cell table:formula="of:=[levels_parameters.$G$2]*([.$A47]-1) + [levels_parameters.$F$2]" office:value-type="float" office:value="92" calcext:value-type="float">
            <text:p>92</text:p>
          </table:table-cell>
          <table:table-cell table:formula="of:=[levels_parameters.$I$2]*([.$A47]-1) + [levels_parameters.$H$2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[.C47]" office:value-type="float" office:value="1278212" calcext:value-type="float">
            <text:p>1278212</text:p>
          </table:table-cell>
          <table:table-cell table:formula="of:=[.$A48]^[levels_parameters.$B$2] + [levels_parameters.$C$2]*([.A48]-1)+[levels_parameters.$A$2]" office:value-type="float" office:value="110836" calcext:value-type="float">
            <text:p>110836</text:p>
          </table:table-cell>
          <table:table-cell table:formula="of:=[levels_parameters.$E$2]*([.$A48]-1) + [levels_parameters.$D$2]" office:value-type="float" office:value="250" calcext:value-type="float">
            <text:p>250</text:p>
          </table:table-cell>
          <table:table-cell table:formula="of:=[levels_parameters.$G$2]*([.$A48]-1) + [levels_parameters.$F$2]" office:value-type="float" office:value="94" calcext:value-type="float">
            <text:p>94</text:p>
          </table:table-cell>
          <table:table-cell table:formula="of:=[levels_parameters.$I$2]*([.$A48]-1) + [levels_parameters.$H$2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[.C48]" office:value-type="float" office:value="1389048" calcext:value-type="float">
            <text:p>1389048</text:p>
          </table:table-cell>
          <table:table-cell table:formula="of:=[.$A49]^[levels_parameters.$B$2] + [levels_parameters.$C$2]*([.A49]-1)+[levels_parameters.$A$2]" office:value-type="float" office:value="117898" calcext:value-type="float">
            <text:p>117898</text:p>
          </table:table-cell>
          <table:table-cell table:formula="of:=[levels_parameters.$E$2]*([.$A49]-1) + [levels_parameters.$D$2]" office:value-type="float" office:value="255" calcext:value-type="float">
            <text:p>255</text:p>
          </table:table-cell>
          <table:table-cell table:formula="of:=[levels_parameters.$G$2]*([.$A49]-1) + [levels_parameters.$F$2]" office:value-type="float" office:value="96" calcext:value-type="float">
            <text:p>96</text:p>
          </table:table-cell>
          <table:table-cell table:formula="of:=[levels_parameters.$I$2]*([.$A49]-1) + [levels_parameters.$H$2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[.C49]" office:value-type="float" office:value="1506946" calcext:value-type="float">
            <text:p>1506946</text:p>
          </table:table-cell>
          <table:table-cell table:formula="of:=[.$A50]^[levels_parameters.$B$2] + [levels_parameters.$C$2]*([.A50]-1)+[levels_parameters.$A$2]" office:value-type="float" office:value="125254" calcext:value-type="float">
            <text:p>125254</text:p>
          </table:table-cell>
          <table:table-cell table:formula="of:=[levels_parameters.$E$2]*([.$A50]-1) + [levels_parameters.$D$2]" office:value-type="float" office:value="260" calcext:value-type="float">
            <text:p>260</text:p>
          </table:table-cell>
          <table:table-cell table:formula="of:=[levels_parameters.$G$2]*([.$A50]-1) + [levels_parameters.$F$2]" office:value-type="float" office:value="98" calcext:value-type="float">
            <text:p>98</text:p>
          </table:table-cell>
          <table:table-cell table:formula="of:=[levels_parameters.$I$2]*([.$A50]-1) + [levels_parameters.$H$2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[.C50]" office:value-type="float" office:value="1632200" calcext:value-type="float">
            <text:p>1632200</text:p>
          </table:table-cell>
          <table:table-cell table:formula="of:=[.$A51]^[levels_parameters.$B$2] + [levels_parameters.$C$2]*([.A51]-1)+[levels_parameters.$A$2]" office:value-type="float" office:value="132910" calcext:value-type="float">
            <text:p>132910</text:p>
          </table:table-cell>
          <table:table-cell table:formula="of:=[levels_parameters.$E$2]*([.$A51]-1) + [levels_parameters.$D$2]" office:value-type="float" office:value="265" calcext:value-type="float">
            <text:p>265</text:p>
          </table:table-cell>
          <table:table-cell table:formula="of:=[levels_parameters.$G$2]*([.$A51]-1) + [levels_parameters.$F$2]" office:value-type="float" office:value="100" calcext:value-type="float">
            <text:p>100</text:p>
          </table:table-cell>
          <table:table-cell table:formula="of:=[levels_parameters.$I$2]*([.$A51]-1) + [levels_parameters.$H$2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[.C51]" office:value-type="float" office:value="1765110" calcext:value-type="float">
            <text:p>1765110</text:p>
          </table:table-cell>
          <table:table-cell table:formula="of:=[.$A52]^[levels_parameters.$B$2] + [levels_parameters.$C$2]*([.A52]-1)+[levels_parameters.$A$2]" office:value-type="float" office:value="140872" calcext:value-type="float">
            <text:p>140872</text:p>
          </table:table-cell>
          <table:table-cell table:formula="of:=[levels_parameters.$E$2]*([.$A52]-1) + [levels_parameters.$D$2]" office:value-type="float" office:value="270" calcext:value-type="float">
            <text:p>270</text:p>
          </table:table-cell>
          <table:table-cell table:formula="of:=[levels_parameters.$G$2]*([.$A52]-1) + [levels_parameters.$F$2]" office:value-type="float" office:value="102" calcext:value-type="float">
            <text:p>102</text:p>
          </table:table-cell>
          <table:table-cell table:formula="of:=[levels_parameters.$I$2]*([.$A52]-1) + [levels_parameters.$H$2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[.C52]" office:value-type="float" office:value="1905982" calcext:value-type="float">
            <text:p>1905982</text:p>
          </table:table-cell>
          <table:table-cell table:formula="of:=[.$A53]^[levels_parameters.$B$2] + [levels_parameters.$C$2]*([.A53]-1)+[levels_parameters.$A$2]" office:value-type="float" office:value="149146" calcext:value-type="float">
            <text:p>149146</text:p>
          </table:table-cell>
          <table:table-cell table:formula="of:=[levels_parameters.$E$2]*([.$A53]-1) + [levels_parameters.$D$2]" office:value-type="float" office:value="275" calcext:value-type="float">
            <text:p>275</text:p>
          </table:table-cell>
          <table:table-cell table:formula="of:=[levels_parameters.$G$2]*([.$A53]-1) + [levels_parameters.$F$2]" office:value-type="float" office:value="104" calcext:value-type="float">
            <text:p>104</text:p>
          </table:table-cell>
          <table:table-cell table:formula="of:=[levels_parameters.$I$2]*([.$A53]-1) + [levels_parameters.$H$2]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[.C53]" office:value-type="float" office:value="2055128" calcext:value-type="float">
            <text:p>2055128</text:p>
          </table:table-cell>
          <table:table-cell table:formula="of:=[.$A54]^[levels_parameters.$B$2] + [levels_parameters.$C$2]*([.A54]-1)+[levels_parameters.$A$2]" office:value-type="float" office:value="157738" calcext:value-type="float">
            <text:p>157738</text:p>
          </table:table-cell>
          <table:table-cell table:formula="of:=[levels_parameters.$E$2]*([.$A54]-1) + [levels_parameters.$D$2]" office:value-type="float" office:value="280" calcext:value-type="float">
            <text:p>280</text:p>
          </table:table-cell>
          <table:table-cell table:formula="of:=[levels_parameters.$G$2]*([.$A54]-1) + [levels_parameters.$F$2]" office:value-type="float" office:value="106" calcext:value-type="float">
            <text:p>106</text:p>
          </table:table-cell>
          <table:table-cell table:formula="of:=[levels_parameters.$I$2]*([.$A54]-1) + [levels_parameters.$H$2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[.C54]" office:value-type="float" office:value="2212866" calcext:value-type="float">
            <text:p>2212866</text:p>
          </table:table-cell>
          <table:table-cell table:formula="of:=[.$A55]^[levels_parameters.$B$2] + [levels_parameters.$C$2]*([.A55]-1)+[levels_parameters.$A$2]" office:value-type="float" office:value="166654" calcext:value-type="float">
            <text:p>166654</text:p>
          </table:table-cell>
          <table:table-cell table:formula="of:=[levels_parameters.$E$2]*([.$A55]-1) + [levels_parameters.$D$2]" office:value-type="float" office:value="285" calcext:value-type="float">
            <text:p>285</text:p>
          </table:table-cell>
          <table:table-cell table:formula="of:=[levels_parameters.$G$2]*([.$A55]-1) + [levels_parameters.$F$2]" office:value-type="float" office:value="108" calcext:value-type="float">
            <text:p>108</text:p>
          </table:table-cell>
          <table:table-cell table:formula="of:=[levels_parameters.$I$2]*([.$A55]-1) + [levels_parameters.$H$2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[.C55]" office:value-type="float" office:value="2379520" calcext:value-type="float">
            <text:p>2379520</text:p>
          </table:table-cell>
          <table:table-cell table:formula="of:=[.$A56]^[levels_parameters.$B$2] + [levels_parameters.$C$2]*([.A56]-1)+[levels_parameters.$A$2]" office:value-type="float" office:value="175900" calcext:value-type="float">
            <text:p>175900</text:p>
          </table:table-cell>
          <table:table-cell table:formula="of:=[levels_parameters.$E$2]*([.$A56]-1) + [levels_parameters.$D$2]" office:value-type="float" office:value="290" calcext:value-type="float">
            <text:p>290</text:p>
          </table:table-cell>
          <table:table-cell table:formula="of:=[levels_parameters.$G$2]*([.$A56]-1) + [levels_parameters.$F$2]" office:value-type="float" office:value="110" calcext:value-type="float">
            <text:p>110</text:p>
          </table:table-cell>
          <table:table-cell table:formula="of:=[levels_parameters.$I$2]*([.$A56]-1) + [levels_parameters.$H$2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[.C56]" office:value-type="float" office:value="2555420" calcext:value-type="float">
            <text:p>2555420</text:p>
          </table:table-cell>
          <table:table-cell table:formula="of:=[.$A57]^[levels_parameters.$B$2] + [levels_parameters.$C$2]*([.A57]-1)+[levels_parameters.$A$2]" office:value-type="float" office:value="185482" calcext:value-type="float">
            <text:p>185482</text:p>
          </table:table-cell>
          <table:table-cell table:formula="of:=[levels_parameters.$E$2]*([.$A57]-1) + [levels_parameters.$D$2]" office:value-type="float" office:value="295" calcext:value-type="float">
            <text:p>295</text:p>
          </table:table-cell>
          <table:table-cell table:formula="of:=[levels_parameters.$G$2]*([.$A57]-1) + [levels_parameters.$F$2]" office:value-type="float" office:value="112" calcext:value-type="float">
            <text:p>112</text:p>
          </table:table-cell>
          <table:table-cell table:formula="of:=[levels_parameters.$I$2]*([.$A57]-1) + [levels_parameters.$H$2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[.C57]" office:value-type="float" office:value="2740902" calcext:value-type="float">
            <text:p>2740902</text:p>
          </table:table-cell>
          <table:table-cell table:formula="of:=[.$A58]^[levels_parameters.$B$2] + [levels_parameters.$C$2]*([.A58]-1)+[levels_parameters.$A$2]" office:value-type="float" office:value="195406" calcext:value-type="float">
            <text:p>195406</text:p>
          </table:table-cell>
          <table:table-cell table:formula="of:=[levels_parameters.$E$2]*([.$A58]-1) + [levels_parameters.$D$2]" office:value-type="float" office:value="300" calcext:value-type="float">
            <text:p>300</text:p>
          </table:table-cell>
          <table:table-cell table:formula="of:=[levels_parameters.$G$2]*([.$A58]-1) + [levels_parameters.$F$2]" office:value-type="float" office:value="114" calcext:value-type="float">
            <text:p>114</text:p>
          </table:table-cell>
          <table:table-cell table:formula="of:=[levels_parameters.$I$2]*([.$A58]-1) + [levels_parameters.$H$2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[.C58]" office:value-type="float" office:value="2936308" calcext:value-type="float">
            <text:p>2936308</text:p>
          </table:table-cell>
          <table:table-cell table:formula="of:=[.$A59]^[levels_parameters.$B$2] + [levels_parameters.$C$2]*([.A59]-1)+[levels_parameters.$A$2]" office:value-type="float" office:value="205678" calcext:value-type="float">
            <text:p>205678</text:p>
          </table:table-cell>
          <table:table-cell table:formula="of:=[levels_parameters.$E$2]*([.$A59]-1) + [levels_parameters.$D$2]" office:value-type="float" office:value="305" calcext:value-type="float">
            <text:p>305</text:p>
          </table:table-cell>
          <table:table-cell table:formula="of:=[levels_parameters.$G$2]*([.$A59]-1) + [levels_parameters.$F$2]" office:value-type="float" office:value="116" calcext:value-type="float">
            <text:p>116</text:p>
          </table:table-cell>
          <table:table-cell table:formula="of:=[levels_parameters.$I$2]*([.$A59]-1) + [levels_parameters.$H$2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[.C59]" office:value-type="float" office:value="3141986" calcext:value-type="float">
            <text:p>3141986</text:p>
          </table:table-cell>
          <table:table-cell table:formula="of:=[.$A60]^[levels_parameters.$B$2] + [levels_parameters.$C$2]*([.A60]-1)+[levels_parameters.$A$2]" office:value-type="float" office:value="216304" calcext:value-type="float">
            <text:p>216304</text:p>
          </table:table-cell>
          <table:table-cell table:formula="of:=[levels_parameters.$E$2]*([.$A60]-1) + [levels_parameters.$D$2]" office:value-type="float" office:value="310" calcext:value-type="float">
            <text:p>310</text:p>
          </table:table-cell>
          <table:table-cell table:formula="of:=[levels_parameters.$G$2]*([.$A60]-1) + [levels_parameters.$F$2]" office:value-type="float" office:value="118" calcext:value-type="float">
            <text:p>118</text:p>
          </table:table-cell>
          <table:table-cell table:formula="of:=[levels_parameters.$I$2]*([.$A60]-1) + [levels_parameters.$H$2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[.C60]" office:value-type="float" office:value="3358290" calcext:value-type="float">
            <text:p>3358290</text:p>
          </table:table-cell>
          <table:table-cell table:formula="of:=[.$A61]^[levels_parameters.$B$2] + [levels_parameters.$C$2]*([.A61]-1)+[levels_parameters.$A$2]" office:value-type="float" office:value="227290" calcext:value-type="float">
            <text:p>227290</text:p>
          </table:table-cell>
          <table:table-cell table:formula="of:=[levels_parameters.$E$2]*([.$A61]-1) + [levels_parameters.$D$2]" office:value-type="float" office:value="315" calcext:value-type="float">
            <text:p>315</text:p>
          </table:table-cell>
          <table:table-cell table:formula="of:=[levels_parameters.$G$2]*([.$A61]-1) + [levels_parameters.$F$2]" office:value-type="float" office:value="120" calcext:value-type="float">
            <text:p>120</text:p>
          </table:table-cell>
          <table:table-cell table:formula="of:=[levels_parameters.$I$2]*([.$A61]-1) + [levels_parameters.$H$2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[.C61]" office:value-type="float" office:value="3585580" calcext:value-type="float">
            <text:p>3585580</text:p>
          </table:table-cell>
          <table:table-cell table:formula="of:=[.$A62]^[levels_parameters.$B$2] + [levels_parameters.$C$2]*([.A62]-1)+[levels_parameters.$A$2]" office:value-type="float" office:value="238642" calcext:value-type="float">
            <text:p>238642</text:p>
          </table:table-cell>
          <table:table-cell table:formula="of:=[levels_parameters.$E$2]*([.$A62]-1) + [levels_parameters.$D$2]" office:value-type="float" office:value="320" calcext:value-type="float">
            <text:p>320</text:p>
          </table:table-cell>
          <table:table-cell table:formula="of:=[levels_parameters.$G$2]*([.$A62]-1) + [levels_parameters.$F$2]" office:value-type="float" office:value="122" calcext:value-type="float">
            <text:p>122</text:p>
          </table:table-cell>
          <table:table-cell table:formula="of:=[levels_parameters.$I$2]*([.$A62]-1) + [levels_parameters.$H$2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[.C62]" office:value-type="float" office:value="3824222" calcext:value-type="float">
            <text:p>3824222</text:p>
          </table:table-cell>
          <table:table-cell table:formula="of:=[.$A63]^[levels_parameters.$B$2] + [levels_parameters.$C$2]*([.A63]-1)+[levels_parameters.$A$2]" office:value-type="float" office:value="250366" calcext:value-type="float">
            <text:p>250366</text:p>
          </table:table-cell>
          <table:table-cell table:formula="of:=[levels_parameters.$E$2]*([.$A63]-1) + [levels_parameters.$D$2]" office:value-type="float" office:value="325" calcext:value-type="float">
            <text:p>325</text:p>
          </table:table-cell>
          <table:table-cell table:formula="of:=[levels_parameters.$G$2]*([.$A63]-1) + [levels_parameters.$F$2]" office:value-type="float" office:value="124" calcext:value-type="float">
            <text:p>124</text:p>
          </table:table-cell>
          <table:table-cell table:formula="of:=[levels_parameters.$I$2]*([.$A63]-1) + [levels_parameters.$H$2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[.C63]" office:value-type="float" office:value="4074588" calcext:value-type="float">
            <text:p>4074588</text:p>
          </table:table-cell>
          <table:table-cell table:formula="of:=[.$A64]^[levels_parameters.$B$2] + [levels_parameters.$C$2]*([.A64]-1)+[levels_parameters.$A$2]" office:value-type="float" office:value="262468" calcext:value-type="float">
            <text:p>262468</text:p>
          </table:table-cell>
          <table:table-cell table:formula="of:=[levels_parameters.$E$2]*([.$A64]-1) + [levels_parameters.$D$2]" office:value-type="float" office:value="330" calcext:value-type="float">
            <text:p>330</text:p>
          </table:table-cell>
          <table:table-cell table:formula="of:=[levels_parameters.$G$2]*([.$A64]-1) + [levels_parameters.$F$2]" office:value-type="float" office:value="126" calcext:value-type="float">
            <text:p>126</text:p>
          </table:table-cell>
          <table:table-cell table:formula="of:=[levels_parameters.$I$2]*([.$A64]-1) + [levels_parameters.$H$2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[.C64]" office:value-type="float" office:value="4337056" calcext:value-type="float">
            <text:p>4337056</text:p>
          </table:table-cell>
          <table:table-cell table:formula="of:=[.$A65]^[levels_parameters.$B$2] + [levels_parameters.$C$2]*([.A65]-1)+[levels_parameters.$A$2]" office:value-type="float" office:value="274954" calcext:value-type="float">
            <text:p>274954</text:p>
          </table:table-cell>
          <table:table-cell table:formula="of:=[levels_parameters.$E$2]*([.$A65]-1) + [levels_parameters.$D$2]" office:value-type="float" office:value="335" calcext:value-type="float">
            <text:p>335</text:p>
          </table:table-cell>
          <table:table-cell table:formula="of:=[levels_parameters.$G$2]*([.$A65]-1) + [levels_parameters.$F$2]" office:value-type="float" office:value="128" calcext:value-type="float">
            <text:p>128</text:p>
          </table:table-cell>
          <table:table-cell table:formula="of:=[levels_parameters.$I$2]*([.$A65]-1) + [levels_parameters.$H$2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[.C65]" office:value-type="float" office:value="4612010" calcext:value-type="float">
            <text:p>4612010</text:p>
          </table:table-cell>
          <table:table-cell table:formula="of:=[.$A66]^[levels_parameters.$B$2] + [levels_parameters.$C$2]*([.A66]-1)+[levels_parameters.$A$2]" office:value-type="float" office:value="287830" calcext:value-type="float">
            <text:p>287830</text:p>
          </table:table-cell>
          <table:table-cell table:formula="of:=[levels_parameters.$E$2]*([.$A66]-1) + [levels_parameters.$D$2]" office:value-type="float" office:value="340" calcext:value-type="float">
            <text:p>340</text:p>
          </table:table-cell>
          <table:table-cell table:formula="of:=[levels_parameters.$G$2]*([.$A66]-1) + [levels_parameters.$F$2]" office:value-type="float" office:value="130" calcext:value-type="float">
            <text:p>130</text:p>
          </table:table-cell>
          <table:table-cell table:formula="of:=[levels_parameters.$I$2]*([.$A66]-1) + [levels_parameters.$H$2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[.C66]" office:value-type="float" office:value="4899840" calcext:value-type="float">
            <text:p>4899840</text:p>
          </table:table-cell>
          <table:table-cell table:formula="of:=[.$A67]^[levels_parameters.$B$2] + [levels_parameters.$C$2]*([.A67]-1)+[levels_parameters.$A$2]" office:value-type="float" office:value="301102" calcext:value-type="float">
            <text:p>301102</text:p>
          </table:table-cell>
          <table:table-cell table:formula="of:=[levels_parameters.$E$2]*([.$A67]-1) + [levels_parameters.$D$2]" office:value-type="float" office:value="345" calcext:value-type="float">
            <text:p>345</text:p>
          </table:table-cell>
          <table:table-cell table:formula="of:=[levels_parameters.$G$2]*([.$A67]-1) + [levels_parameters.$F$2]" office:value-type="float" office:value="132" calcext:value-type="float">
            <text:p>132</text:p>
          </table:table-cell>
          <table:table-cell table:formula="of:=[levels_parameters.$I$2]*([.$A67]-1) + [levels_parameters.$H$2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[.C67]" office:value-type="float" office:value="5200942" calcext:value-type="float">
            <text:p>5200942</text:p>
          </table:table-cell>
          <table:table-cell table:formula="of:=[.$A68]^[levels_parameters.$B$2] + [levels_parameters.$C$2]*([.A68]-1)+[levels_parameters.$A$2]" office:value-type="float" office:value="314776" calcext:value-type="float">
            <text:p>314776</text:p>
          </table:table-cell>
          <table:table-cell table:formula="of:=[levels_parameters.$E$2]*([.$A68]-1) + [levels_parameters.$D$2]" office:value-type="float" office:value="350" calcext:value-type="float">
            <text:p>350</text:p>
          </table:table-cell>
          <table:table-cell table:formula="of:=[levels_parameters.$G$2]*([.$A68]-1) + [levels_parameters.$F$2]" office:value-type="float" office:value="134" calcext:value-type="float">
            <text:p>134</text:p>
          </table:table-cell>
          <table:table-cell table:formula="of:=[levels_parameters.$I$2]*([.$A68]-1) + [levels_parameters.$H$2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[.C68]" office:value-type="float" office:value="5515718" calcext:value-type="float">
            <text:p>5515718</text:p>
          </table:table-cell>
          <table:table-cell table:formula="of:=[.$A69]^[levels_parameters.$B$2] + [levels_parameters.$C$2]*([.A69]-1)+[levels_parameters.$A$2]" office:value-type="float" office:value="328858" calcext:value-type="float">
            <text:p>328858</text:p>
          </table:table-cell>
          <table:table-cell table:formula="of:=[levels_parameters.$E$2]*([.$A69]-1) + [levels_parameters.$D$2]" office:value-type="float" office:value="355" calcext:value-type="float">
            <text:p>355</text:p>
          </table:table-cell>
          <table:table-cell table:formula="of:=[levels_parameters.$G$2]*([.$A69]-1) + [levels_parameters.$F$2]" office:value-type="float" office:value="136" calcext:value-type="float">
            <text:p>136</text:p>
          </table:table-cell>
          <table:table-cell table:formula="of:=[levels_parameters.$I$2]*([.$A69]-1) + [levels_parameters.$H$2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[.C69]" office:value-type="float" office:value="5844576" calcext:value-type="float">
            <text:p>5844576</text:p>
          </table:table-cell>
          <table:table-cell table:formula="of:=[.$A70]^[levels_parameters.$B$2] + [levels_parameters.$C$2]*([.A70]-1)+[levels_parameters.$A$2]" office:value-type="float" office:value="343354" calcext:value-type="float">
            <text:p>343354</text:p>
          </table:table-cell>
          <table:table-cell table:formula="of:=[levels_parameters.$E$2]*([.$A70]-1) + [levels_parameters.$D$2]" office:value-type="float" office:value="360" calcext:value-type="float">
            <text:p>360</text:p>
          </table:table-cell>
          <table:table-cell table:formula="of:=[levels_parameters.$G$2]*([.$A70]-1) + [levels_parameters.$F$2]" office:value-type="float" office:value="138" calcext:value-type="float">
            <text:p>138</text:p>
          </table:table-cell>
          <table:table-cell table:formula="of:=[levels_parameters.$I$2]*([.$A70]-1) + [levels_parameters.$H$2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[.C70]" office:value-type="float" office:value="6187930" calcext:value-type="float">
            <text:p>6187930</text:p>
          </table:table-cell>
          <table:table-cell table:formula="of:=[.$A71]^[levels_parameters.$B$2] + [levels_parameters.$C$2]*([.A71]-1)+[levels_parameters.$A$2]" office:value-type="float" office:value="358270" calcext:value-type="float">
            <text:p>358270</text:p>
          </table:table-cell>
          <table:table-cell table:formula="of:=[levels_parameters.$E$2]*([.$A71]-1) + [levels_parameters.$D$2]" office:value-type="float" office:value="365" calcext:value-type="float">
            <text:p>365</text:p>
          </table:table-cell>
          <table:table-cell table:formula="of:=[levels_parameters.$G$2]*([.$A71]-1) + [levels_parameters.$F$2]" office:value-type="float" office:value="140" calcext:value-type="float">
            <text:p>140</text:p>
          </table:table-cell>
          <table:table-cell table:formula="of:=[levels_parameters.$I$2]*([.$A71]-1) + [levels_parameters.$H$2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[.C71]" office:value-type="float" office:value="6546200" calcext:value-type="float">
            <text:p>6546200</text:p>
          </table:table-cell>
          <table:table-cell table:formula="of:=[.$A72]^[levels_parameters.$B$2] + [levels_parameters.$C$2]*([.A72]-1)+[levels_parameters.$A$2]" office:value-type="float" office:value="373612" calcext:value-type="float">
            <text:p>373612</text:p>
          </table:table-cell>
          <table:table-cell table:formula="of:=[levels_parameters.$E$2]*([.$A72]-1) + [levels_parameters.$D$2]" office:value-type="float" office:value="370" calcext:value-type="float">
            <text:p>370</text:p>
          </table:table-cell>
          <table:table-cell table:formula="of:=[levels_parameters.$G$2]*([.$A72]-1) + [levels_parameters.$F$2]" office:value-type="float" office:value="142" calcext:value-type="float">
            <text:p>142</text:p>
          </table:table-cell>
          <table:table-cell table:formula="of:=[levels_parameters.$I$2]*([.$A72]-1) + [levels_parameters.$H$2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[.C72]" office:value-type="float" office:value="6919812" calcext:value-type="float">
            <text:p>6919812</text:p>
          </table:table-cell>
          <table:table-cell table:formula="of:=[.$A73]^[levels_parameters.$B$2] + [levels_parameters.$C$2]*([.A73]-1)+[levels_parameters.$A$2]" office:value-type="float" office:value="389386" calcext:value-type="float">
            <text:p>389386</text:p>
          </table:table-cell>
          <table:table-cell table:formula="of:=[levels_parameters.$E$2]*([.$A73]-1) + [levels_parameters.$D$2]" office:value-type="float" office:value="375" calcext:value-type="float">
            <text:p>375</text:p>
          </table:table-cell>
          <table:table-cell table:formula="of:=[levels_parameters.$G$2]*([.$A73]-1) + [levels_parameters.$F$2]" office:value-type="float" office:value="144" calcext:value-type="float">
            <text:p>144</text:p>
          </table:table-cell>
          <table:table-cell table:formula="of:=[levels_parameters.$I$2]*([.$A73]-1) + [levels_parameters.$H$2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[.C73]" office:value-type="float" office:value="7309198" calcext:value-type="float">
            <text:p>7309198</text:p>
          </table:table-cell>
          <table:table-cell table:formula="of:=[.$A74]^[levels_parameters.$B$2] + [levels_parameters.$C$2]*([.A74]-1)+[levels_parameters.$A$2]" office:value-type="float" office:value="405598" calcext:value-type="float">
            <text:p>405598</text:p>
          </table:table-cell>
          <table:table-cell table:formula="of:=[levels_parameters.$E$2]*([.$A74]-1) + [levels_parameters.$D$2]" office:value-type="float" office:value="380" calcext:value-type="float">
            <text:p>380</text:p>
          </table:table-cell>
          <table:table-cell table:formula="of:=[levels_parameters.$G$2]*([.$A74]-1) + [levels_parameters.$F$2]" office:value-type="float" office:value="146" calcext:value-type="float">
            <text:p>146</text:p>
          </table:table-cell>
          <table:table-cell table:formula="of:=[levels_parameters.$I$2]*([.$A74]-1) + [levels_parameters.$H$2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[.C74]" office:value-type="float" office:value="7714796" calcext:value-type="float">
            <text:p>7714796</text:p>
          </table:table-cell>
          <table:table-cell table:formula="of:=[.$A75]^[levels_parameters.$B$2] + [levels_parameters.$C$2]*([.A75]-1)+[levels_parameters.$A$2]" office:value-type="float" office:value="422254" calcext:value-type="float">
            <text:p>422254</text:p>
          </table:table-cell>
          <table:table-cell table:formula="of:=[levels_parameters.$E$2]*([.$A75]-1) + [levels_parameters.$D$2]" office:value-type="float" office:value="385" calcext:value-type="float">
            <text:p>385</text:p>
          </table:table-cell>
          <table:table-cell table:formula="of:=[levels_parameters.$G$2]*([.$A75]-1) + [levels_parameters.$F$2]" office:value-type="float" office:value="148" calcext:value-type="float">
            <text:p>148</text:p>
          </table:table-cell>
          <table:table-cell table:formula="of:=[levels_parameters.$I$2]*([.$A75]-1) + [levels_parameters.$H$2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[.C75]" office:value-type="float" office:value="8137050" calcext:value-type="float">
            <text:p>8137050</text:p>
          </table:table-cell>
          <table:table-cell table:formula="of:=[.$A76]^[levels_parameters.$B$2] + [levels_parameters.$C$2]*([.A76]-1)+[levels_parameters.$A$2]" office:value-type="float" office:value="439360" calcext:value-type="float">
            <text:p>439360</text:p>
          </table:table-cell>
          <table:table-cell table:formula="of:=[levels_parameters.$E$2]*([.$A76]-1) + [levels_parameters.$D$2]" office:value-type="float" office:value="390" calcext:value-type="float">
            <text:p>390</text:p>
          </table:table-cell>
          <table:table-cell table:formula="of:=[levels_parameters.$G$2]*([.$A76]-1) + [levels_parameters.$F$2]" office:value-type="float" office:value="150" calcext:value-type="float">
            <text:p>150</text:p>
          </table:table-cell>
          <table:table-cell table:formula="of:=[levels_parameters.$I$2]*([.$A76]-1) + [levels_parameters.$H$2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6]+[.C76]" office:value-type="float" office:value="8576410" calcext:value-type="float">
            <text:p>8576410</text:p>
          </table:table-cell>
          <table:table-cell table:formula="of:=[.$A77]^[levels_parameters.$B$2] + [levels_parameters.$C$2]*([.A77]-1)+[levels_parameters.$A$2]" office:value-type="float" office:value="456922" calcext:value-type="float">
            <text:p>456922</text:p>
          </table:table-cell>
          <table:table-cell table:formula="of:=[levels_parameters.$E$2]*([.$A77]-1) + [levels_parameters.$D$2]" office:value-type="float" office:value="395" calcext:value-type="float">
            <text:p>395</text:p>
          </table:table-cell>
          <table:table-cell table:formula="of:=[levels_parameters.$G$2]*([.$A77]-1) + [levels_parameters.$F$2]" office:value-type="float" office:value="152" calcext:value-type="float">
            <text:p>152</text:p>
          </table:table-cell>
          <table:table-cell table:formula="of:=[levels_parameters.$I$2]*([.$A77]-1) + [levels_parameters.$H$2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7]+[.C77]" office:value-type="float" office:value="9033332" calcext:value-type="float">
            <text:p>9033332</text:p>
          </table:table-cell>
          <table:table-cell table:formula="of:=[.$A78]^[levels_parameters.$B$2] + [levels_parameters.$C$2]*([.A78]-1)+[levels_parameters.$A$2]" office:value-type="float" office:value="474946" calcext:value-type="float">
            <text:p>474946</text:p>
          </table:table-cell>
          <table:table-cell table:formula="of:=[levels_parameters.$E$2]*([.$A78]-1) + [levels_parameters.$D$2]" office:value-type="float" office:value="400" calcext:value-type="float">
            <text:p>400</text:p>
          </table:table-cell>
          <table:table-cell table:formula="of:=[levels_parameters.$G$2]*([.$A78]-1) + [levels_parameters.$F$2]" office:value-type="float" office:value="154" calcext:value-type="float">
            <text:p>154</text:p>
          </table:table-cell>
          <table:table-cell table:formula="of:=[levels_parameters.$I$2]*([.$A78]-1) + [levels_parameters.$H$2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8]+[.C78]" office:value-type="float" office:value="9508278" calcext:value-type="float">
            <text:p>9508278</text:p>
          </table:table-cell>
          <table:table-cell table:formula="of:=[.$A79]^[levels_parameters.$B$2] + [levels_parameters.$C$2]*([.A79]-1)+[levels_parameters.$A$2]" office:value-type="float" office:value="493438" calcext:value-type="float">
            <text:p>493438</text:p>
          </table:table-cell>
          <table:table-cell table:formula="of:=[levels_parameters.$E$2]*([.$A79]-1) + [levels_parameters.$D$2]" office:value-type="float" office:value="405" calcext:value-type="float">
            <text:p>405</text:p>
          </table:table-cell>
          <table:table-cell table:formula="of:=[levels_parameters.$G$2]*([.$A79]-1) + [levels_parameters.$F$2]" office:value-type="float" office:value="156" calcext:value-type="float">
            <text:p>156</text:p>
          </table:table-cell>
          <table:table-cell table:formula="of:=[levels_parameters.$I$2]*([.$A79]-1) + [levels_parameters.$H$2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79]+[.C79]" office:value-type="float" office:value="10001716" calcext:value-type="float">
            <text:p>10001716</text:p>
          </table:table-cell>
          <table:table-cell table:formula="of:=[.$A80]^[levels_parameters.$B$2] + [levels_parameters.$C$2]*([.A80]-1)+[levels_parameters.$A$2]" office:value-type="float" office:value="512404" calcext:value-type="float">
            <text:p>512404</text:p>
          </table:table-cell>
          <table:table-cell table:formula="of:=[levels_parameters.$E$2]*([.$A80]-1) + [levels_parameters.$D$2]" office:value-type="float" office:value="410" calcext:value-type="float">
            <text:p>410</text:p>
          </table:table-cell>
          <table:table-cell table:formula="of:=[levels_parameters.$G$2]*([.$A80]-1) + [levels_parameters.$F$2]" office:value-type="float" office:value="158" calcext:value-type="float">
            <text:p>158</text:p>
          </table:table-cell>
          <table:table-cell table:formula="of:=[levels_parameters.$I$2]*([.$A80]-1) + [levels_parameters.$H$2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0]+[.C80]" office:value-type="float" office:value="10514120" calcext:value-type="float">
            <text:p>10514120</text:p>
          </table:table-cell>
          <table:table-cell table:formula="of:=[.$A81]^[levels_parameters.$B$2] + [levels_parameters.$C$2]*([.A81]-1)+[levels_parameters.$A$2]" office:value-type="float" office:value="531850" calcext:value-type="float">
            <text:p>531850</text:p>
          </table:table-cell>
          <table:table-cell table:formula="of:=[levels_parameters.$E$2]*([.$A81]-1) + [levels_parameters.$D$2]" office:value-type="float" office:value="415" calcext:value-type="float">
            <text:p>415</text:p>
          </table:table-cell>
          <table:table-cell table:formula="of:=[levels_parameters.$G$2]*([.$A81]-1) + [levels_parameters.$F$2]" office:value-type="float" office:value="160" calcext:value-type="float">
            <text:p>160</text:p>
          </table:table-cell>
          <table:table-cell table:formula="of:=[levels_parameters.$I$2]*([.$A81]-1) + [levels_parameters.$H$2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1]+[.C81]" office:value-type="float" office:value="11045970" calcext:value-type="float">
            <text:p>11045970</text:p>
          </table:table-cell>
          <table:table-cell table:formula="of:=[.$A82]^[levels_parameters.$B$2] + [levels_parameters.$C$2]*([.A82]-1)+[levels_parameters.$A$2]" office:value-type="float" office:value="551782" calcext:value-type="float">
            <text:p>551782</text:p>
          </table:table-cell>
          <table:table-cell table:formula="of:=[levels_parameters.$E$2]*([.$A82]-1) + [levels_parameters.$D$2]" office:value-type="float" office:value="420" calcext:value-type="float">
            <text:p>420</text:p>
          </table:table-cell>
          <table:table-cell table:formula="of:=[levels_parameters.$G$2]*([.$A82]-1) + [levels_parameters.$F$2]" office:value-type="float" office:value="162" calcext:value-type="float">
            <text:p>162</text:p>
          </table:table-cell>
          <table:table-cell table:formula="of:=[levels_parameters.$I$2]*([.$A82]-1) + [levels_parameters.$H$2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2]+[.C82]" office:value-type="float" office:value="11597752" calcext:value-type="float">
            <text:p>11597752</text:p>
          </table:table-cell>
          <table:table-cell table:formula="of:=[.$A83]^[levels_parameters.$B$2] + [levels_parameters.$C$2]*([.A83]-1)+[levels_parameters.$A$2]" office:value-type="float" office:value="572206" calcext:value-type="float">
            <text:p>572206</text:p>
          </table:table-cell>
          <table:table-cell table:formula="of:=[levels_parameters.$E$2]*([.$A83]-1) + [levels_parameters.$D$2]" office:value-type="float" office:value="425" calcext:value-type="float">
            <text:p>425</text:p>
          </table:table-cell>
          <table:table-cell table:formula="of:=[levels_parameters.$G$2]*([.$A83]-1) + [levels_parameters.$F$2]" office:value-type="float" office:value="164" calcext:value-type="float">
            <text:p>164</text:p>
          </table:table-cell>
          <table:table-cell table:formula="of:=[levels_parameters.$I$2]*([.$A83]-1) + [levels_parameters.$H$2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3]+[.C83]" office:value-type="float" office:value="12169958" calcext:value-type="float">
            <text:p>12169958</text:p>
          </table:table-cell>
          <table:table-cell table:formula="of:=[.$A84]^[levels_parameters.$B$2] + [levels_parameters.$C$2]*([.A84]-1)+[levels_parameters.$A$2]" office:value-type="float" office:value="593128" calcext:value-type="float">
            <text:p>593128</text:p>
          </table:table-cell>
          <table:table-cell table:formula="of:=[levels_parameters.$E$2]*([.$A84]-1) + [levels_parameters.$D$2]" office:value-type="float" office:value="430" calcext:value-type="float">
            <text:p>430</text:p>
          </table:table-cell>
          <table:table-cell table:formula="of:=[levels_parameters.$G$2]*([.$A84]-1) + [levels_parameters.$F$2]" office:value-type="float" office:value="166" calcext:value-type="float">
            <text:p>166</text:p>
          </table:table-cell>
          <table:table-cell table:formula="of:=[levels_parameters.$I$2]*([.$A84]-1) + [levels_parameters.$H$2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4]+[.C84]" office:value-type="float" office:value="12763086" calcext:value-type="float">
            <text:p>12763086</text:p>
          </table:table-cell>
          <table:table-cell table:formula="of:=[.$A85]^[levels_parameters.$B$2] + [levels_parameters.$C$2]*([.A85]-1)+[levels_parameters.$A$2]" office:value-type="float" office:value="614554" calcext:value-type="float">
            <text:p>614554</text:p>
          </table:table-cell>
          <table:table-cell table:formula="of:=[levels_parameters.$E$2]*([.$A85]-1) + [levels_parameters.$D$2]" office:value-type="float" office:value="435" calcext:value-type="float">
            <text:p>435</text:p>
          </table:table-cell>
          <table:table-cell table:formula="of:=[levels_parameters.$G$2]*([.$A85]-1) + [levels_parameters.$F$2]" office:value-type="float" office:value="168" calcext:value-type="float">
            <text:p>168</text:p>
          </table:table-cell>
          <table:table-cell table:formula="of:=[levels_parameters.$I$2]*([.$A85]-1) + [levels_parameters.$H$2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5]+[.C85]" office:value-type="float" office:value="13377640" calcext:value-type="float">
            <text:p>13377640</text:p>
          </table:table-cell>
          <table:table-cell table:formula="of:=[.$A86]^[levels_parameters.$B$2] + [levels_parameters.$C$2]*([.A86]-1)+[levels_parameters.$A$2]" office:value-type="float" office:value="636490" calcext:value-type="float">
            <text:p>636490</text:p>
          </table:table-cell>
          <table:table-cell table:formula="of:=[levels_parameters.$E$2]*([.$A86]-1) + [levels_parameters.$D$2]" office:value-type="float" office:value="440" calcext:value-type="float">
            <text:p>440</text:p>
          </table:table-cell>
          <table:table-cell table:formula="of:=[levels_parameters.$G$2]*([.$A86]-1) + [levels_parameters.$F$2]" office:value-type="float" office:value="170" calcext:value-type="float">
            <text:p>170</text:p>
          </table:table-cell>
          <table:table-cell table:formula="of:=[levels_parameters.$I$2]*([.$A86]-1) + [levels_parameters.$H$2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6]+[.C86]" office:value-type="float" office:value="14014130" calcext:value-type="float">
            <text:p>14014130</text:p>
          </table:table-cell>
          <table:table-cell table:formula="of:=[.$A87]^[levels_parameters.$B$2] + [levels_parameters.$C$2]*([.A87]-1)+[levels_parameters.$A$2]" office:value-type="float" office:value="658942" calcext:value-type="float">
            <text:p>658942</text:p>
          </table:table-cell>
          <table:table-cell table:formula="of:=[levels_parameters.$E$2]*([.$A87]-1) + [levels_parameters.$D$2]" office:value-type="float" office:value="445" calcext:value-type="float">
            <text:p>445</text:p>
          </table:table-cell>
          <table:table-cell table:formula="of:=[levels_parameters.$G$2]*([.$A87]-1) + [levels_parameters.$F$2]" office:value-type="float" office:value="172" calcext:value-type="float">
            <text:p>172</text:p>
          </table:table-cell>
          <table:table-cell table:formula="of:=[levels_parameters.$I$2]*([.$A87]-1) + [levels_parameters.$H$2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7]+[.C87]" office:value-type="float" office:value="14673072" calcext:value-type="float">
            <text:p>14673072</text:p>
          </table:table-cell>
          <table:table-cell table:formula="of:=[.$A88]^[levels_parameters.$B$2] + [levels_parameters.$C$2]*([.A88]-1)+[levels_parameters.$A$2]" office:value-type="float" office:value="681916" calcext:value-type="float">
            <text:p>681916</text:p>
          </table:table-cell>
          <table:table-cell table:formula="of:=[levels_parameters.$E$2]*([.$A88]-1) + [levels_parameters.$D$2]" office:value-type="float" office:value="450" calcext:value-type="float">
            <text:p>450</text:p>
          </table:table-cell>
          <table:table-cell table:formula="of:=[levels_parameters.$G$2]*([.$A88]-1) + [levels_parameters.$F$2]" office:value-type="float" office:value="174" calcext:value-type="float">
            <text:p>174</text:p>
          </table:table-cell>
          <table:table-cell table:formula="of:=[levels_parameters.$I$2]*([.$A88]-1) + [levels_parameters.$H$2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8]+[.C88]" office:value-type="float" office:value="15354988" calcext:value-type="float">
            <text:p>15354988</text:p>
          </table:table-cell>
          <table:table-cell table:formula="of:=[.$A89]^[levels_parameters.$B$2] + [levels_parameters.$C$2]*([.A89]-1)+[levels_parameters.$A$2]" office:value-type="float" office:value="705418" calcext:value-type="float">
            <text:p>705418</text:p>
          </table:table-cell>
          <table:table-cell table:formula="of:=[levels_parameters.$E$2]*([.$A89]-1) + [levels_parameters.$D$2]" office:value-type="float" office:value="455" calcext:value-type="float">
            <text:p>455</text:p>
          </table:table-cell>
          <table:table-cell table:formula="of:=[levels_parameters.$G$2]*([.$A89]-1) + [levels_parameters.$F$2]" office:value-type="float" office:value="176" calcext:value-type="float">
            <text:p>176</text:p>
          </table:table-cell>
          <table:table-cell table:formula="of:=[levels_parameters.$I$2]*([.$A89]-1) + [levels_parameters.$H$2]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89]+[.C89]" office:value-type="float" office:value="16060406" calcext:value-type="float">
            <text:p>16060406</text:p>
          </table:table-cell>
          <table:table-cell table:formula="of:=[.$A90]^[levels_parameters.$B$2] + [levels_parameters.$C$2]*([.A90]-1)+[levels_parameters.$A$2]" office:value-type="float" office:value="729454" calcext:value-type="float">
            <text:p>729454</text:p>
          </table:table-cell>
          <table:table-cell table:formula="of:=[levels_parameters.$E$2]*([.$A90]-1) + [levels_parameters.$D$2]" office:value-type="float" office:value="460" calcext:value-type="float">
            <text:p>460</text:p>
          </table:table-cell>
          <table:table-cell table:formula="of:=[levels_parameters.$G$2]*([.$A90]-1) + [levels_parameters.$F$2]" office:value-type="float" office:value="178" calcext:value-type="float">
            <text:p>178</text:p>
          </table:table-cell>
          <table:table-cell table:formula="of:=[levels_parameters.$I$2]*([.$A90]-1) + [levels_parameters.$H$2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0]+[.C90]" office:value-type="float" office:value="16789860" calcext:value-type="float">
            <text:p>16789860</text:p>
          </table:table-cell>
          <table:table-cell table:formula="of:=[.$A91]^[levels_parameters.$B$2] + [levels_parameters.$C$2]*([.A91]-1)+[levels_parameters.$A$2]" office:value-type="float" office:value="754030" calcext:value-type="float">
            <text:p>754030</text:p>
          </table:table-cell>
          <table:table-cell table:formula="of:=[levels_parameters.$E$2]*([.$A91]-1) + [levels_parameters.$D$2]" office:value-type="float" office:value="465" calcext:value-type="float">
            <text:p>465</text:p>
          </table:table-cell>
          <table:table-cell table:formula="of:=[levels_parameters.$G$2]*([.$A91]-1) + [levels_parameters.$F$2]" office:value-type="float" office:value="180" calcext:value-type="float">
            <text:p>180</text:p>
          </table:table-cell>
          <table:table-cell table:formula="of:=[levels_parameters.$I$2]*([.$A91]-1) + [levels_parameters.$H$2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1]+[.C91]" office:value-type="float" office:value="17543890" calcext:value-type="float">
            <text:p>17543890</text:p>
          </table:table-cell>
          <table:table-cell table:formula="of:=[.$A92]^[levels_parameters.$B$2] + [levels_parameters.$C$2]*([.A92]-1)+[levels_parameters.$A$2]" office:value-type="float" office:value="779152" calcext:value-type="float">
            <text:p>779152</text:p>
          </table:table-cell>
          <table:table-cell table:formula="of:=[levels_parameters.$E$2]*([.$A92]-1) + [levels_parameters.$D$2]" office:value-type="float" office:value="470" calcext:value-type="float">
            <text:p>470</text:p>
          </table:table-cell>
          <table:table-cell table:formula="of:=[levels_parameters.$G$2]*([.$A92]-1) + [levels_parameters.$F$2]" office:value-type="float" office:value="182" calcext:value-type="float">
            <text:p>182</text:p>
          </table:table-cell>
          <table:table-cell table:formula="of:=[levels_parameters.$I$2]*([.$A92]-1) + [levels_parameters.$H$2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2]+[.C92]" office:value-type="float" office:value="18323042" calcext:value-type="float">
            <text:p>18323042</text:p>
          </table:table-cell>
          <table:table-cell table:formula="of:=[.$A93]^[levels_parameters.$B$2] + [levels_parameters.$C$2]*([.A93]-1)+[levels_parameters.$A$2]" office:value-type="float" office:value="804826" calcext:value-type="float">
            <text:p>804826</text:p>
          </table:table-cell>
          <table:table-cell table:formula="of:=[levels_parameters.$E$2]*([.$A93]-1) + [levels_parameters.$D$2]" office:value-type="float" office:value="475" calcext:value-type="float">
            <text:p>475</text:p>
          </table:table-cell>
          <table:table-cell table:formula="of:=[levels_parameters.$G$2]*([.$A93]-1) + [levels_parameters.$F$2]" office:value-type="float" office:value="184" calcext:value-type="float">
            <text:p>184</text:p>
          </table:table-cell>
          <table:table-cell table:formula="of:=[levels_parameters.$I$2]*([.$A93]-1) + [levels_parameters.$H$2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3]+[.C93]" office:value-type="float" office:value="19127868" calcext:value-type="float">
            <text:p>19127868</text:p>
          </table:table-cell>
          <table:table-cell table:formula="of:=[.$A94]^[levels_parameters.$B$2] + [levels_parameters.$C$2]*([.A94]-1)+[levels_parameters.$A$2]" office:value-type="float" office:value="831058" calcext:value-type="float">
            <text:p>831058</text:p>
          </table:table-cell>
          <table:table-cell table:formula="of:=[levels_parameters.$E$2]*([.$A94]-1) + [levels_parameters.$D$2]" office:value-type="float" office:value="480" calcext:value-type="float">
            <text:p>480</text:p>
          </table:table-cell>
          <table:table-cell table:formula="of:=[levels_parameters.$G$2]*([.$A94]-1) + [levels_parameters.$F$2]" office:value-type="float" office:value="186" calcext:value-type="float">
            <text:p>186</text:p>
          </table:table-cell>
          <table:table-cell table:formula="of:=[levels_parameters.$I$2]*([.$A94]-1) + [levels_parameters.$H$2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4]+[.C94]" office:value-type="float" office:value="19958926" calcext:value-type="float">
            <text:p>19958926</text:p>
          </table:table-cell>
          <table:table-cell table:formula="of:=[.$A95]^[levels_parameters.$B$2] + [levels_parameters.$C$2]*([.A95]-1)+[levels_parameters.$A$2]" office:value-type="float" office:value="857854" calcext:value-type="float">
            <text:p>857854</text:p>
          </table:table-cell>
          <table:table-cell table:formula="of:=[levels_parameters.$E$2]*([.$A95]-1) + [levels_parameters.$D$2]" office:value-type="float" office:value="485" calcext:value-type="float">
            <text:p>485</text:p>
          </table:table-cell>
          <table:table-cell table:formula="of:=[levels_parameters.$G$2]*([.$A95]-1) + [levels_parameters.$F$2]" office:value-type="float" office:value="188" calcext:value-type="float">
            <text:p>188</text:p>
          </table:table-cell>
          <table:table-cell table:formula="of:=[levels_parameters.$I$2]*([.$A95]-1) + [levels_parameters.$H$2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5]+[.C95]" office:value-type="float" office:value="20816780" calcext:value-type="float">
            <text:p>20816780</text:p>
          </table:table-cell>
          <table:table-cell table:formula="of:=[.$A96]^[levels_parameters.$B$2] + [levels_parameters.$C$2]*([.A96]-1)+[levels_parameters.$A$2]" office:value-type="float" office:value="885220" calcext:value-type="float">
            <text:p>885220</text:p>
          </table:table-cell>
          <table:table-cell table:formula="of:=[levels_parameters.$E$2]*([.$A96]-1) + [levels_parameters.$D$2]" office:value-type="float" office:value="490" calcext:value-type="float">
            <text:p>490</text:p>
          </table:table-cell>
          <table:table-cell table:formula="of:=[levels_parameters.$G$2]*([.$A96]-1) + [levels_parameters.$F$2]" office:value-type="float" office:value="190" calcext:value-type="float">
            <text:p>190</text:p>
          </table:table-cell>
          <table:table-cell table:formula="of:=[levels_parameters.$I$2]*([.$A96]-1) + [levels_parameters.$H$2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6]+[.C96]" office:value-type="float" office:value="21702000" calcext:value-type="float">
            <text:p>21702000</text:p>
          </table:table-cell>
          <table:table-cell table:formula="of:=[.$A97]^[levels_parameters.$B$2] + [levels_parameters.$C$2]*([.A97]-1)+[levels_parameters.$A$2]" office:value-type="float" office:value="913162" calcext:value-type="float">
            <text:p>913162</text:p>
          </table:table-cell>
          <table:table-cell table:formula="of:=[levels_parameters.$E$2]*([.$A97]-1) + [levels_parameters.$D$2]" office:value-type="float" office:value="495" calcext:value-type="float">
            <text:p>495</text:p>
          </table:table-cell>
          <table:table-cell table:formula="of:=[levels_parameters.$G$2]*([.$A97]-1) + [levels_parameters.$F$2]" office:value-type="float" office:value="192" calcext:value-type="float">
            <text:p>192</text:p>
          </table:table-cell>
          <table:table-cell table:formula="of:=[levels_parameters.$I$2]*([.$A97]-1) + [levels_parameters.$H$2]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7]+[.C97]" office:value-type="float" office:value="22615162" calcext:value-type="float">
            <text:p>22615162</text:p>
          </table:table-cell>
          <table:table-cell table:formula="of:=[.$A98]^[levels_parameters.$B$2] + [levels_parameters.$C$2]*([.A98]-1)+[levels_parameters.$A$2]" office:value-type="float" office:value="941686" calcext:value-type="float">
            <text:p>941686</text:p>
          </table:table-cell>
          <table:table-cell table:formula="of:=[levels_parameters.$E$2]*([.$A98]-1) + [levels_parameters.$D$2]" office:value-type="float" office:value="500" calcext:value-type="float">
            <text:p>500</text:p>
          </table:table-cell>
          <table:table-cell table:formula="of:=[levels_parameters.$G$2]*([.$A98]-1) + [levels_parameters.$F$2]" office:value-type="float" office:value="194" calcext:value-type="float">
            <text:p>194</text:p>
          </table:table-cell>
          <table:table-cell table:formula="of:=[levels_parameters.$I$2]*([.$A98]-1) + [levels_parameters.$H$2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8]+[.C98]" office:value-type="float" office:value="23556848" calcext:value-type="float">
            <text:p>23556848</text:p>
          </table:table-cell>
          <table:table-cell table:formula="of:=[.$A99]^[levels_parameters.$B$2] + [levels_parameters.$C$2]*([.A99]-1)+[levels_parameters.$A$2]" office:value-type="float" office:value="970798" calcext:value-type="float">
            <text:p>970798</text:p>
          </table:table-cell>
          <table:table-cell table:formula="of:=[levels_parameters.$E$2]*([.$A99]-1) + [levels_parameters.$D$2]" office:value-type="float" office:value="505" calcext:value-type="float">
            <text:p>505</text:p>
          </table:table-cell>
          <table:table-cell table:formula="of:=[levels_parameters.$G$2]*([.$A99]-1) + [levels_parameters.$F$2]" office:value-type="float" office:value="196" calcext:value-type="float">
            <text:p>196</text:p>
          </table:table-cell>
          <table:table-cell table:formula="of:=[levels_parameters.$I$2]*([.$A99]-1) + [levels_parameters.$H$2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99]+[.C99]" office:value-type="float" office:value="24527646" calcext:value-type="float">
            <text:p>24527646</text:p>
          </table:table-cell>
          <table:table-cell table:formula="of:=[.$A100]^[levels_parameters.$B$2] + [levels_parameters.$C$2]*([.A100]-1)+[levels_parameters.$A$2]" office:value-type="float" office:value="1000504" calcext:value-type="float">
            <text:p>1000504</text:p>
          </table:table-cell>
          <table:table-cell table:formula="of:=[levels_parameters.$E$2]*([.$A100]-1) + [levels_parameters.$D$2]" office:value-type="float" office:value="510" calcext:value-type="float">
            <text:p>510</text:p>
          </table:table-cell>
          <table:table-cell table:formula="of:=[levels_parameters.$G$2]*([.$A100]-1) + [levels_parameters.$F$2]" office:value-type="float" office:value="198" calcext:value-type="float">
            <text:p>198</text:p>
          </table:table-cell>
          <table:table-cell table:formula="of:=[levels_parameters.$I$2]*([.$A100]-1) + [levels_parameters.$H$2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0]+[.C100]" office:value-type="float" office:value="25528150" calcext:value-type="float">
            <text:p>25528150</text:p>
          </table:table-cell>
          <table:table-cell table:formula="of:=[.$A101]^[levels_parameters.$B$2] + [levels_parameters.$C$2]*([.A101]-1)+[levels_parameters.$A$2]" office:value-type="float" office:value="1030810" calcext:value-type="float">
            <text:p>1030810</text:p>
          </table:table-cell>
          <table:table-cell table:formula="of:=[levels_parameters.$E$2]*([.$A101]-1) + [levels_parameters.$D$2]" office:value-type="float" office:value="515" calcext:value-type="float">
            <text:p>515</text:p>
          </table:table-cell>
          <table:table-cell table:formula="of:=[levels_parameters.$G$2]*([.$A101]-1) + [levels_parameters.$F$2]" office:value-type="float" office:value="200" calcext:value-type="float">
            <text:p>200</text:p>
          </table:table-cell>
          <table:table-cell table:formula="of:=[levels_parameters.$I$2]*([.$A101]-1) + [levels_parameters.$H$2]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1]+[.C101]" office:value-type="float" office:value="26558960" calcext:value-type="float">
            <text:p>26558960</text:p>
          </table:table-cell>
          <table:table-cell table:formula="of:=[.$A102]^[levels_parameters.$B$2] + [levels_parameters.$C$2]*([.A102]-1)+[levels_parameters.$A$2]" office:value-type="float" office:value="1061722" calcext:value-type="float">
            <text:p>1061722</text:p>
          </table:table-cell>
          <table:table-cell table:formula="of:=[levels_parameters.$E$2]*([.$A102]-1) + [levels_parameters.$D$2]" office:value-type="float" office:value="520" calcext:value-type="float">
            <text:p>520</text:p>
          </table:table-cell>
          <table:table-cell table:formula="of:=[levels_parameters.$G$2]*([.$A102]-1) + [levels_parameters.$F$2]" office:value-type="float" office:value="202" calcext:value-type="float">
            <text:p>202</text:p>
          </table:table-cell>
          <table:table-cell table:formula="of:=[levels_parameters.$I$2]*([.$A102]-1) + [levels_parameters.$H$2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2]+[.C102]" office:value-type="float" office:value="27620682" calcext:value-type="float">
            <text:p>27620682</text:p>
          </table:table-cell>
          <table:table-cell table:formula="of:=[.$A103]^[levels_parameters.$B$2] + [levels_parameters.$C$2]*([.A103]-1)+[levels_parameters.$A$2]" office:value-type="float" office:value="1093246" calcext:value-type="float">
            <text:p>1093246</text:p>
          </table:table-cell>
          <table:table-cell table:formula="of:=[levels_parameters.$E$2]*([.$A103]-1) + [levels_parameters.$D$2]" office:value-type="float" office:value="525" calcext:value-type="float">
            <text:p>525</text:p>
          </table:table-cell>
          <table:table-cell table:formula="of:=[levels_parameters.$G$2]*([.$A103]-1) + [levels_parameters.$F$2]" office:value-type="float" office:value="204" calcext:value-type="float">
            <text:p>204</text:p>
          </table:table-cell>
          <table:table-cell table:formula="of:=[levels_parameters.$I$2]*([.$A103]-1) + [levels_parameters.$H$2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3]+[.C103]" office:value-type="float" office:value="28713928" calcext:value-type="float">
            <text:p>28713928</text:p>
          </table:table-cell>
          <table:table-cell table:formula="of:=[.$A104]^[levels_parameters.$B$2] + [levels_parameters.$C$2]*([.A104]-1)+[levels_parameters.$A$2]" office:value-type="float" office:value="1125388" calcext:value-type="float">
            <text:p>1125388</text:p>
          </table:table-cell>
          <table:table-cell table:formula="of:=[levels_parameters.$E$2]*([.$A104]-1) + [levels_parameters.$D$2]" office:value-type="float" office:value="530" calcext:value-type="float">
            <text:p>530</text:p>
          </table:table-cell>
          <table:table-cell table:formula="of:=[levels_parameters.$G$2]*([.$A104]-1) + [levels_parameters.$F$2]" office:value-type="float" office:value="206" calcext:value-type="float">
            <text:p>206</text:p>
          </table:table-cell>
          <table:table-cell table:formula="of:=[levels_parameters.$I$2]*([.$A104]-1) + [levels_parameters.$H$2]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4]+[.C104]" office:value-type="float" office:value="29839316" calcext:value-type="float">
            <text:p>29839316</text:p>
          </table:table-cell>
          <table:table-cell table:formula="of:=[.$A105]^[levels_parameters.$B$2] + [levels_parameters.$C$2]*([.A105]-1)+[levels_parameters.$A$2]" office:value-type="float" office:value="1158154" calcext:value-type="float">
            <text:p>1158154</text:p>
          </table:table-cell>
          <table:table-cell table:formula="of:=[levels_parameters.$E$2]*([.$A105]-1) + [levels_parameters.$D$2]" office:value-type="float" office:value="535" calcext:value-type="float">
            <text:p>535</text:p>
          </table:table-cell>
          <table:table-cell table:formula="of:=[levels_parameters.$G$2]*([.$A105]-1) + [levels_parameters.$F$2]" office:value-type="float" office:value="208" calcext:value-type="float">
            <text:p>208</text:p>
          </table:table-cell>
          <table:table-cell table:formula="of:=[levels_parameters.$I$2]*([.$A105]-1) + [levels_parameters.$H$2]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5]+[.C105]" office:value-type="float" office:value="30997470" calcext:value-type="float">
            <text:p>30997470</text:p>
          </table:table-cell>
          <table:table-cell table:formula="of:=[.$A106]^[levels_parameters.$B$2] + [levels_parameters.$C$2]*([.A106]-1)+[levels_parameters.$A$2]" office:value-type="float" office:value="1191550" calcext:value-type="float">
            <text:p>1191550</text:p>
          </table:table-cell>
          <table:table-cell table:formula="of:=[levels_parameters.$E$2]*([.$A106]-1) + [levels_parameters.$D$2]" office:value-type="float" office:value="540" calcext:value-type="float">
            <text:p>540</text:p>
          </table:table-cell>
          <table:table-cell table:formula="of:=[levels_parameters.$G$2]*([.$A106]-1) + [levels_parameters.$F$2]" office:value-type="float" office:value="210" calcext:value-type="float">
            <text:p>210</text:p>
          </table:table-cell>
          <table:table-cell table:formula="of:=[levels_parameters.$I$2]*([.$A106]-1) + [levels_parameters.$H$2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6]+[.C106]" office:value-type="float" office:value="32189020" calcext:value-type="float">
            <text:p>32189020</text:p>
          </table:table-cell>
          <table:table-cell table:formula="of:=[.$A107]^[levels_parameters.$B$2] + [levels_parameters.$C$2]*([.A107]-1)+[levels_parameters.$A$2]" office:value-type="float" office:value="1225582" calcext:value-type="float">
            <text:p>1225582</text:p>
          </table:table-cell>
          <table:table-cell table:formula="of:=[levels_parameters.$E$2]*([.$A107]-1) + [levels_parameters.$D$2]" office:value-type="float" office:value="545" calcext:value-type="float">
            <text:p>545</text:p>
          </table:table-cell>
          <table:table-cell table:formula="of:=[levels_parameters.$G$2]*([.$A107]-1) + [levels_parameters.$F$2]" office:value-type="float" office:value="212" calcext:value-type="float">
            <text:p>212</text:p>
          </table:table-cell>
          <table:table-cell table:formula="of:=[levels_parameters.$I$2]*([.$A107]-1) + [levels_parameters.$H$2]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7]+[.C107]" office:value-type="float" office:value="33414602" calcext:value-type="float">
            <text:p>33414602</text:p>
          </table:table-cell>
          <table:table-cell table:formula="of:=[.$A108]^[levels_parameters.$B$2] + [levels_parameters.$C$2]*([.A108]-1)+[levels_parameters.$A$2]" office:value-type="float" office:value="1260256" calcext:value-type="float">
            <text:p>1260256</text:p>
          </table:table-cell>
          <table:table-cell table:formula="of:=[levels_parameters.$E$2]*([.$A108]-1) + [levels_parameters.$D$2]" office:value-type="float" office:value="550" calcext:value-type="float">
            <text:p>550</text:p>
          </table:table-cell>
          <table:table-cell table:formula="of:=[levels_parameters.$G$2]*([.$A108]-1) + [levels_parameters.$F$2]" office:value-type="float" office:value="214" calcext:value-type="float">
            <text:p>214</text:p>
          </table:table-cell>
          <table:table-cell table:formula="of:=[levels_parameters.$I$2]*([.$A108]-1) + [levels_parameters.$H$2]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8]+[.C108]" office:value-type="float" office:value="34674858" calcext:value-type="float">
            <text:p>34674858</text:p>
          </table:table-cell>
          <table:table-cell table:formula="of:=[.$A109]^[levels_parameters.$B$2] + [levels_parameters.$C$2]*([.A109]-1)+[levels_parameters.$A$2]" office:value-type="float" office:value="1295578" calcext:value-type="float">
            <text:p>1295578</text:p>
          </table:table-cell>
          <table:table-cell table:formula="of:=[levels_parameters.$E$2]*([.$A109]-1) + [levels_parameters.$D$2]" office:value-type="float" office:value="555" calcext:value-type="float">
            <text:p>555</text:p>
          </table:table-cell>
          <table:table-cell table:formula="of:=[levels_parameters.$G$2]*([.$A109]-1) + [levels_parameters.$F$2]" office:value-type="float" office:value="216" calcext:value-type="float">
            <text:p>216</text:p>
          </table:table-cell>
          <table:table-cell table:formula="of:=[levels_parameters.$I$2]*([.$A109]-1) + [levels_parameters.$H$2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09]+[.C109]" office:value-type="float" office:value="35970436" calcext:value-type="float">
            <text:p>35970436</text:p>
          </table:table-cell>
          <table:table-cell table:formula="of:=[.$A110]^[levels_parameters.$B$2] + [levels_parameters.$C$2]*([.A110]-1)+[levels_parameters.$A$2]" office:value-type="float" office:value="1331554" calcext:value-type="float">
            <text:p>1331554</text:p>
          </table:table-cell>
          <table:table-cell table:formula="of:=[levels_parameters.$E$2]*([.$A110]-1) + [levels_parameters.$D$2]" office:value-type="float" office:value="560" calcext:value-type="float">
            <text:p>560</text:p>
          </table:table-cell>
          <table:table-cell table:formula="of:=[levels_parameters.$G$2]*([.$A110]-1) + [levels_parameters.$F$2]" office:value-type="float" office:value="218" calcext:value-type="float">
            <text:p>218</text:p>
          </table:table-cell>
          <table:table-cell table:formula="of:=[levels_parameters.$I$2]*([.$A110]-1) + [levels_parameters.$H$2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0]+[.C110]" office:value-type="float" office:value="37301990" calcext:value-type="float">
            <text:p>37301990</text:p>
          </table:table-cell>
          <table:table-cell table:formula="of:=[.$A111]^[levels_parameters.$B$2] + [levels_parameters.$C$2]*([.A111]-1)+[levels_parameters.$A$2]" office:value-type="float" office:value="1368190" calcext:value-type="float">
            <text:p>1368190</text:p>
          </table:table-cell>
          <table:table-cell table:formula="of:=[levels_parameters.$E$2]*([.$A111]-1) + [levels_parameters.$D$2]" office:value-type="float" office:value="565" calcext:value-type="float">
            <text:p>565</text:p>
          </table:table-cell>
          <table:table-cell table:formula="of:=[levels_parameters.$G$2]*([.$A111]-1) + [levels_parameters.$F$2]" office:value-type="float" office:value="220" calcext:value-type="float">
            <text:p>220</text:p>
          </table:table-cell>
          <table:table-cell table:formula="of:=[levels_parameters.$I$2]*([.$A111]-1) + [levels_parameters.$H$2]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1]+[.C111]" office:value-type="float" office:value="38670180" calcext:value-type="float">
            <text:p>38670180</text:p>
          </table:table-cell>
          <table:table-cell table:formula="of:=[.$A112]^[levels_parameters.$B$2] + [levels_parameters.$C$2]*([.A112]-1)+[levels_parameters.$A$2]" office:value-type="float" office:value="1405492" calcext:value-type="float">
            <text:p>1405492</text:p>
          </table:table-cell>
          <table:table-cell table:formula="of:=[levels_parameters.$E$2]*([.$A112]-1) + [levels_parameters.$D$2]" office:value-type="float" office:value="570" calcext:value-type="float">
            <text:p>570</text:p>
          </table:table-cell>
          <table:table-cell table:formula="of:=[levels_parameters.$G$2]*([.$A112]-1) + [levels_parameters.$F$2]" office:value-type="float" office:value="222" calcext:value-type="float">
            <text:p>222</text:p>
          </table:table-cell>
          <table:table-cell table:formula="of:=[levels_parameters.$I$2]*([.$A112]-1) + [levels_parameters.$H$2]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2]+[.C112]" office:value-type="float" office:value="40075672" calcext:value-type="float">
            <text:p>40075672</text:p>
          </table:table-cell>
          <table:table-cell table:formula="of:=[.$A113]^[levels_parameters.$B$2] + [levels_parameters.$C$2]*([.A113]-1)+[levels_parameters.$A$2]" office:value-type="float" office:value="1443466" calcext:value-type="float">
            <text:p>1443466</text:p>
          </table:table-cell>
          <table:table-cell table:formula="of:=[levels_parameters.$E$2]*([.$A113]-1) + [levels_parameters.$D$2]" office:value-type="float" office:value="575" calcext:value-type="float">
            <text:p>575</text:p>
          </table:table-cell>
          <table:table-cell table:formula="of:=[levels_parameters.$G$2]*([.$A113]-1) + [levels_parameters.$F$2]" office:value-type="float" office:value="224" calcext:value-type="float">
            <text:p>224</text:p>
          </table:table-cell>
          <table:table-cell table:formula="of:=[levels_parameters.$I$2]*([.$A113]-1) + [levels_parameters.$H$2]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3]+[.C113]" office:value-type="float" office:value="41519138" calcext:value-type="float">
            <text:p>41519138</text:p>
          </table:table-cell>
          <table:table-cell table:formula="of:=[.$A114]^[levels_parameters.$B$2] + [levels_parameters.$C$2]*([.A114]-1)+[levels_parameters.$A$2]" office:value-type="float" office:value="1482118" calcext:value-type="float">
            <text:p>1482118</text:p>
          </table:table-cell>
          <table:table-cell table:formula="of:=[levels_parameters.$E$2]*([.$A114]-1) + [levels_parameters.$D$2]" office:value-type="float" office:value="580" calcext:value-type="float">
            <text:p>580</text:p>
          </table:table-cell>
          <table:table-cell table:formula="of:=[levels_parameters.$G$2]*([.$A114]-1) + [levels_parameters.$F$2]" office:value-type="float" office:value="226" calcext:value-type="float">
            <text:p>226</text:p>
          </table:table-cell>
          <table:table-cell table:formula="of:=[levels_parameters.$I$2]*([.$A114]-1) + [levels_parameters.$H$2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4]+[.C114]" office:value-type="float" office:value="43001256" calcext:value-type="float">
            <text:p>43001256</text:p>
          </table:table-cell>
          <table:table-cell table:formula="of:=[.$A115]^[levels_parameters.$B$2] + [levels_parameters.$C$2]*([.A115]-1)+[levels_parameters.$A$2]" office:value-type="float" office:value="1521454" calcext:value-type="float">
            <text:p>1521454</text:p>
          </table:table-cell>
          <table:table-cell table:formula="of:=[levels_parameters.$E$2]*([.$A115]-1) + [levels_parameters.$D$2]" office:value-type="float" office:value="585" calcext:value-type="float">
            <text:p>585</text:p>
          </table:table-cell>
          <table:table-cell table:formula="of:=[levels_parameters.$G$2]*([.$A115]-1) + [levels_parameters.$F$2]" office:value-type="float" office:value="228" calcext:value-type="float">
            <text:p>228</text:p>
          </table:table-cell>
          <table:table-cell table:formula="of:=[levels_parameters.$I$2]*([.$A115]-1) + [levels_parameters.$H$2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5]+[.C115]" office:value-type="float" office:value="44522710" calcext:value-type="float">
            <text:p>44522710</text:p>
          </table:table-cell>
          <table:table-cell table:formula="of:=[.$A116]^[levels_parameters.$B$2] + [levels_parameters.$C$2]*([.A116]-1)+[levels_parameters.$A$2]" office:value-type="float" office:value="1561480" calcext:value-type="float">
            <text:p>1561480</text:p>
          </table:table-cell>
          <table:table-cell table:formula="of:=[levels_parameters.$E$2]*([.$A116]-1) + [levels_parameters.$D$2]" office:value-type="float" office:value="590" calcext:value-type="float">
            <text:p>590</text:p>
          </table:table-cell>
          <table:table-cell table:formula="of:=[levels_parameters.$G$2]*([.$A116]-1) + [levels_parameters.$F$2]" office:value-type="float" office:value="230" calcext:value-type="float">
            <text:p>230</text:p>
          </table:table-cell>
          <table:table-cell table:formula="of:=[levels_parameters.$I$2]*([.$A116]-1) + [levels_parameters.$H$2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6]+[.C116]" office:value-type="float" office:value="46084190" calcext:value-type="float">
            <text:p>46084190</text:p>
          </table:table-cell>
          <table:table-cell table:formula="of:=[.$A117]^[levels_parameters.$B$2] + [levels_parameters.$C$2]*([.A117]-1)+[levels_parameters.$A$2]" office:value-type="float" office:value="1602202" calcext:value-type="float">
            <text:p>1602202</text:p>
          </table:table-cell>
          <table:table-cell table:formula="of:=[levels_parameters.$E$2]*([.$A117]-1) + [levels_parameters.$D$2]" office:value-type="float" office:value="595" calcext:value-type="float">
            <text:p>595</text:p>
          </table:table-cell>
          <table:table-cell table:formula="of:=[levels_parameters.$G$2]*([.$A117]-1) + [levels_parameters.$F$2]" office:value-type="float" office:value="232" calcext:value-type="float">
            <text:p>232</text:p>
          </table:table-cell>
          <table:table-cell table:formula="of:=[levels_parameters.$I$2]*([.$A117]-1) + [levels_parameters.$H$2]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7]+[.C117]" office:value-type="float" office:value="47686392" calcext:value-type="float">
            <text:p>47686392</text:p>
          </table:table-cell>
          <table:table-cell table:formula="of:=[.$A118]^[levels_parameters.$B$2] + [levels_parameters.$C$2]*([.A118]-1)+[levels_parameters.$A$2]" office:value-type="float" office:value="1643626" calcext:value-type="float">
            <text:p>1643626</text:p>
          </table:table-cell>
          <table:table-cell table:formula="of:=[levels_parameters.$E$2]*([.$A118]-1) + [levels_parameters.$D$2]" office:value-type="float" office:value="600" calcext:value-type="float">
            <text:p>600</text:p>
          </table:table-cell>
          <table:table-cell table:formula="of:=[levels_parameters.$G$2]*([.$A118]-1) + [levels_parameters.$F$2]" office:value-type="float" office:value="234" calcext:value-type="float">
            <text:p>234</text:p>
          </table:table-cell>
          <table:table-cell table:formula="of:=[levels_parameters.$I$2]*([.$A118]-1) + [levels_parameters.$H$2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8]+[.C118]" office:value-type="float" office:value="49330018" calcext:value-type="float">
            <text:p>49330018</text:p>
          </table:table-cell>
          <table:table-cell table:formula="of:=[.$A119]^[levels_parameters.$B$2] + [levels_parameters.$C$2]*([.A119]-1)+[levels_parameters.$A$2]" office:value-type="float" office:value="1685758" calcext:value-type="float">
            <text:p>1685758</text:p>
          </table:table-cell>
          <table:table-cell table:formula="of:=[levels_parameters.$E$2]*([.$A119]-1) + [levels_parameters.$D$2]" office:value-type="float" office:value="605" calcext:value-type="float">
            <text:p>605</text:p>
          </table:table-cell>
          <table:table-cell table:formula="of:=[levels_parameters.$G$2]*([.$A119]-1) + [levels_parameters.$F$2]" office:value-type="float" office:value="236" calcext:value-type="float">
            <text:p>236</text:p>
          </table:table-cell>
          <table:table-cell table:formula="of:=[levels_parameters.$I$2]*([.$A119]-1) + [levels_parameters.$H$2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19]+[.C119]" office:value-type="float" office:value="51015776" calcext:value-type="float">
            <text:p>51015776</text:p>
          </table:table-cell>
          <table:table-cell table:formula="of:=[.$A120]^[levels_parameters.$B$2] + [levels_parameters.$C$2]*([.A120]-1)+[levels_parameters.$A$2]" office:value-type="float" office:value="1728604" calcext:value-type="float">
            <text:p>1728604</text:p>
          </table:table-cell>
          <table:table-cell table:formula="of:=[levels_parameters.$E$2]*([.$A120]-1) + [levels_parameters.$D$2]" office:value-type="float" office:value="610" calcext:value-type="float">
            <text:p>610</text:p>
          </table:table-cell>
          <table:table-cell table:formula="of:=[levels_parameters.$G$2]*([.$A120]-1) + [levels_parameters.$F$2]" office:value-type="float" office:value="238" calcext:value-type="float">
            <text:p>238</text:p>
          </table:table-cell>
          <table:table-cell table:formula="of:=[levels_parameters.$I$2]*([.$A120]-1) + [levels_parameters.$H$2]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0]+[.C120]" office:value-type="float" office:value="52744380" calcext:value-type="float">
            <text:p>52744380</text:p>
          </table:table-cell>
          <table:table-cell table:formula="of:=[.$A121]^[levels_parameters.$B$2] + [levels_parameters.$C$2]*([.A121]-1)+[levels_parameters.$A$2]" office:value-type="float" office:value="1772170" calcext:value-type="float">
            <text:p>1772170</text:p>
          </table:table-cell>
          <table:table-cell table:formula="of:=[levels_parameters.$E$2]*([.$A121]-1) + [levels_parameters.$D$2]" office:value-type="float" office:value="615" calcext:value-type="float">
            <text:p>615</text:p>
          </table:table-cell>
          <table:table-cell table:formula="of:=[levels_parameters.$G$2]*([.$A121]-1) + [levels_parameters.$F$2]" office:value-type="float" office:value="240" calcext:value-type="float">
            <text:p>240</text:p>
          </table:table-cell>
          <table:table-cell table:formula="of:=[levels_parameters.$I$2]*([.$A121]-1) + [levels_parameters.$H$2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1]+[.C121]" office:value-type="float" office:value="54516550" calcext:value-type="float">
            <text:p>54516550</text:p>
          </table:table-cell>
          <table:table-cell table:formula="of:=[.$A122]^[levels_parameters.$B$2] + [levels_parameters.$C$2]*([.A122]-1)+[levels_parameters.$A$2]" office:value-type="float" office:value="1816462" calcext:value-type="float">
            <text:p>1816462</text:p>
          </table:table-cell>
          <table:table-cell table:formula="of:=[levels_parameters.$E$2]*([.$A122]-1) + [levels_parameters.$D$2]" office:value-type="float" office:value="620" calcext:value-type="float">
            <text:p>620</text:p>
          </table:table-cell>
          <table:table-cell table:formula="of:=[levels_parameters.$G$2]*([.$A122]-1) + [levels_parameters.$F$2]" office:value-type="float" office:value="242" calcext:value-type="float">
            <text:p>242</text:p>
          </table:table-cell>
          <table:table-cell table:formula="of:=[levels_parameters.$I$2]*([.$A122]-1) + [levels_parameters.$H$2]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2]+[.C122]" office:value-type="float" office:value="56333012" calcext:value-type="float">
            <text:p>56333012</text:p>
          </table:table-cell>
          <table:table-cell table:formula="of:=[.$A123]^[levels_parameters.$B$2] + [levels_parameters.$C$2]*([.A123]-1)+[levels_parameters.$A$2]" office:value-type="float" office:value="1861486" calcext:value-type="float">
            <text:p>1861486</text:p>
          </table:table-cell>
          <table:table-cell table:formula="of:=[levels_parameters.$E$2]*([.$A123]-1) + [levels_parameters.$D$2]" office:value-type="float" office:value="625" calcext:value-type="float">
            <text:p>625</text:p>
          </table:table-cell>
          <table:table-cell table:formula="of:=[levels_parameters.$G$2]*([.$A123]-1) + [levels_parameters.$F$2]" office:value-type="float" office:value="244" calcext:value-type="float">
            <text:p>244</text:p>
          </table:table-cell>
          <table:table-cell table:formula="of:=[levels_parameters.$I$2]*([.$A123]-1) + [levels_parameters.$H$2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3]+[.C123]" office:value-type="float" office:value="58194498" calcext:value-type="float">
            <text:p>58194498</text:p>
          </table:table-cell>
          <table:table-cell table:formula="of:=[.$A124]^[levels_parameters.$B$2] + [levels_parameters.$C$2]*([.A124]-1)+[levels_parameters.$A$2]" office:value-type="float" office:value="1907248" calcext:value-type="float">
            <text:p>1907248</text:p>
          </table:table-cell>
          <table:table-cell table:formula="of:=[levels_parameters.$E$2]*([.$A124]-1) + [levels_parameters.$D$2]" office:value-type="float" office:value="630" calcext:value-type="float">
            <text:p>630</text:p>
          </table:table-cell>
          <table:table-cell table:formula="of:=[levels_parameters.$G$2]*([.$A124]-1) + [levels_parameters.$F$2]" office:value-type="float" office:value="246" calcext:value-type="float">
            <text:p>246</text:p>
          </table:table-cell>
          <table:table-cell table:formula="of:=[levels_parameters.$I$2]*([.$A124]-1) + [levels_parameters.$H$2]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4]+[.C124]" office:value-type="float" office:value="60101746" calcext:value-type="float">
            <text:p>60101746</text:p>
          </table:table-cell>
          <table:table-cell table:formula="of:=[.$A125]^[levels_parameters.$B$2] + [levels_parameters.$C$2]*([.A125]-1)+[levels_parameters.$A$2]" office:value-type="float" office:value="1953754" calcext:value-type="float">
            <text:p>1953754</text:p>
          </table:table-cell>
          <table:table-cell table:formula="of:=[levels_parameters.$E$2]*([.$A125]-1) + [levels_parameters.$D$2]" office:value-type="float" office:value="635" calcext:value-type="float">
            <text:p>635</text:p>
          </table:table-cell>
          <table:table-cell table:formula="of:=[levels_parameters.$G$2]*([.$A125]-1) + [levels_parameters.$F$2]" office:value-type="float" office:value="248" calcext:value-type="float">
            <text:p>248</text:p>
          </table:table-cell>
          <table:table-cell table:formula="of:=[levels_parameters.$I$2]*([.$A125]-1) + [levels_parameters.$H$2]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5]+[.C125]" office:value-type="float" office:value="62055500" calcext:value-type="float">
            <text:p>62055500</text:p>
          </table:table-cell>
          <table:table-cell table:formula="of:=[.$A126]^[levels_parameters.$B$2] + [levels_parameters.$C$2]*([.A126]-1)+[levels_parameters.$A$2]" office:value-type="float" office:value="2001010" calcext:value-type="float">
            <text:p>2001010</text:p>
          </table:table-cell>
          <table:table-cell table:formula="of:=[levels_parameters.$E$2]*([.$A126]-1) + [levels_parameters.$D$2]" office:value-type="float" office:value="640" calcext:value-type="float">
            <text:p>640</text:p>
          </table:table-cell>
          <table:table-cell table:formula="of:=[levels_parameters.$G$2]*([.$A126]-1) + [levels_parameters.$F$2]" office:value-type="float" office:value="250" calcext:value-type="float">
            <text:p>250</text:p>
          </table:table-cell>
          <table:table-cell table:formula="of:=[levels_parameters.$I$2]*([.$A126]-1) + [levels_parameters.$H$2]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6]+[.C126]" office:value-type="float" office:value="64056510" calcext:value-type="float">
            <text:p>64056510</text:p>
          </table:table-cell>
          <table:table-cell table:formula="of:=[.$A127]^[levels_parameters.$B$2] + [levels_parameters.$C$2]*([.A127]-1)+[levels_parameters.$A$2]" office:value-type="float" office:value="2049022" calcext:value-type="float">
            <text:p>2049022</text:p>
          </table:table-cell>
          <table:table-cell table:formula="of:=[levels_parameters.$E$2]*([.$A127]-1) + [levels_parameters.$D$2]" office:value-type="float" office:value="645" calcext:value-type="float">
            <text:p>645</text:p>
          </table:table-cell>
          <table:table-cell table:formula="of:=[levels_parameters.$G$2]*([.$A127]-1) + [levels_parameters.$F$2]" office:value-type="float" office:value="252" calcext:value-type="float">
            <text:p>252</text:p>
          </table:table-cell>
          <table:table-cell table:formula="of:=[levels_parameters.$I$2]*([.$A127]-1) + [levels_parameters.$H$2]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7]+[.C127]" office:value-type="float" office:value="66105532" calcext:value-type="float">
            <text:p>66105532</text:p>
          </table:table-cell>
          <table:table-cell table:formula="of:=[.$A128]^[levels_parameters.$B$2] + [levels_parameters.$C$2]*([.A128]-1)+[levels_parameters.$A$2]" office:value-type="float" office:value="2097796" calcext:value-type="float">
            <text:p>2097796</text:p>
          </table:table-cell>
          <table:table-cell table:formula="of:=[levels_parameters.$E$2]*([.$A128]-1) + [levels_parameters.$D$2]" office:value-type="float" office:value="650" calcext:value-type="float">
            <text:p>650</text:p>
          </table:table-cell>
          <table:table-cell table:formula="of:=[levels_parameters.$G$2]*([.$A128]-1) + [levels_parameters.$F$2]" office:value-type="float" office:value="254" calcext:value-type="float">
            <text:p>254</text:p>
          </table:table-cell>
          <table:table-cell table:formula="of:=[levels_parameters.$I$2]*([.$A128]-1) + [levels_parameters.$H$2]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8]+[.C128]" office:value-type="float" office:value="68203328" calcext:value-type="float">
            <text:p>68203328</text:p>
          </table:table-cell>
          <table:table-cell table:formula="of:=[.$A129]^[levels_parameters.$B$2] + [levels_parameters.$C$2]*([.A129]-1)+[levels_parameters.$A$2]" office:value-type="float" office:value="2147338" calcext:value-type="float">
            <text:p>2147338</text:p>
          </table:table-cell>
          <table:table-cell table:formula="of:=[levels_parameters.$E$2]*([.$A129]-1) + [levels_parameters.$D$2]" office:value-type="float" office:value="655" calcext:value-type="float">
            <text:p>655</text:p>
          </table:table-cell>
          <table:table-cell table:formula="of:=[levels_parameters.$G$2]*([.$A129]-1) + [levels_parameters.$F$2]" office:value-type="float" office:value="256" calcext:value-type="float">
            <text:p>256</text:p>
          </table:table-cell>
          <table:table-cell table:formula="of:=[levels_parameters.$I$2]*([.$A129]-1) + [levels_parameters.$H$2]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29]+[.C129]" office:value-type="float" office:value="70350666" calcext:value-type="float">
            <text:p>70350666</text:p>
          </table:table-cell>
          <table:table-cell table:formula="of:=[.$A130]^[levels_parameters.$B$2] + [levels_parameters.$C$2]*([.A130]-1)+[levels_parameters.$A$2]" office:value-type="float" office:value="2197654" calcext:value-type="float">
            <text:p>2197654</text:p>
          </table:table-cell>
          <table:table-cell table:formula="of:=[levels_parameters.$E$2]*([.$A130]-1) + [levels_parameters.$D$2]" office:value-type="float" office:value="660" calcext:value-type="float">
            <text:p>660</text:p>
          </table:table-cell>
          <table:table-cell table:formula="of:=[levels_parameters.$G$2]*([.$A130]-1) + [levels_parameters.$F$2]" office:value-type="float" office:value="258" calcext:value-type="float">
            <text:p>258</text:p>
          </table:table-cell>
          <table:table-cell table:formula="of:=[levels_parameters.$I$2]*([.$A130]-1) + [levels_parameters.$H$2]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0]+[.C130]" office:value-type="float" office:value="72548320" calcext:value-type="float">
            <text:p>72548320</text:p>
          </table:table-cell>
          <table:table-cell table:formula="of:=[.$A131]^[levels_parameters.$B$2] + [levels_parameters.$C$2]*([.A131]-1)+[levels_parameters.$A$2]" office:value-type="float" office:value="2248750" calcext:value-type="float">
            <text:p>2248750</text:p>
          </table:table-cell>
          <table:table-cell table:formula="of:=[levels_parameters.$E$2]*([.$A131]-1) + [levels_parameters.$D$2]" office:value-type="float" office:value="665" calcext:value-type="float">
            <text:p>665</text:p>
          </table:table-cell>
          <table:table-cell table:formula="of:=[levels_parameters.$G$2]*([.$A131]-1) + [levels_parameters.$F$2]" office:value-type="float" office:value="260" calcext:value-type="float">
            <text:p>260</text:p>
          </table:table-cell>
          <table:table-cell table:formula="of:=[levels_parameters.$I$2]*([.$A131]-1) + [levels_parameters.$H$2]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1]+[.C131]" office:value-type="float" office:value="74797070" calcext:value-type="float">
            <text:p>74797070</text:p>
          </table:table-cell>
          <table:table-cell table:formula="of:=[.$A132]^[levels_parameters.$B$2] + [levels_parameters.$C$2]*([.A132]-1)+[levels_parameters.$A$2]" office:value-type="float" office:value="2300632" calcext:value-type="float">
            <text:p>2300632</text:p>
          </table:table-cell>
          <table:table-cell table:formula="of:=[levels_parameters.$E$2]*([.$A132]-1) + [levels_parameters.$D$2]" office:value-type="float" office:value="670" calcext:value-type="float">
            <text:p>670</text:p>
          </table:table-cell>
          <table:table-cell table:formula="of:=[levels_parameters.$G$2]*([.$A132]-1) + [levels_parameters.$F$2]" office:value-type="float" office:value="262" calcext:value-type="float">
            <text:p>262</text:p>
          </table:table-cell>
          <table:table-cell table:formula="of:=[levels_parameters.$I$2]*([.$A132]-1) + [levels_parameters.$H$2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2]+[.C132]" office:value-type="float" office:value="77097702" calcext:value-type="float">
            <text:p>77097702</text:p>
          </table:table-cell>
          <table:table-cell table:formula="of:=[.$A133]^[levels_parameters.$B$2] + [levels_parameters.$C$2]*([.A133]-1)+[levels_parameters.$A$2]" office:value-type="float" office:value="2353306" calcext:value-type="float">
            <text:p>2353306</text:p>
          </table:table-cell>
          <table:table-cell table:formula="of:=[levels_parameters.$E$2]*([.$A133]-1) + [levels_parameters.$D$2]" office:value-type="float" office:value="675" calcext:value-type="float">
            <text:p>675</text:p>
          </table:table-cell>
          <table:table-cell table:formula="of:=[levels_parameters.$G$2]*([.$A133]-1) + [levels_parameters.$F$2]" office:value-type="float" office:value="264" calcext:value-type="float">
            <text:p>264</text:p>
          </table:table-cell>
          <table:table-cell table:formula="of:=[levels_parameters.$I$2]*([.$A133]-1) + [levels_parameters.$H$2]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3]+[.C133]" office:value-type="float" office:value="79451008" calcext:value-type="float">
            <text:p>79451008</text:p>
          </table:table-cell>
          <table:table-cell table:formula="of:=[.$A134]^[levels_parameters.$B$2] + [levels_parameters.$C$2]*([.A134]-1)+[levels_parameters.$A$2]" office:value-type="float" office:value="2406778" calcext:value-type="float">
            <text:p>2406778</text:p>
          </table:table-cell>
          <table:table-cell table:formula="of:=[levels_parameters.$E$2]*([.$A134]-1) + [levels_parameters.$D$2]" office:value-type="float" office:value="680" calcext:value-type="float">
            <text:p>680</text:p>
          </table:table-cell>
          <table:table-cell table:formula="of:=[levels_parameters.$G$2]*([.$A134]-1) + [levels_parameters.$F$2]" office:value-type="float" office:value="266" calcext:value-type="float">
            <text:p>266</text:p>
          </table:table-cell>
          <table:table-cell table:formula="of:=[levels_parameters.$I$2]*([.$A134]-1) + [levels_parameters.$H$2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4]+[.C134]" office:value-type="float" office:value="81857786" calcext:value-type="float">
            <text:p>81857786</text:p>
          </table:table-cell>
          <table:table-cell table:formula="of:=[.$A135]^[levels_parameters.$B$2] + [levels_parameters.$C$2]*([.A135]-1)+[levels_parameters.$A$2]" office:value-type="float" office:value="2461054" calcext:value-type="float">
            <text:p>2461054</text:p>
          </table:table-cell>
          <table:table-cell table:formula="of:=[levels_parameters.$E$2]*([.$A135]-1) + [levels_parameters.$D$2]" office:value-type="float" office:value="685" calcext:value-type="float">
            <text:p>685</text:p>
          </table:table-cell>
          <table:table-cell table:formula="of:=[levels_parameters.$G$2]*([.$A135]-1) + [levels_parameters.$F$2]" office:value-type="float" office:value="268" calcext:value-type="float">
            <text:p>268</text:p>
          </table:table-cell>
          <table:table-cell table:formula="of:=[levels_parameters.$I$2]*([.$A135]-1) + [levels_parameters.$H$2]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5]+[.C135]" office:value-type="float" office:value="84318840" calcext:value-type="float">
            <text:p>84318840</text:p>
          </table:table-cell>
          <table:table-cell table:formula="of:=[.$A136]^[levels_parameters.$B$2] + [levels_parameters.$C$2]*([.A136]-1)+[levels_parameters.$A$2]" office:value-type="float" office:value="2516140" calcext:value-type="float">
            <text:p>2516140</text:p>
          </table:table-cell>
          <table:table-cell table:formula="of:=[levels_parameters.$E$2]*([.$A136]-1) + [levels_parameters.$D$2]" office:value-type="float" office:value="690" calcext:value-type="float">
            <text:p>690</text:p>
          </table:table-cell>
          <table:table-cell table:formula="of:=[levels_parameters.$G$2]*([.$A136]-1) + [levels_parameters.$F$2]" office:value-type="float" office:value="270" calcext:value-type="float">
            <text:p>270</text:p>
          </table:table-cell>
          <table:table-cell table:formula="of:=[levels_parameters.$I$2]*([.$A136]-1) + [levels_parameters.$H$2]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6]+[.C136]" office:value-type="float" office:value="86834980" calcext:value-type="float">
            <text:p>86834980</text:p>
          </table:table-cell>
          <table:table-cell table:formula="of:=[.$A137]^[levels_parameters.$B$2] + [levels_parameters.$C$2]*([.A137]-1)+[levels_parameters.$A$2]" office:value-type="float" office:value="2572042" calcext:value-type="float">
            <text:p>2572042</text:p>
          </table:table-cell>
          <table:table-cell table:formula="of:=[levels_parameters.$E$2]*([.$A137]-1) + [levels_parameters.$D$2]" office:value-type="float" office:value="695" calcext:value-type="float">
            <text:p>695</text:p>
          </table:table-cell>
          <table:table-cell table:formula="of:=[levels_parameters.$G$2]*([.$A137]-1) + [levels_parameters.$F$2]" office:value-type="float" office:value="272" calcext:value-type="float">
            <text:p>272</text:p>
          </table:table-cell>
          <table:table-cell table:formula="of:=[levels_parameters.$I$2]*([.$A137]-1) + [levels_parameters.$H$2]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7]+[.C137]" office:value-type="float" office:value="89407022" calcext:value-type="float">
            <text:p>89407022</text:p>
          </table:table-cell>
          <table:table-cell table:formula="of:=[.$A138]^[levels_parameters.$B$2] + [levels_parameters.$C$2]*([.A138]-1)+[levels_parameters.$A$2]" office:value-type="float" office:value="2628766" calcext:value-type="float">
            <text:p>2628766</text:p>
          </table:table-cell>
          <table:table-cell table:formula="of:=[levels_parameters.$E$2]*([.$A138]-1) + [levels_parameters.$D$2]" office:value-type="float" office:value="700" calcext:value-type="float">
            <text:p>700</text:p>
          </table:table-cell>
          <table:table-cell table:formula="of:=[levels_parameters.$G$2]*([.$A138]-1) + [levels_parameters.$F$2]" office:value-type="float" office:value="274" calcext:value-type="float">
            <text:p>274</text:p>
          </table:table-cell>
          <table:table-cell table:formula="of:=[levels_parameters.$I$2]*([.$A138]-1) + [levels_parameters.$H$2]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8]+[.C138]" office:value-type="float" office:value="92035788" calcext:value-type="float">
            <text:p>92035788</text:p>
          </table:table-cell>
          <table:table-cell table:formula="of:=[.$A139]^[levels_parameters.$B$2] + [levels_parameters.$C$2]*([.A139]-1)+[levels_parameters.$A$2]" office:value-type="float" office:value="2686318" calcext:value-type="float">
            <text:p>2686318</text:p>
          </table:table-cell>
          <table:table-cell table:formula="of:=[levels_parameters.$E$2]*([.$A139]-1) + [levels_parameters.$D$2]" office:value-type="float" office:value="705" calcext:value-type="float">
            <text:p>705</text:p>
          </table:table-cell>
          <table:table-cell table:formula="of:=[levels_parameters.$G$2]*([.$A139]-1) + [levels_parameters.$F$2]" office:value-type="float" office:value="276" calcext:value-type="float">
            <text:p>276</text:p>
          </table:table-cell>
          <table:table-cell table:formula="of:=[levels_parameters.$I$2]*([.$A139]-1) + [levels_parameters.$H$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39]+[.C139]" office:value-type="float" office:value="94722106" calcext:value-type="float">
            <text:p>94722106</text:p>
          </table:table-cell>
          <table:table-cell table:formula="of:=[.$A140]^[levels_parameters.$B$2] + [levels_parameters.$C$2]*([.A140]-1)+[levels_parameters.$A$2]" office:value-type="float" office:value="2744704" calcext:value-type="float">
            <text:p>2744704</text:p>
          </table:table-cell>
          <table:table-cell table:formula="of:=[levels_parameters.$E$2]*([.$A140]-1) + [levels_parameters.$D$2]" office:value-type="float" office:value="710" calcext:value-type="float">
            <text:p>710</text:p>
          </table:table-cell>
          <table:table-cell table:formula="of:=[levels_parameters.$G$2]*([.$A140]-1) + [levels_parameters.$F$2]" office:value-type="float" office:value="278" calcext:value-type="float">
            <text:p>278</text:p>
          </table:table-cell>
          <table:table-cell table:formula="of:=[levels_parameters.$I$2]*([.$A140]-1) + [levels_parameters.$H$2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0]+[.C140]" office:value-type="float" office:value="97466810" calcext:value-type="float">
            <text:p>97466810</text:p>
          </table:table-cell>
          <table:table-cell table:formula="of:=[.$A141]^[levels_parameters.$B$2] + [levels_parameters.$C$2]*([.A141]-1)+[levels_parameters.$A$2]" office:value-type="float" office:value="2803930" calcext:value-type="float">
            <text:p>2803930</text:p>
          </table:table-cell>
          <table:table-cell table:formula="of:=[levels_parameters.$E$2]*([.$A141]-1) + [levels_parameters.$D$2]" office:value-type="float" office:value="715" calcext:value-type="float">
            <text:p>715</text:p>
          </table:table-cell>
          <table:table-cell table:formula="of:=[levels_parameters.$G$2]*([.$A141]-1) + [levels_parameters.$F$2]" office:value-type="float" office:value="280" calcext:value-type="float">
            <text:p>280</text:p>
          </table:table-cell>
          <table:table-cell table:formula="of:=[levels_parameters.$I$2]*([.$A141]-1) + [levels_parameters.$H$2]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1]+[.C141]" office:value-type="float" office:value="100270740" calcext:value-type="float">
            <text:p>100270740</text:p>
          </table:table-cell>
          <table:table-cell table:formula="of:=[.$A142]^[levels_parameters.$B$2] + [levels_parameters.$C$2]*([.A142]-1)+[levels_parameters.$A$2]" office:value-type="float" office:value="2864002" calcext:value-type="float">
            <text:p>2864002</text:p>
          </table:table-cell>
          <table:table-cell table:formula="of:=[levels_parameters.$E$2]*([.$A142]-1) + [levels_parameters.$D$2]" office:value-type="float" office:value="720" calcext:value-type="float">
            <text:p>720</text:p>
          </table:table-cell>
          <table:table-cell table:formula="of:=[levels_parameters.$G$2]*([.$A142]-1) + [levels_parameters.$F$2]" office:value-type="float" office:value="282" calcext:value-type="float">
            <text:p>282</text:p>
          </table:table-cell>
          <table:table-cell table:formula="of:=[levels_parameters.$I$2]*([.$A142]-1) + [levels_parameters.$H$2]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2]+[.C142]" office:value-type="float" office:value="103134742" calcext:value-type="float">
            <text:p>103134742</text:p>
          </table:table-cell>
          <table:table-cell table:formula="of:=[.$A143]^[levels_parameters.$B$2] + [levels_parameters.$C$2]*([.A143]-1)+[levels_parameters.$A$2]" office:value-type="float" office:value="2924926" calcext:value-type="float">
            <text:p>2924926</text:p>
          </table:table-cell>
          <table:table-cell table:formula="of:=[levels_parameters.$E$2]*([.$A143]-1) + [levels_parameters.$D$2]" office:value-type="float" office:value="725" calcext:value-type="float">
            <text:p>725</text:p>
          </table:table-cell>
          <table:table-cell table:formula="of:=[levels_parameters.$G$2]*([.$A143]-1) + [levels_parameters.$F$2]" office:value-type="float" office:value="284" calcext:value-type="float">
            <text:p>284</text:p>
          </table:table-cell>
          <table:table-cell table:formula="of:=[levels_parameters.$I$2]*([.$A143]-1) + [levels_parameters.$H$2]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3]+[.C143]" office:value-type="float" office:value="106059668" calcext:value-type="float">
            <text:p>106059668</text:p>
          </table:table-cell>
          <table:table-cell table:formula="of:=[.$A144]^[levels_parameters.$B$2] + [levels_parameters.$C$2]*([.A144]-1)+[levels_parameters.$A$2]" office:value-type="float" office:value="2986708" calcext:value-type="float">
            <text:p>2986708</text:p>
          </table:table-cell>
          <table:table-cell table:formula="of:=[levels_parameters.$E$2]*([.$A144]-1) + [levels_parameters.$D$2]" office:value-type="float" office:value="730" calcext:value-type="float">
            <text:p>730</text:p>
          </table:table-cell>
          <table:table-cell table:formula="of:=[levels_parameters.$G$2]*([.$A144]-1) + [levels_parameters.$F$2]" office:value-type="float" office:value="286" calcext:value-type="float">
            <text:p>286</text:p>
          </table:table-cell>
          <table:table-cell table:formula="of:=[levels_parameters.$I$2]*([.$A144]-1) + [levels_parameters.$H$2]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4]+[.C144]" office:value-type="float" office:value="109046376" calcext:value-type="float">
            <text:p>109046376</text:p>
          </table:table-cell>
          <table:table-cell table:formula="of:=[.$A145]^[levels_parameters.$B$2] + [levels_parameters.$C$2]*([.A145]-1)+[levels_parameters.$A$2]" office:value-type="float" office:value="3049354" calcext:value-type="float">
            <text:p>3049354</text:p>
          </table:table-cell>
          <table:table-cell table:formula="of:=[levels_parameters.$E$2]*([.$A145]-1) + [levels_parameters.$D$2]" office:value-type="float" office:value="735" calcext:value-type="float">
            <text:p>735</text:p>
          </table:table-cell>
          <table:table-cell table:formula="of:=[levels_parameters.$G$2]*([.$A145]-1) + [levels_parameters.$F$2]" office:value-type="float" office:value="288" calcext:value-type="float">
            <text:p>288</text:p>
          </table:table-cell>
          <table:table-cell table:formula="of:=[levels_parameters.$I$2]*([.$A145]-1) + [levels_parameters.$H$2]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5]+[.C145]" office:value-type="float" office:value="112095730" calcext:value-type="float">
            <text:p>112095730</text:p>
          </table:table-cell>
          <table:table-cell table:formula="of:=[.$A146]^[levels_parameters.$B$2] + [levels_parameters.$C$2]*([.A146]-1)+[levels_parameters.$A$2]" office:value-type="float" office:value="3112870" calcext:value-type="float">
            <text:p>3112870</text:p>
          </table:table-cell>
          <table:table-cell table:formula="of:=[levels_parameters.$E$2]*([.$A146]-1) + [levels_parameters.$D$2]" office:value-type="float" office:value="740" calcext:value-type="float">
            <text:p>740</text:p>
          </table:table-cell>
          <table:table-cell table:formula="of:=[levels_parameters.$G$2]*([.$A146]-1) + [levels_parameters.$F$2]" office:value-type="float" office:value="290" calcext:value-type="float">
            <text:p>290</text:p>
          </table:table-cell>
          <table:table-cell table:formula="of:=[levels_parameters.$I$2]*([.$A146]-1) + [levels_parameters.$H$2]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6]+[.C146]" office:value-type="float" office:value="115208600" calcext:value-type="float">
            <text:p>115208600</text:p>
          </table:table-cell>
          <table:table-cell table:formula="of:=[.$A147]^[levels_parameters.$B$2] + [levels_parameters.$C$2]*([.A147]-1)+[levels_parameters.$A$2]" office:value-type="float" office:value="3177262" calcext:value-type="float">
            <text:p>3177262</text:p>
          </table:table-cell>
          <table:table-cell table:formula="of:=[levels_parameters.$E$2]*([.$A147]-1) + [levels_parameters.$D$2]" office:value-type="float" office:value="745" calcext:value-type="float">
            <text:p>745</text:p>
          </table:table-cell>
          <table:table-cell table:formula="of:=[levels_parameters.$G$2]*([.$A147]-1) + [levels_parameters.$F$2]" office:value-type="float" office:value="292" calcext:value-type="float">
            <text:p>292</text:p>
          </table:table-cell>
          <table:table-cell table:formula="of:=[levels_parameters.$I$2]*([.$A147]-1) + [levels_parameters.$H$2]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7]+[.C147]" office:value-type="float" office:value="118385862" calcext:value-type="float">
            <text:p>118385862</text:p>
          </table:table-cell>
          <table:table-cell table:formula="of:=[.$A148]^[levels_parameters.$B$2] + [levels_parameters.$C$2]*([.A148]-1)+[levels_parameters.$A$2]" office:value-type="float" office:value="3242536" calcext:value-type="float">
            <text:p>3242536</text:p>
          </table:table-cell>
          <table:table-cell table:formula="of:=[levels_parameters.$E$2]*([.$A148]-1) + [levels_parameters.$D$2]" office:value-type="float" office:value="750" calcext:value-type="float">
            <text:p>750</text:p>
          </table:table-cell>
          <table:table-cell table:formula="of:=[levels_parameters.$G$2]*([.$A148]-1) + [levels_parameters.$F$2]" office:value-type="float" office:value="294" calcext:value-type="float">
            <text:p>294</text:p>
          </table:table-cell>
          <table:table-cell table:formula="of:=[levels_parameters.$I$2]*([.$A148]-1) + [levels_parameters.$H$2]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8]+[.C148]" office:value-type="float" office:value="121628398" calcext:value-type="float">
            <text:p>121628398</text:p>
          </table:table-cell>
          <table:table-cell table:formula="of:=[.$A149]^[levels_parameters.$B$2] + [levels_parameters.$C$2]*([.A149]-1)+[levels_parameters.$A$2]" office:value-type="float" office:value="3308698" calcext:value-type="float">
            <text:p>3308698</text:p>
          </table:table-cell>
          <table:table-cell table:formula="of:=[levels_parameters.$E$2]*([.$A149]-1) + [levels_parameters.$D$2]" office:value-type="float" office:value="755" calcext:value-type="float">
            <text:p>755</text:p>
          </table:table-cell>
          <table:table-cell table:formula="of:=[levels_parameters.$G$2]*([.$A149]-1) + [levels_parameters.$F$2]" office:value-type="float" office:value="296" calcext:value-type="float">
            <text:p>296</text:p>
          </table:table-cell>
          <table:table-cell table:formula="of:=[levels_parameters.$I$2]*([.$A149]-1) + [levels_parameters.$H$2]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49]+[.C149]" office:value-type="float" office:value="124937096" calcext:value-type="float">
            <text:p>124937096</text:p>
          </table:table-cell>
          <table:table-cell table:formula="of:=[.$A150]^[levels_parameters.$B$2] + [levels_parameters.$C$2]*([.A150]-1)+[levels_parameters.$A$2]" office:value-type="float" office:value="3375754" calcext:value-type="float">
            <text:p>3375754</text:p>
          </table:table-cell>
          <table:table-cell table:formula="of:=[levels_parameters.$E$2]*([.$A150]-1) + [levels_parameters.$D$2]" office:value-type="float" office:value="760" calcext:value-type="float">
            <text:p>760</text:p>
          </table:table-cell>
          <table:table-cell table:formula="of:=[levels_parameters.$G$2]*([.$A150]-1) + [levels_parameters.$F$2]" office:value-type="float" office:value="298" calcext:value-type="float">
            <text:p>298</text:p>
          </table:table-cell>
          <table:table-cell table:formula="of:=[levels_parameters.$I$2]*([.$A150]-1) + [levels_parameters.$H$2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0]+[.C150]" office:value-type="float" office:value="128312850" calcext:value-type="float">
            <text:p>128312850</text:p>
          </table:table-cell>
          <table:table-cell table:formula="of:=[.$A151]^[levels_parameters.$B$2] + [levels_parameters.$C$2]*([.A151]-1)+[levels_parameters.$A$2]" office:value-type="float" office:value="3443710" calcext:value-type="float">
            <text:p>3443710</text:p>
          </table:table-cell>
          <table:table-cell table:formula="of:=[levels_parameters.$E$2]*([.$A151]-1) + [levels_parameters.$D$2]" office:value-type="float" office:value="765" calcext:value-type="float">
            <text:p>765</text:p>
          </table:table-cell>
          <table:table-cell table:formula="of:=[levels_parameters.$G$2]*([.$A151]-1) + [levels_parameters.$F$2]" office:value-type="float" office:value="300" calcext:value-type="float">
            <text:p>300</text:p>
          </table:table-cell>
          <table:table-cell table:formula="of:=[levels_parameters.$I$2]*([.$A151]-1) + [levels_parameters.$H$2]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1]+[.C151]" office:value-type="float" office:value="131756560" calcext:value-type="float">
            <text:p>131756560</text:p>
          </table:table-cell>
          <table:table-cell table:formula="of:=[.$A152]^[levels_parameters.$B$2] + [levels_parameters.$C$2]*([.A152]-1)+[levels_parameters.$A$2]" office:value-type="float" office:value="3512572" calcext:value-type="float">
            <text:p>3512572</text:p>
          </table:table-cell>
          <table:table-cell table:formula="of:=[levels_parameters.$E$2]*([.$A152]-1) + [levels_parameters.$D$2]" office:value-type="float" office:value="770" calcext:value-type="float">
            <text:p>770</text:p>
          </table:table-cell>
          <table:table-cell table:formula="of:=[levels_parameters.$G$2]*([.$A152]-1) + [levels_parameters.$F$2]" office:value-type="float" office:value="302" calcext:value-type="float">
            <text:p>302</text:p>
          </table:table-cell>
          <table:table-cell table:formula="of:=[levels_parameters.$I$2]*([.$A152]-1) + [levels_parameters.$H$2]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2]+[.C152]" office:value-type="float" office:value="135269132" calcext:value-type="float">
            <text:p>135269132</text:p>
          </table:table-cell>
          <table:table-cell table:formula="of:=[.$A153]^[levels_parameters.$B$2] + [levels_parameters.$C$2]*([.A153]-1)+[levels_parameters.$A$2]" office:value-type="float" office:value="3582346" calcext:value-type="float">
            <text:p>3582346</text:p>
          </table:table-cell>
          <table:table-cell table:formula="of:=[levels_parameters.$E$2]*([.$A153]-1) + [levels_parameters.$D$2]" office:value-type="float" office:value="775" calcext:value-type="float">
            <text:p>775</text:p>
          </table:table-cell>
          <table:table-cell table:formula="of:=[levels_parameters.$G$2]*([.$A153]-1) + [levels_parameters.$F$2]" office:value-type="float" office:value="304" calcext:value-type="float">
            <text:p>304</text:p>
          </table:table-cell>
          <table:table-cell table:formula="of:=[levels_parameters.$I$2]*([.$A153]-1) + [levels_parameters.$H$2]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3]+[.C153]" office:value-type="float" office:value="138851478" calcext:value-type="float">
            <text:p>138851478</text:p>
          </table:table-cell>
          <table:table-cell table:formula="of:=[.$A154]^[levels_parameters.$B$2] + [levels_parameters.$C$2]*([.A154]-1)+[levels_parameters.$A$2]" office:value-type="float" office:value="3653038" calcext:value-type="float">
            <text:p>3653038</text:p>
          </table:table-cell>
          <table:table-cell table:formula="of:=[levels_parameters.$E$2]*([.$A154]-1) + [levels_parameters.$D$2]" office:value-type="float" office:value="780" calcext:value-type="float">
            <text:p>780</text:p>
          </table:table-cell>
          <table:table-cell table:formula="of:=[levels_parameters.$G$2]*([.$A154]-1) + [levels_parameters.$F$2]" office:value-type="float" office:value="306" calcext:value-type="float">
            <text:p>306</text:p>
          </table:table-cell>
          <table:table-cell table:formula="of:=[levels_parameters.$I$2]*([.$A154]-1) + [levels_parameters.$H$2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4]+[.C154]" office:value-type="float" office:value="142504516" calcext:value-type="float">
            <text:p>142504516</text:p>
          </table:table-cell>
          <table:table-cell table:formula="of:=[.$A155]^[levels_parameters.$B$2] + [levels_parameters.$C$2]*([.A155]-1)+[levels_parameters.$A$2]" office:value-type="float" office:value="3724654" calcext:value-type="float">
            <text:p>3724654</text:p>
          </table:table-cell>
          <table:table-cell table:formula="of:=[levels_parameters.$E$2]*([.$A155]-1) + [levels_parameters.$D$2]" office:value-type="float" office:value="785" calcext:value-type="float">
            <text:p>785</text:p>
          </table:table-cell>
          <table:table-cell table:formula="of:=[levels_parameters.$G$2]*([.$A155]-1) + [levels_parameters.$F$2]" office:value-type="float" office:value="308" calcext:value-type="float">
            <text:p>308</text:p>
          </table:table-cell>
          <table:table-cell table:formula="of:=[levels_parameters.$I$2]*([.$A155]-1) + [levels_parameters.$H$2]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5]+[.C155]" office:value-type="float" office:value="146229170" calcext:value-type="float">
            <text:p>146229170</text:p>
          </table:table-cell>
          <table:table-cell table:formula="of:=[.$A156]^[levels_parameters.$B$2] + [levels_parameters.$C$2]*([.A156]-1)+[levels_parameters.$A$2]" office:value-type="float" office:value="3797200" calcext:value-type="float">
            <text:p>3797200</text:p>
          </table:table-cell>
          <table:table-cell table:formula="of:=[levels_parameters.$E$2]*([.$A156]-1) + [levels_parameters.$D$2]" office:value-type="float" office:value="790" calcext:value-type="float">
            <text:p>790</text:p>
          </table:table-cell>
          <table:table-cell table:formula="of:=[levels_parameters.$G$2]*([.$A156]-1) + [levels_parameters.$F$2]" office:value-type="float" office:value="310" calcext:value-type="float">
            <text:p>310</text:p>
          </table:table-cell>
          <table:table-cell table:formula="of:=[levels_parameters.$I$2]*([.$A156]-1) + [levels_parameters.$H$2]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6]+[.C156]" office:value-type="float" office:value="150026370" calcext:value-type="float">
            <text:p>150026370</text:p>
          </table:table-cell>
          <table:table-cell table:formula="of:=[.$A157]^[levels_parameters.$B$2] + [levels_parameters.$C$2]*([.A157]-1)+[levels_parameters.$A$2]" office:value-type="float" office:value="3870682" calcext:value-type="float">
            <text:p>3870682</text:p>
          </table:table-cell>
          <table:table-cell table:formula="of:=[levels_parameters.$E$2]*([.$A157]-1) + [levels_parameters.$D$2]" office:value-type="float" office:value="795" calcext:value-type="float">
            <text:p>795</text:p>
          </table:table-cell>
          <table:table-cell table:formula="of:=[levels_parameters.$G$2]*([.$A157]-1) + [levels_parameters.$F$2]" office:value-type="float" office:value="312" calcext:value-type="float">
            <text:p>312</text:p>
          </table:table-cell>
          <table:table-cell table:formula="of:=[levels_parameters.$I$2]*([.$A157]-1) + [levels_parameters.$H$2]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7]+[.C157]" office:value-type="float" office:value="153897052" calcext:value-type="float">
            <text:p>153897052</text:p>
          </table:table-cell>
          <table:table-cell table:formula="of:=[.$A158]^[levels_parameters.$B$2] + [levels_parameters.$C$2]*([.A158]-1)+[levels_parameters.$A$2]" office:value-type="float" office:value="3945106" calcext:value-type="float">
            <text:p>3945106</text:p>
          </table:table-cell>
          <table:table-cell table:formula="of:=[levels_parameters.$E$2]*([.$A158]-1) + [levels_parameters.$D$2]" office:value-type="float" office:value="800" calcext:value-type="float">
            <text:p>800</text:p>
          </table:table-cell>
          <table:table-cell table:formula="of:=[levels_parameters.$G$2]*([.$A158]-1) + [levels_parameters.$F$2]" office:value-type="float" office:value="314" calcext:value-type="float">
            <text:p>314</text:p>
          </table:table-cell>
          <table:table-cell table:formula="of:=[levels_parameters.$I$2]*([.$A158]-1) + [levels_parameters.$H$2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8]+[.C158]" office:value-type="float" office:value="157842158" calcext:value-type="float">
            <text:p>157842158</text:p>
          </table:table-cell>
          <table:table-cell table:formula="of:=[.$A159]^[levels_parameters.$B$2] + [levels_parameters.$C$2]*([.A159]-1)+[levels_parameters.$A$2]" office:value-type="float" office:value="4020478" calcext:value-type="float">
            <text:p>4020478</text:p>
          </table:table-cell>
          <table:table-cell table:formula="of:=[levels_parameters.$E$2]*([.$A159]-1) + [levels_parameters.$D$2]" office:value-type="float" office:value="805" calcext:value-type="float">
            <text:p>805</text:p>
          </table:table-cell>
          <table:table-cell table:formula="of:=[levels_parameters.$G$2]*([.$A159]-1) + [levels_parameters.$F$2]" office:value-type="float" office:value="316" calcext:value-type="float">
            <text:p>316</text:p>
          </table:table-cell>
          <table:table-cell table:formula="of:=[levels_parameters.$I$2]*([.$A159]-1) + [levels_parameters.$H$2]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59]+[.C159]" office:value-type="float" office:value="161862636" calcext:value-type="float">
            <text:p>161862636</text:p>
          </table:table-cell>
          <table:table-cell table:formula="of:=[.$A160]^[levels_parameters.$B$2] + [levels_parameters.$C$2]*([.A160]-1)+[levels_parameters.$A$2]" office:value-type="float" office:value="4096804" calcext:value-type="float">
            <text:p>4096804</text:p>
          </table:table-cell>
          <table:table-cell table:formula="of:=[levels_parameters.$E$2]*([.$A160]-1) + [levels_parameters.$D$2]" office:value-type="float" office:value="810" calcext:value-type="float">
            <text:p>810</text:p>
          </table:table-cell>
          <table:table-cell table:formula="of:=[levels_parameters.$G$2]*([.$A160]-1) + [levels_parameters.$F$2]" office:value-type="float" office:value="318" calcext:value-type="float">
            <text:p>318</text:p>
          </table:table-cell>
          <table:table-cell table:formula="of:=[levels_parameters.$I$2]*([.$A160]-1) + [levels_parameters.$H$2]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0]+[.C160]" office:value-type="float" office:value="165959440" calcext:value-type="float">
            <text:p>165959440</text:p>
          </table:table-cell>
          <table:table-cell table:formula="of:=[.$A161]^[levels_parameters.$B$2] + [levels_parameters.$C$2]*([.A161]-1)+[levels_parameters.$A$2]" office:value-type="float" office:value="4174090" calcext:value-type="float">
            <text:p>4174090</text:p>
          </table:table-cell>
          <table:table-cell table:formula="of:=[levels_parameters.$E$2]*([.$A161]-1) + [levels_parameters.$D$2]" office:value-type="float" office:value="815" calcext:value-type="float">
            <text:p>815</text:p>
          </table:table-cell>
          <table:table-cell table:formula="of:=[levels_parameters.$G$2]*([.$A161]-1) + [levels_parameters.$F$2]" office:value-type="float" office:value="320" calcext:value-type="float">
            <text:p>320</text:p>
          </table:table-cell>
          <table:table-cell table:formula="of:=[levels_parameters.$I$2]*([.$A161]-1) + [levels_parameters.$H$2]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1]+[.C161]" office:value-type="float" office:value="170133530" calcext:value-type="float">
            <text:p>170133530</text:p>
          </table:table-cell>
          <table:table-cell table:formula="of:=[.$A162]^[levels_parameters.$B$2] + [levels_parameters.$C$2]*([.A162]-1)+[levels_parameters.$A$2]" office:value-type="float" office:value="4252342" calcext:value-type="float">
            <text:p>4252342</text:p>
          </table:table-cell>
          <table:table-cell table:formula="of:=[levels_parameters.$E$2]*([.$A162]-1) + [levels_parameters.$D$2]" office:value-type="float" office:value="820" calcext:value-type="float">
            <text:p>820</text:p>
          </table:table-cell>
          <table:table-cell table:formula="of:=[levels_parameters.$G$2]*([.$A162]-1) + [levels_parameters.$F$2]" office:value-type="float" office:value="322" calcext:value-type="float">
            <text:p>322</text:p>
          </table:table-cell>
          <table:table-cell table:formula="of:=[levels_parameters.$I$2]*([.$A162]-1) + [levels_parameters.$H$2]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2]+[.C162]" office:value-type="float" office:value="174385872" calcext:value-type="float">
            <text:p>174385872</text:p>
          </table:table-cell>
          <table:table-cell table:formula="of:=[.$A163]^[levels_parameters.$B$2] + [levels_parameters.$C$2]*([.A163]-1)+[levels_parameters.$A$2]" office:value-type="float" office:value="4331566" calcext:value-type="float">
            <text:p>4331566</text:p>
          </table:table-cell>
          <table:table-cell table:formula="of:=[levels_parameters.$E$2]*([.$A163]-1) + [levels_parameters.$D$2]" office:value-type="float" office:value="825" calcext:value-type="float">
            <text:p>825</text:p>
          </table:table-cell>
          <table:table-cell table:formula="of:=[levels_parameters.$G$2]*([.$A163]-1) + [levels_parameters.$F$2]" office:value-type="float" office:value="324" calcext:value-type="float">
            <text:p>324</text:p>
          </table:table-cell>
          <table:table-cell table:formula="of:=[levels_parameters.$I$2]*([.$A163]-1) + [levels_parameters.$H$2]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3]+[.C163]" office:value-type="float" office:value="178717438" calcext:value-type="float">
            <text:p>178717438</text:p>
          </table:table-cell>
          <table:table-cell table:formula="of:=[.$A164]^[levels_parameters.$B$2] + [levels_parameters.$C$2]*([.A164]-1)+[levels_parameters.$A$2]" office:value-type="float" office:value="4411768" calcext:value-type="float">
            <text:p>4411768</text:p>
          </table:table-cell>
          <table:table-cell table:formula="of:=[levels_parameters.$E$2]*([.$A164]-1) + [levels_parameters.$D$2]" office:value-type="float" office:value="830" calcext:value-type="float">
            <text:p>830</text:p>
          </table:table-cell>
          <table:table-cell table:formula="of:=[levels_parameters.$G$2]*([.$A164]-1) + [levels_parameters.$F$2]" office:value-type="float" office:value="326" calcext:value-type="float">
            <text:p>326</text:p>
          </table:table-cell>
          <table:table-cell table:formula="of:=[levels_parameters.$I$2]*([.$A164]-1) + [levels_parameters.$H$2]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4]+[.C164]" office:value-type="float" office:value="183129206" calcext:value-type="float">
            <text:p>183129206</text:p>
          </table:table-cell>
          <table:table-cell table:formula="of:=[.$A165]^[levels_parameters.$B$2] + [levels_parameters.$C$2]*([.A165]-1)+[levels_parameters.$A$2]" office:value-type="float" office:value="4492954" calcext:value-type="float">
            <text:p>4492954</text:p>
          </table:table-cell>
          <table:table-cell table:formula="of:=[levels_parameters.$E$2]*([.$A165]-1) + [levels_parameters.$D$2]" office:value-type="float" office:value="835" calcext:value-type="float">
            <text:p>835</text:p>
          </table:table-cell>
          <table:table-cell table:formula="of:=[levels_parameters.$G$2]*([.$A165]-1) + [levels_parameters.$F$2]" office:value-type="float" office:value="328" calcext:value-type="float">
            <text:p>328</text:p>
          </table:table-cell>
          <table:table-cell table:formula="of:=[levels_parameters.$I$2]*([.$A165]-1) + [levels_parameters.$H$2]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5]+[.C165]" office:value-type="float" office:value="187622160" calcext:value-type="float">
            <text:p>187622160</text:p>
          </table:table-cell>
          <table:table-cell table:formula="of:=[.$A166]^[levels_parameters.$B$2] + [levels_parameters.$C$2]*([.A166]-1)+[levels_parameters.$A$2]" office:value-type="float" office:value="4575130" calcext:value-type="float">
            <text:p>4575130</text:p>
          </table:table-cell>
          <table:table-cell table:formula="of:=[levels_parameters.$E$2]*([.$A166]-1) + [levels_parameters.$D$2]" office:value-type="float" office:value="840" calcext:value-type="float">
            <text:p>840</text:p>
          </table:table-cell>
          <table:table-cell table:formula="of:=[levels_parameters.$G$2]*([.$A166]-1) + [levels_parameters.$F$2]" office:value-type="float" office:value="330" calcext:value-type="float">
            <text:p>330</text:p>
          </table:table-cell>
          <table:table-cell table:formula="of:=[levels_parameters.$I$2]*([.$A166]-1) + [levels_parameters.$H$2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6]+[.C166]" office:value-type="float" office:value="192197290" calcext:value-type="float">
            <text:p>192197290</text:p>
          </table:table-cell>
          <table:table-cell table:formula="of:=[.$A167]^[levels_parameters.$B$2] + [levels_parameters.$C$2]*([.A167]-1)+[levels_parameters.$A$2]" office:value-type="float" office:value="4658302" calcext:value-type="float">
            <text:p>4658302</text:p>
          </table:table-cell>
          <table:table-cell table:formula="of:=[levels_parameters.$E$2]*([.$A167]-1) + [levels_parameters.$D$2]" office:value-type="float" office:value="845" calcext:value-type="float">
            <text:p>845</text:p>
          </table:table-cell>
          <table:table-cell table:formula="of:=[levels_parameters.$G$2]*([.$A167]-1) + [levels_parameters.$F$2]" office:value-type="float" office:value="332" calcext:value-type="float">
            <text:p>332</text:p>
          </table:table-cell>
          <table:table-cell table:formula="of:=[levels_parameters.$I$2]*([.$A167]-1) + [levels_parameters.$H$2]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7]+[.C167]" office:value-type="float" office:value="196855592" calcext:value-type="float">
            <text:p>196855592</text:p>
          </table:table-cell>
          <table:table-cell table:formula="of:=[.$A168]^[levels_parameters.$B$2] + [levels_parameters.$C$2]*([.A168]-1)+[levels_parameters.$A$2]" office:value-type="float" office:value="4742476" calcext:value-type="float">
            <text:p>4742476</text:p>
          </table:table-cell>
          <table:table-cell table:formula="of:=[levels_parameters.$E$2]*([.$A168]-1) + [levels_parameters.$D$2]" office:value-type="float" office:value="850" calcext:value-type="float">
            <text:p>850</text:p>
          </table:table-cell>
          <table:table-cell table:formula="of:=[levels_parameters.$G$2]*([.$A168]-1) + [levels_parameters.$F$2]" office:value-type="float" office:value="334" calcext:value-type="float">
            <text:p>334</text:p>
          </table:table-cell>
          <table:table-cell table:formula="of:=[levels_parameters.$I$2]*([.$A168]-1) + [levels_parameters.$H$2]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8]+[.C168]" office:value-type="float" office:value="201598068" calcext:value-type="float">
            <text:p>201598068</text:p>
          </table:table-cell>
          <table:table-cell table:formula="of:=[.$A169]^[levels_parameters.$B$2] + [levels_parameters.$C$2]*([.A169]-1)+[levels_parameters.$A$2]" office:value-type="float" office:value="4827658" calcext:value-type="float">
            <text:p>4827658</text:p>
          </table:table-cell>
          <table:table-cell table:formula="of:=[levels_parameters.$E$2]*([.$A169]-1) + [levels_parameters.$D$2]" office:value-type="float" office:value="855" calcext:value-type="float">
            <text:p>855</text:p>
          </table:table-cell>
          <table:table-cell table:formula="of:=[levels_parameters.$G$2]*([.$A169]-1) + [levels_parameters.$F$2]" office:value-type="float" office:value="336" calcext:value-type="float">
            <text:p>336</text:p>
          </table:table-cell>
          <table:table-cell table:formula="of:=[levels_parameters.$I$2]*([.$A169]-1) + [levels_parameters.$H$2]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69]+[.C169]" office:value-type="float" office:value="206425726" calcext:value-type="float">
            <text:p>206425726</text:p>
          </table:table-cell>
          <table:table-cell table:formula="of:=[.$A170]^[levels_parameters.$B$2] + [levels_parameters.$C$2]*([.A170]-1)+[levels_parameters.$A$2]" office:value-type="float" office:value="4913854" calcext:value-type="float">
            <text:p>4913854</text:p>
          </table:table-cell>
          <table:table-cell table:formula="of:=[levels_parameters.$E$2]*([.$A170]-1) + [levels_parameters.$D$2]" office:value-type="float" office:value="860" calcext:value-type="float">
            <text:p>860</text:p>
          </table:table-cell>
          <table:table-cell table:formula="of:=[levels_parameters.$G$2]*([.$A170]-1) + [levels_parameters.$F$2]" office:value-type="float" office:value="338" calcext:value-type="float">
            <text:p>338</text:p>
          </table:table-cell>
          <table:table-cell table:formula="of:=[levels_parameters.$I$2]*([.$A170]-1) + [levels_parameters.$H$2]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0]+[.C170]" office:value-type="float" office:value="211339580" calcext:value-type="float">
            <text:p>211339580</text:p>
          </table:table-cell>
          <table:table-cell table:formula="of:=[.$A171]^[levels_parameters.$B$2] + [levels_parameters.$C$2]*([.A171]-1)+[levels_parameters.$A$2]" office:value-type="float" office:value="5001070" calcext:value-type="float">
            <text:p>5001070</text:p>
          </table:table-cell>
          <table:table-cell table:formula="of:=[levels_parameters.$E$2]*([.$A171]-1) + [levels_parameters.$D$2]" office:value-type="float" office:value="865" calcext:value-type="float">
            <text:p>865</text:p>
          </table:table-cell>
          <table:table-cell table:formula="of:=[levels_parameters.$G$2]*([.$A171]-1) + [levels_parameters.$F$2]" office:value-type="float" office:value="340" calcext:value-type="float">
            <text:p>340</text:p>
          </table:table-cell>
          <table:table-cell table:formula="of:=[levels_parameters.$I$2]*([.$A171]-1) + [levels_parameters.$H$2]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1]+[.C171]" office:value-type="float" office:value="216340650" calcext:value-type="float">
            <text:p>216340650</text:p>
          </table:table-cell>
          <table:table-cell table:formula="of:=[.$A172]^[levels_parameters.$B$2] + [levels_parameters.$C$2]*([.A172]-1)+[levels_parameters.$A$2]" office:value-type="float" office:value="5089312" calcext:value-type="float">
            <text:p>5089312</text:p>
          </table:table-cell>
          <table:table-cell table:formula="of:=[levels_parameters.$E$2]*([.$A172]-1) + [levels_parameters.$D$2]" office:value-type="float" office:value="870" calcext:value-type="float">
            <text:p>870</text:p>
          </table:table-cell>
          <table:table-cell table:formula="of:=[levels_parameters.$G$2]*([.$A172]-1) + [levels_parameters.$F$2]" office:value-type="float" office:value="342" calcext:value-type="float">
            <text:p>342</text:p>
          </table:table-cell>
          <table:table-cell table:formula="of:=[levels_parameters.$I$2]*([.$A172]-1) + [levels_parameters.$H$2]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2]+[.C172]" office:value-type="float" office:value="221429962" calcext:value-type="float">
            <text:p>221429962</text:p>
          </table:table-cell>
          <table:table-cell table:formula="of:=[.$A173]^[levels_parameters.$B$2] + [levels_parameters.$C$2]*([.A173]-1)+[levels_parameters.$A$2]" office:value-type="float" office:value="5178586" calcext:value-type="float">
            <text:p>5178586</text:p>
          </table:table-cell>
          <table:table-cell table:formula="of:=[levels_parameters.$E$2]*([.$A173]-1) + [levels_parameters.$D$2]" office:value-type="float" office:value="875" calcext:value-type="float">
            <text:p>875</text:p>
          </table:table-cell>
          <table:table-cell table:formula="of:=[levels_parameters.$G$2]*([.$A173]-1) + [levels_parameters.$F$2]" office:value-type="float" office:value="344" calcext:value-type="float">
            <text:p>344</text:p>
          </table:table-cell>
          <table:table-cell table:formula="of:=[levels_parameters.$I$2]*([.$A173]-1) + [levels_parameters.$H$2]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3]+[.C173]" office:value-type="float" office:value="226608548" calcext:value-type="float">
            <text:p>226608548</text:p>
          </table:table-cell>
          <table:table-cell table:formula="of:=[.$A174]^[levels_parameters.$B$2] + [levels_parameters.$C$2]*([.A174]-1)+[levels_parameters.$A$2]" office:value-type="float" office:value="5268898" calcext:value-type="float">
            <text:p>5268898</text:p>
          </table:table-cell>
          <table:table-cell table:formula="of:=[levels_parameters.$E$2]*([.$A174]-1) + [levels_parameters.$D$2]" office:value-type="float" office:value="880" calcext:value-type="float">
            <text:p>880</text:p>
          </table:table-cell>
          <table:table-cell table:formula="of:=[levels_parameters.$G$2]*([.$A174]-1) + [levels_parameters.$F$2]" office:value-type="float" office:value="346" calcext:value-type="float">
            <text:p>346</text:p>
          </table:table-cell>
          <table:table-cell table:formula="of:=[levels_parameters.$I$2]*([.$A174]-1) + [levels_parameters.$H$2]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4]+[.C174]" office:value-type="float" office:value="231877446" calcext:value-type="float">
            <text:p>231877446</text:p>
          </table:table-cell>
          <table:table-cell table:formula="of:=[.$A175]^[levels_parameters.$B$2] + [levels_parameters.$C$2]*([.A175]-1)+[levels_parameters.$A$2]" office:value-type="float" office:value="5360254" calcext:value-type="float">
            <text:p>5360254</text:p>
          </table:table-cell>
          <table:table-cell table:formula="of:=[levels_parameters.$E$2]*([.$A175]-1) + [levels_parameters.$D$2]" office:value-type="float" office:value="885" calcext:value-type="float">
            <text:p>885</text:p>
          </table:table-cell>
          <table:table-cell table:formula="of:=[levels_parameters.$G$2]*([.$A175]-1) + [levels_parameters.$F$2]" office:value-type="float" office:value="348" calcext:value-type="float">
            <text:p>348</text:p>
          </table:table-cell>
          <table:table-cell table:formula="of:=[levels_parameters.$I$2]*([.$A175]-1) + [levels_parameters.$H$2]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5]+[.C175]" office:value-type="float" office:value="237237700" calcext:value-type="float">
            <text:p>237237700</text:p>
          </table:table-cell>
          <table:table-cell table:formula="of:=[.$A176]^[levels_parameters.$B$2] + [levels_parameters.$C$2]*([.A176]-1)+[levels_parameters.$A$2]" office:value-type="float" office:value="5452660" calcext:value-type="float">
            <text:p>5452660</text:p>
          </table:table-cell>
          <table:table-cell table:formula="of:=[levels_parameters.$E$2]*([.$A176]-1) + [levels_parameters.$D$2]" office:value-type="float" office:value="890" calcext:value-type="float">
            <text:p>890</text:p>
          </table:table-cell>
          <table:table-cell table:formula="of:=[levels_parameters.$G$2]*([.$A176]-1) + [levels_parameters.$F$2]" office:value-type="float" office:value="350" calcext:value-type="float">
            <text:p>350</text:p>
          </table:table-cell>
          <table:table-cell table:formula="of:=[levels_parameters.$I$2]*([.$A176]-1) + [levels_parameters.$H$2]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6]+[.C176]" office:value-type="float" office:value="242690360" calcext:value-type="float">
            <text:p>242690360</text:p>
          </table:table-cell>
          <table:table-cell table:formula="of:=[.$A177]^[levels_parameters.$B$2] + [levels_parameters.$C$2]*([.A177]-1)+[levels_parameters.$A$2]" office:value-type="float" office:value="5546122" calcext:value-type="float">
            <text:p>5546122</text:p>
          </table:table-cell>
          <table:table-cell table:formula="of:=[levels_parameters.$E$2]*([.$A177]-1) + [levels_parameters.$D$2]" office:value-type="float" office:value="895" calcext:value-type="float">
            <text:p>895</text:p>
          </table:table-cell>
          <table:table-cell table:formula="of:=[levels_parameters.$G$2]*([.$A177]-1) + [levels_parameters.$F$2]" office:value-type="float" office:value="352" calcext:value-type="float">
            <text:p>352</text:p>
          </table:table-cell>
          <table:table-cell table:formula="of:=[levels_parameters.$I$2]*([.$A177]-1) + [levels_parameters.$H$2]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7]+[.C177]" office:value-type="float" office:value="248236482" calcext:value-type="float">
            <text:p>248236482</text:p>
          </table:table-cell>
          <table:table-cell table:formula="of:=[.$A178]^[levels_parameters.$B$2] + [levels_parameters.$C$2]*([.A178]-1)+[levels_parameters.$A$2]" office:value-type="float" office:value="5640646" calcext:value-type="float">
            <text:p>5640646</text:p>
          </table:table-cell>
          <table:table-cell table:formula="of:=[levels_parameters.$E$2]*([.$A178]-1) + [levels_parameters.$D$2]" office:value-type="float" office:value="900" calcext:value-type="float">
            <text:p>900</text:p>
          </table:table-cell>
          <table:table-cell table:formula="of:=[levels_parameters.$G$2]*([.$A178]-1) + [levels_parameters.$F$2]" office:value-type="float" office:value="354" calcext:value-type="float">
            <text:p>354</text:p>
          </table:table-cell>
          <table:table-cell table:formula="of:=[levels_parameters.$I$2]*([.$A178]-1) + [levels_parameters.$H$2]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8]+[.C178]" office:value-type="float" office:value="253877128" calcext:value-type="float">
            <text:p>253877128</text:p>
          </table:table-cell>
          <table:table-cell table:formula="of:=[.$A179]^[levels_parameters.$B$2] + [levels_parameters.$C$2]*([.A179]-1)+[levels_parameters.$A$2]" office:value-type="float" office:value="5736238" calcext:value-type="float">
            <text:p>5736238</text:p>
          </table:table-cell>
          <table:table-cell table:formula="of:=[levels_parameters.$E$2]*([.$A179]-1) + [levels_parameters.$D$2]" office:value-type="float" office:value="905" calcext:value-type="float">
            <text:p>905</text:p>
          </table:table-cell>
          <table:table-cell table:formula="of:=[levels_parameters.$G$2]*([.$A179]-1) + [levels_parameters.$F$2]" office:value-type="float" office:value="356" calcext:value-type="float">
            <text:p>356</text:p>
          </table:table-cell>
          <table:table-cell table:formula="of:=[levels_parameters.$I$2]*([.$A179]-1) + [levels_parameters.$H$2]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79]+[.C179]" office:value-type="float" office:value="259613366" calcext:value-type="float">
            <text:p>259613366</text:p>
          </table:table-cell>
          <table:table-cell table:formula="of:=[.$A180]^[levels_parameters.$B$2] + [levels_parameters.$C$2]*([.A180]-1)+[levels_parameters.$A$2]" office:value-type="float" office:value="5832904" calcext:value-type="float">
            <text:p>5832904</text:p>
          </table:table-cell>
          <table:table-cell table:formula="of:=[levels_parameters.$E$2]*([.$A180]-1) + [levels_parameters.$D$2]" office:value-type="float" office:value="910" calcext:value-type="float">
            <text:p>910</text:p>
          </table:table-cell>
          <table:table-cell table:formula="of:=[levels_parameters.$G$2]*([.$A180]-1) + [levels_parameters.$F$2]" office:value-type="float" office:value="358" calcext:value-type="float">
            <text:p>358</text:p>
          </table:table-cell>
          <table:table-cell table:formula="of:=[levels_parameters.$I$2]*([.$A180]-1) + [levels_parameters.$H$2]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0]+[.C180]" office:value-type="float" office:value="265446270" calcext:value-type="float">
            <text:p>265446270</text:p>
          </table:table-cell>
          <table:table-cell table:formula="of:=[.$A181]^[levels_parameters.$B$2] + [levels_parameters.$C$2]*([.A181]-1)+[levels_parameters.$A$2]" office:value-type="float" office:value="5930650" calcext:value-type="float">
            <text:p>5930650</text:p>
          </table:table-cell>
          <table:table-cell table:formula="of:=[levels_parameters.$E$2]*([.$A181]-1) + [levels_parameters.$D$2]" office:value-type="float" office:value="915" calcext:value-type="float">
            <text:p>915</text:p>
          </table:table-cell>
          <table:table-cell table:formula="of:=[levels_parameters.$G$2]*([.$A181]-1) + [levels_parameters.$F$2]" office:value-type="float" office:value="360" calcext:value-type="float">
            <text:p>360</text:p>
          </table:table-cell>
          <table:table-cell table:formula="of:=[levels_parameters.$I$2]*([.$A181]-1) + [levels_parameters.$H$2]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1]+[.C181]" office:value-type="float" office:value="271376920" calcext:value-type="float">
            <text:p>271376920</text:p>
          </table:table-cell>
          <table:table-cell table:formula="of:=[.$A182]^[levels_parameters.$B$2] + [levels_parameters.$C$2]*([.A182]-1)+[levels_parameters.$A$2]" office:value-type="float" office:value="6029482" calcext:value-type="float">
            <text:p>6029482</text:p>
          </table:table-cell>
          <table:table-cell table:formula="of:=[levels_parameters.$E$2]*([.$A182]-1) + [levels_parameters.$D$2]" office:value-type="float" office:value="920" calcext:value-type="float">
            <text:p>920</text:p>
          </table:table-cell>
          <table:table-cell table:formula="of:=[levels_parameters.$G$2]*([.$A182]-1) + [levels_parameters.$F$2]" office:value-type="float" office:value="362" calcext:value-type="float">
            <text:p>362</text:p>
          </table:table-cell>
          <table:table-cell table:formula="of:=[levels_parameters.$I$2]*([.$A182]-1) + [levels_parameters.$H$2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2]+[.C182]" office:value-type="float" office:value="277406402" calcext:value-type="float">
            <text:p>277406402</text:p>
          </table:table-cell>
          <table:table-cell table:formula="of:=[.$A183]^[levels_parameters.$B$2] + [levels_parameters.$C$2]*([.A183]-1)+[levels_parameters.$A$2]" office:value-type="float" office:value="6129406" calcext:value-type="float">
            <text:p>6129406</text:p>
          </table:table-cell>
          <table:table-cell table:formula="of:=[levels_parameters.$E$2]*([.$A183]-1) + [levels_parameters.$D$2]" office:value-type="float" office:value="925" calcext:value-type="float">
            <text:p>925</text:p>
          </table:table-cell>
          <table:table-cell table:formula="of:=[levels_parameters.$G$2]*([.$A183]-1) + [levels_parameters.$F$2]" office:value-type="float" office:value="364" calcext:value-type="float">
            <text:p>364</text:p>
          </table:table-cell>
          <table:table-cell table:formula="of:=[levels_parameters.$I$2]*([.$A183]-1) + [levels_parameters.$H$2]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3]+[.C183]" office:value-type="float" office:value="283535808" calcext:value-type="float">
            <text:p>283535808</text:p>
          </table:table-cell>
          <table:table-cell table:formula="of:=[.$A184]^[levels_parameters.$B$2] + [levels_parameters.$C$2]*([.A184]-1)+[levels_parameters.$A$2]" office:value-type="float" office:value="6230428" calcext:value-type="float">
            <text:p>6230428</text:p>
          </table:table-cell>
          <table:table-cell table:formula="of:=[levels_parameters.$E$2]*([.$A184]-1) + [levels_parameters.$D$2]" office:value-type="float" office:value="930" calcext:value-type="float">
            <text:p>930</text:p>
          </table:table-cell>
          <table:table-cell table:formula="of:=[levels_parameters.$G$2]*([.$A184]-1) + [levels_parameters.$F$2]" office:value-type="float" office:value="366" calcext:value-type="float">
            <text:p>366</text:p>
          </table:table-cell>
          <table:table-cell table:formula="of:=[levels_parameters.$I$2]*([.$A184]-1) + [levels_parameters.$H$2]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4]+[.C184]" office:value-type="float" office:value="289766236" calcext:value-type="float">
            <text:p>289766236</text:p>
          </table:table-cell>
          <table:table-cell table:formula="of:=[.$A185]^[levels_parameters.$B$2] + [levels_parameters.$C$2]*([.A185]-1)+[levels_parameters.$A$2]" office:value-type="float" office:value="6332554" calcext:value-type="float">
            <text:p>6332554</text:p>
          </table:table-cell>
          <table:table-cell table:formula="of:=[levels_parameters.$E$2]*([.$A185]-1) + [levels_parameters.$D$2]" office:value-type="float" office:value="935" calcext:value-type="float">
            <text:p>935</text:p>
          </table:table-cell>
          <table:table-cell table:formula="of:=[levels_parameters.$G$2]*([.$A185]-1) + [levels_parameters.$F$2]" office:value-type="float" office:value="368" calcext:value-type="float">
            <text:p>368</text:p>
          </table:table-cell>
          <table:table-cell table:formula="of:=[levels_parameters.$I$2]*([.$A185]-1) + [levels_parameters.$H$2]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5]+[.C185]" office:value-type="float" office:value="296098790" calcext:value-type="float">
            <text:p>296098790</text:p>
          </table:table-cell>
          <table:table-cell table:formula="of:=[.$A186]^[levels_parameters.$B$2] + [levels_parameters.$C$2]*([.A186]-1)+[levels_parameters.$A$2]" office:value-type="float" office:value="6435790" calcext:value-type="float">
            <text:p>6435790</text:p>
          </table:table-cell>
          <table:table-cell table:formula="of:=[levels_parameters.$E$2]*([.$A186]-1) + [levels_parameters.$D$2]" office:value-type="float" office:value="940" calcext:value-type="float">
            <text:p>940</text:p>
          </table:table-cell>
          <table:table-cell table:formula="of:=[levels_parameters.$G$2]*([.$A186]-1) + [levels_parameters.$F$2]" office:value-type="float" office:value="370" calcext:value-type="float">
            <text:p>370</text:p>
          </table:table-cell>
          <table:table-cell table:formula="of:=[levels_parameters.$I$2]*([.$A186]-1) + [levels_parameters.$H$2]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6]+[.C186]" office:value-type="float" office:value="302534580" calcext:value-type="float">
            <text:p>302534580</text:p>
          </table:table-cell>
          <table:table-cell table:formula="of:=[.$A187]^[levels_parameters.$B$2] + [levels_parameters.$C$2]*([.A187]-1)+[levels_parameters.$A$2]" office:value-type="float" office:value="6540142" calcext:value-type="float">
            <text:p>6540142</text:p>
          </table:table-cell>
          <table:table-cell table:formula="of:=[levels_parameters.$E$2]*([.$A187]-1) + [levels_parameters.$D$2]" office:value-type="float" office:value="945" calcext:value-type="float">
            <text:p>945</text:p>
          </table:table-cell>
          <table:table-cell table:formula="of:=[levels_parameters.$G$2]*([.$A187]-1) + [levels_parameters.$F$2]" office:value-type="float" office:value="372" calcext:value-type="float">
            <text:p>372</text:p>
          </table:table-cell>
          <table:table-cell table:formula="of:=[levels_parameters.$I$2]*([.$A187]-1) + [levels_parameters.$H$2]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7]+[.C187]" office:value-type="float" office:value="309074722" calcext:value-type="float">
            <text:p>309074722</text:p>
          </table:table-cell>
          <table:table-cell table:formula="of:=[.$A188]^[levels_parameters.$B$2] + [levels_parameters.$C$2]*([.A188]-1)+[levels_parameters.$A$2]" office:value-type="float" office:value="6645616" calcext:value-type="float">
            <text:p>6645616</text:p>
          </table:table-cell>
          <table:table-cell table:formula="of:=[levels_parameters.$E$2]*([.$A188]-1) + [levels_parameters.$D$2]" office:value-type="float" office:value="950" calcext:value-type="float">
            <text:p>950</text:p>
          </table:table-cell>
          <table:table-cell table:formula="of:=[levels_parameters.$G$2]*([.$A188]-1) + [levels_parameters.$F$2]" office:value-type="float" office:value="374" calcext:value-type="float">
            <text:p>374</text:p>
          </table:table-cell>
          <table:table-cell table:formula="of:=[levels_parameters.$I$2]*([.$A188]-1) + [levels_parameters.$H$2]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8]+[.C188]" office:value-type="float" office:value="315720338" calcext:value-type="float">
            <text:p>315720338</text:p>
          </table:table-cell>
          <table:table-cell table:formula="of:=[.$A189]^[levels_parameters.$B$2] + [levels_parameters.$C$2]*([.A189]-1)+[levels_parameters.$A$2]" office:value-type="float" office:value="6752218" calcext:value-type="float">
            <text:p>6752218</text:p>
          </table:table-cell>
          <table:table-cell table:formula="of:=[levels_parameters.$E$2]*([.$A189]-1) + [levels_parameters.$D$2]" office:value-type="float" office:value="955" calcext:value-type="float">
            <text:p>955</text:p>
          </table:table-cell>
          <table:table-cell table:formula="of:=[levels_parameters.$G$2]*([.$A189]-1) + [levels_parameters.$F$2]" office:value-type="float" office:value="376" calcext:value-type="float">
            <text:p>376</text:p>
          </table:table-cell>
          <table:table-cell table:formula="of:=[levels_parameters.$I$2]*([.$A189]-1) + [levels_parameters.$H$2]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89]+[.C189]" office:value-type="float" office:value="322472556" calcext:value-type="float">
            <text:p>322472556</text:p>
          </table:table-cell>
          <table:table-cell table:formula="of:=[.$A190]^[levels_parameters.$B$2] + [levels_parameters.$C$2]*([.A190]-1)+[levels_parameters.$A$2]" office:value-type="float" office:value="6859954" calcext:value-type="float">
            <text:p>6859954</text:p>
          </table:table-cell>
          <table:table-cell table:formula="of:=[levels_parameters.$E$2]*([.$A190]-1) + [levels_parameters.$D$2]" office:value-type="float" office:value="960" calcext:value-type="float">
            <text:p>960</text:p>
          </table:table-cell>
          <table:table-cell table:formula="of:=[levels_parameters.$G$2]*([.$A190]-1) + [levels_parameters.$F$2]" office:value-type="float" office:value="378" calcext:value-type="float">
            <text:p>378</text:p>
          </table:table-cell>
          <table:table-cell table:formula="of:=[levels_parameters.$I$2]*([.$A190]-1) + [levels_parameters.$H$2]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0]+[.C190]" office:value-type="float" office:value="329332510" calcext:value-type="float">
            <text:p>329332510</text:p>
          </table:table-cell>
          <table:table-cell table:formula="of:=[.$A191]^[levels_parameters.$B$2] + [levels_parameters.$C$2]*([.A191]-1)+[levels_parameters.$A$2]" office:value-type="float" office:value="6968830" calcext:value-type="float">
            <text:p>6968830</text:p>
          </table:table-cell>
          <table:table-cell table:formula="of:=[levels_parameters.$E$2]*([.$A191]-1) + [levels_parameters.$D$2]" office:value-type="float" office:value="965" calcext:value-type="float">
            <text:p>965</text:p>
          </table:table-cell>
          <table:table-cell table:formula="of:=[levels_parameters.$G$2]*([.$A191]-1) + [levels_parameters.$F$2]" office:value-type="float" office:value="380" calcext:value-type="float">
            <text:p>380</text:p>
          </table:table-cell>
          <table:table-cell table:formula="of:=[levels_parameters.$I$2]*([.$A191]-1) + [levels_parameters.$H$2]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1]+[.C191]" office:value-type="float" office:value="336301340" calcext:value-type="float">
            <text:p>336301340</text:p>
          </table:table-cell>
          <table:table-cell table:formula="of:=[.$A192]^[levels_parameters.$B$2] + [levels_parameters.$C$2]*([.A192]-1)+[levels_parameters.$A$2]" office:value-type="float" office:value="7078852" calcext:value-type="float">
            <text:p>7078852</text:p>
          </table:table-cell>
          <table:table-cell table:formula="of:=[levels_parameters.$E$2]*([.$A192]-1) + [levels_parameters.$D$2]" office:value-type="float" office:value="970" calcext:value-type="float">
            <text:p>970</text:p>
          </table:table-cell>
          <table:table-cell table:formula="of:=[levels_parameters.$G$2]*([.$A192]-1) + [levels_parameters.$F$2]" office:value-type="float" office:value="382" calcext:value-type="float">
            <text:p>382</text:p>
          </table:table-cell>
          <table:table-cell table:formula="of:=[levels_parameters.$I$2]*([.$A192]-1) + [levels_parameters.$H$2]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2]+[.C192]" office:value-type="float" office:value="343380192" calcext:value-type="float">
            <text:p>343380192</text:p>
          </table:table-cell>
          <table:table-cell table:formula="of:=[.$A193]^[levels_parameters.$B$2] + [levels_parameters.$C$2]*([.A193]-1)+[levels_parameters.$A$2]" office:value-type="float" office:value="7190026" calcext:value-type="float">
            <text:p>7190026</text:p>
          </table:table-cell>
          <table:table-cell table:formula="of:=[levels_parameters.$E$2]*([.$A193]-1) + [levels_parameters.$D$2]" office:value-type="float" office:value="975" calcext:value-type="float">
            <text:p>975</text:p>
          </table:table-cell>
          <table:table-cell table:formula="of:=[levels_parameters.$G$2]*([.$A193]-1) + [levels_parameters.$F$2]" office:value-type="float" office:value="384" calcext:value-type="float">
            <text:p>384</text:p>
          </table:table-cell>
          <table:table-cell table:formula="of:=[levels_parameters.$I$2]*([.$A193]-1) + [levels_parameters.$H$2]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3]+[.C193]" office:value-type="float" office:value="350570218" calcext:value-type="float">
            <text:p>350570218</text:p>
          </table:table-cell>
          <table:table-cell table:formula="of:=[.$A194]^[levels_parameters.$B$2] + [levels_parameters.$C$2]*([.A194]-1)+[levels_parameters.$A$2]" office:value-type="float" office:value="7302358" calcext:value-type="float">
            <text:p>7302358</text:p>
          </table:table-cell>
          <table:table-cell table:formula="of:=[levels_parameters.$E$2]*([.$A194]-1) + [levels_parameters.$D$2]" office:value-type="float" office:value="980" calcext:value-type="float">
            <text:p>980</text:p>
          </table:table-cell>
          <table:table-cell table:formula="of:=[levels_parameters.$G$2]*([.$A194]-1) + [levels_parameters.$F$2]" office:value-type="float" office:value="386" calcext:value-type="float">
            <text:p>386</text:p>
          </table:table-cell>
          <table:table-cell table:formula="of:=[levels_parameters.$I$2]*([.$A194]-1) + [levels_parameters.$H$2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4]+[.C194]" office:value-type="float" office:value="357872576" calcext:value-type="float">
            <text:p>357872576</text:p>
          </table:table-cell>
          <table:table-cell table:formula="of:=[.$A195]^[levels_parameters.$B$2] + [levels_parameters.$C$2]*([.A195]-1)+[levels_parameters.$A$2]" office:value-type="float" office:value="7415854" calcext:value-type="float">
            <text:p>7415854</text:p>
          </table:table-cell>
          <table:table-cell table:formula="of:=[levels_parameters.$E$2]*([.$A195]-1) + [levels_parameters.$D$2]" office:value-type="float" office:value="985" calcext:value-type="float">
            <text:p>985</text:p>
          </table:table-cell>
          <table:table-cell table:formula="of:=[levels_parameters.$G$2]*([.$A195]-1) + [levels_parameters.$F$2]" office:value-type="float" office:value="388" calcext:value-type="float">
            <text:p>388</text:p>
          </table:table-cell>
          <table:table-cell table:formula="of:=[levels_parameters.$I$2]*([.$A195]-1) + [levels_parameters.$H$2]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5]+[.C195]" office:value-type="float" office:value="365288430" calcext:value-type="float">
            <text:p>365288430</text:p>
          </table:table-cell>
          <table:table-cell table:formula="of:=[.$A196]^[levels_parameters.$B$2] + [levels_parameters.$C$2]*([.A196]-1)+[levels_parameters.$A$2]" office:value-type="float" office:value="7530520" calcext:value-type="float">
            <text:p>7530520</text:p>
          </table:table-cell>
          <table:table-cell table:formula="of:=[levels_parameters.$E$2]*([.$A196]-1) + [levels_parameters.$D$2]" office:value-type="float" office:value="990" calcext:value-type="float">
            <text:p>990</text:p>
          </table:table-cell>
          <table:table-cell table:formula="of:=[levels_parameters.$G$2]*([.$A196]-1) + [levels_parameters.$F$2]" office:value-type="float" office:value="390" calcext:value-type="float">
            <text:p>390</text:p>
          </table:table-cell>
          <table:table-cell table:formula="of:=[levels_parameters.$I$2]*([.$A196]-1) + [levels_parameters.$H$2]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6]+[.C196]" office:value-type="float" office:value="372818950" calcext:value-type="float">
            <text:p>372818950</text:p>
          </table:table-cell>
          <table:table-cell table:formula="of:=[.$A197]^[levels_parameters.$B$2] + [levels_parameters.$C$2]*([.A197]-1)+[levels_parameters.$A$2]" office:value-type="float" office:value="7646362" calcext:value-type="float">
            <text:p>7646362</text:p>
          </table:table-cell>
          <table:table-cell table:formula="of:=[levels_parameters.$E$2]*([.$A197]-1) + [levels_parameters.$D$2]" office:value-type="float" office:value="995" calcext:value-type="float">
            <text:p>995</text:p>
          </table:table-cell>
          <table:table-cell table:formula="of:=[levels_parameters.$G$2]*([.$A197]-1) + [levels_parameters.$F$2]" office:value-type="float" office:value="392" calcext:value-type="float">
            <text:p>392</text:p>
          </table:table-cell>
          <table:table-cell table:formula="of:=[levels_parameters.$I$2]*([.$A197]-1) + [levels_parameters.$H$2]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7]+[.C197]" office:value-type="float" office:value="380465312" calcext:value-type="float">
            <text:p>380465312</text:p>
          </table:table-cell>
          <table:table-cell table:formula="of:=[.$A198]^[levels_parameters.$B$2] + [levels_parameters.$C$2]*([.A198]-1)+[levels_parameters.$A$2]" office:value-type="float" office:value="7763386" calcext:value-type="float">
            <text:p>7763386</text:p>
          </table:table-cell>
          <table:table-cell table:formula="of:=[levels_parameters.$E$2]*([.$A198]-1) + [levels_parameters.$D$2]" office:value-type="float" office:value="1000" calcext:value-type="float">
            <text:p>1000</text:p>
          </table:table-cell>
          <table:table-cell table:formula="of:=[levels_parameters.$G$2]*([.$A198]-1) + [levels_parameters.$F$2]" office:value-type="float" office:value="394" calcext:value-type="float">
            <text:p>394</text:p>
          </table:table-cell>
          <table:table-cell table:formula="of:=[levels_parameters.$I$2]*([.$A198]-1) + [levels_parameters.$H$2]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8]+[.C198]" office:value-type="float" office:value="388228698" calcext:value-type="float">
            <text:p>388228698</text:p>
          </table:table-cell>
          <table:table-cell table:formula="of:=[.$A199]^[levels_parameters.$B$2] + [levels_parameters.$C$2]*([.A199]-1)+[levels_parameters.$A$2]" office:value-type="float" office:value="7881598" calcext:value-type="float">
            <text:p>7881598</text:p>
          </table:table-cell>
          <table:table-cell table:formula="of:=[levels_parameters.$E$2]*([.$A199]-1) + [levels_parameters.$D$2]" office:value-type="float" office:value="1005" calcext:value-type="float">
            <text:p>1005</text:p>
          </table:table-cell>
          <table:table-cell table:formula="of:=[levels_parameters.$G$2]*([.$A199]-1) + [levels_parameters.$F$2]" office:value-type="float" office:value="396" calcext:value-type="float">
            <text:p>396</text:p>
          </table:table-cell>
          <table:table-cell table:formula="of:=[levels_parameters.$I$2]*([.$A199]-1) + [levels_parameters.$H$2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9]+[.C199]" office:value-type="float" office:value="396110296" calcext:value-type="float">
            <text:p>396110296</text:p>
          </table:table-cell>
          <table:table-cell table:formula="of:=[.$A200]^[levels_parameters.$B$2] + [levels_parameters.$C$2]*([.A200]-1)+[levels_parameters.$A$2]" office:value-type="float" office:value="8001004" calcext:value-type="float">
            <text:p>8001004</text:p>
          </table:table-cell>
          <table:table-cell table:formula="of:=[levels_parameters.$E$2]*([.$A200]-1) + [levels_parameters.$D$2]" office:value-type="float" office:value="1010" calcext:value-type="float">
            <text:p>1010</text:p>
          </table:table-cell>
          <table:table-cell table:formula="of:=[levels_parameters.$G$2]*([.$A200]-1) + [levels_parameters.$F$2]" office:value-type="float" office:value="398" calcext:value-type="float">
            <text:p>398</text:p>
          </table:table-cell>
          <table:table-cell table:formula="of:=[levels_parameters.$I$2]*([.$A200]-1) + [levels_parameters.$H$2]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0]+[.C200]" office:value-type="float" office:value="404111300" calcext:value-type="float">
            <text:p>404111300</text:p>
          </table:table-cell>
          <table:table-cell table:formula="of:=[.$A201]^[levels_parameters.$B$2] + [levels_parameters.$C$2]*([.A201]-1)+[levels_parameters.$A$2]" office:value-type="float" office:value="8121610" calcext:value-type="float">
            <text:p>8121610</text:p>
          </table:table-cell>
          <table:table-cell table:formula="of:=[levels_parameters.$E$2]*([.$A201]-1) + [levels_parameters.$D$2]" office:value-type="float" office:value="1015" calcext:value-type="float">
            <text:p>1015</text:p>
          </table:table-cell>
          <table:table-cell table:formula="of:=[levels_parameters.$G$2]*([.$A201]-1) + [levels_parameters.$F$2]" office:value-type="float" office:value="400" calcext:value-type="float">
            <text:p>400</text:p>
          </table:table-cell>
          <table:table-cell table:formula="of:=[levels_parameters.$I$2]*([.$A201]-1) + [levels_parameters.$H$2]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1]+[.C201]" office:value-type="float" office:value="412232910" calcext:value-type="float">
            <text:p>412232910</text:p>
          </table:table-cell>
          <table:table-cell table:formula="of:=[.$A202]^[levels_parameters.$B$2] + [levels_parameters.$C$2]*([.A202]-1)+[levels_parameters.$A$2]" office:value-type="float" office:value="8243422" calcext:value-type="float">
            <text:p>8243422</text:p>
          </table:table-cell>
          <table:table-cell table:formula="of:=[levels_parameters.$E$2]*([.$A202]-1) + [levels_parameters.$D$2]" office:value-type="float" office:value="1020" calcext:value-type="float">
            <text:p>1020</text:p>
          </table:table-cell>
          <table:table-cell table:formula="of:=[levels_parameters.$G$2]*([.$A202]-1) + [levels_parameters.$F$2]" office:value-type="float" office:value="402" calcext:value-type="float">
            <text:p>402</text:p>
          </table:table-cell>
          <table:table-cell table:formula="of:=[levels_parameters.$I$2]*([.$A202]-1) + [levels_parameters.$H$2]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2]+[.C202]" office:value-type="float" office:value="420476332" calcext:value-type="float">
            <text:p>420476332</text:p>
          </table:table-cell>
          <table:table-cell table:formula="of:=[.$A203]^[levels_parameters.$B$2] + [levels_parameters.$C$2]*([.A203]-1)+[levels_parameters.$A$2]" office:value-type="float" office:value="8366446" calcext:value-type="float">
            <text:p>8366446</text:p>
          </table:table-cell>
          <table:table-cell table:formula="of:=[levels_parameters.$E$2]*([.$A203]-1) + [levels_parameters.$D$2]" office:value-type="float" office:value="1025" calcext:value-type="float">
            <text:p>1025</text:p>
          </table:table-cell>
          <table:table-cell table:formula="of:=[levels_parameters.$G$2]*([.$A203]-1) + [levels_parameters.$F$2]" office:value-type="float" office:value="404" calcext:value-type="float">
            <text:p>404</text:p>
          </table:table-cell>
          <table:table-cell table:formula="of:=[levels_parameters.$I$2]*([.$A203]-1) + [levels_parameters.$H$2]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3]+[.C203]" office:value-type="float" office:value="428842778" calcext:value-type="float">
            <text:p>428842778</text:p>
          </table:table-cell>
          <table:table-cell table:formula="of:=[.$A204]^[levels_parameters.$B$2] + [levels_parameters.$C$2]*([.A204]-1)+[levels_parameters.$A$2]" office:value-type="float" office:value="8490688" calcext:value-type="float">
            <text:p>8490688</text:p>
          </table:table-cell>
          <table:table-cell table:formula="of:=[levels_parameters.$E$2]*([.$A204]-1) + [levels_parameters.$D$2]" office:value-type="float" office:value="1030" calcext:value-type="float">
            <text:p>1030</text:p>
          </table:table-cell>
          <table:table-cell table:formula="of:=[levels_parameters.$G$2]*([.$A204]-1) + [levels_parameters.$F$2]" office:value-type="float" office:value="406" calcext:value-type="float">
            <text:p>406</text:p>
          </table:table-cell>
          <table:table-cell table:formula="of:=[levels_parameters.$I$2]*([.$A204]-1) + [levels_parameters.$H$2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4]+[.C204]" office:value-type="float" office:value="437333466" calcext:value-type="float">
            <text:p>437333466</text:p>
          </table:table-cell>
          <table:table-cell table:formula="of:=[.$A205]^[levels_parameters.$B$2] + [levels_parameters.$C$2]*([.A205]-1)+[levels_parameters.$A$2]" office:value-type="float" office:value="8616154" calcext:value-type="float">
            <text:p>8616154</text:p>
          </table:table-cell>
          <table:table-cell table:formula="of:=[levels_parameters.$E$2]*([.$A205]-1) + [levels_parameters.$D$2]" office:value-type="float" office:value="1035" calcext:value-type="float">
            <text:p>1035</text:p>
          </table:table-cell>
          <table:table-cell table:formula="of:=[levels_parameters.$G$2]*([.$A205]-1) + [levels_parameters.$F$2]" office:value-type="float" office:value="408" calcext:value-type="float">
            <text:p>408</text:p>
          </table:table-cell>
          <table:table-cell table:formula="of:=[levels_parameters.$I$2]*([.$A205]-1) + [levels_parameters.$H$2]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5]+[.C205]" office:value-type="float" office:value="445949620" calcext:value-type="float">
            <text:p>445949620</text:p>
          </table:table-cell>
          <table:table-cell table:formula="of:=[.$A206]^[levels_parameters.$B$2] + [levels_parameters.$C$2]*([.A206]-1)+[levels_parameters.$A$2]" office:value-type="float" office:value="8742850" calcext:value-type="float">
            <text:p>8742850</text:p>
          </table:table-cell>
          <table:table-cell table:formula="of:=[levels_parameters.$E$2]*([.$A206]-1) + [levels_parameters.$D$2]" office:value-type="float" office:value="1040" calcext:value-type="float">
            <text:p>1040</text:p>
          </table:table-cell>
          <table:table-cell table:formula="of:=[levels_parameters.$G$2]*([.$A206]-1) + [levels_parameters.$F$2]" office:value-type="float" office:value="410" calcext:value-type="float">
            <text:p>410</text:p>
          </table:table-cell>
          <table:table-cell table:formula="of:=[levels_parameters.$I$2]*([.$A206]-1) + [levels_parameters.$H$2]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6]+[.C206]" office:value-type="float" office:value="454692470" calcext:value-type="float">
            <text:p>454692470</text:p>
          </table:table-cell>
          <table:table-cell table:formula="of:=[.$A207]^[levels_parameters.$B$2] + [levels_parameters.$C$2]*([.A207]-1)+[levels_parameters.$A$2]" office:value-type="float" office:value="8870782" calcext:value-type="float">
            <text:p>8870782</text:p>
          </table:table-cell>
          <table:table-cell table:formula="of:=[levels_parameters.$E$2]*([.$A207]-1) + [levels_parameters.$D$2]" office:value-type="float" office:value="1045" calcext:value-type="float">
            <text:p>1045</text:p>
          </table:table-cell>
          <table:table-cell table:formula="of:=[levels_parameters.$G$2]*([.$A207]-1) + [levels_parameters.$F$2]" office:value-type="float" office:value="412" calcext:value-type="float">
            <text:p>412</text:p>
          </table:table-cell>
          <table:table-cell table:formula="of:=[levels_parameters.$I$2]*([.$A207]-1) + [levels_parameters.$H$2]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7]+[.C207]" office:value-type="float" office:value="463563252" calcext:value-type="float">
            <text:p>463563252</text:p>
          </table:table-cell>
          <table:table-cell table:formula="of:=[.$A208]^[levels_parameters.$B$2] + [levels_parameters.$C$2]*([.A208]-1)+[levels_parameters.$A$2]" office:value-type="float" office:value="8999956" calcext:value-type="float">
            <text:p>8999956</text:p>
          </table:table-cell>
          <table:table-cell table:formula="of:=[levels_parameters.$E$2]*([.$A208]-1) + [levels_parameters.$D$2]" office:value-type="float" office:value="1050" calcext:value-type="float">
            <text:p>1050</text:p>
          </table:table-cell>
          <table:table-cell table:formula="of:=[levels_parameters.$G$2]*([.$A208]-1) + [levels_parameters.$F$2]" office:value-type="float" office:value="414" calcext:value-type="float">
            <text:p>414</text:p>
          </table:table-cell>
          <table:table-cell table:formula="of:=[levels_parameters.$I$2]*([.$A208]-1) + [levels_parameters.$H$2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8]+[.C208]" office:value-type="float" office:value="472563208" calcext:value-type="float">
            <text:p>472563208</text:p>
          </table:table-cell>
          <table:table-cell table:formula="of:=[.$A209]^[levels_parameters.$B$2] + [levels_parameters.$C$2]*([.A209]-1)+[levels_parameters.$A$2]" office:value-type="float" office:value="9130378" calcext:value-type="float">
            <text:p>9130378</text:p>
          </table:table-cell>
          <table:table-cell table:formula="of:=[levels_parameters.$E$2]*([.$A209]-1) + [levels_parameters.$D$2]" office:value-type="float" office:value="1055" calcext:value-type="float">
            <text:p>1055</text:p>
          </table:table-cell>
          <table:table-cell table:formula="of:=[levels_parameters.$G$2]*([.$A209]-1) + [levels_parameters.$F$2]" office:value-type="float" office:value="416" calcext:value-type="float">
            <text:p>416</text:p>
          </table:table-cell>
          <table:table-cell table:formula="of:=[levels_parameters.$I$2]*([.$A209]-1) + [levels_parameters.$H$2]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09]+[.C209]" office:value-type="float" office:value="481693586" calcext:value-type="float">
            <text:p>481693586</text:p>
          </table:table-cell>
          <table:table-cell table:formula="of:=[.$A210]^[levels_parameters.$B$2] + [levels_parameters.$C$2]*([.A210]-1)+[levels_parameters.$A$2]" office:value-type="float" office:value="9262054" calcext:value-type="float">
            <text:p>9262054</text:p>
          </table:table-cell>
          <table:table-cell table:formula="of:=[levels_parameters.$E$2]*([.$A210]-1) + [levels_parameters.$D$2]" office:value-type="float" office:value="1060" calcext:value-type="float">
            <text:p>1060</text:p>
          </table:table-cell>
          <table:table-cell table:formula="of:=[levels_parameters.$G$2]*([.$A210]-1) + [levels_parameters.$F$2]" office:value-type="float" office:value="418" calcext:value-type="float">
            <text:p>418</text:p>
          </table:table-cell>
          <table:table-cell table:formula="of:=[levels_parameters.$I$2]*([.$A210]-1) + [levels_parameters.$H$2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0]+[.C210]" office:value-type="float" office:value="490955640" calcext:value-type="float">
            <text:p>490955640</text:p>
          </table:table-cell>
          <table:table-cell table:formula="of:=[.$A211]^[levels_parameters.$B$2] + [levels_parameters.$C$2]*([.A211]-1)+[levels_parameters.$A$2]" office:value-type="float" office:value="9394990" calcext:value-type="float">
            <text:p>9394990</text:p>
          </table:table-cell>
          <table:table-cell table:formula="of:=[levels_parameters.$E$2]*([.$A211]-1) + [levels_parameters.$D$2]" office:value-type="float" office:value="1065" calcext:value-type="float">
            <text:p>1065</text:p>
          </table:table-cell>
          <table:table-cell table:formula="of:=[levels_parameters.$G$2]*([.$A211]-1) + [levels_parameters.$F$2]" office:value-type="float" office:value="420" calcext:value-type="float">
            <text:p>420</text:p>
          </table:table-cell>
          <table:table-cell table:formula="of:=[levels_parameters.$I$2]*([.$A211]-1) + [levels_parameters.$H$2]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1]+[.C211]" office:value-type="float" office:value="500350630" calcext:value-type="float">
            <text:p>500350630</text:p>
          </table:table-cell>
          <table:table-cell table:formula="of:=[.$A212]^[levels_parameters.$B$2] + [levels_parameters.$C$2]*([.A212]-1)+[levels_parameters.$A$2]" office:value-type="float" office:value="9529192" calcext:value-type="float">
            <text:p>9529192</text:p>
          </table:table-cell>
          <table:table-cell table:formula="of:=[levels_parameters.$E$2]*([.$A212]-1) + [levels_parameters.$D$2]" office:value-type="float" office:value="1070" calcext:value-type="float">
            <text:p>1070</text:p>
          </table:table-cell>
          <table:table-cell table:formula="of:=[levels_parameters.$G$2]*([.$A212]-1) + [levels_parameters.$F$2]" office:value-type="float" office:value="422" calcext:value-type="float">
            <text:p>422</text:p>
          </table:table-cell>
          <table:table-cell table:formula="of:=[levels_parameters.$I$2]*([.$A212]-1) + [levels_parameters.$H$2]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2]+[.C212]" office:value-type="float" office:value="509879822" calcext:value-type="float">
            <text:p>509879822</text:p>
          </table:table-cell>
          <table:table-cell table:formula="of:=[.$A213]^[levels_parameters.$B$2] + [levels_parameters.$C$2]*([.A213]-1)+[levels_parameters.$A$2]" office:value-type="float" office:value="9664666" calcext:value-type="float">
            <text:p>9664666</text:p>
          </table:table-cell>
          <table:table-cell table:formula="of:=[levels_parameters.$E$2]*([.$A213]-1) + [levels_parameters.$D$2]" office:value-type="float" office:value="1075" calcext:value-type="float">
            <text:p>1075</text:p>
          </table:table-cell>
          <table:table-cell table:formula="of:=[levels_parameters.$G$2]*([.$A213]-1) + [levels_parameters.$F$2]" office:value-type="float" office:value="424" calcext:value-type="float">
            <text:p>424</text:p>
          </table:table-cell>
          <table:table-cell table:formula="of:=[levels_parameters.$I$2]*([.$A213]-1) + [levels_parameters.$H$2]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3]+[.C213]" office:value-type="float" office:value="519544488" calcext:value-type="float">
            <text:p>519544488</text:p>
          </table:table-cell>
          <table:table-cell table:formula="of:=[.$A214]^[levels_parameters.$B$2] + [levels_parameters.$C$2]*([.A214]-1)+[levels_parameters.$A$2]" office:value-type="float" office:value="9801418" calcext:value-type="float">
            <text:p>9801418</text:p>
          </table:table-cell>
          <table:table-cell table:formula="of:=[levels_parameters.$E$2]*([.$A214]-1) + [levels_parameters.$D$2]" office:value-type="float" office:value="1080" calcext:value-type="float">
            <text:p>1080</text:p>
          </table:table-cell>
          <table:table-cell table:formula="of:=[levels_parameters.$G$2]*([.$A214]-1) + [levels_parameters.$F$2]" office:value-type="float" office:value="426" calcext:value-type="float">
            <text:p>426</text:p>
          </table:table-cell>
          <table:table-cell table:formula="of:=[levels_parameters.$I$2]*([.$A214]-1) + [levels_parameters.$H$2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4]+[.C214]" office:value-type="float" office:value="529345906" calcext:value-type="float">
            <text:p>529345906</text:p>
          </table:table-cell>
          <table:table-cell table:formula="of:=[.$A215]^[levels_parameters.$B$2] + [levels_parameters.$C$2]*([.A215]-1)+[levels_parameters.$A$2]" office:value-type="float" office:value="9939454" calcext:value-type="float">
            <text:p>9939454</text:p>
          </table:table-cell>
          <table:table-cell table:formula="of:=[levels_parameters.$E$2]*([.$A215]-1) + [levels_parameters.$D$2]" office:value-type="float" office:value="1085" calcext:value-type="float">
            <text:p>1085</text:p>
          </table:table-cell>
          <table:table-cell table:formula="of:=[levels_parameters.$G$2]*([.$A215]-1) + [levels_parameters.$F$2]" office:value-type="float" office:value="428" calcext:value-type="float">
            <text:p>428</text:p>
          </table:table-cell>
          <table:table-cell table:formula="of:=[levels_parameters.$I$2]*([.$A215]-1) + [levels_parameters.$H$2]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5]+[.C215]" office:value-type="float" office:value="539285360" calcext:value-type="float">
            <text:p>539285360</text:p>
          </table:table-cell>
          <table:table-cell table:formula="of:=[.$A216]^[levels_parameters.$B$2] + [levels_parameters.$C$2]*([.A216]-1)+[levels_parameters.$A$2]" office:value-type="float" office:value="10078780" calcext:value-type="float">
            <text:p>10078780</text:p>
          </table:table-cell>
          <table:table-cell table:formula="of:=[levels_parameters.$E$2]*([.$A216]-1) + [levels_parameters.$D$2]" office:value-type="float" office:value="1090" calcext:value-type="float">
            <text:p>1090</text:p>
          </table:table-cell>
          <table:table-cell table:formula="of:=[levels_parameters.$G$2]*([.$A216]-1) + [levels_parameters.$F$2]" office:value-type="float" office:value="430" calcext:value-type="float">
            <text:p>430</text:p>
          </table:table-cell>
          <table:table-cell table:formula="of:=[levels_parameters.$I$2]*([.$A216]-1) + [levels_parameters.$H$2]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6]+[.C216]" office:value-type="float" office:value="549364140" calcext:value-type="float">
            <text:p>549364140</text:p>
          </table:table-cell>
          <table:table-cell table:formula="of:=[.$A217]^[levels_parameters.$B$2] + [levels_parameters.$C$2]*([.A217]-1)+[levels_parameters.$A$2]" office:value-type="float" office:value="10219402" calcext:value-type="float">
            <text:p>10219402</text:p>
          </table:table-cell>
          <table:table-cell table:formula="of:=[levels_parameters.$E$2]*([.$A217]-1) + [levels_parameters.$D$2]" office:value-type="float" office:value="1095" calcext:value-type="float">
            <text:p>1095</text:p>
          </table:table-cell>
          <table:table-cell table:formula="of:=[levels_parameters.$G$2]*([.$A217]-1) + [levels_parameters.$F$2]" office:value-type="float" office:value="432" calcext:value-type="float">
            <text:p>432</text:p>
          </table:table-cell>
          <table:table-cell table:formula="of:=[levels_parameters.$I$2]*([.$A217]-1) + [levels_parameters.$H$2]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7]+[.C217]" office:value-type="float" office:value="559583542" calcext:value-type="float">
            <text:p>559583542</text:p>
          </table:table-cell>
          <table:table-cell table:formula="of:=[.$A218]^[levels_parameters.$B$2] + [levels_parameters.$C$2]*([.A218]-1)+[levels_parameters.$A$2]" office:value-type="float" office:value="10361326" calcext:value-type="float">
            <text:p>10361326</text:p>
          </table:table-cell>
          <table:table-cell table:formula="of:=[levels_parameters.$E$2]*([.$A218]-1) + [levels_parameters.$D$2]" office:value-type="float" office:value="1100" calcext:value-type="float">
            <text:p>1100</text:p>
          </table:table-cell>
          <table:table-cell table:formula="of:=[levels_parameters.$G$2]*([.$A218]-1) + [levels_parameters.$F$2]" office:value-type="float" office:value="434" calcext:value-type="float">
            <text:p>434</text:p>
          </table:table-cell>
          <table:table-cell table:formula="of:=[levels_parameters.$I$2]*([.$A218]-1) + [levels_parameters.$H$2]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8]+[.C218]" office:value-type="float" office:value="569944868" calcext:value-type="float">
            <text:p>569944868</text:p>
          </table:table-cell>
          <table:table-cell table:formula="of:=[.$A219]^[levels_parameters.$B$2] + [levels_parameters.$C$2]*([.A219]-1)+[levels_parameters.$A$2]" office:value-type="float" office:value="10504558" calcext:value-type="float">
            <text:p>10504558</text:p>
          </table:table-cell>
          <table:table-cell table:formula="of:=[levels_parameters.$E$2]*([.$A219]-1) + [levels_parameters.$D$2]" office:value-type="float" office:value="1105" calcext:value-type="float">
            <text:p>1105</text:p>
          </table:table-cell>
          <table:table-cell table:formula="of:=[levels_parameters.$G$2]*([.$A219]-1) + [levels_parameters.$F$2]" office:value-type="float" office:value="436" calcext:value-type="float">
            <text:p>436</text:p>
          </table:table-cell>
          <table:table-cell table:formula="of:=[levels_parameters.$I$2]*([.$A219]-1) + [levels_parameters.$H$2]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19]+[.C219]" office:value-type="float" office:value="580449426" calcext:value-type="float">
            <text:p>580449426</text:p>
          </table:table-cell>
          <table:table-cell table:formula="of:=[.$A220]^[levels_parameters.$B$2] + [levels_parameters.$C$2]*([.A220]-1)+[levels_parameters.$A$2]" office:value-type="float" office:value="10649104" calcext:value-type="float">
            <text:p>10649104</text:p>
          </table:table-cell>
          <table:table-cell table:formula="of:=[levels_parameters.$E$2]*([.$A220]-1) + [levels_parameters.$D$2]" office:value-type="float" office:value="1110" calcext:value-type="float">
            <text:p>1110</text:p>
          </table:table-cell>
          <table:table-cell table:formula="of:=[levels_parameters.$G$2]*([.$A220]-1) + [levels_parameters.$F$2]" office:value-type="float" office:value="438" calcext:value-type="float">
            <text:p>438</text:p>
          </table:table-cell>
          <table:table-cell table:formula="of:=[levels_parameters.$I$2]*([.$A220]-1) + [levels_parameters.$H$2]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0]+[.C220]" office:value-type="float" office:value="591098530" calcext:value-type="float">
            <text:p>591098530</text:p>
          </table:table-cell>
          <table:table-cell table:formula="of:=[.$A221]^[levels_parameters.$B$2] + [levels_parameters.$C$2]*([.A221]-1)+[levels_parameters.$A$2]" office:value-type="float" office:value="10794970" calcext:value-type="float">
            <text:p>10794970</text:p>
          </table:table-cell>
          <table:table-cell table:formula="of:=[levels_parameters.$E$2]*([.$A221]-1) + [levels_parameters.$D$2]" office:value-type="float" office:value="1115" calcext:value-type="float">
            <text:p>1115</text:p>
          </table:table-cell>
          <table:table-cell table:formula="of:=[levels_parameters.$G$2]*([.$A221]-1) + [levels_parameters.$F$2]" office:value-type="float" office:value="440" calcext:value-type="float">
            <text:p>440</text:p>
          </table:table-cell>
          <table:table-cell table:formula="of:=[levels_parameters.$I$2]*([.$A221]-1) + [levels_parameters.$H$2]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1]+[.C221]" office:value-type="float" office:value="601893500" calcext:value-type="float">
            <text:p>601893500</text:p>
          </table:table-cell>
          <table:table-cell table:formula="of:=[.$A222]^[levels_parameters.$B$2] + [levels_parameters.$C$2]*([.A222]-1)+[levels_parameters.$A$2]" office:value-type="float" office:value="10942162" calcext:value-type="float">
            <text:p>10942162</text:p>
          </table:table-cell>
          <table:table-cell table:formula="of:=[levels_parameters.$E$2]*([.$A222]-1) + [levels_parameters.$D$2]" office:value-type="float" office:value="1120" calcext:value-type="float">
            <text:p>1120</text:p>
          </table:table-cell>
          <table:table-cell table:formula="of:=[levels_parameters.$G$2]*([.$A222]-1) + [levels_parameters.$F$2]" office:value-type="float" office:value="442" calcext:value-type="float">
            <text:p>442</text:p>
          </table:table-cell>
          <table:table-cell table:formula="of:=[levels_parameters.$I$2]*([.$A222]-1) + [levels_parameters.$H$2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2]+[.C222]" office:value-type="float" office:value="612835662" calcext:value-type="float">
            <text:p>612835662</text:p>
          </table:table-cell>
          <table:table-cell table:formula="of:=[.$A223]^[levels_parameters.$B$2] + [levels_parameters.$C$2]*([.A223]-1)+[levels_parameters.$A$2]" office:value-type="float" office:value="11090686" calcext:value-type="float">
            <text:p>11090686</text:p>
          </table:table-cell>
          <table:table-cell table:formula="of:=[levels_parameters.$E$2]*([.$A223]-1) + [levels_parameters.$D$2]" office:value-type="float" office:value="1125" calcext:value-type="float">
            <text:p>1125</text:p>
          </table:table-cell>
          <table:table-cell table:formula="of:=[levels_parameters.$G$2]*([.$A223]-1) + [levels_parameters.$F$2]" office:value-type="float" office:value="444" calcext:value-type="float">
            <text:p>444</text:p>
          </table:table-cell>
          <table:table-cell table:formula="of:=[levels_parameters.$I$2]*([.$A223]-1) + [levels_parameters.$H$2]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3]+[.C223]" office:value-type="float" office:value="623926348" calcext:value-type="float">
            <text:p>623926348</text:p>
          </table:table-cell>
          <table:table-cell table:formula="of:=[.$A224]^[levels_parameters.$B$2] + [levels_parameters.$C$2]*([.A224]-1)+[levels_parameters.$A$2]" office:value-type="float" office:value="11240548" calcext:value-type="float">
            <text:p>11240548</text:p>
          </table:table-cell>
          <table:table-cell table:formula="of:=[levels_parameters.$E$2]*([.$A224]-1) + [levels_parameters.$D$2]" office:value-type="float" office:value="1130" calcext:value-type="float">
            <text:p>1130</text:p>
          </table:table-cell>
          <table:table-cell table:formula="of:=[levels_parameters.$G$2]*([.$A224]-1) + [levels_parameters.$F$2]" office:value-type="float" office:value="446" calcext:value-type="float">
            <text:p>446</text:p>
          </table:table-cell>
          <table:table-cell table:formula="of:=[levels_parameters.$I$2]*([.$A224]-1) + [levels_parameters.$H$2]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4]+[.C224]" office:value-type="float" office:value="635166896" calcext:value-type="float">
            <text:p>635166896</text:p>
          </table:table-cell>
          <table:table-cell table:formula="of:=[.$A225]^[levels_parameters.$B$2] + [levels_parameters.$C$2]*([.A225]-1)+[levels_parameters.$A$2]" office:value-type="float" office:value="11391754" calcext:value-type="float">
            <text:p>11391754</text:p>
          </table:table-cell>
          <table:table-cell table:formula="of:=[levels_parameters.$E$2]*([.$A225]-1) + [levels_parameters.$D$2]" office:value-type="float" office:value="1135" calcext:value-type="float">
            <text:p>1135</text:p>
          </table:table-cell>
          <table:table-cell table:formula="of:=[levels_parameters.$G$2]*([.$A225]-1) + [levels_parameters.$F$2]" office:value-type="float" office:value="448" calcext:value-type="float">
            <text:p>448</text:p>
          </table:table-cell>
          <table:table-cell table:formula="of:=[levels_parameters.$I$2]*([.$A225]-1) + [levels_parameters.$H$2]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5]+[.C225]" office:value-type="float" office:value="646558650" calcext:value-type="float">
            <text:p>646558650</text:p>
          </table:table-cell>
          <table:table-cell table:formula="of:=[.$A226]^[levels_parameters.$B$2] + [levels_parameters.$C$2]*([.A226]-1)+[levels_parameters.$A$2]" office:value-type="float" office:value="11544310" calcext:value-type="float">
            <text:p>11544310</text:p>
          </table:table-cell>
          <table:table-cell table:formula="of:=[levels_parameters.$E$2]*([.$A226]-1) + [levels_parameters.$D$2]" office:value-type="float" office:value="1140" calcext:value-type="float">
            <text:p>1140</text:p>
          </table:table-cell>
          <table:table-cell table:formula="of:=[levels_parameters.$G$2]*([.$A226]-1) + [levels_parameters.$F$2]" office:value-type="float" office:value="450" calcext:value-type="float">
            <text:p>450</text:p>
          </table:table-cell>
          <table:table-cell table:formula="of:=[levels_parameters.$I$2]*([.$A226]-1) + [levels_parameters.$H$2]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6]+[.C226]" office:value-type="float" office:value="658102960" calcext:value-type="float">
            <text:p>658102960</text:p>
          </table:table-cell>
          <table:table-cell table:formula="of:=[.$A227]^[levels_parameters.$B$2] + [levels_parameters.$C$2]*([.A227]-1)+[levels_parameters.$A$2]" office:value-type="float" office:value="11698222" calcext:value-type="float">
            <text:p>11698222</text:p>
          </table:table-cell>
          <table:table-cell table:formula="of:=[levels_parameters.$E$2]*([.$A227]-1) + [levels_parameters.$D$2]" office:value-type="float" office:value="1145" calcext:value-type="float">
            <text:p>1145</text:p>
          </table:table-cell>
          <table:table-cell table:formula="of:=[levels_parameters.$G$2]*([.$A227]-1) + [levels_parameters.$F$2]" office:value-type="float" office:value="452" calcext:value-type="float">
            <text:p>452</text:p>
          </table:table-cell>
          <table:table-cell table:formula="of:=[levels_parameters.$I$2]*([.$A227]-1) + [levels_parameters.$H$2]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7]+[.C227]" office:value-type="float" office:value="669801182" calcext:value-type="float">
            <text:p>669801182</text:p>
          </table:table-cell>
          <table:table-cell table:formula="of:=[.$A228]^[levels_parameters.$B$2] + [levels_parameters.$C$2]*([.A228]-1)+[levels_parameters.$A$2]" office:value-type="float" office:value="11853496" calcext:value-type="float">
            <text:p>11853496</text:p>
          </table:table-cell>
          <table:table-cell table:formula="of:=[levels_parameters.$E$2]*([.$A228]-1) + [levels_parameters.$D$2]" office:value-type="float" office:value="1150" calcext:value-type="float">
            <text:p>1150</text:p>
          </table:table-cell>
          <table:table-cell table:formula="of:=[levels_parameters.$G$2]*([.$A228]-1) + [levels_parameters.$F$2]" office:value-type="float" office:value="454" calcext:value-type="float">
            <text:p>454</text:p>
          </table:table-cell>
          <table:table-cell table:formula="of:=[levels_parameters.$I$2]*([.$A228]-1) + [levels_parameters.$H$2]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8]+[.C228]" office:value-type="float" office:value="681654678" calcext:value-type="float">
            <text:p>681654678</text:p>
          </table:table-cell>
          <table:table-cell table:formula="of:=[.$A229]^[levels_parameters.$B$2] + [levels_parameters.$C$2]*([.A229]-1)+[levels_parameters.$A$2]" office:value-type="float" office:value="12010138" calcext:value-type="float">
            <text:p>12010138</text:p>
          </table:table-cell>
          <table:table-cell table:formula="of:=[levels_parameters.$E$2]*([.$A229]-1) + [levels_parameters.$D$2]" office:value-type="float" office:value="1155" calcext:value-type="float">
            <text:p>1155</text:p>
          </table:table-cell>
          <table:table-cell table:formula="of:=[levels_parameters.$G$2]*([.$A229]-1) + [levels_parameters.$F$2]" office:value-type="float" office:value="456" calcext:value-type="float">
            <text:p>456</text:p>
          </table:table-cell>
          <table:table-cell table:formula="of:=[levels_parameters.$I$2]*([.$A229]-1) + [levels_parameters.$H$2]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29]+[.C229]" office:value-type="float" office:value="693664816" calcext:value-type="float">
            <text:p>693664816</text:p>
          </table:table-cell>
          <table:table-cell table:formula="of:=[.$A230]^[levels_parameters.$B$2] + [levels_parameters.$C$2]*([.A230]-1)+[levels_parameters.$A$2]" office:value-type="float" office:value="12168154" calcext:value-type="float">
            <text:p>12168154</text:p>
          </table:table-cell>
          <table:table-cell table:formula="of:=[levels_parameters.$E$2]*([.$A230]-1) + [levels_parameters.$D$2]" office:value-type="float" office:value="1160" calcext:value-type="float">
            <text:p>1160</text:p>
          </table:table-cell>
          <table:table-cell table:formula="of:=[levels_parameters.$G$2]*([.$A230]-1) + [levels_parameters.$F$2]" office:value-type="float" office:value="458" calcext:value-type="float">
            <text:p>458</text:p>
          </table:table-cell>
          <table:table-cell table:formula="of:=[levels_parameters.$I$2]*([.$A230]-1) + [levels_parameters.$H$2]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0]+[.C230]" office:value-type="float" office:value="705832970" calcext:value-type="float">
            <text:p>705832970</text:p>
          </table:table-cell>
          <table:table-cell table:formula="of:=[.$A231]^[levels_parameters.$B$2] + [levels_parameters.$C$2]*([.A231]-1)+[levels_parameters.$A$2]" office:value-type="float" office:value="12327550" calcext:value-type="float">
            <text:p>12327550</text:p>
          </table:table-cell>
          <table:table-cell table:formula="of:=[levels_parameters.$E$2]*([.$A231]-1) + [levels_parameters.$D$2]" office:value-type="float" office:value="1165" calcext:value-type="float">
            <text:p>1165</text:p>
          </table:table-cell>
          <table:table-cell table:formula="of:=[levels_parameters.$G$2]*([.$A231]-1) + [levels_parameters.$F$2]" office:value-type="float" office:value="460" calcext:value-type="float">
            <text:p>460</text:p>
          </table:table-cell>
          <table:table-cell table:formula="of:=[levels_parameters.$I$2]*([.$A231]-1) + [levels_parameters.$H$2]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1]+[.C231]" office:value-type="float" office:value="718160520" calcext:value-type="float">
            <text:p>718160520</text:p>
          </table:table-cell>
          <table:table-cell table:formula="of:=[.$A232]^[levels_parameters.$B$2] + [levels_parameters.$C$2]*([.A232]-1)+[levels_parameters.$A$2]" office:value-type="float" office:value="12488332" calcext:value-type="float">
            <text:p>12488332</text:p>
          </table:table-cell>
          <table:table-cell table:formula="of:=[levels_parameters.$E$2]*([.$A232]-1) + [levels_parameters.$D$2]" office:value-type="float" office:value="1170" calcext:value-type="float">
            <text:p>1170</text:p>
          </table:table-cell>
          <table:table-cell table:formula="of:=[levels_parameters.$G$2]*([.$A232]-1) + [levels_parameters.$F$2]" office:value-type="float" office:value="462" calcext:value-type="float">
            <text:p>462</text:p>
          </table:table-cell>
          <table:table-cell table:formula="of:=[levels_parameters.$I$2]*([.$A232]-1) + [levels_parameters.$H$2]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2]+[.C232]" office:value-type="float" office:value="730648852" calcext:value-type="float">
            <text:p>730648852</text:p>
          </table:table-cell>
          <table:table-cell table:formula="of:=[.$A233]^[levels_parameters.$B$2] + [levels_parameters.$C$2]*([.A233]-1)+[levels_parameters.$A$2]" office:value-type="float" office:value="12650506" calcext:value-type="float">
            <text:p>12650506</text:p>
          </table:table-cell>
          <table:table-cell table:formula="of:=[levels_parameters.$E$2]*([.$A233]-1) + [levels_parameters.$D$2]" office:value-type="float" office:value="1175" calcext:value-type="float">
            <text:p>1175</text:p>
          </table:table-cell>
          <table:table-cell table:formula="of:=[levels_parameters.$G$2]*([.$A233]-1) + [levels_parameters.$F$2]" office:value-type="float" office:value="464" calcext:value-type="float">
            <text:p>464</text:p>
          </table:table-cell>
          <table:table-cell table:formula="of:=[levels_parameters.$I$2]*([.$A233]-1) + [levels_parameters.$H$2]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3]+[.C233]" office:value-type="float" office:value="743299358" calcext:value-type="float">
            <text:p>743299358</text:p>
          </table:table-cell>
          <table:table-cell table:formula="of:=[.$A234]^[levels_parameters.$B$2] + [levels_parameters.$C$2]*([.A234]-1)+[levels_parameters.$A$2]" office:value-type="float" office:value="12814078" calcext:value-type="float">
            <text:p>12814078</text:p>
          </table:table-cell>
          <table:table-cell table:formula="of:=[levels_parameters.$E$2]*([.$A234]-1) + [levels_parameters.$D$2]" office:value-type="float" office:value="1180" calcext:value-type="float">
            <text:p>1180</text:p>
          </table:table-cell>
          <table:table-cell table:formula="of:=[levels_parameters.$G$2]*([.$A234]-1) + [levels_parameters.$F$2]" office:value-type="float" office:value="466" calcext:value-type="float">
            <text:p>466</text:p>
          </table:table-cell>
          <table:table-cell table:formula="of:=[levels_parameters.$I$2]*([.$A234]-1) + [levels_parameters.$H$2]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4]+[.C234]" office:value-type="float" office:value="756113436" calcext:value-type="float">
            <text:p>756113436</text:p>
          </table:table-cell>
          <table:table-cell table:formula="of:=[.$A235]^[levels_parameters.$B$2] + [levels_parameters.$C$2]*([.A235]-1)+[levels_parameters.$A$2]" office:value-type="float" office:value="12979054" calcext:value-type="float">
            <text:p>12979054</text:p>
          </table:table-cell>
          <table:table-cell table:formula="of:=[levels_parameters.$E$2]*([.$A235]-1) + [levels_parameters.$D$2]" office:value-type="float" office:value="1185" calcext:value-type="float">
            <text:p>1185</text:p>
          </table:table-cell>
          <table:table-cell table:formula="of:=[levels_parameters.$G$2]*([.$A235]-1) + [levels_parameters.$F$2]" office:value-type="float" office:value="468" calcext:value-type="float">
            <text:p>468</text:p>
          </table:table-cell>
          <table:table-cell table:formula="of:=[levels_parameters.$I$2]*([.$A235]-1) + [levels_parameters.$H$2]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5]+[.C235]" office:value-type="float" office:value="769092490" calcext:value-type="float">
            <text:p>769092490</text:p>
          </table:table-cell>
          <table:table-cell table:formula="of:=[.$A236]^[levels_parameters.$B$2] + [levels_parameters.$C$2]*([.A236]-1)+[levels_parameters.$A$2]" office:value-type="float" office:value="13145440" calcext:value-type="float">
            <text:p>13145440</text:p>
          </table:table-cell>
          <table:table-cell table:formula="of:=[levels_parameters.$E$2]*([.$A236]-1) + [levels_parameters.$D$2]" office:value-type="float" office:value="1190" calcext:value-type="float">
            <text:p>1190</text:p>
          </table:table-cell>
          <table:table-cell table:formula="of:=[levels_parameters.$G$2]*([.$A236]-1) + [levels_parameters.$F$2]" office:value-type="float" office:value="470" calcext:value-type="float">
            <text:p>470</text:p>
          </table:table-cell>
          <table:table-cell table:formula="of:=[levels_parameters.$I$2]*([.$A236]-1) + [levels_parameters.$H$2]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6]+[.C236]" office:value-type="float" office:value="782237930" calcext:value-type="float">
            <text:p>782237930</text:p>
          </table:table-cell>
          <table:table-cell table:formula="of:=[.$A237]^[levels_parameters.$B$2] + [levels_parameters.$C$2]*([.A237]-1)+[levels_parameters.$A$2]" office:value-type="float" office:value="13313242" calcext:value-type="float">
            <text:p>13313242</text:p>
          </table:table-cell>
          <table:table-cell table:formula="of:=[levels_parameters.$E$2]*([.$A237]-1) + [levels_parameters.$D$2]" office:value-type="float" office:value="1195" calcext:value-type="float">
            <text:p>1195</text:p>
          </table:table-cell>
          <table:table-cell table:formula="of:=[levels_parameters.$G$2]*([.$A237]-1) + [levels_parameters.$F$2]" office:value-type="float" office:value="472" calcext:value-type="float">
            <text:p>472</text:p>
          </table:table-cell>
          <table:table-cell table:formula="of:=[levels_parameters.$I$2]*([.$A237]-1) + [levels_parameters.$H$2]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7]+[.C237]" office:value-type="float" office:value="795551172" calcext:value-type="float">
            <text:p>795551172</text:p>
          </table:table-cell>
          <table:table-cell table:formula="of:=[.$A238]^[levels_parameters.$B$2] + [levels_parameters.$C$2]*([.A238]-1)+[levels_parameters.$A$2]" office:value-type="float" office:value="13482466" calcext:value-type="float">
            <text:p>13482466</text:p>
          </table:table-cell>
          <table:table-cell table:formula="of:=[levels_parameters.$E$2]*([.$A238]-1) + [levels_parameters.$D$2]" office:value-type="float" office:value="1200" calcext:value-type="float">
            <text:p>1200</text:p>
          </table:table-cell>
          <table:table-cell table:formula="of:=[levels_parameters.$G$2]*([.$A238]-1) + [levels_parameters.$F$2]" office:value-type="float" office:value="474" calcext:value-type="float">
            <text:p>474</text:p>
          </table:table-cell>
          <table:table-cell table:formula="of:=[levels_parameters.$I$2]*([.$A238]-1) + [levels_parameters.$H$2]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8]+[.C238]" office:value-type="float" office:value="809033638" calcext:value-type="float">
            <text:p>809033638</text:p>
          </table:table-cell>
          <table:table-cell table:formula="of:=[.$A239]^[levels_parameters.$B$2] + [levels_parameters.$C$2]*([.A239]-1)+[levels_parameters.$A$2]" office:value-type="float" office:value="13653118" calcext:value-type="float">
            <text:p>13653118</text:p>
          </table:table-cell>
          <table:table-cell table:formula="of:=[levels_parameters.$E$2]*([.$A239]-1) + [levels_parameters.$D$2]" office:value-type="float" office:value="1205" calcext:value-type="float">
            <text:p>1205</text:p>
          </table:table-cell>
          <table:table-cell table:formula="of:=[levels_parameters.$G$2]*([.$A239]-1) + [levels_parameters.$F$2]" office:value-type="float" office:value="476" calcext:value-type="float">
            <text:p>476</text:p>
          </table:table-cell>
          <table:table-cell table:formula="of:=[levels_parameters.$I$2]*([.$A239]-1) + [levels_parameters.$H$2]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39]+[.C239]" office:value-type="float" office:value="822686756" calcext:value-type="float">
            <text:p>822686756</text:p>
          </table:table-cell>
          <table:table-cell table:formula="of:=[.$A240]^[levels_parameters.$B$2] + [levels_parameters.$C$2]*([.A240]-1)+[levels_parameters.$A$2]" office:value-type="float" office:value="13825204" calcext:value-type="float">
            <text:p>13825204</text:p>
          </table:table-cell>
          <table:table-cell table:formula="of:=[levels_parameters.$E$2]*([.$A240]-1) + [levels_parameters.$D$2]" office:value-type="float" office:value="1210" calcext:value-type="float">
            <text:p>1210</text:p>
          </table:table-cell>
          <table:table-cell table:formula="of:=[levels_parameters.$G$2]*([.$A240]-1) + [levels_parameters.$F$2]" office:value-type="float" office:value="478" calcext:value-type="float">
            <text:p>478</text:p>
          </table:table-cell>
          <table:table-cell table:formula="of:=[levels_parameters.$I$2]*([.$A240]-1) + [levels_parameters.$H$2]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0]+[.C240]" office:value-type="float" office:value="836511960" calcext:value-type="float">
            <text:p>836511960</text:p>
          </table:table-cell>
          <table:table-cell table:formula="of:=[.$A241]^[levels_parameters.$B$2] + [levels_parameters.$C$2]*([.A241]-1)+[levels_parameters.$A$2]" office:value-type="float" office:value="13998730" calcext:value-type="float">
            <text:p>13998730</text:p>
          </table:table-cell>
          <table:table-cell table:formula="of:=[levels_parameters.$E$2]*([.$A241]-1) + [levels_parameters.$D$2]" office:value-type="float" office:value="1215" calcext:value-type="float">
            <text:p>1215</text:p>
          </table:table-cell>
          <table:table-cell table:formula="of:=[levels_parameters.$G$2]*([.$A241]-1) + [levels_parameters.$F$2]" office:value-type="float" office:value="480" calcext:value-type="float">
            <text:p>480</text:p>
          </table:table-cell>
          <table:table-cell table:formula="of:=[levels_parameters.$I$2]*([.$A241]-1) + [levels_parameters.$H$2]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1]+[.C241]" office:value-type="float" office:value="850510690" calcext:value-type="float">
            <text:p>850510690</text:p>
          </table:table-cell>
          <table:table-cell table:formula="of:=[.$A242]^[levels_parameters.$B$2] + [levels_parameters.$C$2]*([.A242]-1)+[levels_parameters.$A$2]" office:value-type="float" office:value="14173702" calcext:value-type="float">
            <text:p>14173702</text:p>
          </table:table-cell>
          <table:table-cell table:formula="of:=[levels_parameters.$E$2]*([.$A242]-1) + [levels_parameters.$D$2]" office:value-type="float" office:value="1220" calcext:value-type="float">
            <text:p>1220</text:p>
          </table:table-cell>
          <table:table-cell table:formula="of:=[levels_parameters.$G$2]*([.$A242]-1) + [levels_parameters.$F$2]" office:value-type="float" office:value="482" calcext:value-type="float">
            <text:p>482</text:p>
          </table:table-cell>
          <table:table-cell table:formula="of:=[levels_parameters.$I$2]*([.$A242]-1) + [levels_parameters.$H$2]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2]+[.C242]" office:value-type="float" office:value="864684392" calcext:value-type="float">
            <text:p>864684392</text:p>
          </table:table-cell>
          <table:table-cell table:formula="of:=[.$A243]^[levels_parameters.$B$2] + [levels_parameters.$C$2]*([.A243]-1)+[levels_parameters.$A$2]" office:value-type="float" office:value="14350126" calcext:value-type="float">
            <text:p>14350126</text:p>
          </table:table-cell>
          <table:table-cell table:formula="of:=[levels_parameters.$E$2]*([.$A243]-1) + [levels_parameters.$D$2]" office:value-type="float" office:value="1225" calcext:value-type="float">
            <text:p>1225</text:p>
          </table:table-cell>
          <table:table-cell table:formula="of:=[levels_parameters.$G$2]*([.$A243]-1) + [levels_parameters.$F$2]" office:value-type="float" office:value="484" calcext:value-type="float">
            <text:p>484</text:p>
          </table:table-cell>
          <table:table-cell table:formula="of:=[levels_parameters.$I$2]*([.$A243]-1) + [levels_parameters.$H$2]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3]+[.C243]" office:value-type="float" office:value="879034518" calcext:value-type="float">
            <text:p>879034518</text:p>
          </table:table-cell>
          <table:table-cell table:formula="of:=[.$A244]^[levels_parameters.$B$2] + [levels_parameters.$C$2]*([.A244]-1)+[levels_parameters.$A$2]" office:value-type="float" office:value="14528008" calcext:value-type="float">
            <text:p>14528008</text:p>
          </table:table-cell>
          <table:table-cell table:formula="of:=[levels_parameters.$E$2]*([.$A244]-1) + [levels_parameters.$D$2]" office:value-type="float" office:value="1230" calcext:value-type="float">
            <text:p>1230</text:p>
          </table:table-cell>
          <table:table-cell table:formula="of:=[levels_parameters.$G$2]*([.$A244]-1) + [levels_parameters.$F$2]" office:value-type="float" office:value="486" calcext:value-type="float">
            <text:p>486</text:p>
          </table:table-cell>
          <table:table-cell table:formula="of:=[levels_parameters.$I$2]*([.$A244]-1) + [levels_parameters.$H$2]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4]+[.C244]" office:value-type="float" office:value="893562526" calcext:value-type="float">
            <text:p>893562526</text:p>
          </table:table-cell>
          <table:table-cell table:formula="of:=[.$A245]^[levels_parameters.$B$2] + [levels_parameters.$C$2]*([.A245]-1)+[levels_parameters.$A$2]" office:value-type="float" office:value="14707354" calcext:value-type="float">
            <text:p>14707354</text:p>
          </table:table-cell>
          <table:table-cell table:formula="of:=[levels_parameters.$E$2]*([.$A245]-1) + [levels_parameters.$D$2]" office:value-type="float" office:value="1235" calcext:value-type="float">
            <text:p>1235</text:p>
          </table:table-cell>
          <table:table-cell table:formula="of:=[levels_parameters.$G$2]*([.$A245]-1) + [levels_parameters.$F$2]" office:value-type="float" office:value="488" calcext:value-type="float">
            <text:p>488</text:p>
          </table:table-cell>
          <table:table-cell table:formula="of:=[levels_parameters.$I$2]*([.$A245]-1) + [levels_parameters.$H$2]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5]+[.C245]" office:value-type="float" office:value="908269880" calcext:value-type="float">
            <text:p>908269880</text:p>
          </table:table-cell>
          <table:table-cell table:formula="of:=[.$A246]^[levels_parameters.$B$2] + [levels_parameters.$C$2]*([.A246]-1)+[levels_parameters.$A$2]" office:value-type="float" office:value="14888170" calcext:value-type="float">
            <text:p>14888170</text:p>
          </table:table-cell>
          <table:table-cell table:formula="of:=[levels_parameters.$E$2]*([.$A246]-1) + [levels_parameters.$D$2]" office:value-type="float" office:value="1240" calcext:value-type="float">
            <text:p>1240</text:p>
          </table:table-cell>
          <table:table-cell table:formula="of:=[levels_parameters.$G$2]*([.$A246]-1) + [levels_parameters.$F$2]" office:value-type="float" office:value="490" calcext:value-type="float">
            <text:p>490</text:p>
          </table:table-cell>
          <table:table-cell table:formula="of:=[levels_parameters.$I$2]*([.$A246]-1) + [levels_parameters.$H$2]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6]+[.C246]" office:value-type="float" office:value="923158050" calcext:value-type="float">
            <text:p>923158050</text:p>
          </table:table-cell>
          <table:table-cell table:formula="of:=[.$A247]^[levels_parameters.$B$2] + [levels_parameters.$C$2]*([.A247]-1)+[levels_parameters.$A$2]" office:value-type="float" office:value="15070462" calcext:value-type="float">
            <text:p>15070462</text:p>
          </table:table-cell>
          <table:table-cell table:formula="of:=[levels_parameters.$E$2]*([.$A247]-1) + [levels_parameters.$D$2]" office:value-type="float" office:value="1245" calcext:value-type="float">
            <text:p>1245</text:p>
          </table:table-cell>
          <table:table-cell table:formula="of:=[levels_parameters.$G$2]*([.$A247]-1) + [levels_parameters.$F$2]" office:value-type="float" office:value="492" calcext:value-type="float">
            <text:p>492</text:p>
          </table:table-cell>
          <table:table-cell table:formula="of:=[levels_parameters.$I$2]*([.$A247]-1) + [levels_parameters.$H$2]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7]+[.C247]" office:value-type="float" office:value="938228512" calcext:value-type="float">
            <text:p>938228512</text:p>
          </table:table-cell>
          <table:table-cell table:formula="of:=[.$A248]^[levels_parameters.$B$2] + [levels_parameters.$C$2]*([.A248]-1)+[levels_parameters.$A$2]" office:value-type="float" office:value="15254236" calcext:value-type="float">
            <text:p>15254236</text:p>
          </table:table-cell>
          <table:table-cell table:formula="of:=[levels_parameters.$E$2]*([.$A248]-1) + [levels_parameters.$D$2]" office:value-type="float" office:value="1250" calcext:value-type="float">
            <text:p>1250</text:p>
          </table:table-cell>
          <table:table-cell table:formula="of:=[levels_parameters.$G$2]*([.$A248]-1) + [levels_parameters.$F$2]" office:value-type="float" office:value="494" calcext:value-type="float">
            <text:p>494</text:p>
          </table:table-cell>
          <table:table-cell table:formula="of:=[levels_parameters.$I$2]*([.$A248]-1) + [levels_parameters.$H$2]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8]+[.C248]" office:value-type="float" office:value="953482748" calcext:value-type="float">
            <text:p>953482748</text:p>
          </table:table-cell>
          <table:table-cell table:formula="of:=[.$A249]^[levels_parameters.$B$2] + [levels_parameters.$C$2]*([.A249]-1)+[levels_parameters.$A$2]" office:value-type="float" office:value="15439498" calcext:value-type="float">
            <text:p>15439498</text:p>
          </table:table-cell>
          <table:table-cell table:formula="of:=[levels_parameters.$E$2]*([.$A249]-1) + [levels_parameters.$D$2]" office:value-type="float" office:value="1255" calcext:value-type="float">
            <text:p>1255</text:p>
          </table:table-cell>
          <table:table-cell table:formula="of:=[levels_parameters.$G$2]*([.$A249]-1) + [levels_parameters.$F$2]" office:value-type="float" office:value="496" calcext:value-type="float">
            <text:p>496</text:p>
          </table:table-cell>
          <table:table-cell table:formula="of:=[levels_parameters.$I$2]*([.$A249]-1) + [levels_parameters.$H$2]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49]+[.C249]" office:value-type="float" office:value="968922246" calcext:value-type="float">
            <text:p>968922246</text:p>
          </table:table-cell>
          <table:table-cell table:formula="of:=[.$A250]^[levels_parameters.$B$2] + [levels_parameters.$C$2]*([.A250]-1)+[levels_parameters.$A$2]" office:value-type="float" office:value="15626254" calcext:value-type="float">
            <text:p>15626254</text:p>
          </table:table-cell>
          <table:table-cell table:formula="of:=[levels_parameters.$E$2]*([.$A250]-1) + [levels_parameters.$D$2]" office:value-type="float" office:value="1260" calcext:value-type="float">
            <text:p>1260</text:p>
          </table:table-cell>
          <table:table-cell table:formula="of:=[levels_parameters.$G$2]*([.$A250]-1) + [levels_parameters.$F$2]" office:value-type="float" office:value="498" calcext:value-type="float">
            <text:p>498</text:p>
          </table:table-cell>
          <table:table-cell table:formula="of:=[levels_parameters.$I$2]*([.$A250]-1) + [levels_parameters.$H$2]" office:value-type="float" office:value="748" calcext:value-type="float">
            <text:p>748</text:p>
          </table:table-cell>
        </table:table-row>
      </table:table>
      <table:table table:name="upgrades" table:style-name="ta1">
        <table:table-column table:style-name="co7" table:number-columns-repeated="10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upgrade multiplier</text:p>
          </table:table-cell>
          <table:table-cell table:style-name="ce2" office:value-type="string" calcext:value-type="string">
            <text:p>original cost multplier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 upgrade cost</text:p>
          </table:table-cell>
          <table:table-cell table:style-name="ce2" office:value-type="string" calcext:value-type="string">
            <text:p>total cost + original</text:p>
          </table:table-cell>
          <table:table-cell table:style-name="ce2" office:value-type="string" calcext:value-type="string">
            <text:p>total upgrade cost / item co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5]" office:value-type="float" office:value="1.25" calcext:value-type="float">
            <text:p>1.25</text:p>
          </table:table-cell>
          <table:table-cell table:formula="of:=[.$J$4]*[.A2]" office:value-type="float" office:value="0.25" calcext:value-type="float">
            <text:p>0.25</text:p>
          </table:table-cell>
          <table:table-cell table:formula="of:=CEILING([.C2]*[.$J$2])+[.$J$3]" office:value-type="float" office:value="12" calcext:value-type="float">
            <text:p>12</text:p>
          </table:table-cell>
          <table:table-cell table:formula="of:=SUM([.D$2:.D2])" office:value-type="float" office:value="12" calcext:value-type="float">
            <text:p>12</text:p>
          </table:table-cell>
          <table:table-cell table:formula="of:=[.E2]+[.$J$2]" office:value-type="float" office:value="37" calcext:value-type="float">
            <text:p>37</text:p>
          </table:table-cell>
          <table:table-cell table:formula="of:=[.E2]/[.$J$2]" office:value-type="float" office:value="0.48" calcext:value-type="float">
            <text:p>0.48</text:p>
          </table:table-cell>
          <table:table-cell/>
          <table:table-cell table:style-name="ce2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5]" office:value-type="float" office:value="1.5" calcext:value-type="float">
            <text:p>1.5</text:p>
          </table:table-cell>
          <table:table-cell table:formula="of:=[.$J$4]*[.A3]" office:value-type="float" office:value="0.5" calcext:value-type="float">
            <text:p>0.5</text:p>
          </table:table-cell>
          <table:table-cell table:formula="of:=CEILING([.C3]*[.$J$2])+[.$J$3]" office:value-type="float" office:value="18" calcext:value-type="float">
            <text:p>18</text:p>
          </table:table-cell>
          <table:table-cell table:formula="of:=SUM([.D$2:.D3])" office:value-type="float" office:value="30" calcext:value-type="float">
            <text:p>30</text:p>
          </table:table-cell>
          <table:table-cell table:formula="of:=[.E3]+[.$J$2]" office:value-type="float" office:value="55" calcext:value-type="float">
            <text:p>55</text:p>
          </table:table-cell>
          <table:table-cell table:formula="of:=[.E3]/[.$J$2]" office:value-type="float" office:value="1.2" calcext:value-type="float">
            <text:p>1.2</text:p>
          </table:table-cell>
          <table:table-cell/>
          <table:table-cell table:style-name="ce2" office:value-type="string" calcext:value-type="string">
            <text:p>base upgrade 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5]" office:value-type="float" office:value="1.75" calcext:value-type="float">
            <text:p>1.75</text:p>
          </table:table-cell>
          <table:table-cell table:formula="of:=[.$J$4]*[.A4]" office:value-type="float" office:value="0.75" calcext:value-type="float">
            <text:p>0.75</text:p>
          </table:table-cell>
          <table:table-cell table:formula="of:=CEILING([.C4]*[.$J$2])+[.$J$3]" office:value-type="float" office:value="24" calcext:value-type="float">
            <text:p>24</text:p>
          </table:table-cell>
          <table:table-cell table:formula="of:=SUM([.D$2:.D4])" office:value-type="float" office:value="54" calcext:value-type="float">
            <text:p>54</text:p>
          </table:table-cell>
          <table:table-cell table:formula="of:=[.E4]+[.$J$2]" office:value-type="float" office:value="79" calcext:value-type="float">
            <text:p>79</text:p>
          </table:table-cell>
          <table:table-cell table:formula="of:=[.E4]/[.$J$2]" office:value-type="float" office:value="2.16" calcext:value-type="float">
            <text:p>2.16</text:p>
          </table:table-cell>
          <table:table-cell/>
          <table:table-cell table:style-name="ce2" office:value-type="string" calcext:value-type="string">
            <text:p>cost multipli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table:formula="of:=1 + [.A5]*[.$J$5]" office:value-type="float" office:value="2" calcext:value-type="float">
            <text:p>2</text:p>
          </table:table-cell>
          <table:table-cell table:style-name="ce7" table:formula="of:=[.$J$4]*[.A5]" office:value-type="float" office:value="1" calcext:value-type="float">
            <text:p>1</text:p>
          </table:table-cell>
          <table:table-cell table:style-name="ce7" table:formula="of:=CEILING([.C5]*[.$J$2])+[.$J$3]" office:value-type="float" office:value="30" calcext:value-type="float">
            <text:p>30</text:p>
          </table:table-cell>
          <table:table-cell table:style-name="ce7" table:formula="of:=SUM([.D$2:.D5])" office:value-type="float" office:value="84" calcext:value-type="float">
            <text:p>84</text:p>
          </table:table-cell>
          <table:table-cell table:style-name="ce7" table:formula="of:=[.E5]+[.$J$2]" office:value-type="float" office:value="109" calcext:value-type="float">
            <text:p>109</text:p>
          </table:table-cell>
          <table:table-cell table:style-name="ce7" table:formula="of:=[.E5]/[.$J$2]" office:value-type="float" office:value="3.36" calcext:value-type="float">
            <text:p>3.36</text:p>
          </table:table-cell>
          <table:table-cell/>
          <table:table-cell table:style-name="ce2" office:value-type="string" calcext:value-type="string">
            <text:p>upgrade amoun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formula="of:=1 + [.A6]*[.$J$5]" office:value-type="float" office:value="2.25" calcext:value-type="float">
            <text:p>2.25</text:p>
          </table:table-cell>
          <table:table-cell table:style-name="ce8" table:formula="of:=[.$J$4]*[.A6]" office:value-type="float" office:value="1.25" calcext:value-type="float">
            <text:p>1.25</text:p>
          </table:table-cell>
          <table:table-cell table:formula="of:=CEILING([.C6]*[.$J$2])+[.$J$3]" office:value-type="float" office:value="37" calcext:value-type="float">
            <text:p>37</text:p>
          </table:table-cell>
          <table:table-cell table:style-name="ce8" table:formula="of:=SUM([.D$2:.D6])" office:value-type="float" office:value="121" calcext:value-type="float">
            <text:p>121</text:p>
          </table:table-cell>
          <table:table-cell table:formula="of:=[.E6]+[.$J$2]" office:value-type="float" office:value="146" calcext:value-type="float">
            <text:p>146</text:p>
          </table:table-cell>
          <table:table-cell table:style-name="ce8" table:formula="of:=[.E6]/[.$J$2]"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formula="of:=1 + [.A7]*[.$J$5]" office:value-type="float" office:value="2.5" calcext:value-type="float">
            <text:p>2.5</text:p>
          </table:table-cell>
          <table:table-cell table:style-name="ce8" table:formula="of:=[.$J$4]*[.A7]" office:value-type="float" office:value="1.5" calcext:value-type="float">
            <text:p>1.5</text:p>
          </table:table-cell>
          <table:table-cell table:formula="of:=CEILING([.C7]*[.$J$2])+[.$J$3]" office:value-type="float" office:value="43" calcext:value-type="float">
            <text:p>43</text:p>
          </table:table-cell>
          <table:table-cell table:style-name="ce8" table:formula="of:=SUM([.D$2:.D7])" office:value-type="float" office:value="164" calcext:value-type="float">
            <text:p>164</text:p>
          </table:table-cell>
          <table:table-cell table:formula="of:=[.E7]+[.$J$2]" office:value-type="float" office:value="189" calcext:value-type="float">
            <text:p>189</text:p>
          </table:table-cell>
          <table:table-cell table:style-name="ce8" table:formula="of:=[.E7]/[.$J$2]" office:value-type="float" office:value="6.56" calcext:value-type="float">
            <text:p>6.56</text:p>
          </table:table-cell>
          <table:table-cell table:number-columns-repeated="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formula="of:=1 + [.A8]*[.$J$5]" office:value-type="float" office:value="2.75" calcext:value-type="float">
            <text:p>2.75</text:p>
          </table:table-cell>
          <table:table-cell table:style-name="ce8" table:formula="of:=[.$J$4]*[.A8]" office:value-type="float" office:value="1.75" calcext:value-type="float">
            <text:p>1.75</text:p>
          </table:table-cell>
          <table:table-cell table:formula="of:=CEILING([.C8]*[.$J$2])+[.$J$3]" office:value-type="float" office:value="49" calcext:value-type="float">
            <text:p>49</text:p>
          </table:table-cell>
          <table:table-cell table:style-name="ce8" table:formula="of:=SUM([.D$2:.D8])" office:value-type="float" office:value="213" calcext:value-type="float">
            <text:p>213</text:p>
          </table:table-cell>
          <table:table-cell table:formula="of:=[.E8]+[.$J$2]" office:value-type="float" office:value="238" calcext:value-type="float">
            <text:p>238</text:p>
          </table:table-cell>
          <table:table-cell table:style-name="ce8" table:formula="of:=[.E8]/[.$J$2]" office:value-type="float" office:value="8.52" calcext:value-type="float">
            <text:p>8.52</text:p>
          </table:table-cell>
          <table:table-cell table:number-columns-repeated="3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table:formula="of:=1 + [.A9]*[.$J$5]" office:value-type="float" office:value="3" calcext:value-type="float">
            <text:p>3</text:p>
          </table:table-cell>
          <table:table-cell table:style-name="ce7" table:formula="of:=[.$J$4]*[.A9]" office:value-type="float" office:value="2" calcext:value-type="float">
            <text:p>2</text:p>
          </table:table-cell>
          <table:table-cell table:style-name="ce7" table:formula="of:=CEILING([.C9]*[.$J$2])+[.$J$3]" office:value-type="float" office:value="55" calcext:value-type="float">
            <text:p>55</text:p>
          </table:table-cell>
          <table:table-cell table:style-name="ce7" table:formula="of:=SUM([.D$2:.D9])" office:value-type="float" office:value="268" calcext:value-type="float">
            <text:p>268</text:p>
          </table:table-cell>
          <table:table-cell table:style-name="ce7" table:formula="of:=[.E9]+[.$J$2]" office:value-type="float" office:value="293" calcext:value-type="float">
            <text:p>293</text:p>
          </table:table-cell>
          <table:table-cell table:style-name="ce7" table:formula="of:=[.E9]/[.$J$2]" office:value-type="float" office:value="10.72" calcext:value-type="float">
            <text:p>10.72</text:p>
          </table:table-cell>
          <table:table-cell table:number-columns-repeated="3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formula="of:=1 + [.A10]*[.$J$5]" office:value-type="float" office:value="3.25" calcext:value-type="float">
            <text:p>3.25</text:p>
          </table:table-cell>
          <table:table-cell table:style-name="ce8" table:formula="of:=[.$J$4]*[.A10]" office:value-type="float" office:value="2.25" calcext:value-type="float">
            <text:p>2.25</text:p>
          </table:table-cell>
          <table:table-cell table:formula="of:=CEILING([.C10]*[.$J$2])+[.$J$3]" office:value-type="float" office:value="62" calcext:value-type="float">
            <text:p>62</text:p>
          </table:table-cell>
          <table:table-cell table:style-name="ce8" table:formula="of:=SUM([.D$2:.D10])" office:value-type="float" office:value="330" calcext:value-type="float">
            <text:p>330</text:p>
          </table:table-cell>
          <table:table-cell table:formula="of:=[.E10]+[.$J$2]" office:value-type="float" office:value="355" calcext:value-type="float">
            <text:p>355</text:p>
          </table:table-cell>
          <table:table-cell table:style-name="ce8" table:formula="of:=[.E10]/[.$J$2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formula="of:=1 + [.A11]*[.$J$5]" office:value-type="float" office:value="3.5" calcext:value-type="float">
            <text:p>3.5</text:p>
          </table:table-cell>
          <table:table-cell table:style-name="ce8" table:formula="of:=[.$J$4]*[.A11]" office:value-type="float" office:value="2.5" calcext:value-type="float">
            <text:p>2.5</text:p>
          </table:table-cell>
          <table:table-cell table:formula="of:=CEILING([.C11]*[.$J$2])+[.$J$3]" office:value-type="float" office:value="68" calcext:value-type="float">
            <text:p>68</text:p>
          </table:table-cell>
          <table:table-cell table:style-name="ce8" table:formula="of:=SUM([.D$2:.D11])" office:value-type="float" office:value="398" calcext:value-type="float">
            <text:p>398</text:p>
          </table:table-cell>
          <table:table-cell table:formula="of:=[.E11]+[.$J$2]" office:value-type="float" office:value="423" calcext:value-type="float">
            <text:p>423</text:p>
          </table:table-cell>
          <table:table-cell table:style-name="ce8" table:formula="of:=[.E11]/[.$J$2]" office:value-type="float" office:value="15.92" calcext:value-type="float">
            <text:p>15.92</text:p>
          </table:table-cell>
          <table:table-cell table:number-columns-repeated="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table:formula="of:=1 + [.A12]*[.$J$5]" office:value-type="float" office:value="3.75" calcext:value-type="float">
            <text:p>3.75</text:p>
          </table:table-cell>
          <table:table-cell table:style-name="ce8" table:formula="of:=[.$J$4]*[.A12]" office:value-type="float" office:value="2.75" calcext:value-type="float">
            <text:p>2.75</text:p>
          </table:table-cell>
          <table:table-cell table:formula="of:=CEILING([.C12]*[.$J$2])+[.$J$3]" office:value-type="float" office:value="74" calcext:value-type="float">
            <text:p>74</text:p>
          </table:table-cell>
          <table:table-cell table:style-name="ce8" table:formula="of:=SUM([.D$2:.D12])" office:value-type="float" office:value="472" calcext:value-type="float">
            <text:p>472</text:p>
          </table:table-cell>
          <table:table-cell table:formula="of:=[.E12]+[.$J$2]" office:value-type="float" office:value="497" calcext:value-type="float">
            <text:p>497</text:p>
          </table:table-cell>
          <table:table-cell table:style-name="ce8" table:formula="of:=[.E12]/[.$J$2]" office:value-type="float" office:value="18.88" calcext:value-type="float">
            <text:p>18.88</text:p>
          </table:table-cell>
          <table:table-cell table:number-columns-repeated="3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table:formula="of:=1 + [.A13]*[.$J$5]" office:value-type="float" office:value="4" calcext:value-type="float">
            <text:p>4</text:p>
          </table:table-cell>
          <table:table-cell table:style-name="ce7" table:formula="of:=[.$J$4]*[.A13]" office:value-type="float" office:value="3" calcext:value-type="float">
            <text:p>3</text:p>
          </table:table-cell>
          <table:table-cell table:style-name="ce7" table:formula="of:=CEILING([.C13]*[.$J$2])+[.$J$3]" office:value-type="float" office:value="80" calcext:value-type="float">
            <text:p>80</text:p>
          </table:table-cell>
          <table:table-cell table:style-name="ce7" table:formula="of:=SUM([.D$2:.D13])" office:value-type="float" office:value="552" calcext:value-type="float">
            <text:p>552</text:p>
          </table:table-cell>
          <table:table-cell table:style-name="ce7" table:formula="of:=[.E13]+[.$J$2]" office:value-type="float" office:value="577" calcext:value-type="float">
            <text:p>577</text:p>
          </table:table-cell>
          <table:table-cell table:style-name="ce7" table:formula="of:=[.E13]/[.$J$2]" office:value-type="float" office:value="22.08" calcext:value-type="float">
            <text:p>22.08</text:p>
          </table:table-cell>
          <table:table-cell table:number-columns-repeated="3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formula="of:=1 + [.A14]*[.$J$5]" office:value-type="float" office:value="4.25" calcext:value-type="float">
            <text:p>4.25</text:p>
          </table:table-cell>
          <table:table-cell table:style-name="ce8" table:formula="of:=[.$J$4]*[.A14]" office:value-type="float" office:value="3.25" calcext:value-type="float">
            <text:p>3.25</text:p>
          </table:table-cell>
          <table:table-cell table:formula="of:=CEILING([.C14]*[.$J$2])+[.$J$3]" office:value-type="float" office:value="87" calcext:value-type="float">
            <text:p>87</text:p>
          </table:table-cell>
          <table:table-cell table:style-name="ce8" table:formula="of:=SUM([.D$2:.D14])" office:value-type="float" office:value="639" calcext:value-type="float">
            <text:p>639</text:p>
          </table:table-cell>
          <table:table-cell table:formula="of:=[.E14]+[.$J$2]" office:value-type="float" office:value="664" calcext:value-type="float">
            <text:p>664</text:p>
          </table:table-cell>
          <table:table-cell table:style-name="ce8" table:formula="of:=[.E14]/[.$J$2]" office:value-type="float" office:value="25.56" calcext:value-type="float">
            <text:p>25.56</text:p>
          </table:table-cell>
          <table:table-cell table:number-columns-repeated="3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formula="of:=1 + [.A15]*[.$J$5]" office:value-type="float" office:value="4.5" calcext:value-type="float">
            <text:p>4.5</text:p>
          </table:table-cell>
          <table:table-cell table:style-name="ce8" table:formula="of:=[.$J$4]*[.A15]" office:value-type="float" office:value="3.5" calcext:value-type="float">
            <text:p>3.5</text:p>
          </table:table-cell>
          <table:table-cell table:formula="of:=CEILING([.C15]*[.$J$2])+[.$J$3]" office:value-type="float" office:value="93" calcext:value-type="float">
            <text:p>93</text:p>
          </table:table-cell>
          <table:table-cell table:style-name="ce8" table:formula="of:=SUM([.D$2:.D15])" office:value-type="float" office:value="732" calcext:value-type="float">
            <text:p>732</text:p>
          </table:table-cell>
          <table:table-cell table:formula="of:=[.E15]+[.$J$2]" office:value-type="float" office:value="757" calcext:value-type="float">
            <text:p>757</text:p>
          </table:table-cell>
          <table:table-cell table:style-name="ce8" table:formula="of:=[.E15]/[.$J$2]" office:value-type="float" office:value="29.28" calcext:value-type="float">
            <text:p>29.28</text:p>
          </table:table-cell>
          <table:table-cell table:number-columns-repeated="3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formula="of:=1 + [.A16]*[.$J$5]" office:value-type="float" office:value="4.75" calcext:value-type="float">
            <text:p>4.75</text:p>
          </table:table-cell>
          <table:table-cell table:style-name="ce8" table:formula="of:=[.$J$4]*[.A16]" office:value-type="float" office:value="3.75" calcext:value-type="float">
            <text:p>3.75</text:p>
          </table:table-cell>
          <table:table-cell table:formula="of:=CEILING([.C16]*[.$J$2])+[.$J$3]" office:value-type="float" office:value="99" calcext:value-type="float">
            <text:p>99</text:p>
          </table:table-cell>
          <table:table-cell table:style-name="ce8" table:formula="of:=SUM([.D$2:.D16])" office:value-type="float" office:value="831" calcext:value-type="float">
            <text:p>831</text:p>
          </table:table-cell>
          <table:table-cell table:formula="of:=[.E16]+[.$J$2]" office:value-type="float" office:value="856" calcext:value-type="float">
            <text:p>856</text:p>
          </table:table-cell>
          <table:table-cell table:style-name="ce8" table:formula="of:=[.E16]/[.$J$2]" office:value-type="float" office:value="33.24" calcext:value-type="float">
            <text:p>33.24</text:p>
          </table:table-cell>
          <table:table-cell table:number-columns-repeated="3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table:formula="of:=1 + [.A17]*[.$J$5]" office:value-type="float" office:value="5" calcext:value-type="float">
            <text:p>5</text:p>
          </table:table-cell>
          <table:table-cell table:style-name="ce7" table:formula="of:=[.$J$4]*[.A17]" office:value-type="float" office:value="4" calcext:value-type="float">
            <text:p>4</text:p>
          </table:table-cell>
          <table:table-cell table:style-name="ce7" table:formula="of:=CEILING([.C17]*[.$J$2])+[.$J$3]" office:value-type="float" office:value="105" calcext:value-type="float">
            <text:p>105</text:p>
          </table:table-cell>
          <table:table-cell table:style-name="ce7" table:formula="of:=SUM([.D$2:.D17])" office:value-type="float" office:value="936" calcext:value-type="float">
            <text:p>936</text:p>
          </table:table-cell>
          <table:table-cell table:style-name="ce7" table:formula="of:=[.E17]+[.$J$2]" office:value-type="float" office:value="961" calcext:value-type="float">
            <text:p>961</text:p>
          </table:table-cell>
          <table:table-cell table:style-name="ce7" table:formula="of:=[.E17]/[.$J$2]"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table:formula="of:=1 + [.A18]*[.$J$5]" office:value-type="float" office:value="5.25" calcext:value-type="float">
            <text:p>5.25</text:p>
          </table:table-cell>
          <table:table-cell table:style-name="ce8" table:formula="of:=[.$J$4]*[.A18]" office:value-type="float" office:value="4.25" calcext:value-type="float">
            <text:p>4.25</text:p>
          </table:table-cell>
          <table:table-cell table:formula="of:=CEILING([.C18]*[.$J$2])+[.$J$3]" office:value-type="float" office:value="112" calcext:value-type="float">
            <text:p>112</text:p>
          </table:table-cell>
          <table:table-cell table:style-name="ce8" table:formula="of:=SUM([.D$2:.D18])" office:value-type="float" office:value="1048" calcext:value-type="float">
            <text:p>1048</text:p>
          </table:table-cell>
          <table:table-cell table:formula="of:=[.E18]+[.$J$2]" office:value-type="float" office:value="1073" calcext:value-type="float">
            <text:p>1073</text:p>
          </table:table-cell>
          <table:table-cell table:style-name="ce8" table:formula="of:=[.E18]/[.$J$2]" office:value-type="float" office:value="41.92" calcext:value-type="float">
            <text:p>41.92</text:p>
          </table:table-cell>
          <table:table-cell table:number-columns-repeated="3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table:formula="of:=1 + [.A19]*[.$J$5]" office:value-type="float" office:value="5.5" calcext:value-type="float">
            <text:p>5.5</text:p>
          </table:table-cell>
          <table:table-cell table:style-name="ce8" table:formula="of:=[.$J$4]*[.A19]" office:value-type="float" office:value="4.5" calcext:value-type="float">
            <text:p>4.5</text:p>
          </table:table-cell>
          <table:table-cell table:formula="of:=CEILING([.C19]*[.$J$2])+[.$J$3]" office:value-type="float" office:value="118" calcext:value-type="float">
            <text:p>118</text:p>
          </table:table-cell>
          <table:table-cell table:style-name="ce8" table:formula="of:=SUM([.D$2:.D19])" office:value-type="float" office:value="1166" calcext:value-type="float">
            <text:p>1166</text:p>
          </table:table-cell>
          <table:table-cell table:formula="of:=[.E19]+[.$J$2]" office:value-type="float" office:value="1191" calcext:value-type="float">
            <text:p>1191</text:p>
          </table:table-cell>
          <table:table-cell table:style-name="ce8" table:formula="of:=[.E19]/[.$J$2]" office:value-type="float" office:value="46.64" calcext:value-type="float">
            <text:p>46.64</text:p>
          </table:table-cell>
          <table:table-cell table:number-columns-repeated="3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formula="of:=1 + [.A20]*[.$J$5]" office:value-type="float" office:value="5.75" calcext:value-type="float">
            <text:p>5.75</text:p>
          </table:table-cell>
          <table:table-cell table:style-name="ce8" table:formula="of:=[.$J$4]*[.A20]" office:value-type="float" office:value="4.75" calcext:value-type="float">
            <text:p>4.75</text:p>
          </table:table-cell>
          <table:table-cell table:formula="of:=CEILING([.C20]*[.$J$2])+[.$J$3]" office:value-type="float" office:value="124" calcext:value-type="float">
            <text:p>124</text:p>
          </table:table-cell>
          <table:table-cell table:style-name="ce8" table:formula="of:=SUM([.D$2:.D20])" office:value-type="float" office:value="1290" calcext:value-type="float">
            <text:p>1290</text:p>
          </table:table-cell>
          <table:table-cell table:formula="of:=[.E20]+[.$J$2]" office:value-type="float" office:value="1315" calcext:value-type="float">
            <text:p>1315</text:p>
          </table:table-cell>
          <table:table-cell table:style-name="ce8" table:formula="of:=[.E20]/[.$J$2]" office:value-type="float" office:value="51.6" calcext:value-type="float">
            <text:p>51.6</text:p>
          </table:table-cell>
          <table:table-cell table:number-columns-repeated="3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table:formula="of:=1 + [.A21]*[.$J$5]" office:value-type="float" office:value="6" calcext:value-type="float">
            <text:p>6</text:p>
          </table:table-cell>
          <table:table-cell table:style-name="ce7" table:formula="of:=[.$J$4]*[.A21]" office:value-type="float" office:value="5" calcext:value-type="float">
            <text:p>5</text:p>
          </table:table-cell>
          <table:table-cell table:style-name="ce7" table:formula="of:=CEILING([.C21]*[.$J$2])+[.$J$3]" office:value-type="float" office:value="130" calcext:value-type="float">
            <text:p>130</text:p>
          </table:table-cell>
          <table:table-cell table:style-name="ce7" table:formula="of:=SUM([.D$2:.D21])" office:value-type="float" office:value="1420" calcext:value-type="float">
            <text:p>1420</text:p>
          </table:table-cell>
          <table:table-cell table:style-name="ce7" table:formula="of:=[.E21]+[.$J$2]" office:value-type="float" office:value="1445" calcext:value-type="float">
            <text:p>1445</text:p>
          </table:table-cell>
          <table:table-cell table:style-name="ce7" table:formula="of:=[.E21]/[.$J$2]" office:value-type="float" office:value="56.8" calcext:value-type="float">
            <text:p>56.8</text:p>
          </table:table-cell>
          <table:table-cell table:number-columns-repeated="3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formula="of:=1 + [.A22]*[.$J$5]" office:value-type="float" office:value="6.25" calcext:value-type="float">
            <text:p>6.25</text:p>
          </table:table-cell>
          <table:table-cell table:style-name="ce8" table:formula="of:=[.$J$4]*[.A22]" office:value-type="float" office:value="5.25" calcext:value-type="float">
            <text:p>5.25</text:p>
          </table:table-cell>
          <table:table-cell table:formula="of:=CEILING([.C22]*[.$J$2])+[.$J$3]" office:value-type="float" office:value="137" calcext:value-type="float">
            <text:p>137</text:p>
          </table:table-cell>
          <table:table-cell table:style-name="ce8" table:formula="of:=SUM([.D$2:.D22])" office:value-type="float" office:value="1557" calcext:value-type="float">
            <text:p>1557</text:p>
          </table:table-cell>
          <table:table-cell table:formula="of:=[.E22]+[.$J$2]" office:value-type="float" office:value="1582" calcext:value-type="float">
            <text:p>1582</text:p>
          </table:table-cell>
          <table:table-cell table:style-name="ce8" table:formula="of:=[.E22]/[.$J$2]" office:value-type="float" office:value="62.28" calcext:value-type="float">
            <text:p>62.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5]" office:value-type="float" office:value="6.5" calcext:value-type="float">
            <text:p>6.5</text:p>
          </table:table-cell>
          <table:table-cell table:formula="of:=[.$J$4]*[.A23]" office:value-type="float" office:value="5.5" calcext:value-type="float">
            <text:p>5.5</text:p>
          </table:table-cell>
          <table:table-cell table:formula="of:=CEILING([.C23]*[.$J$2])+[.$J$3]" office:value-type="float" office:value="143" calcext:value-type="float">
            <text:p>143</text:p>
          </table:table-cell>
          <table:table-cell table:formula="of:=SUM([.D$2:.D23])" office:value-type="float" office:value="1700" calcext:value-type="float">
            <text:p>1700</text:p>
          </table:table-cell>
          <table:table-cell table:formula="of:=[.E23]+[.$J$2]" office:value-type="float" office:value="1725" calcext:value-type="float">
            <text:p>1725</text:p>
          </table:table-cell>
          <table:table-cell table:formula="of:=[.E23]/[.$J$2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5]" office:value-type="float" office:value="6.75" calcext:value-type="float">
            <text:p>6.75</text:p>
          </table:table-cell>
          <table:table-cell table:formula="of:=[.$J$4]*[.A24]" office:value-type="float" office:value="5.75" calcext:value-type="float">
            <text:p>5.75</text:p>
          </table:table-cell>
          <table:table-cell table:formula="of:=CEILING([.C24]*[.$J$2])+[.$J$3]" office:value-type="float" office:value="149" calcext:value-type="float">
            <text:p>149</text:p>
          </table:table-cell>
          <table:table-cell table:formula="of:=SUM([.D$2:.D24])" office:value-type="float" office:value="1849" calcext:value-type="float">
            <text:p>1849</text:p>
          </table:table-cell>
          <table:table-cell table:formula="of:=[.E24]+[.$J$2]" office:value-type="float" office:value="1874" calcext:value-type="float">
            <text:p>1874</text:p>
          </table:table-cell>
          <table:table-cell table:formula="of:=[.E24]/[.$J$2]" office:value-type="float" office:value="73.96" calcext:value-type="float">
            <text:p>73.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5]" office:value-type="float" office:value="7" calcext:value-type="float">
            <text:p>7</text:p>
          </table:table-cell>
          <table:table-cell table:formula="of:=[.$J$4]*[.A25]" office:value-type="float" office:value="6" calcext:value-type="float">
            <text:p>6</text:p>
          </table:table-cell>
          <table:table-cell table:formula="of:=CEILING([.C25]*[.$J$2])+[.$J$3]" office:value-type="float" office:value="155" calcext:value-type="float">
            <text:p>155</text:p>
          </table:table-cell>
          <table:table-cell table:formula="of:=SUM([.D$2:.D25])" office:value-type="float" office:value="2004" calcext:value-type="float">
            <text:p>2004</text:p>
          </table:table-cell>
          <table:table-cell table:formula="of:=[.E25]+[.$J$2]" office:value-type="float" office:value="2029" calcext:value-type="float">
            <text:p>2029</text:p>
          </table:table-cell>
          <table:table-cell table:formula="of:=[.E25]/[.$J$2]" office:value-type="float" office:value="80.16" calcext:value-type="float">
            <text:p>80.1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 + [.A26]*[.$J$5]" office:value-type="float" office:value="7.25" calcext:value-type="float">
            <text:p>7.25</text:p>
          </table:table-cell>
          <table:table-cell table:formula="of:=[.$J$4]*[.A26]" office:value-type="float" office:value="6.25" calcext:value-type="float">
            <text:p>6.25</text:p>
          </table:table-cell>
          <table:table-cell table:formula="of:=CEILING([.C26]*[.$J$2])+[.$J$3]" office:value-type="float" office:value="162" calcext:value-type="float">
            <text:p>162</text:p>
          </table:table-cell>
          <table:table-cell table:formula="of:=SUM([.D$2:.D26])" office:value-type="float" office:value="2166" calcext:value-type="float">
            <text:p>2166</text:p>
          </table:table-cell>
          <table:table-cell table:formula="of:=[.E26]+[.$J$2]" office:value-type="float" office:value="2191" calcext:value-type="float">
            <text:p>2191</text:p>
          </table:table-cell>
          <table:table-cell table:formula="of:=[.E26]/[.$J$2]" office:value-type="float" office:value="86.64" calcext:value-type="float">
            <text:p>86.6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5]" office:value-type="float" office:value="7.5" calcext:value-type="float">
            <text:p>7.5</text:p>
          </table:table-cell>
          <table:table-cell table:formula="of:=[.$J$4]*[.A27]" office:value-type="float" office:value="6.5" calcext:value-type="float">
            <text:p>6.5</text:p>
          </table:table-cell>
          <table:table-cell table:formula="of:=CEILING([.C27]*[.$J$2])+[.$J$3]" office:value-type="float" office:value="168" calcext:value-type="float">
            <text:p>168</text:p>
          </table:table-cell>
          <table:table-cell table:formula="of:=SUM([.D$2:.D27])" office:value-type="float" office:value="2334" calcext:value-type="float">
            <text:p>2334</text:p>
          </table:table-cell>
          <table:table-cell table:formula="of:=[.E27]+[.$J$2]" office:value-type="float" office:value="2359" calcext:value-type="float">
            <text:p>2359</text:p>
          </table:table-cell>
          <table:table-cell table:formula="of:=[.E27]/[.$J$2]" office:value-type="float" office:value="93.36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5]" office:value-type="float" office:value="7.75" calcext:value-type="float">
            <text:p>7.75</text:p>
          </table:table-cell>
          <table:table-cell table:formula="of:=[.$J$4]*[.A28]" office:value-type="float" office:value="6.75" calcext:value-type="float">
            <text:p>6.75</text:p>
          </table:table-cell>
          <table:table-cell table:formula="of:=CEILING([.C28]*[.$J$2])+[.$J$3]" office:value-type="float" office:value="174" calcext:value-type="float">
            <text:p>174</text:p>
          </table:table-cell>
          <table:table-cell table:formula="of:=SUM([.D$2:.D28])" office:value-type="float" office:value="2508" calcext:value-type="float">
            <text:p>2508</text:p>
          </table:table-cell>
          <table:table-cell table:formula="of:=[.E28]+[.$J$2]" office:value-type="float" office:value="2533" calcext:value-type="float">
            <text:p>2533</text:p>
          </table:table-cell>
          <table:table-cell table:formula="of:=[.E28]/[.$J$2]"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5]" office:value-type="float" office:value="8" calcext:value-type="float">
            <text:p>8</text:p>
          </table:table-cell>
          <table:table-cell table:formula="of:=[.$J$4]*[.A29]" office:value-type="float" office:value="7" calcext:value-type="float">
            <text:p>7</text:p>
          </table:table-cell>
          <table:table-cell table:formula="of:=CEILING([.C29]*[.$J$2])+[.$J$3]" office:value-type="float" office:value="180" calcext:value-type="float">
            <text:p>180</text:p>
          </table:table-cell>
          <table:table-cell table:formula="of:=SUM([.D$2:.D29])" office:value-type="float" office:value="2688" calcext:value-type="float">
            <text:p>2688</text:p>
          </table:table-cell>
          <table:table-cell table:formula="of:=[.E29]+[.$J$2]" office:value-type="float" office:value="2713" calcext:value-type="float">
            <text:p>2713</text:p>
          </table:table-cell>
          <table:table-cell table:formula="of:=[.E29]/[.$J$2]" office:value-type="float" office:value="107.52" calcext:value-type="float">
            <text:p>107.5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5]" office:value-type="float" office:value="8.25" calcext:value-type="float">
            <text:p>8.25</text:p>
          </table:table-cell>
          <table:table-cell table:formula="of:=[.$J$4]*[.A30]" office:value-type="float" office:value="7.25" calcext:value-type="float">
            <text:p>7.25</text:p>
          </table:table-cell>
          <table:table-cell table:formula="of:=CEILING([.C30]*[.$J$2])+[.$J$3]" office:value-type="float" office:value="187" calcext:value-type="float">
            <text:p>187</text:p>
          </table:table-cell>
          <table:table-cell table:formula="of:=SUM([.D$2:.D30])" office:value-type="float" office:value="2875" calcext:value-type="float">
            <text:p>2875</text:p>
          </table:table-cell>
          <table:table-cell table:formula="of:=[.E30]+[.$J$2]" office:value-type="float" office:value="2900" calcext:value-type="float">
            <text:p>2900</text:p>
          </table:table-cell>
          <table:table-cell table:formula="of:=[.E30]/[.$J$2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 + [.A31]*[.$J$5]" office:value-type="float" office:value="8.5" calcext:value-type="float">
            <text:p>8.5</text:p>
          </table:table-cell>
          <table:table-cell table:formula="of:=[.$J$4]*[.A31]" office:value-type="float" office:value="7.5" calcext:value-type="float">
            <text:p>7.5</text:p>
          </table:table-cell>
          <table:table-cell table:formula="of:=CEILING([.C31]*[.$J$2])+[.$J$3]" office:value-type="float" office:value="193" calcext:value-type="float">
            <text:p>193</text:p>
          </table:table-cell>
          <table:table-cell table:formula="of:=SUM([.D$2:.D31])" office:value-type="float" office:value="3068" calcext:value-type="float">
            <text:p>3068</text:p>
          </table:table-cell>
          <table:table-cell table:formula="of:=[.E31]+[.$J$2]" office:value-type="float" office:value="3093" calcext:value-type="float">
            <text:p>3093</text:p>
          </table:table-cell>
          <table:table-cell table:formula="of:=[.E31]/[.$J$2]" office:value-type="float" office:value="122.72" calcext:value-type="float">
            <text:p>122.7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5]" office:value-type="float" office:value="8.75" calcext:value-type="float">
            <text:p>8.75</text:p>
          </table:table-cell>
          <table:table-cell table:formula="of:=[.$J$4]*[.A32]" office:value-type="float" office:value="7.75" calcext:value-type="float">
            <text:p>7.75</text:p>
          </table:table-cell>
          <table:table-cell table:formula="of:=CEILING([.C32]*[.$J$2])+[.$J$3]" office:value-type="float" office:value="199" calcext:value-type="float">
            <text:p>199</text:p>
          </table:table-cell>
          <table:table-cell table:formula="of:=SUM([.D$2:.D32])" office:value-type="float" office:value="3267" calcext:value-type="float">
            <text:p>3267</text:p>
          </table:table-cell>
          <table:table-cell table:formula="of:=[.E32]+[.$J$2]" office:value-type="float" office:value="3292" calcext:value-type="float">
            <text:p>3292</text:p>
          </table:table-cell>
          <table:table-cell table:formula="of:=[.E32]/[.$J$2]" office:value-type="float" office:value="130.68" calcext:value-type="float">
            <text:p>130.6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5]" office:value-type="float" office:value="9" calcext:value-type="float">
            <text:p>9</text:p>
          </table:table-cell>
          <table:table-cell table:formula="of:=[.$J$4]*[.A33]" office:value-type="float" office:value="8" calcext:value-type="float">
            <text:p>8</text:p>
          </table:table-cell>
          <table:table-cell table:formula="of:=CEILING([.C33]*[.$J$2])+[.$J$3]" office:value-type="float" office:value="205" calcext:value-type="float">
            <text:p>205</text:p>
          </table:table-cell>
          <table:table-cell table:formula="of:=SUM([.D$2:.D33])" office:value-type="float" office:value="3472" calcext:value-type="float">
            <text:p>3472</text:p>
          </table:table-cell>
          <table:table-cell table:formula="of:=[.E33]+[.$J$2]" office:value-type="float" office:value="3497" calcext:value-type="float">
            <text:p>3497</text:p>
          </table:table-cell>
          <table:table-cell table:formula="of:=[.E33]/[.$J$2]" office:value-type="float" office:value="138.88" calcext:value-type="float">
            <text:p>138.8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5]" office:value-type="float" office:value="9.25" calcext:value-type="float">
            <text:p>9.25</text:p>
          </table:table-cell>
          <table:table-cell table:formula="of:=[.$J$4]*[.A34]" office:value-type="float" office:value="8.25" calcext:value-type="float">
            <text:p>8.25</text:p>
          </table:table-cell>
          <table:table-cell table:formula="of:=CEILING([.C34]*[.$J$2])+[.$J$3]" office:value-type="float" office:value="212" calcext:value-type="float">
            <text:p>212</text:p>
          </table:table-cell>
          <table:table-cell table:formula="of:=SUM([.D$2:.D34])" office:value-type="float" office:value="3684" calcext:value-type="float">
            <text:p>3684</text:p>
          </table:table-cell>
          <table:table-cell table:formula="of:=[.E34]+[.$J$2]" office:value-type="float" office:value="3709" calcext:value-type="float">
            <text:p>3709</text:p>
          </table:table-cell>
          <table:table-cell table:formula="of:=[.E34]/[.$J$2]" office:value-type="float" office:value="147.36" calcext:value-type="float">
            <text:p>147.3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5]" office:value-type="float" office:value="9.5" calcext:value-type="float">
            <text:p>9.5</text:p>
          </table:table-cell>
          <table:table-cell table:formula="of:=[.$J$4]*[.A35]" office:value-type="float" office:value="8.5" calcext:value-type="float">
            <text:p>8.5</text:p>
          </table:table-cell>
          <table:table-cell table:formula="of:=CEILING([.C35]*[.$J$2])+[.$J$3]" office:value-type="float" office:value="218" calcext:value-type="float">
            <text:p>218</text:p>
          </table:table-cell>
          <table:table-cell table:formula="of:=SUM([.D$2:.D35])" office:value-type="float" office:value="3902" calcext:value-type="float">
            <text:p>3902</text:p>
          </table:table-cell>
          <table:table-cell table:formula="of:=[.E35]+[.$J$2]" office:value-type="float" office:value="3927" calcext:value-type="float">
            <text:p>3927</text:p>
          </table:table-cell>
          <table:table-cell table:formula="of:=[.E35]/[.$J$2]" office:value-type="float" office:value="156.08" calcext:value-type="float">
            <text:p>156.0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 + [.A36]*[.$J$5]" office:value-type="float" office:value="9.75" calcext:value-type="float">
            <text:p>9.75</text:p>
          </table:table-cell>
          <table:table-cell table:formula="of:=[.$J$4]*[.A36]" office:value-type="float" office:value="8.75" calcext:value-type="float">
            <text:p>8.75</text:p>
          </table:table-cell>
          <table:table-cell table:formula="of:=CEILING([.C36]*[.$J$2])+[.$J$3]" office:value-type="float" office:value="224" calcext:value-type="float">
            <text:p>224</text:p>
          </table:table-cell>
          <table:table-cell table:formula="of:=SUM([.D$2:.D36])" office:value-type="float" office:value="4126" calcext:value-type="float">
            <text:p>4126</text:p>
          </table:table-cell>
          <table:table-cell table:formula="of:=[.E36]+[.$J$2]" office:value-type="float" office:value="4151" calcext:value-type="float">
            <text:p>4151</text:p>
          </table:table-cell>
          <table:table-cell table:formula="of:=[.E36]/[.$J$2]" office:value-type="float" office:value="165.04" calcext:value-type="float">
            <text:p>165.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5]" office:value-type="float" office:value="10" calcext:value-type="float">
            <text:p>10</text:p>
          </table:table-cell>
          <table:table-cell table:formula="of:=[.$J$4]*[.A37]" office:value-type="float" office:value="9" calcext:value-type="float">
            <text:p>9</text:p>
          </table:table-cell>
          <table:table-cell table:formula="of:=CEILING([.C37]*[.$J$2])+[.$J$3]" office:value-type="float" office:value="230" calcext:value-type="float">
            <text:p>230</text:p>
          </table:table-cell>
          <table:table-cell table:formula="of:=SUM([.D$2:.D37])" office:value-type="float" office:value="4356" calcext:value-type="float">
            <text:p>4356</text:p>
          </table:table-cell>
          <table:table-cell table:formula="of:=[.E37]+[.$J$2]" office:value-type="float" office:value="4381" calcext:value-type="float">
            <text:p>4381</text:p>
          </table:table-cell>
          <table:table-cell table:formula="of:=[.E37]/[.$J$2]" office:value-type="float" office:value="174.24" calcext:value-type="float">
            <text:p>174.2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5]" office:value-type="float" office:value="10.25" calcext:value-type="float">
            <text:p>10.25</text:p>
          </table:table-cell>
          <table:table-cell table:formula="of:=[.$J$4]*[.A38]" office:value-type="float" office:value="9.25" calcext:value-type="float">
            <text:p>9.25</text:p>
          </table:table-cell>
          <table:table-cell table:formula="of:=CEILING([.C38]*[.$J$2])+[.$J$3]" office:value-type="float" office:value="237" calcext:value-type="float">
            <text:p>237</text:p>
          </table:table-cell>
          <table:table-cell table:formula="of:=SUM([.D$2:.D38])" office:value-type="float" office:value="4593" calcext:value-type="float">
            <text:p>4593</text:p>
          </table:table-cell>
          <table:table-cell table:formula="of:=[.E38]+[.$J$2]" office:value-type="float" office:value="4618" calcext:value-type="float">
            <text:p>4618</text:p>
          </table:table-cell>
          <table:table-cell table:formula="of:=[.E38]/[.$J$2]" office:value-type="float" office:value="183.72" calcext:value-type="float">
            <text:p>183.7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5]" office:value-type="float" office:value="10.5" calcext:value-type="float">
            <text:p>10.5</text:p>
          </table:table-cell>
          <table:table-cell table:formula="of:=[.$J$4]*[.A39]" office:value-type="float" office:value="9.5" calcext:value-type="float">
            <text:p>9.5</text:p>
          </table:table-cell>
          <table:table-cell table:formula="of:=CEILING([.C39]*[.$J$2])+[.$J$3]" office:value-type="float" office:value="243" calcext:value-type="float">
            <text:p>243</text:p>
          </table:table-cell>
          <table:table-cell table:formula="of:=SUM([.D$2:.D39])" office:value-type="float" office:value="4836" calcext:value-type="float">
            <text:p>4836</text:p>
          </table:table-cell>
          <table:table-cell table:formula="of:=[.E39]+[.$J$2]" office:value-type="float" office:value="4861" calcext:value-type="float">
            <text:p>4861</text:p>
          </table:table-cell>
          <table:table-cell table:formula="of:=[.E39]/[.$J$2]" office:value-type="float" office:value="193.44" calcext:value-type="float">
            <text:p>193.4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5]" office:value-type="float" office:value="10.75" calcext:value-type="float">
            <text:p>10.75</text:p>
          </table:table-cell>
          <table:table-cell table:formula="of:=[.$J$4]*[.A40]" office:value-type="float" office:value="9.75" calcext:value-type="float">
            <text:p>9.75</text:p>
          </table:table-cell>
          <table:table-cell table:formula="of:=CEILING([.C40]*[.$J$2])+[.$J$3]" office:value-type="float" office:value="249" calcext:value-type="float">
            <text:p>249</text:p>
          </table:table-cell>
          <table:table-cell table:formula="of:=SUM([.D$2:.D40])" office:value-type="float" office:value="5085" calcext:value-type="float">
            <text:p>5085</text:p>
          </table:table-cell>
          <table:table-cell table:formula="of:=[.E40]+[.$J$2]" office:value-type="float" office:value="5110" calcext:value-type="float">
            <text:p>5110</text:p>
          </table:table-cell>
          <table:table-cell table:formula="of:=[.E40]/[.$J$2]" office:value-type="float" office:value="203.4" calcext:value-type="float">
            <text:p>203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 + [.A41]*[.$J$5]" office:value-type="float" office:value="11" calcext:value-type="float">
            <text:p>11</text:p>
          </table:table-cell>
          <table:table-cell table:formula="of:=[.$J$4]*[.A41]" office:value-type="float" office:value="10" calcext:value-type="float">
            <text:p>10</text:p>
          </table:table-cell>
          <table:table-cell table:formula="of:=CEILING([.C41]*[.$J$2])+[.$J$3]" office:value-type="float" office:value="255" calcext:value-type="float">
            <text:p>255</text:p>
          </table:table-cell>
          <table:table-cell table:formula="of:=SUM([.D$2:.D41])" office:value-type="float" office:value="5340" calcext:value-type="float">
            <text:p>5340</text:p>
          </table:table-cell>
          <table:table-cell table:formula="of:=[.E41]+[.$J$2]" office:value-type="float" office:value="5365" calcext:value-type="float">
            <text:p>5365</text:p>
          </table:table-cell>
          <table:table-cell table:formula="of:=[.E41]/[.$J$2]" office:value-type="float" office:value="213.6" calcext:value-type="float">
            <text:p>213.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5]" office:value-type="float" office:value="11.25" calcext:value-type="float">
            <text:p>11.25</text:p>
          </table:table-cell>
          <table:table-cell table:formula="of:=[.$J$4]*[.A42]" office:value-type="float" office:value="10.25" calcext:value-type="float">
            <text:p>10.25</text:p>
          </table:table-cell>
          <table:table-cell table:formula="of:=CEILING([.C42]*[.$J$2])+[.$J$3]" office:value-type="float" office:value="262" calcext:value-type="float">
            <text:p>262</text:p>
          </table:table-cell>
          <table:table-cell table:formula="of:=SUM([.D$2:.D42])" office:value-type="float" office:value="5602" calcext:value-type="float">
            <text:p>5602</text:p>
          </table:table-cell>
          <table:table-cell table:formula="of:=[.E42]+[.$J$2]" office:value-type="float" office:value="5627" calcext:value-type="float">
            <text:p>5627</text:p>
          </table:table-cell>
          <table:table-cell table:formula="of:=[.E42]/[.$J$2]" office:value-type="float" office:value="224.08" calcext:value-type="float">
            <text:p>224.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5]" office:value-type="float" office:value="11.5" calcext:value-type="float">
            <text:p>11.5</text:p>
          </table:table-cell>
          <table:table-cell table:formula="of:=[.$J$4]*[.A43]" office:value-type="float" office:value="10.5" calcext:value-type="float">
            <text:p>10.5</text:p>
          </table:table-cell>
          <table:table-cell table:formula="of:=CEILING([.C43]*[.$J$2])+[.$J$3]" office:value-type="float" office:value="268" calcext:value-type="float">
            <text:p>268</text:p>
          </table:table-cell>
          <table:table-cell table:formula="of:=SUM([.D$2:.D43])" office:value-type="float" office:value="5870" calcext:value-type="float">
            <text:p>5870</text:p>
          </table:table-cell>
          <table:table-cell table:formula="of:=[.E43]+[.$J$2]" office:value-type="float" office:value="5895" calcext:value-type="float">
            <text:p>5895</text:p>
          </table:table-cell>
          <table:table-cell table:formula="of:=[.E43]/[.$J$2]" office:value-type="float" office:value="234.8" calcext:value-type="float">
            <text:p>234.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5]" office:value-type="float" office:value="11.75" calcext:value-type="float">
            <text:p>11.75</text:p>
          </table:table-cell>
          <table:table-cell table:formula="of:=[.$J$4]*[.A44]" office:value-type="float" office:value="10.75" calcext:value-type="float">
            <text:p>10.75</text:p>
          </table:table-cell>
          <table:table-cell table:formula="of:=CEILING([.C44]*[.$J$2])+[.$J$3]" office:value-type="float" office:value="274" calcext:value-type="float">
            <text:p>274</text:p>
          </table:table-cell>
          <table:table-cell table:formula="of:=SUM([.D$2:.D44])" office:value-type="float" office:value="6144" calcext:value-type="float">
            <text:p>6144</text:p>
          </table:table-cell>
          <table:table-cell table:formula="of:=[.E44]+[.$J$2]" office:value-type="float" office:value="6169" calcext:value-type="float">
            <text:p>6169</text:p>
          </table:table-cell>
          <table:table-cell table:formula="of:=[.E44]/[.$J$2]" office:value-type="float" office:value="245.76" calcext:value-type="float">
            <text:p>245.7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5]" office:value-type="float" office:value="12" calcext:value-type="float">
            <text:p>12</text:p>
          </table:table-cell>
          <table:table-cell table:formula="of:=[.$J$4]*[.A45]" office:value-type="float" office:value="11" calcext:value-type="float">
            <text:p>11</text:p>
          </table:table-cell>
          <table:table-cell table:formula="of:=CEILING([.C45]*[.$J$2])+[.$J$3]" office:value-type="float" office:value="280" calcext:value-type="float">
            <text:p>280</text:p>
          </table:table-cell>
          <table:table-cell table:formula="of:=SUM([.D$2:.D45])" office:value-type="float" office:value="6424" calcext:value-type="float">
            <text:p>6424</text:p>
          </table:table-cell>
          <table:table-cell table:formula="of:=[.E45]+[.$J$2]" office:value-type="float" office:value="6449" calcext:value-type="float">
            <text:p>6449</text:p>
          </table:table-cell>
          <table:table-cell table:formula="of:=[.E45]/[.$J$2]" office:value-type="float" office:value="256.96" calcext:value-type="float">
            <text:p>256.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 + [.A46]*[.$J$5]" office:value-type="float" office:value="12.25" calcext:value-type="float">
            <text:p>12.25</text:p>
          </table:table-cell>
          <table:table-cell table:formula="of:=[.$J$4]*[.A46]" office:value-type="float" office:value="11.25" calcext:value-type="float">
            <text:p>11.25</text:p>
          </table:table-cell>
          <table:table-cell table:formula="of:=CEILING([.C46]*[.$J$2])+[.$J$3]" office:value-type="float" office:value="287" calcext:value-type="float">
            <text:p>287</text:p>
          </table:table-cell>
          <table:table-cell table:formula="of:=SUM([.D$2:.D46])" office:value-type="float" office:value="6711" calcext:value-type="float">
            <text:p>6711</text:p>
          </table:table-cell>
          <table:table-cell table:formula="of:=[.E46]+[.$J$2]" office:value-type="float" office:value="6736" calcext:value-type="float">
            <text:p>6736</text:p>
          </table:table-cell>
          <table:table-cell table:formula="of:=[.E46]/[.$J$2]" office:value-type="float" office:value="268.44" calcext:value-type="float">
            <text:p>268.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5]" office:value-type="float" office:value="12.5" calcext:value-type="float">
            <text:p>12.5</text:p>
          </table:table-cell>
          <table:table-cell table:formula="of:=[.$J$4]*[.A47]" office:value-type="float" office:value="11.5" calcext:value-type="float">
            <text:p>11.5</text:p>
          </table:table-cell>
          <table:table-cell table:formula="of:=CEILING([.C47]*[.$J$2])+[.$J$3]" office:value-type="float" office:value="293" calcext:value-type="float">
            <text:p>293</text:p>
          </table:table-cell>
          <table:table-cell table:formula="of:=SUM([.D$2:.D47])" office:value-type="float" office:value="7004" calcext:value-type="float">
            <text:p>7004</text:p>
          </table:table-cell>
          <table:table-cell table:formula="of:=[.E47]+[.$J$2]" office:value-type="float" office:value="7029" calcext:value-type="float">
            <text:p>7029</text:p>
          </table:table-cell>
          <table:table-cell table:formula="of:=[.E47]/[.$J$2]" office:value-type="float" office:value="280.16" calcext:value-type="float">
            <text:p>280.1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5]" office:value-type="float" office:value="12.75" calcext:value-type="float">
            <text:p>12.75</text:p>
          </table:table-cell>
          <table:table-cell table:formula="of:=[.$J$4]*[.A48]" office:value-type="float" office:value="11.75" calcext:value-type="float">
            <text:p>11.75</text:p>
          </table:table-cell>
          <table:table-cell table:formula="of:=CEILING([.C48]*[.$J$2])+[.$J$3]" office:value-type="float" office:value="299" calcext:value-type="float">
            <text:p>299</text:p>
          </table:table-cell>
          <table:table-cell table:formula="of:=SUM([.D$2:.D48])" office:value-type="float" office:value="7303" calcext:value-type="float">
            <text:p>7303</text:p>
          </table:table-cell>
          <table:table-cell table:formula="of:=[.E48]+[.$J$2]" office:value-type="float" office:value="7328" calcext:value-type="float">
            <text:p>7328</text:p>
          </table:table-cell>
          <table:table-cell table:formula="of:=[.E48]/[.$J$2]" office:value-type="float" office:value="292.12" calcext:value-type="float">
            <text:p>292.1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5]" office:value-type="float" office:value="13" calcext:value-type="float">
            <text:p>13</text:p>
          </table:table-cell>
          <table:table-cell table:formula="of:=[.$J$4]*[.A49]" office:value-type="float" office:value="12" calcext:value-type="float">
            <text:p>12</text:p>
          </table:table-cell>
          <table:table-cell table:formula="of:=CEILING([.C49]*[.$J$2])+[.$J$3]" office:value-type="float" office:value="305" calcext:value-type="float">
            <text:p>305</text:p>
          </table:table-cell>
          <table:table-cell table:formula="of:=SUM([.D$2:.D49])" office:value-type="float" office:value="7608" calcext:value-type="float">
            <text:p>7608</text:p>
          </table:table-cell>
          <table:table-cell table:formula="of:=[.E49]+[.$J$2]" office:value-type="float" office:value="7633" calcext:value-type="float">
            <text:p>7633</text:p>
          </table:table-cell>
          <table:table-cell table:formula="of:=[.E49]/[.$J$2]" office:value-type="float" office:value="304.32" calcext:value-type="float">
            <text:p>304.3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5]" office:value-type="float" office:value="13.25" calcext:value-type="float">
            <text:p>13.25</text:p>
          </table:table-cell>
          <table:table-cell table:formula="of:=[.$J$4]*[.A50]" office:value-type="float" office:value="12.25" calcext:value-type="float">
            <text:p>12.25</text:p>
          </table:table-cell>
          <table:table-cell table:formula="of:=CEILING([.C50]*[.$J$2])+[.$J$3]" office:value-type="float" office:value="312" calcext:value-type="float">
            <text:p>312</text:p>
          </table:table-cell>
          <table:table-cell table:formula="of:=SUM([.D$2:.D50])" office:value-type="float" office:value="7920" calcext:value-type="float">
            <text:p>7920</text:p>
          </table:table-cell>
          <table:table-cell table:formula="of:=[.E50]+[.$J$2]" office:value-type="float" office:value="7945" calcext:value-type="float">
            <text:p>7945</text:p>
          </table:table-cell>
          <table:table-cell table:formula="of:=[.E50]/[.$J$2]" office:value-type="float" office:value="316.8" calcext:value-type="float">
            <text:p>316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 + [.A51]*[.$J$5]" office:value-type="float" office:value="13.5" calcext:value-type="float">
            <text:p>13.5</text:p>
          </table:table-cell>
          <table:table-cell table:formula="of:=[.$J$4]*[.A51]" office:value-type="float" office:value="12.5" calcext:value-type="float">
            <text:p>12.5</text:p>
          </table:table-cell>
          <table:table-cell table:formula="of:=CEILING([.C51]*[.$J$2])+[.$J$3]" office:value-type="float" office:value="318" calcext:value-type="float">
            <text:p>318</text:p>
          </table:table-cell>
          <table:table-cell table:formula="of:=SUM([.D$2:.D51])" office:value-type="float" office:value="8238" calcext:value-type="float">
            <text:p>8238</text:p>
          </table:table-cell>
          <table:table-cell table:formula="of:=[.E51]+[.$J$2]" office:value-type="float" office:value="8263" calcext:value-type="float">
            <text:p>8263</text:p>
          </table:table-cell>
          <table:table-cell table:formula="of:=[.E51]/[.$J$2]" office:value-type="float" office:value="329.52" calcext:value-type="float">
            <text:p>329.5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5]" office:value-type="float" office:value="13.75" calcext:value-type="float">
            <text:p>13.75</text:p>
          </table:table-cell>
          <table:table-cell table:formula="of:=[.$J$4]*[.A52]" office:value-type="float" office:value="12.75" calcext:value-type="float">
            <text:p>12.75</text:p>
          </table:table-cell>
          <table:table-cell table:formula="of:=CEILING([.C52]*[.$J$2])+[.$J$3]" office:value-type="float" office:value="324" calcext:value-type="float">
            <text:p>324</text:p>
          </table:table-cell>
          <table:table-cell table:formula="of:=SUM([.D$2:.D52])" office:value-type="float" office:value="8562" calcext:value-type="float">
            <text:p>8562</text:p>
          </table:table-cell>
          <table:table-cell table:formula="of:=[.E52]+[.$J$2]" office:value-type="float" office:value="8587" calcext:value-type="float">
            <text:p>8587</text:p>
          </table:table-cell>
          <table:table-cell table:formula="of:=[.E52]/[.$J$2]" office:value-type="float" office:value="342.48" calcext:value-type="float">
            <text:p>342.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5]" office:value-type="float" office:value="14" calcext:value-type="float">
            <text:p>14</text:p>
          </table:table-cell>
          <table:table-cell table:formula="of:=[.$J$4]*[.A53]" office:value-type="float" office:value="13" calcext:value-type="float">
            <text:p>13</text:p>
          </table:table-cell>
          <table:table-cell table:formula="of:=CEILING([.C53]*[.$J$2])+[.$J$3]" office:value-type="float" office:value="330" calcext:value-type="float">
            <text:p>330</text:p>
          </table:table-cell>
          <table:table-cell table:formula="of:=SUM([.D$2:.D53])" office:value-type="float" office:value="8892" calcext:value-type="float">
            <text:p>8892</text:p>
          </table:table-cell>
          <table:table-cell table:formula="of:=[.E53]+[.$J$2]" office:value-type="float" office:value="8917" calcext:value-type="float">
            <text:p>8917</text:p>
          </table:table-cell>
          <table:table-cell table:formula="of:=[.E53]/[.$J$2]"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5]" office:value-type="float" office:value="14.25" calcext:value-type="float">
            <text:p>14.25</text:p>
          </table:table-cell>
          <table:table-cell table:formula="of:=[.$J$4]*[.A54]" office:value-type="float" office:value="13.25" calcext:value-type="float">
            <text:p>13.25</text:p>
          </table:table-cell>
          <table:table-cell table:formula="of:=CEILING([.C54]*[.$J$2])+[.$J$3]" office:value-type="float" office:value="337" calcext:value-type="float">
            <text:p>337</text:p>
          </table:table-cell>
          <table:table-cell table:formula="of:=SUM([.D$2:.D54])" office:value-type="float" office:value="9229" calcext:value-type="float">
            <text:p>9229</text:p>
          </table:table-cell>
          <table:table-cell table:formula="of:=[.E54]+[.$J$2]" office:value-type="float" office:value="9254" calcext:value-type="float">
            <text:p>9254</text:p>
          </table:table-cell>
          <table:table-cell table:formula="of:=[.E54]/[.$J$2]" office:value-type="float" office:value="369.16" calcext:value-type="float">
            <text:p>369.1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5]" office:value-type="float" office:value="14.5" calcext:value-type="float">
            <text:p>14.5</text:p>
          </table:table-cell>
          <table:table-cell table:formula="of:=[.$J$4]*[.A55]" office:value-type="float" office:value="13.5" calcext:value-type="float">
            <text:p>13.5</text:p>
          </table:table-cell>
          <table:table-cell table:formula="of:=CEILING([.C55]*[.$J$2])+[.$J$3]" office:value-type="float" office:value="343" calcext:value-type="float">
            <text:p>343</text:p>
          </table:table-cell>
          <table:table-cell table:formula="of:=SUM([.D$2:.D55])" office:value-type="float" office:value="9572" calcext:value-type="float">
            <text:p>9572</text:p>
          </table:table-cell>
          <table:table-cell table:formula="of:=[.E55]+[.$J$2]" office:value-type="float" office:value="9597" calcext:value-type="float">
            <text:p>9597</text:p>
          </table:table-cell>
          <table:table-cell table:formula="of:=[.E55]/[.$J$2]" office:value-type="float" office:value="382.88" calcext:value-type="float">
            <text:p>382.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5]" office:value-type="float" office:value="14.75" calcext:value-type="float">
            <text:p>14.75</text:p>
          </table:table-cell>
          <table:table-cell table:formula="of:=[.$J$4]*[.A56]" office:value-type="float" office:value="13.75" calcext:value-type="float">
            <text:p>13.75</text:p>
          </table:table-cell>
          <table:table-cell table:formula="of:=CEILING([.C56]*[.$J$2])+[.$J$3]" office:value-type="float" office:value="349" calcext:value-type="float">
            <text:p>349</text:p>
          </table:table-cell>
          <table:table-cell table:formula="of:=SUM([.D$2:.D56])" office:value-type="float" office:value="9921" calcext:value-type="float">
            <text:p>9921</text:p>
          </table:table-cell>
          <table:table-cell table:formula="of:=[.E56]+[.$J$2]" office:value-type="float" office:value="9946" calcext:value-type="float">
            <text:p>9946</text:p>
          </table:table-cell>
          <table:table-cell table:formula="of:=[.E56]/[.$J$2]" office:value-type="float" office:value="396.84" calcext:value-type="float">
            <text:p>396.8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5]" office:value-type="float" office:value="15" calcext:value-type="float">
            <text:p>15</text:p>
          </table:table-cell>
          <table:table-cell table:formula="of:=[.$J$4]*[.A57]" office:value-type="float" office:value="14" calcext:value-type="float">
            <text:p>14</text:p>
          </table:table-cell>
          <table:table-cell table:formula="of:=CEILING([.C57]*[.$J$2])+[.$J$3]" office:value-type="float" office:value="355" calcext:value-type="float">
            <text:p>355</text:p>
          </table:table-cell>
          <table:table-cell table:formula="of:=SUM([.D$2:.D57])" office:value-type="float" office:value="10276" calcext:value-type="float">
            <text:p>10276</text:p>
          </table:table-cell>
          <table:table-cell table:formula="of:=[.E57]+[.$J$2]" office:value-type="float" office:value="10301" calcext:value-type="float">
            <text:p>10301</text:p>
          </table:table-cell>
          <table:table-cell table:formula="of:=[.E57]/[.$J$2]" office:value-type="float" office:value="411.04" calcext:value-type="float">
            <text:p>411.0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5]" office:value-type="float" office:value="15.25" calcext:value-type="float">
            <text:p>15.25</text:p>
          </table:table-cell>
          <table:table-cell table:formula="of:=[.$J$4]*[.A58]" office:value-type="float" office:value="14.25" calcext:value-type="float">
            <text:p>14.25</text:p>
          </table:table-cell>
          <table:table-cell table:formula="of:=CEILING([.C58]*[.$J$2])+[.$J$3]" office:value-type="float" office:value="362" calcext:value-type="float">
            <text:p>362</text:p>
          </table:table-cell>
          <table:table-cell table:formula="of:=SUM([.D$2:.D58])" office:value-type="float" office:value="10638" calcext:value-type="float">
            <text:p>10638</text:p>
          </table:table-cell>
          <table:table-cell table:formula="of:=[.E58]+[.$J$2]" office:value-type="float" office:value="10663" calcext:value-type="float">
            <text:p>10663</text:p>
          </table:table-cell>
          <table:table-cell table:formula="of:=[.E58]/[.$J$2]" office:value-type="float" office:value="425.52" calcext:value-type="float">
            <text:p>42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5]" office:value-type="float" office:value="15.5" calcext:value-type="float">
            <text:p>15.5</text:p>
          </table:table-cell>
          <table:table-cell table:formula="of:=[.$J$4]*[.A59]" office:value-type="float" office:value="14.5" calcext:value-type="float">
            <text:p>14.5</text:p>
          </table:table-cell>
          <table:table-cell table:formula="of:=CEILING([.C59]*[.$J$2])+[.$J$3]" office:value-type="float" office:value="368" calcext:value-type="float">
            <text:p>368</text:p>
          </table:table-cell>
          <table:table-cell table:formula="of:=SUM([.D$2:.D59])" office:value-type="float" office:value="11006" calcext:value-type="float">
            <text:p>11006</text:p>
          </table:table-cell>
          <table:table-cell table:formula="of:=[.E59]+[.$J$2]" office:value-type="float" office:value="11031" calcext:value-type="float">
            <text:p>11031</text:p>
          </table:table-cell>
          <table:table-cell table:formula="of:=[.E59]/[.$J$2]" office:value-type="float" office:value="440.24" calcext:value-type="float">
            <text:p>440.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5]" office:value-type="float" office:value="15.75" calcext:value-type="float">
            <text:p>15.75</text:p>
          </table:table-cell>
          <table:table-cell table:formula="of:=[.$J$4]*[.A60]" office:value-type="float" office:value="14.75" calcext:value-type="float">
            <text:p>14.75</text:p>
          </table:table-cell>
          <table:table-cell table:formula="of:=CEILING([.C60]*[.$J$2])+[.$J$3]" office:value-type="float" office:value="374" calcext:value-type="float">
            <text:p>374</text:p>
          </table:table-cell>
          <table:table-cell table:formula="of:=SUM([.D$2:.D60])" office:value-type="float" office:value="11380" calcext:value-type="float">
            <text:p>11380</text:p>
          </table:table-cell>
          <table:table-cell table:formula="of:=[.E60]+[.$J$2]" office:value-type="float" office:value="11405" calcext:value-type="float">
            <text:p>11405</text:p>
          </table:table-cell>
          <table:table-cell table:formula="of:=[.E60]/[.$J$2]" office:value-type="float" office:value="455.2" calcext:value-type="float">
            <text:p>455.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5]" office:value-type="float" office:value="16" calcext:value-type="float">
            <text:p>16</text:p>
          </table:table-cell>
          <table:table-cell table:formula="of:=[.$J$4]*[.A61]" office:value-type="float" office:value="15" calcext:value-type="float">
            <text:p>15</text:p>
          </table:table-cell>
          <table:table-cell table:formula="of:=CEILING([.C61]*[.$J$2])+[.$J$3]" office:value-type="float" office:value="380" calcext:value-type="float">
            <text:p>380</text:p>
          </table:table-cell>
          <table:table-cell table:formula="of:=SUM([.D$2:.D61])" office:value-type="float" office:value="11760" calcext:value-type="float">
            <text:p>11760</text:p>
          </table:table-cell>
          <table:table-cell table:formula="of:=[.E61]+[.$J$2]" office:value-type="float" office:value="11785" calcext:value-type="float">
            <text:p>11785</text:p>
          </table:table-cell>
          <table:table-cell table:formula="of:=[.E61]/[.$J$2]" office:value-type="float" office:value="470.4" calcext:value-type="float">
            <text:p>470.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5]" office:value-type="float" office:value="16.25" calcext:value-type="float">
            <text:p>16.25</text:p>
          </table:table-cell>
          <table:table-cell table:formula="of:=[.$J$4]*[.A62]" office:value-type="float" office:value="15.25" calcext:value-type="float">
            <text:p>15.25</text:p>
          </table:table-cell>
          <table:table-cell table:formula="of:=CEILING([.C62]*[.$J$2])+[.$J$3]" office:value-type="float" office:value="387" calcext:value-type="float">
            <text:p>387</text:p>
          </table:table-cell>
          <table:table-cell table:formula="of:=SUM([.D$2:.D62])" office:value-type="float" office:value="12147" calcext:value-type="float">
            <text:p>12147</text:p>
          </table:table-cell>
          <table:table-cell table:formula="of:=[.E62]+[.$J$2]" office:value-type="float" office:value="12172" calcext:value-type="float">
            <text:p>12172</text:p>
          </table:table-cell>
          <table:table-cell table:formula="of:=[.E62]/[.$J$2]" office:value-type="float" office:value="485.88" calcext:value-type="float">
            <text:p>485.8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5]" office:value-type="float" office:value="16.5" calcext:value-type="float">
            <text:p>16.5</text:p>
          </table:table-cell>
          <table:table-cell table:formula="of:=[.$J$4]*[.A63]" office:value-type="float" office:value="15.5" calcext:value-type="float">
            <text:p>15.5</text:p>
          </table:table-cell>
          <table:table-cell table:formula="of:=CEILING([.C63]*[.$J$2])+[.$J$3]" office:value-type="float" office:value="393" calcext:value-type="float">
            <text:p>393</text:p>
          </table:table-cell>
          <table:table-cell table:formula="of:=SUM([.D$2:.D63])" office:value-type="float" office:value="12540" calcext:value-type="float">
            <text:p>12540</text:p>
          </table:table-cell>
          <table:table-cell table:formula="of:=[.E63]+[.$J$2]" office:value-type="float" office:value="12565" calcext:value-type="float">
            <text:p>12565</text:p>
          </table:table-cell>
          <table:table-cell table:formula="of:=[.E63]/[.$J$2]" office:value-type="float" office:value="501.6" calcext:value-type="float">
            <text:p>501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5]" office:value-type="float" office:value="16.75" calcext:value-type="float">
            <text:p>16.75</text:p>
          </table:table-cell>
          <table:table-cell table:formula="of:=[.$J$4]*[.A64]" office:value-type="float" office:value="15.75" calcext:value-type="float">
            <text:p>15.75</text:p>
          </table:table-cell>
          <table:table-cell table:formula="of:=CEILING([.C64]*[.$J$2])+[.$J$3]" office:value-type="float" office:value="399" calcext:value-type="float">
            <text:p>399</text:p>
          </table:table-cell>
          <table:table-cell table:formula="of:=SUM([.D$2:.D64])" office:value-type="float" office:value="12939" calcext:value-type="float">
            <text:p>12939</text:p>
          </table:table-cell>
          <table:table-cell table:formula="of:=[.E64]+[.$J$2]" office:value-type="float" office:value="12964" calcext:value-type="float">
            <text:p>12964</text:p>
          </table:table-cell>
          <table:table-cell table:formula="of:=[.E64]/[.$J$2]" office:value-type="float" office:value="517.56" calcext:value-type="float">
            <text:p>517.5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5]" office:value-type="float" office:value="17" calcext:value-type="float">
            <text:p>17</text:p>
          </table:table-cell>
          <table:table-cell table:formula="of:=[.$J$4]*[.A65]" office:value-type="float" office:value="16" calcext:value-type="float">
            <text:p>16</text:p>
          </table:table-cell>
          <table:table-cell table:formula="of:=CEILING([.C65]*[.$J$2])+[.$J$3]" office:value-type="float" office:value="405" calcext:value-type="float">
            <text:p>405</text:p>
          </table:table-cell>
          <table:table-cell table:formula="of:=SUM([.D$2:.D65])" office:value-type="float" office:value="13344" calcext:value-type="float">
            <text:p>13344</text:p>
          </table:table-cell>
          <table:table-cell table:formula="of:=[.E65]+[.$J$2]" office:value-type="float" office:value="13369" calcext:value-type="float">
            <text:p>13369</text:p>
          </table:table-cell>
          <table:table-cell table:formula="of:=[.E65]/[.$J$2]" office:value-type="float" office:value="533.76" calcext:value-type="float">
            <text:p>533.7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5]" office:value-type="float" office:value="17.25" calcext:value-type="float">
            <text:p>17.25</text:p>
          </table:table-cell>
          <table:table-cell table:formula="of:=[.$J$4]*[.A66]" office:value-type="float" office:value="16.25" calcext:value-type="float">
            <text:p>16.25</text:p>
          </table:table-cell>
          <table:table-cell table:formula="of:=CEILING([.C66]*[.$J$2])+[.$J$3]" office:value-type="float" office:value="412" calcext:value-type="float">
            <text:p>412</text:p>
          </table:table-cell>
          <table:table-cell table:formula="of:=SUM([.D$2:.D66])" office:value-type="float" office:value="13756" calcext:value-type="float">
            <text:p>13756</text:p>
          </table:table-cell>
          <table:table-cell table:formula="of:=[.E66]+[.$J$2]" office:value-type="float" office:value="13781" calcext:value-type="float">
            <text:p>13781</text:p>
          </table:table-cell>
          <table:table-cell table:formula="of:=[.E66]/[.$J$2]" office:value-type="float" office:value="550.24" calcext:value-type="float">
            <text:p>550.2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5]" office:value-type="float" office:value="17.5" calcext:value-type="float">
            <text:p>17.5</text:p>
          </table:table-cell>
          <table:table-cell table:formula="of:=[.$J$4]*[.A67]" office:value-type="float" office:value="16.5" calcext:value-type="float">
            <text:p>16.5</text:p>
          </table:table-cell>
          <table:table-cell table:formula="of:=CEILING([.C67]*[.$J$2])+[.$J$3]" office:value-type="float" office:value="418" calcext:value-type="float">
            <text:p>418</text:p>
          </table:table-cell>
          <table:table-cell table:formula="of:=SUM([.D$2:.D67])" office:value-type="float" office:value="14174" calcext:value-type="float">
            <text:p>14174</text:p>
          </table:table-cell>
          <table:table-cell table:formula="of:=[.E67]+[.$J$2]" office:value-type="float" office:value="14199" calcext:value-type="float">
            <text:p>14199</text:p>
          </table:table-cell>
          <table:table-cell table:formula="of:=[.E67]/[.$J$2]" office:value-type="float" office:value="566.96" calcext:value-type="float">
            <text:p>566.9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5]" office:value-type="float" office:value="17.75" calcext:value-type="float">
            <text:p>17.75</text:p>
          </table:table-cell>
          <table:table-cell table:formula="of:=[.$J$4]*[.A68]" office:value-type="float" office:value="16.75" calcext:value-type="float">
            <text:p>16.75</text:p>
          </table:table-cell>
          <table:table-cell table:formula="of:=CEILING([.C68]*[.$J$2])+[.$J$3]" office:value-type="float" office:value="424" calcext:value-type="float">
            <text:p>424</text:p>
          </table:table-cell>
          <table:table-cell table:formula="of:=SUM([.D$2:.D68])" office:value-type="float" office:value="14598" calcext:value-type="float">
            <text:p>14598</text:p>
          </table:table-cell>
          <table:table-cell table:formula="of:=[.E68]+[.$J$2]" office:value-type="float" office:value="14623" calcext:value-type="float">
            <text:p>14623</text:p>
          </table:table-cell>
          <table:table-cell table:formula="of:=[.E68]/[.$J$2]" office:value-type="float" office:value="583.92" calcext:value-type="float">
            <text:p>583.9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5]" office:value-type="float" office:value="18" calcext:value-type="float">
            <text:p>18</text:p>
          </table:table-cell>
          <table:table-cell table:formula="of:=[.$J$4]*[.A69]" office:value-type="float" office:value="17" calcext:value-type="float">
            <text:p>17</text:p>
          </table:table-cell>
          <table:table-cell table:formula="of:=CEILING([.C69]*[.$J$2])+[.$J$3]" office:value-type="float" office:value="430" calcext:value-type="float">
            <text:p>430</text:p>
          </table:table-cell>
          <table:table-cell table:formula="of:=SUM([.D$2:.D69])" office:value-type="float" office:value="15028" calcext:value-type="float">
            <text:p>15028</text:p>
          </table:table-cell>
          <table:table-cell table:formula="of:=[.E69]+[.$J$2]" office:value-type="float" office:value="15053" calcext:value-type="float">
            <text:p>15053</text:p>
          </table:table-cell>
          <table:table-cell table:formula="of:=[.E69]/[.$J$2]" office:value-type="float" office:value="601.12" calcext:value-type="float">
            <text:p>601.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5]" office:value-type="float" office:value="18.25" calcext:value-type="float">
            <text:p>18.25</text:p>
          </table:table-cell>
          <table:table-cell table:formula="of:=[.$J$4]*[.A70]" office:value-type="float" office:value="17.25" calcext:value-type="float">
            <text:p>17.25</text:p>
          </table:table-cell>
          <table:table-cell table:formula="of:=CEILING([.C70]*[.$J$2])+[.$J$3]" office:value-type="float" office:value="437" calcext:value-type="float">
            <text:p>437</text:p>
          </table:table-cell>
          <table:table-cell table:formula="of:=SUM([.D$2:.D70])" office:value-type="float" office:value="15465" calcext:value-type="float">
            <text:p>15465</text:p>
          </table:table-cell>
          <table:table-cell table:formula="of:=[.E70]+[.$J$2]" office:value-type="float" office:value="15490" calcext:value-type="float">
            <text:p>15490</text:p>
          </table:table-cell>
          <table:table-cell table:formula="of:=[.E70]/[.$J$2]" office:value-type="float" office:value="618.6" calcext:value-type="float">
            <text:p>618.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5]" office:value-type="float" office:value="18.5" calcext:value-type="float">
            <text:p>18.5</text:p>
          </table:table-cell>
          <table:table-cell table:formula="of:=[.$J$4]*[.A71]" office:value-type="float" office:value="17.5" calcext:value-type="float">
            <text:p>17.5</text:p>
          </table:table-cell>
          <table:table-cell table:formula="of:=CEILING([.C71]*[.$J$2])+[.$J$3]" office:value-type="float" office:value="443" calcext:value-type="float">
            <text:p>443</text:p>
          </table:table-cell>
          <table:table-cell table:formula="of:=SUM([.D$2:.D71])" office:value-type="float" office:value="15908" calcext:value-type="float">
            <text:p>15908</text:p>
          </table:table-cell>
          <table:table-cell table:formula="of:=[.E71]+[.$J$2]" office:value-type="float" office:value="15933" calcext:value-type="float">
            <text:p>15933</text:p>
          </table:table-cell>
          <table:table-cell table:formula="of:=[.E71]/[.$J$2]" office:value-type="float" office:value="636.32" calcext:value-type="float">
            <text:p>636.3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5]" office:value-type="float" office:value="18.75" calcext:value-type="float">
            <text:p>18.75</text:p>
          </table:table-cell>
          <table:table-cell table:formula="of:=[.$J$4]*[.A72]" office:value-type="float" office:value="17.75" calcext:value-type="float">
            <text:p>17.75</text:p>
          </table:table-cell>
          <table:table-cell table:formula="of:=CEILING([.C72]*[.$J$2])+[.$J$3]" office:value-type="float" office:value="449" calcext:value-type="float">
            <text:p>449</text:p>
          </table:table-cell>
          <table:table-cell table:formula="of:=SUM([.D$2:.D72])" office:value-type="float" office:value="16357" calcext:value-type="float">
            <text:p>16357</text:p>
          </table:table-cell>
          <table:table-cell table:formula="of:=[.E72]+[.$J$2]" office:value-type="float" office:value="16382" calcext:value-type="float">
            <text:p>16382</text:p>
          </table:table-cell>
          <table:table-cell table:formula="of:=[.E72]/[.$J$2]" office:value-type="float" office:value="654.28" calcext:value-type="float">
            <text:p>654.2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5]" office:value-type="float" office:value="19" calcext:value-type="float">
            <text:p>19</text:p>
          </table:table-cell>
          <table:table-cell table:formula="of:=[.$J$4]*[.A73]" office:value-type="float" office:value="18" calcext:value-type="float">
            <text:p>18</text:p>
          </table:table-cell>
          <table:table-cell table:formula="of:=CEILING([.C73]*[.$J$2])+[.$J$3]" office:value-type="float" office:value="455" calcext:value-type="float">
            <text:p>455</text:p>
          </table:table-cell>
          <table:table-cell table:formula="of:=SUM([.D$2:.D73])" office:value-type="float" office:value="16812" calcext:value-type="float">
            <text:p>16812</text:p>
          </table:table-cell>
          <table:table-cell table:formula="of:=[.E73]+[.$J$2]" office:value-type="float" office:value="16837" calcext:value-type="float">
            <text:p>16837</text:p>
          </table:table-cell>
          <table:table-cell table:formula="of:=[.E73]/[.$J$2]" office:value-type="float" office:value="672.48" calcext:value-type="float">
            <text:p>672.4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5]" office:value-type="float" office:value="19.25" calcext:value-type="float">
            <text:p>19.25</text:p>
          </table:table-cell>
          <table:table-cell table:formula="of:=[.$J$4]*[.A74]" office:value-type="float" office:value="18.25" calcext:value-type="float">
            <text:p>18.25</text:p>
          </table:table-cell>
          <table:table-cell table:formula="of:=CEILING([.C74]*[.$J$2])+[.$J$3]" office:value-type="float" office:value="462" calcext:value-type="float">
            <text:p>462</text:p>
          </table:table-cell>
          <table:table-cell table:formula="of:=SUM([.D$2:.D74])" office:value-type="float" office:value="17274" calcext:value-type="float">
            <text:p>17274</text:p>
          </table:table-cell>
          <table:table-cell table:formula="of:=[.E74]+[.$J$2]" office:value-type="float" office:value="17299" calcext:value-type="float">
            <text:p>17299</text:p>
          </table:table-cell>
          <table:table-cell table:formula="of:=[.E74]/[.$J$2]" office:value-type="float" office:value="690.96" calcext:value-type="float">
            <text:p>690.9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5]" office:value-type="float" office:value="19.5" calcext:value-type="float">
            <text:p>19.5</text:p>
          </table:table-cell>
          <table:table-cell table:formula="of:=[.$J$4]*[.A75]" office:value-type="float" office:value="18.5" calcext:value-type="float">
            <text:p>18.5</text:p>
          </table:table-cell>
          <table:table-cell table:formula="of:=CEILING([.C75]*[.$J$2])+[.$J$3]" office:value-type="float" office:value="468" calcext:value-type="float">
            <text:p>468</text:p>
          </table:table-cell>
          <table:table-cell table:formula="of:=SUM([.D$2:.D75])" office:value-type="float" office:value="17742" calcext:value-type="float">
            <text:p>17742</text:p>
          </table:table-cell>
          <table:table-cell table:formula="of:=[.E75]+[.$J$2]" office:value-type="float" office:value="17767" calcext:value-type="float">
            <text:p>17767</text:p>
          </table:table-cell>
          <table:table-cell table:formula="of:=[.E75]/[.$J$2]" office:value-type="float" office:value="709.68" calcext:value-type="float">
            <text:p>709.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5]" office:value-type="float" office:value="19.75" calcext:value-type="float">
            <text:p>19.75</text:p>
          </table:table-cell>
          <table:table-cell table:formula="of:=[.$J$4]*[.A76]" office:value-type="float" office:value="18.75" calcext:value-type="float">
            <text:p>18.75</text:p>
          </table:table-cell>
          <table:table-cell table:formula="of:=CEILING([.C76]*[.$J$2])+[.$J$3]" office:value-type="float" office:value="474" calcext:value-type="float">
            <text:p>474</text:p>
          </table:table-cell>
          <table:table-cell table:formula="of:=SUM([.D$2:.D76])" office:value-type="float" office:value="18216" calcext:value-type="float">
            <text:p>18216</text:p>
          </table:table-cell>
          <table:table-cell table:formula="of:=[.E76]+[.$J$2]" office:value-type="float" office:value="18241" calcext:value-type="float">
            <text:p>18241</text:p>
          </table:table-cell>
          <table:table-cell table:formula="of:=[.E76]/[.$J$2]" office:value-type="float" office:value="728.64" calcext:value-type="float">
            <text:p>728.6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5]" office:value-type="float" office:value="20" calcext:value-type="float">
            <text:p>20</text:p>
          </table:table-cell>
          <table:table-cell table:formula="of:=[.$J$4]*[.A77]" office:value-type="float" office:value="19" calcext:value-type="float">
            <text:p>19</text:p>
          </table:table-cell>
          <table:table-cell table:formula="of:=CEILING([.C77]*[.$J$2])+[.$J$3]" office:value-type="float" office:value="480" calcext:value-type="float">
            <text:p>480</text:p>
          </table:table-cell>
          <table:table-cell table:formula="of:=SUM([.D$2:.D77])" office:value-type="float" office:value="18696" calcext:value-type="float">
            <text:p>18696</text:p>
          </table:table-cell>
          <table:table-cell table:formula="of:=[.E77]+[.$J$2]" office:value-type="float" office:value="18721" calcext:value-type="float">
            <text:p>18721</text:p>
          </table:table-cell>
          <table:table-cell table:formula="of:=[.E77]/[.$J$2]" office:value-type="float" office:value="747.84" calcext:value-type="float">
            <text:p>747.8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5]" office:value-type="float" office:value="20.25" calcext:value-type="float">
            <text:p>20.25</text:p>
          </table:table-cell>
          <table:table-cell table:formula="of:=[.$J$4]*[.A78]" office:value-type="float" office:value="19.25" calcext:value-type="float">
            <text:p>19.25</text:p>
          </table:table-cell>
          <table:table-cell table:formula="of:=CEILING([.C78]*[.$J$2])+[.$J$3]" office:value-type="float" office:value="487" calcext:value-type="float">
            <text:p>487</text:p>
          </table:table-cell>
          <table:table-cell table:formula="of:=SUM([.D$2:.D78])" office:value-type="float" office:value="19183" calcext:value-type="float">
            <text:p>19183</text:p>
          </table:table-cell>
          <table:table-cell table:formula="of:=[.E78]+[.$J$2]" office:value-type="float" office:value="19208" calcext:value-type="float">
            <text:p>19208</text:p>
          </table:table-cell>
          <table:table-cell table:formula="of:=[.E78]/[.$J$2]" office:value-type="float" office:value="767.32" calcext:value-type="float">
            <text:p>767.3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5]" office:value-type="float" office:value="20.5" calcext:value-type="float">
            <text:p>20.5</text:p>
          </table:table-cell>
          <table:table-cell table:formula="of:=[.$J$4]*[.A79]" office:value-type="float" office:value="19.5" calcext:value-type="float">
            <text:p>19.5</text:p>
          </table:table-cell>
          <table:table-cell table:formula="of:=CEILING([.C79]*[.$J$2])+[.$J$3]" office:value-type="float" office:value="493" calcext:value-type="float">
            <text:p>493</text:p>
          </table:table-cell>
          <table:table-cell table:formula="of:=SUM([.D$2:.D79])" office:value-type="float" office:value="19676" calcext:value-type="float">
            <text:p>19676</text:p>
          </table:table-cell>
          <table:table-cell table:formula="of:=[.E79]+[.$J$2]" office:value-type="float" office:value="19701" calcext:value-type="float">
            <text:p>19701</text:p>
          </table:table-cell>
          <table:table-cell table:formula="of:=[.E79]/[.$J$2]" office:value-type="float" office:value="787.04" calcext:value-type="float">
            <text:p>787.0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5]" office:value-type="float" office:value="20.75" calcext:value-type="float">
            <text:p>20.75</text:p>
          </table:table-cell>
          <table:table-cell table:formula="of:=[.$J$4]*[.A80]" office:value-type="float" office:value="19.75" calcext:value-type="float">
            <text:p>19.75</text:p>
          </table:table-cell>
          <table:table-cell table:formula="of:=CEILING([.C80]*[.$J$2])+[.$J$3]" office:value-type="float" office:value="499" calcext:value-type="float">
            <text:p>499</text:p>
          </table:table-cell>
          <table:table-cell table:formula="of:=SUM([.D$2:.D80])" office:value-type="float" office:value="20175" calcext:value-type="float">
            <text:p>20175</text:p>
          </table:table-cell>
          <table:table-cell table:formula="of:=[.E80]+[.$J$2]" office:value-type="float" office:value="20200" calcext:value-type="float">
            <text:p>20200</text:p>
          </table:table-cell>
          <table:table-cell table:formula="of:=[.E80]/[.$J$2]"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5]" office:value-type="float" office:value="21" calcext:value-type="float">
            <text:p>21</text:p>
          </table:table-cell>
          <table:table-cell table:formula="of:=[.$J$4]*[.A81]" office:value-type="float" office:value="20" calcext:value-type="float">
            <text:p>20</text:p>
          </table:table-cell>
          <table:table-cell table:formula="of:=CEILING([.C81]*[.$J$2])+[.$J$3]" office:value-type="float" office:value="505" calcext:value-type="float">
            <text:p>505</text:p>
          </table:table-cell>
          <table:table-cell table:formula="of:=SUM([.D$2:.D81])" office:value-type="float" office:value="20680" calcext:value-type="float">
            <text:p>20680</text:p>
          </table:table-cell>
          <table:table-cell table:formula="of:=[.E81]+[.$J$2]" office:value-type="float" office:value="20705" calcext:value-type="float">
            <text:p>20705</text:p>
          </table:table-cell>
          <table:table-cell table:formula="of:=[.E81]/[.$J$2]" office:value-type="float" office:value="827.2" calcext:value-type="float">
            <text:p>827.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5]" office:value-type="float" office:value="21.25" calcext:value-type="float">
            <text:p>21.25</text:p>
          </table:table-cell>
          <table:table-cell table:formula="of:=[.$J$4]*[.A82]" office:value-type="float" office:value="20.25" calcext:value-type="float">
            <text:p>20.25</text:p>
          </table:table-cell>
          <table:table-cell table:formula="of:=CEILING([.C82]*[.$J$2])+[.$J$3]" office:value-type="float" office:value="512" calcext:value-type="float">
            <text:p>512</text:p>
          </table:table-cell>
          <table:table-cell table:formula="of:=SUM([.D$2:.D82])" office:value-type="float" office:value="21192" calcext:value-type="float">
            <text:p>21192</text:p>
          </table:table-cell>
          <table:table-cell table:formula="of:=[.E82]+[.$J$2]" office:value-type="float" office:value="21217" calcext:value-type="float">
            <text:p>21217</text:p>
          </table:table-cell>
          <table:table-cell table:formula="of:=[.E82]/[.$J$2]" office:value-type="float" office:value="847.68" calcext:value-type="float">
            <text:p>847.6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5]" office:value-type="float" office:value="21.5" calcext:value-type="float">
            <text:p>21.5</text:p>
          </table:table-cell>
          <table:table-cell table:formula="of:=[.$J$4]*[.A83]" office:value-type="float" office:value="20.5" calcext:value-type="float">
            <text:p>20.5</text:p>
          </table:table-cell>
          <table:table-cell table:formula="of:=CEILING([.C83]*[.$J$2])+[.$J$3]" office:value-type="float" office:value="518" calcext:value-type="float">
            <text:p>518</text:p>
          </table:table-cell>
          <table:table-cell table:formula="of:=SUM([.D$2:.D83])" office:value-type="float" office:value="21710" calcext:value-type="float">
            <text:p>21710</text:p>
          </table:table-cell>
          <table:table-cell table:formula="of:=[.E83]+[.$J$2]" office:value-type="float" office:value="21735" calcext:value-type="float">
            <text:p>21735</text:p>
          </table:table-cell>
          <table:table-cell table:formula="of:=[.E83]/[.$J$2]" office:value-type="float" office:value="868.4" calcext:value-type="float">
            <text:p>868.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5]" office:value-type="float" office:value="21.75" calcext:value-type="float">
            <text:p>21.75</text:p>
          </table:table-cell>
          <table:table-cell table:formula="of:=[.$J$4]*[.A84]" office:value-type="float" office:value="20.75" calcext:value-type="float">
            <text:p>20.75</text:p>
          </table:table-cell>
          <table:table-cell table:formula="of:=CEILING([.C84]*[.$J$2])+[.$J$3]" office:value-type="float" office:value="524" calcext:value-type="float">
            <text:p>524</text:p>
          </table:table-cell>
          <table:table-cell table:formula="of:=SUM([.D$2:.D84])" office:value-type="float" office:value="22234" calcext:value-type="float">
            <text:p>22234</text:p>
          </table:table-cell>
          <table:table-cell table:formula="of:=[.E84]+[.$J$2]" office:value-type="float" office:value="22259" calcext:value-type="float">
            <text:p>22259</text:p>
          </table:table-cell>
          <table:table-cell table:formula="of:=[.E84]/[.$J$2]" office:value-type="float" office:value="889.36" calcext:value-type="float">
            <text:p>889.3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5]" office:value-type="float" office:value="22" calcext:value-type="float">
            <text:p>22</text:p>
          </table:table-cell>
          <table:table-cell table:formula="of:=[.$J$4]*[.A85]" office:value-type="float" office:value="21" calcext:value-type="float">
            <text:p>21</text:p>
          </table:table-cell>
          <table:table-cell table:formula="of:=CEILING([.C85]*[.$J$2])+[.$J$3]" office:value-type="float" office:value="530" calcext:value-type="float">
            <text:p>530</text:p>
          </table:table-cell>
          <table:table-cell table:formula="of:=SUM([.D$2:.D85])" office:value-type="float" office:value="22764" calcext:value-type="float">
            <text:p>22764</text:p>
          </table:table-cell>
          <table:table-cell table:formula="of:=[.E85]+[.$J$2]" office:value-type="float" office:value="22789" calcext:value-type="float">
            <text:p>22789</text:p>
          </table:table-cell>
          <table:table-cell table:formula="of:=[.E85]/[.$J$2]" office:value-type="float" office:value="910.56" calcext:value-type="float">
            <text:p>910.5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5]" office:value-type="float" office:value="22.25" calcext:value-type="float">
            <text:p>22.25</text:p>
          </table:table-cell>
          <table:table-cell table:formula="of:=[.$J$4]*[.A86]" office:value-type="float" office:value="21.25" calcext:value-type="float">
            <text:p>21.25</text:p>
          </table:table-cell>
          <table:table-cell table:formula="of:=CEILING([.C86]*[.$J$2])+[.$J$3]" office:value-type="float" office:value="537" calcext:value-type="float">
            <text:p>537</text:p>
          </table:table-cell>
          <table:table-cell table:formula="of:=SUM([.D$2:.D86])" office:value-type="float" office:value="23301" calcext:value-type="float">
            <text:p>23301</text:p>
          </table:table-cell>
          <table:table-cell table:formula="of:=[.E86]+[.$J$2]" office:value-type="float" office:value="23326" calcext:value-type="float">
            <text:p>23326</text:p>
          </table:table-cell>
          <table:table-cell table:formula="of:=[.E86]/[.$J$2]" office:value-type="float" office:value="932.04" calcext:value-type="float">
            <text:p>932.0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5]" office:value-type="float" office:value="22.5" calcext:value-type="float">
            <text:p>22.5</text:p>
          </table:table-cell>
          <table:table-cell table:formula="of:=[.$J$4]*[.A87]" office:value-type="float" office:value="21.5" calcext:value-type="float">
            <text:p>21.5</text:p>
          </table:table-cell>
          <table:table-cell table:formula="of:=CEILING([.C87]*[.$J$2])+[.$J$3]" office:value-type="float" office:value="543" calcext:value-type="float">
            <text:p>543</text:p>
          </table:table-cell>
          <table:table-cell table:formula="of:=SUM([.D$2:.D87])" office:value-type="float" office:value="23844" calcext:value-type="float">
            <text:p>23844</text:p>
          </table:table-cell>
          <table:table-cell table:formula="of:=[.E87]+[.$J$2]" office:value-type="float" office:value="23869" calcext:value-type="float">
            <text:p>23869</text:p>
          </table:table-cell>
          <table:table-cell table:formula="of:=[.E87]/[.$J$2]" office:value-type="float" office:value="953.76" calcext:value-type="float">
            <text:p>953.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5]" office:value-type="float" office:value="22.75" calcext:value-type="float">
            <text:p>22.75</text:p>
          </table:table-cell>
          <table:table-cell table:formula="of:=[.$J$4]*[.A88]" office:value-type="float" office:value="21.75" calcext:value-type="float">
            <text:p>21.75</text:p>
          </table:table-cell>
          <table:table-cell table:formula="of:=CEILING([.C88]*[.$J$2])+[.$J$3]" office:value-type="float" office:value="549" calcext:value-type="float">
            <text:p>549</text:p>
          </table:table-cell>
          <table:table-cell table:formula="of:=SUM([.D$2:.D88])" office:value-type="float" office:value="24393" calcext:value-type="float">
            <text:p>24393</text:p>
          </table:table-cell>
          <table:table-cell table:formula="of:=[.E88]+[.$J$2]" office:value-type="float" office:value="24418" calcext:value-type="float">
            <text:p>24418</text:p>
          </table:table-cell>
          <table:table-cell table:formula="of:=[.E88]/[.$J$2]" office:value-type="float" office:value="975.72" calcext:value-type="float">
            <text:p>975.7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5]" office:value-type="float" office:value="23" calcext:value-type="float">
            <text:p>23</text:p>
          </table:table-cell>
          <table:table-cell table:formula="of:=[.$J$4]*[.A89]" office:value-type="float" office:value="22" calcext:value-type="float">
            <text:p>22</text:p>
          </table:table-cell>
          <table:table-cell table:formula="of:=CEILING([.C89]*[.$J$2])+[.$J$3]" office:value-type="float" office:value="555" calcext:value-type="float">
            <text:p>555</text:p>
          </table:table-cell>
          <table:table-cell table:formula="of:=SUM([.D$2:.D89])" office:value-type="float" office:value="24948" calcext:value-type="float">
            <text:p>24948</text:p>
          </table:table-cell>
          <table:table-cell table:formula="of:=[.E89]+[.$J$2]" office:value-type="float" office:value="24973" calcext:value-type="float">
            <text:p>24973</text:p>
          </table:table-cell>
          <table:table-cell table:formula="of:=[.E89]/[.$J$2]" office:value-type="float" office:value="997.92" calcext:value-type="float">
            <text:p>997.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5]" office:value-type="float" office:value="23.25" calcext:value-type="float">
            <text:p>23.25</text:p>
          </table:table-cell>
          <table:table-cell table:formula="of:=[.$J$4]*[.A90]" office:value-type="float" office:value="22.25" calcext:value-type="float">
            <text:p>22.25</text:p>
          </table:table-cell>
          <table:table-cell table:formula="of:=CEILING([.C90]*[.$J$2])+[.$J$3]" office:value-type="float" office:value="562" calcext:value-type="float">
            <text:p>562</text:p>
          </table:table-cell>
          <table:table-cell table:formula="of:=SUM([.D$2:.D90])" office:value-type="float" office:value="25510" calcext:value-type="float">
            <text:p>25510</text:p>
          </table:table-cell>
          <table:table-cell table:formula="of:=[.E90]+[.$J$2]" office:value-type="float" office:value="25535" calcext:value-type="float">
            <text:p>25535</text:p>
          </table:table-cell>
          <table:table-cell table:formula="of:=[.E90]/[.$J$2]" office:value-type="float" office:value="1020.4" calcext:value-type="float">
            <text:p>1020.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5]" office:value-type="float" office:value="23.5" calcext:value-type="float">
            <text:p>23.5</text:p>
          </table:table-cell>
          <table:table-cell table:formula="of:=[.$J$4]*[.A91]" office:value-type="float" office:value="22.5" calcext:value-type="float">
            <text:p>22.5</text:p>
          </table:table-cell>
          <table:table-cell table:formula="of:=CEILING([.C91]*[.$J$2])+[.$J$3]" office:value-type="float" office:value="568" calcext:value-type="float">
            <text:p>568</text:p>
          </table:table-cell>
          <table:table-cell table:formula="of:=SUM([.D$2:.D91])" office:value-type="float" office:value="26078" calcext:value-type="float">
            <text:p>26078</text:p>
          </table:table-cell>
          <table:table-cell table:formula="of:=[.E91]+[.$J$2]" office:value-type="float" office:value="26103" calcext:value-type="float">
            <text:p>26103</text:p>
          </table:table-cell>
          <table:table-cell table:formula="of:=[.E91]/[.$J$2]" office:value-type="float" office:value="1043.12" calcext:value-type="float">
            <text:p>1043.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5]" office:value-type="float" office:value="23.75" calcext:value-type="float">
            <text:p>23.75</text:p>
          </table:table-cell>
          <table:table-cell table:formula="of:=[.$J$4]*[.A92]" office:value-type="float" office:value="22.75" calcext:value-type="float">
            <text:p>22.75</text:p>
          </table:table-cell>
          <table:table-cell table:formula="of:=CEILING([.C92]*[.$J$2])+[.$J$3]" office:value-type="float" office:value="574" calcext:value-type="float">
            <text:p>574</text:p>
          </table:table-cell>
          <table:table-cell table:formula="of:=SUM([.D$2:.D92])" office:value-type="float" office:value="26652" calcext:value-type="float">
            <text:p>26652</text:p>
          </table:table-cell>
          <table:table-cell table:formula="of:=[.E92]+[.$J$2]" office:value-type="float" office:value="26677" calcext:value-type="float">
            <text:p>26677</text:p>
          </table:table-cell>
          <table:table-cell table:formula="of:=[.E92]/[.$J$2]" office:value-type="float" office:value="1066.08" calcext:value-type="float">
            <text:p>1066.0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5]" office:value-type="float" office:value="24" calcext:value-type="float">
            <text:p>24</text:p>
          </table:table-cell>
          <table:table-cell table:formula="of:=[.$J$4]*[.A93]" office:value-type="float" office:value="23" calcext:value-type="float">
            <text:p>23</text:p>
          </table:table-cell>
          <table:table-cell table:formula="of:=CEILING([.C93]*[.$J$2])+[.$J$3]" office:value-type="float" office:value="580" calcext:value-type="float">
            <text:p>580</text:p>
          </table:table-cell>
          <table:table-cell table:formula="of:=SUM([.D$2:.D93])" office:value-type="float" office:value="27232" calcext:value-type="float">
            <text:p>27232</text:p>
          </table:table-cell>
          <table:table-cell table:formula="of:=[.E93]+[.$J$2]" office:value-type="float" office:value="27257" calcext:value-type="float">
            <text:p>27257</text:p>
          </table:table-cell>
          <table:table-cell table:formula="of:=[.E93]/[.$J$2]" office:value-type="float" office:value="1089.28" calcext:value-type="float">
            <text:p>1089.2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5]" office:value-type="float" office:value="24.25" calcext:value-type="float">
            <text:p>24.25</text:p>
          </table:table-cell>
          <table:table-cell table:formula="of:=[.$J$4]*[.A94]" office:value-type="float" office:value="23.25" calcext:value-type="float">
            <text:p>23.25</text:p>
          </table:table-cell>
          <table:table-cell table:formula="of:=CEILING([.C94]*[.$J$2])+[.$J$3]" office:value-type="float" office:value="587" calcext:value-type="float">
            <text:p>587</text:p>
          </table:table-cell>
          <table:table-cell table:formula="of:=SUM([.D$2:.D94])" office:value-type="float" office:value="27819" calcext:value-type="float">
            <text:p>27819</text:p>
          </table:table-cell>
          <table:table-cell table:formula="of:=[.E94]+[.$J$2]" office:value-type="float" office:value="27844" calcext:value-type="float">
            <text:p>27844</text:p>
          </table:table-cell>
          <table:table-cell table:formula="of:=[.E94]/[.$J$2]" office:value-type="float" office:value="1112.76" calcext:value-type="float">
            <text:p>1112.7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5]" office:value-type="float" office:value="24.5" calcext:value-type="float">
            <text:p>24.5</text:p>
          </table:table-cell>
          <table:table-cell table:formula="of:=[.$J$4]*[.A95]" office:value-type="float" office:value="23.5" calcext:value-type="float">
            <text:p>23.5</text:p>
          </table:table-cell>
          <table:table-cell table:formula="of:=CEILING([.C95]*[.$J$2])+[.$J$3]" office:value-type="float" office:value="593" calcext:value-type="float">
            <text:p>593</text:p>
          </table:table-cell>
          <table:table-cell table:formula="of:=SUM([.D$2:.D95])" office:value-type="float" office:value="28412" calcext:value-type="float">
            <text:p>28412</text:p>
          </table:table-cell>
          <table:table-cell table:formula="of:=[.E95]+[.$J$2]" office:value-type="float" office:value="28437" calcext:value-type="float">
            <text:p>28437</text:p>
          </table:table-cell>
          <table:table-cell table:formula="of:=[.E95]/[.$J$2]" office:value-type="float" office:value="1136.48" calcext:value-type="float">
            <text:p>1136.4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5]" office:value-type="float" office:value="24.75" calcext:value-type="float">
            <text:p>24.75</text:p>
          </table:table-cell>
          <table:table-cell table:formula="of:=[.$J$4]*[.A96]" office:value-type="float" office:value="23.75" calcext:value-type="float">
            <text:p>23.75</text:p>
          </table:table-cell>
          <table:table-cell table:formula="of:=CEILING([.C96]*[.$J$2])+[.$J$3]" office:value-type="float" office:value="599" calcext:value-type="float">
            <text:p>599</text:p>
          </table:table-cell>
          <table:table-cell table:formula="of:=SUM([.D$2:.D96])" office:value-type="float" office:value="29011" calcext:value-type="float">
            <text:p>29011</text:p>
          </table:table-cell>
          <table:table-cell table:formula="of:=[.E96]+[.$J$2]" office:value-type="float" office:value="29036" calcext:value-type="float">
            <text:p>29036</text:p>
          </table:table-cell>
          <table:table-cell table:formula="of:=[.E96]/[.$J$2]" office:value-type="float" office:value="1160.44" calcext:value-type="float">
            <text:p>1160.4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5]" office:value-type="float" office:value="25" calcext:value-type="float">
            <text:p>25</text:p>
          </table:table-cell>
          <table:table-cell table:formula="of:=[.$J$4]*[.A97]" office:value-type="float" office:value="24" calcext:value-type="float">
            <text:p>24</text:p>
          </table:table-cell>
          <table:table-cell table:formula="of:=CEILING([.C97]*[.$J$2])+[.$J$3]" office:value-type="float" office:value="605" calcext:value-type="float">
            <text:p>605</text:p>
          </table:table-cell>
          <table:table-cell table:formula="of:=SUM([.D$2:.D97])" office:value-type="float" office:value="29616" calcext:value-type="float">
            <text:p>29616</text:p>
          </table:table-cell>
          <table:table-cell table:formula="of:=[.E97]+[.$J$2]" office:value-type="float" office:value="29641" calcext:value-type="float">
            <text:p>29641</text:p>
          </table:table-cell>
          <table:table-cell table:formula="of:=[.E97]/[.$J$2]" office:value-type="float" office:value="1184.64" calcext:value-type="float">
            <text:p>1184.6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5]" office:value-type="float" office:value="25.25" calcext:value-type="float">
            <text:p>25.25</text:p>
          </table:table-cell>
          <table:table-cell table:formula="of:=[.$J$4]*[.A98]" office:value-type="float" office:value="24.25" calcext:value-type="float">
            <text:p>24.25</text:p>
          </table:table-cell>
          <table:table-cell table:formula="of:=CEILING([.C98]*[.$J$2])+[.$J$3]" office:value-type="float" office:value="612" calcext:value-type="float">
            <text:p>612</text:p>
          </table:table-cell>
          <table:table-cell table:formula="of:=SUM([.D$2:.D98])" office:value-type="float" office:value="30228" calcext:value-type="float">
            <text:p>30228</text:p>
          </table:table-cell>
          <table:table-cell table:formula="of:=[.E98]+[.$J$2]" office:value-type="float" office:value="30253" calcext:value-type="float">
            <text:p>30253</text:p>
          </table:table-cell>
          <table:table-cell table:formula="of:=[.E98]/[.$J$2]" office:value-type="float" office:value="1209.12" calcext:value-type="float">
            <text:p>1209.1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5]" office:value-type="float" office:value="25.5" calcext:value-type="float">
            <text:p>25.5</text:p>
          </table:table-cell>
          <table:table-cell table:formula="of:=[.$J$4]*[.A99]" office:value-type="float" office:value="24.5" calcext:value-type="float">
            <text:p>24.5</text:p>
          </table:table-cell>
          <table:table-cell table:formula="of:=CEILING([.C99]*[.$J$2])+[.$J$3]" office:value-type="float" office:value="618" calcext:value-type="float">
            <text:p>618</text:p>
          </table:table-cell>
          <table:table-cell table:formula="of:=SUM([.D$2:.D99])" office:value-type="float" office:value="30846" calcext:value-type="float">
            <text:p>30846</text:p>
          </table:table-cell>
          <table:table-cell table:formula="of:=[.E99]+[.$J$2]" office:value-type="float" office:value="30871" calcext:value-type="float">
            <text:p>30871</text:p>
          </table:table-cell>
          <table:table-cell table:formula="of:=[.E99]/[.$J$2]" office:value-type="float" office:value="1233.84" calcext:value-type="float">
            <text:p>1233.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5]" office:value-type="float" office:value="25.75" calcext:value-type="float">
            <text:p>25.75</text:p>
          </table:table-cell>
          <table:table-cell table:formula="of:=[.$J$4]*[.A100]" office:value-type="float" office:value="24.75" calcext:value-type="float">
            <text:p>24.75</text:p>
          </table:table-cell>
          <table:table-cell table:formula="of:=CEILING([.C100]*[.$J$2])+[.$J$3]" office:value-type="float" office:value="624" calcext:value-type="float">
            <text:p>624</text:p>
          </table:table-cell>
          <table:table-cell table:formula="of:=SUM([.D$2:.D100])" office:value-type="float" office:value="31470" calcext:value-type="float">
            <text:p>31470</text:p>
          </table:table-cell>
          <table:table-cell table:formula="of:=[.E100]+[.$J$2]" office:value-type="float" office:value="31495" calcext:value-type="float">
            <text:p>31495</text:p>
          </table:table-cell>
          <table:table-cell table:formula="of:=[.E100]/[.$J$2]" office:value-type="float" office:value="1258.8" calcext:value-type="float">
            <text:p>1258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5]" office:value-type="float" office:value="26" calcext:value-type="float">
            <text:p>26</text:p>
          </table:table-cell>
          <table:table-cell table:formula="of:=[.$J$4]*[.A101]" office:value-type="float" office:value="25" calcext:value-type="float">
            <text:p>25</text:p>
          </table:table-cell>
          <table:table-cell table:formula="of:=CEILING([.C101]*[.$J$2])+[.$J$3]" office:value-type="float" office:value="630" calcext:value-type="float">
            <text:p>630</text:p>
          </table:table-cell>
          <table:table-cell table:formula="of:=SUM([.D$2:.D101])" office:value-type="float" office:value="32100" calcext:value-type="float">
            <text:p>32100</text:p>
          </table:table-cell>
          <table:table-cell table:formula="of:=[.E101]+[.$J$2]" office:value-type="float" office:value="32125" calcext:value-type="float">
            <text:p>32125</text:p>
          </table:table-cell>
          <table:table-cell table:formula="of:=[.E101]/[.$J$2]" office:value-type="float" office:value="1284" calcext:value-type="float">
            <text:p>1284</text:p>
          </table:table-cell>
          <table:table-cell table:number-columns-repeated="3"/>
        </table:table-row>
      </table:table>
      <table:table table:name="armor" table:style-name="ta1"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row table:style-name="ro1">
          <table:table-cell table:style-name="ce2" office:value-type="string" calcext:value-type="string">
            <text:p>Armor</text:p>
          </table:table-cell>
          <table:table-cell table:style-name="ce3" office:value-type="string" calcext:value-type="string">
            <text:p>Physical Resi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C$1] + ABS([.A2])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C$1] + ABS([.A3]))*100" office:value-type="float" office:value="3.2258064516129" calcext:value-type="float">
            <text:p>3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C$1] + ABS([.A4]))*1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C$1] + ABS([.A5]))*100" office:value-type="float" office:value="9.09090909090909" calcext:value-type="float">
            <text:p>9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C$1] + ABS([.A6]))*100" office:value-type="float" office:value="11.7647058823529" calcext:value-type="float">
            <text:p>11.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C$1] + ABS([.A7]))*100" office:value-type="float" office:value="14.2857142857143" calcext:value-type="float">
            <text:p>14.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C$1] + ABS([.A8])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C$1] + ABS([.A9]))*100" office:value-type="float" office:value="18.9189189189189" calcext:value-type="float">
            <text:p>18.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C$1] + ABS([.A10]))*100" office:value-type="float" office:value="21.0526315789474" calcext:value-type="float">
            <text:p>21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C$1] + ABS([.A11]))*100" office:value-type="float" office:value="23.0769230769231" calcext:value-type="float">
            <text:p>23.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C$1] + ABS([.A12]))*100"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C$1] + ABS([.A13]))*100" office:value-type="float" office:value="26.8292682926829" calcext:value-type="float">
            <text:p>26.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C$1] + ABS([.A14]))*100" office:value-type="float" office:value="28.5714285714286" calcext:value-type="float">
            <text:p>28.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C$1] + ABS([.A15]))*100" office:value-type="float" office:value="30.2325581395349" calcext:value-type="float">
            <text:p>30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C$1] + ABS([.A16]))*100" office:value-type="float" office:value="31.8181818181818" calcext:value-type="float">
            <text:p>31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C$1] + ABS([.A17]))*100" office:value-type="float" office:value="33.3333333333333" calcext:value-type="float">
            <text:p>33.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C$1] + ABS([.A18]))*100" office:value-type="float" office:value="34.7826086956522" calcext:value-type="float">
            <text:p>34.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C$1] + ABS([.A19]))*100" office:value-type="float" office:value="36.1702127659575" calcext:value-type="float">
            <text:p>36.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C$1] + ABS([.A20]))*100" office:value-type="float" office:value="37.5" calcext:value-type="float">
            <text:p>37.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C$1] + ABS([.A21]))*100" office:value-type="float" office:value="38.7755102040816" calcext:value-type="float">
            <text:p>38.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C$1] + ABS([.A22]))*100"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C$1] + ABS([.A23]))*100" office:value-type="float" office:value="41.1764705882353" calcext:value-type="float">
            <text:p>41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C$1] + ABS([.A24]))*100" office:value-type="float" office:value="42.3076923076923" calcext:value-type="float">
            <text:p>42.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C$1] + ABS([.A25]))*100" office:value-type="float" office:value="43.3962264150943" calcext:value-type="float">
            <text:p>43.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C$1] + ABS([.A26]))*100" office:value-type="float" office:value="44.4444444444444" calcext:value-type="float">
            <text:p>44.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C$1] + ABS([.A27]))*100" office:value-type="float" office:value="45.4545454545455" calcext:value-type="float">
            <text:p>45.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C$1] + ABS([.A28]))*100" office:value-type="float" office:value="46.4285714285714" calcext:value-type="float">
            <text:p>46.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C$1] + ABS([.A29]))*100" office:value-type="float" office:value="47.3684210526316" calcext:value-type="float">
            <text:p>47.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C$1] + ABS([.A30]))*100" office:value-type="float" office:value="48.2758620689655" calcext:value-type="float">
            <text:p>48.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C$1] + ABS([.A31]))*100" office:value-type="float" office:value="49.1525423728814" calcext:value-type="float">
            <text:p>49.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C$1] + ABS([.A32]))*100"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C$1] + ABS([.A33]))*100" office:value-type="float" office:value="50.8196721311475" calcext:value-type="float">
            <text:p>50.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C$1] + ABS([.A34]))*100" office:value-type="float" office:value="51.6129032258065" calcext:value-type="float">
            <text:p>51.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C$1] + ABS([.A35]))*100" office:value-type="float" office:value="52.3809523809524" calcext:value-type="float">
            <text:p>52.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C$1] + ABS([.A36]))*100" office:value-type="float" office:value="53.125" calcext:value-type="float">
            <text:p>53.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C$1] + ABS([.A37]))*100" office:value-type="float" office:value="53.8461538461539" calcext:value-type="float">
            <text:p>53.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C$1] + ABS([.A38]))*100" office:value-type="float" office:value="54.5454545454545" calcext:value-type="float">
            <text:p>54.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C$1] + ABS([.A39]))*100" office:value-type="float" office:value="55.2238805970149" calcext:value-type="float">
            <text:p>55.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C$1] + ABS([.A40]))*100" office:value-type="float" office:value="55.8823529411765" calcext:value-type="float">
            <text:p>55.8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C$1] + ABS([.A41]))*100" office:value-type="float" office:value="56.5217391304348" calcext:value-type="float">
            <text:p>56.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C$1] + ABS([.A42]))*100" office:value-type="float" office:value="57.1428571428571" calcext:value-type="float">
            <text:p>57.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C$1] + ABS([.A43]))*100" office:value-type="float" office:value="57.7464788732394" calcext:value-type="float">
            <text:p>57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C$1] + ABS([.A44]))*100" office:value-type="float" office:value="58.3333333333333" calcext:value-type="float">
            <text:p>58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C$1] + ABS([.A45]))*100" office:value-type="float" office:value="58.9041095890411" calcext:value-type="float">
            <text:p>58.9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C$1] + ABS([.A46]))*100" office:value-type="float" office:value="59.4594594594595" calcext:value-type="float">
            <text:p>59.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C$1] + ABS([.A47]))*100"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C$1] + ABS([.A48]))*100" office:value-type="float" office:value="60.5263157894737" calcext:value-type="float">
            <text:p>60.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C$1] + ABS([.A49]))*100" office:value-type="float" office:value="61.038961038961" calcext:value-type="float">
            <text:p>61.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C$1] + ABS([.A50]))*100" office:value-type="float" office:value="61.5384615384615" calcext:value-type="float">
            <text:p>61.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C$1] + ABS([.A51]))*100" office:value-type="float" office:value="62.0253164556962" calcext:value-type="float">
            <text:p>62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C$1] + ABS([.A52]))*100" office:value-type="float" office:value="62.5" calcext:value-type="float">
            <text:p>62.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C$1] + ABS([.A53]))*100" office:value-type="float" office:value="62.962962962963" calcext:value-type="float">
            <text:p>62.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C$1] + ABS([.A54]))*100" office:value-type="float" office:value="63.4146341463415" calcext:value-type="float">
            <text:p>63.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C$1] + ABS([.A55]))*100" office:value-type="float" office:value="63.855421686747" calcext:value-type="float">
            <text:p>63.8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C$1] + ABS([.A56]))*100" office:value-type="float" office:value="64.2857142857143" calcext:value-type="float">
            <text:p>64.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C$1] + ABS([.A57]))*100" office:value-type="float" office:value="64.7058823529412" calcext:value-type="float">
            <text:p>64.7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C$1] + ABS([.A58]))*100" office:value-type="float" office:value="65.1162790697674" calcext:value-type="float">
            <text:p>65.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C$1] + ABS([.A59]))*100" office:value-type="float" office:value="65.5172413793104" calcext:value-type="float">
            <text:p>65.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C$1] + ABS([.A60]))*100" office:value-type="float" office:value="65.9090909090909" calcext:value-type="float">
            <text:p>65.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C$1] + ABS([.A61]))*100" office:value-type="float" office:value="66.2921348314607" calcext:value-type="float">
            <text:p>66.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C$1] + ABS([.A62]))*100" office:value-type="float" office:value="66.6666666666667" calcext:value-type="float">
            <text:p>66.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C$1] + ABS([.A63]))*100" office:value-type="float" office:value="67.032967032967" calcext:value-type="float">
            <text:p>67.0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C$1] + ABS([.A64]))*100" office:value-type="float" office:value="67.3913043478261" calcext:value-type="float">
            <text:p>67.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C$1] + ABS([.A65]))*100" office:value-type="float" office:value="67.741935483871" calcext:value-type="float">
            <text:p>67.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C$1] + ABS([.A66]))*100" office:value-type="float" office:value="68.0851063829787" calcext:value-type="float">
            <text:p>68.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C$1] + ABS([.A67]))*100" office:value-type="float" office:value="68.421052631579" calcext:value-type="float">
            <text:p>68.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C$1] + ABS([.A68]))*100" office:value-type="float" office:value="68.75" calcext:value-type="float">
            <text:p>68.7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C$1] + ABS([.A69]))*100" office:value-type="float" office:value="69.0721649484536" calcext:value-type="float">
            <text:p>69.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C$1] + ABS([.A70]))*100" office:value-type="float" office:value="69.3877551020408" calcext:value-type="float">
            <text:p>69.3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C$1] + ABS([.A71]))*100" office:value-type="float" office:value="69.6969696969697" calcext:value-type="float">
            <text:p>69.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C$1] + ABS([.A72]))*100"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C$1] + ABS([.A73]))*100" office:value-type="float" office:value="70.2970297029703" calcext:value-type="float">
            <text:p>70.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C$1] + ABS([.A74]))*100" office:value-type="float" office:value="70.5882352941177" calcext:value-type="float">
            <text:p>70.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C$1] + ABS([.A75]))*100" office:value-type="float" office:value="70.873786407767" calcext:value-type="float">
            <text:p>70.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C$1] + ABS([.A76]))*100" office:value-type="float" office:value="71.1538461538462" calcext:value-type="float">
            <text:p>71.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C$1] + ABS([.A77]))*100" office:value-type="float" office:value="71.4285714285714" calcext:value-type="float">
            <text:p>71.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C$1] + ABS([.A78]))*100" office:value-type="float" office:value="71.6981132075472" calcext:value-type="float">
            <text:p>71.7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C$1] + ABS([.A79]))*100" office:value-type="float" office:value="71.9626168224299" calcext:value-type="float">
            <text:p>71.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C$1] + ABS([.A80]))*100" office:value-type="float" office:value="72.2222222222222" calcext:value-type="float">
            <text:p>72.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C$1] + ABS([.A81]))*100" office:value-type="float" office:value="72.4770642201835" calcext:value-type="float">
            <text:p>72.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C$1] + ABS([.A82]))*100" office:value-type="float" office:value="72.7272727272727" calcext:value-type="float">
            <text:p>72.7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C$1] + ABS([.A83]))*100" office:value-type="float" office:value="72.972972972973" calcext:value-type="float">
            <text:p>72.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C$1] + ABS([.A84]))*100" office:value-type="float" office:value="73.2142857142857" calcext:value-type="float">
            <text:p>73.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C$1] + ABS([.A85]))*100" office:value-type="float" office:value="73.4513274336283" calcext:value-type="float">
            <text:p>73.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C$1] + ABS([.A86]))*100" office:value-type="float" office:value="73.6842105263158" calcext:value-type="float">
            <text:p>73.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C$1] + ABS([.A87]))*100" office:value-type="float" office:value="73.9130434782609" calcext:value-type="float">
            <text:p>73.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C$1] + ABS([.A88]))*100" office:value-type="float" office:value="74.1379310344828" calcext:value-type="float">
            <text:p>74.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C$1] + ABS([.A89]))*100" office:value-type="float" office:value="74.3589743589744" calcext:value-type="float">
            <text:p>74.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C$1] + ABS([.A90]))*100" office:value-type="float" office:value="74.5762711864407" calcext:value-type="float">
            <text:p>74.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C$1] + ABS([.A91]))*100" office:value-type="float" office:value="74.7899159663866" calcext:value-type="float">
            <text:p>74.7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C$1] + ABS([.A92]))*100"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C$1] + ABS([.A93]))*100" office:value-type="float" office:value="75.2066115702479" calcext:value-type="float">
            <text:p>75.2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C$1] + ABS([.A94]))*100" office:value-type="float" office:value="75.4098360655738" calcext:value-type="float">
            <text:p>75.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C$1] + ABS([.A95]))*100" office:value-type="float" office:value="75.609756097561" calcext:value-type="float">
            <text:p>75.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C$1] + ABS([.A96]))*100" office:value-type="float" office:value="75.8064516129032" calcext:value-type="float">
            <text:p>75.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C$1] + ABS([.A97]))*100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C$1] + ABS([.A98]))*100" office:value-type="float" office:value="76.1904761904762" calcext:value-type="float">
            <text:p>76.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C$1] + ABS([.A99]))*100" office:value-type="float" office:value="76.3779527559055" calcext:value-type="float">
            <text:p>76.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C$1] + ABS([.A100]))*100" office:value-type="float" office:value="76.5625" calcext:value-type="float">
            <text:p>76.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C$1] + ABS([.A101]))*100" office:value-type="float" office:value="76.7441860465116" calcext:value-type="float">
            <text:p>76.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C$1] + ABS([.A102]))*100" office:value-type="float" office:value="76.9230769230769" calcext:value-type="float">
            <text:p>76.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C$1] + ABS([.A103]))*100" office:value-type="float" office:value="77.0992366412214" calcext:value-type="float">
            <text:p>77.1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C$1] + ABS([.A104]))*100" office:value-type="float" office:value="77.2727272727273" calcext:value-type="float">
            <text:p>77.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C$1] + ABS([.A105]))*100" office:value-type="float" office:value="77.4436090225564" calcext:value-type="float">
            <text:p>77.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C$1] + ABS([.A106]))*100" office:value-type="float" office:value="77.6119402985075" calcext:value-type="float">
            <text:p>77.6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C$1] + ABS([.A107]))*100" office:value-type="float" office:value="77.7777777777778" calcext:value-type="float">
            <text:p>77.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C$1] + ABS([.A108]))*100" office:value-type="float" office:value="77.9411764705882" calcext:value-type="float">
            <text:p>77.9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C$1] + ABS([.A109]))*100" office:value-type="float" office:value="78.1021897810219" calcext:value-type="float">
            <text:p>78.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C$1] + ABS([.A110]))*100" office:value-type="float" office:value="78.2608695652174" calcext:value-type="float">
            <text:p>78.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C$1] + ABS([.A111]))*100" office:value-type="float" office:value="78.4172661870504" calcext:value-type="float">
            <text:p>78.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C$1] + ABS([.A112]))*100" office:value-type="float" office:value="78.5714285714286" calcext:value-type="float">
            <text:p>78.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C$1] + ABS([.A113]))*100" office:value-type="float" office:value="78.7234042553192" calcext:value-type="float">
            <text:p>78.7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C$1] + ABS([.A114]))*100" office:value-type="float" office:value="78.8732394366197" calcext:value-type="float">
            <text:p>78.8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C$1] + ABS([.A115]))*100" office:value-type="float" office:value="79.020979020979" calcext:value-type="float">
            <text:p>79.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C$1] + ABS([.A116]))*100" office:value-type="float" office:value="79.1666666666667" calcext:value-type="float">
            <text:p>79.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C$1] + ABS([.A117]))*100" office:value-type="float" office:value="79.3103448275862" calcext:value-type="float">
            <text:p>79.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C$1] + ABS([.A118]))*100" office:value-type="float" office:value="79.4520547945205" calcext:value-type="float">
            <text:p>79.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C$1] + ABS([.A119]))*100" office:value-type="float" office:value="79.5918367346939" calcext:value-type="float">
            <text:p>79.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C$1] + ABS([.A120]))*100" office:value-type="float" office:value="79.7297297297297" calcext:value-type="float">
            <text:p>79.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C$1] + ABS([.A121]))*100" office:value-type="float" office:value="79.8657718120805" calcext:value-type="float">
            <text:p>79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C$1] + ABS([.A122]))*100"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C$1] + ABS([.A123]))*100" office:value-type="float" office:value="80.1324503311258" calcext:value-type="float">
            <text:p>80.1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C$1] + ABS([.A124]))*100" office:value-type="float" office:value="80.2631578947369" calcext:value-type="float">
            <text:p>80.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C$1] + ABS([.A125]))*100" office:value-type="float" office:value="80.3921568627451" calcext:value-type="float">
            <text:p>80.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C$1] + ABS([.A126]))*100" office:value-type="float" office:value="80.5194805194805" calcext:value-type="float">
            <text:p>80.5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C$1] + ABS([.A127]))*100" office:value-type="float" office:value="80.6451612903226" calcext:value-type="float">
            <text:p>80.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C$1] + ABS([.A128]))*100" office:value-type="float" office:value="80.7692307692308" calcext:value-type="float">
            <text:p>80.7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C$1] + ABS([.A129]))*100" office:value-type="float" office:value="80.8917197452229" calcext:value-type="float">
            <text:p>80.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C$1] + ABS([.A130]))*100" office:value-type="float" office:value="81.0126582278481" calcext:value-type="float">
            <text:p>81.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C$1] + ABS([.A131]))*100" office:value-type="float" office:value="81.1320754716981" calcext:value-type="float">
            <text:p>81.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C$1] + ABS([.A132]))*100" office:value-type="float" office:value="81.25" calcext:value-type="float">
            <text:p>81.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C$1] + ABS([.A133]))*100" office:value-type="float" office:value="81.3664596273292" calcext:value-type="float">
            <text:p>81.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C$1] + ABS([.A134]))*100" office:value-type="float" office:value="81.4814814814815" calcext:value-type="float">
            <text:p>81.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C$1] + ABS([.A135]))*100" office:value-type="float" office:value="81.5950920245399" calcext:value-type="float">
            <text:p>81.6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C$1] + ABS([.A136]))*100" office:value-type="float" office:value="81.7073170731707" calcext:value-type="float">
            <text:p>81.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C$1] + ABS([.A137]))*100" office:value-type="float" office:value="81.8181818181818" calcext:value-type="float">
            <text:p>81.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C$1] + ABS([.A138]))*100" office:value-type="float" office:value="81.9277108433735" calcext:value-type="float">
            <text:p>81.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C$1] + ABS([.A139]))*100" office:value-type="float" office:value="82.0359281437126" calcext:value-type="float">
            <text:p>82.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C$1] + ABS([.A140]))*100" office:value-type="float" office:value="82.1428571428571" calcext:value-type="float">
            <text:p>82.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C$1] + ABS([.A141]))*100" office:value-type="float" office:value="82.2485207100592" calcext:value-type="float">
            <text:p>82.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C$1] + ABS([.A142]))*100" office:value-type="float" office:value="82.3529411764706" calcext:value-type="float">
            <text:p>82.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C$1] + ABS([.A143]))*100" office:value-type="float" office:value="82.4561403508772" calcext:value-type="float">
            <text:p>82.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C$1] + ABS([.A144]))*100" office:value-type="float" office:value="82.5581395348837" calcext:value-type="float">
            <text:p>82.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C$1] + ABS([.A145]))*100" office:value-type="float" office:value="82.6589595375723" calcext:value-type="float">
            <text:p>82.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C$1] + ABS([.A146]))*100" office:value-type="float" office:value="82.7586206896552" calcext:value-type="float">
            <text:p>82.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C$1] + ABS([.A147]))*100" office:value-type="float" office:value="82.8571428571429" calcext:value-type="float">
            <text:p>82.8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C$1] + ABS([.A148]))*100" office:value-type="float" office:value="82.9545454545455" calcext:value-type="float">
            <text:p>82.9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C$1] + ABS([.A149]))*100" office:value-type="float" office:value="83.0508474576271" calcext:value-type="float">
            <text:p>83.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C$1] + ABS([.A150]))*100" office:value-type="float" office:value="83.1460674157303" calcext:value-type="float">
            <text:p>83.1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C$1] + ABS([.A151]))*100" office:value-type="float" office:value="83.2402234636871" calcext:value-type="float">
            <text:p>83.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C$1] + ABS([.A152]))*100" office:value-type="float" office:value="83.3333333333333" calcext:value-type="float">
            <text:p>83.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C$1] + ABS([.A153]))*100" office:value-type="float" office:value="83.4254143646409" calcext:value-type="float">
            <text:p>83.4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C$1] + ABS([.A154]))*100" office:value-type="float" office:value="83.5164835164835" calcext:value-type="float">
            <text:p>83.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C$1] + ABS([.A155]))*100" office:value-type="float" office:value="83.6065573770492" calcext:value-type="float">
            <text:p>83.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C$1] + ABS([.A156]))*100" office:value-type="float" office:value="83.695652173913" calcext:value-type="float">
            <text:p>83.7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C$1] + ABS([.A157]))*100" office:value-type="float" office:value="83.7837837837838" calcext:value-type="float">
            <text:p>83.7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C$1] + ABS([.A158]))*100" office:value-type="float" office:value="83.8709677419355" calcext:value-type="float">
            <text:p>83.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C$1] + ABS([.A159]))*100" office:value-type="float" office:value="83.9572192513369" calcext:value-type="float">
            <text:p>83.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C$1] + ABS([.A160]))*100" office:value-type="float" office:value="84.0425531914894" calcext:value-type="float">
            <text:p>84.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C$1] + ABS([.A161]))*100" office:value-type="float" office:value="84.1269841269841" calcext:value-type="float">
            <text:p>84.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C$1] + ABS([.A162]))*100" office:value-type="float" office:value="84.2105263157895" calcext:value-type="float">
            <text:p>84.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C$1] + ABS([.A163]))*100" office:value-type="float" office:value="84.2931937172775" calcext:value-type="float">
            <text:p>84.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C$1] + ABS([.A164]))*100" office:value-type="float" office:value="84.375" calcext:value-type="float">
            <text:p>84.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C$1] + ABS([.A165]))*100" office:value-type="float" office:value="84.4559585492228" calcext:value-type="float">
            <text:p>84.4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C$1] + ABS([.A166]))*100" office:value-type="float" office:value="84.5360824742268" calcext:value-type="float">
            <text:p>84.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C$1] + ABS([.A167]))*100" office:value-type="float" office:value="84.6153846153846" calcext:value-type="float">
            <text:p>84.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C$1] + ABS([.A168]))*100" office:value-type="float" office:value="84.6938775510204" calcext:value-type="float">
            <text:p>84.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C$1] + ABS([.A169]))*100" office:value-type="float" office:value="84.7715736040609" calcext:value-type="float">
            <text:p>84.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C$1] + ABS([.A170]))*100" office:value-type="float" office:value="84.8484848484848" calcext:value-type="float">
            <text:p>84.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C$1] + ABS([.A171]))*100" office:value-type="float" office:value="84.9246231155779" calcext:value-type="float">
            <text:p>84.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C$1] + ABS([.A172]))*100"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C$1] + ABS([.A173]))*100" office:value-type="float" office:value="85.0746268656716" calcext:value-type="float">
            <text:p>85.0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C$1] + ABS([.A174]))*100" office:value-type="float" office:value="85.1485148514852" calcext:value-type="float">
            <text:p>85.1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C$1] + ABS([.A175]))*100" office:value-type="float" office:value="85.2216748768473" calcext:value-type="float">
            <text:p>85.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C$1] + ABS([.A176]))*100" office:value-type="float" office:value="85.2941176470588" calcext:value-type="float">
            <text:p>85.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C$1] + ABS([.A177]))*100" office:value-type="float" office:value="85.3658536585366" calcext:value-type="float">
            <text:p>85.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C$1] + ABS([.A178]))*100" office:value-type="float" office:value="85.4368932038835" calcext:value-type="float">
            <text:p>85.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C$1] + ABS([.A179]))*100" office:value-type="float" office:value="85.5072463768116" calcext:value-type="float">
            <text:p>85.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C$1] + ABS([.A180]))*100" office:value-type="float" office:value="85.5769230769231" calcext:value-type="float">
            <text:p>85.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C$1] + ABS([.A181]))*100" office:value-type="float" office:value="85.6459330143541" calcext:value-type="float">
            <text:p>85.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C$1] + ABS([.A182]))*100" office:value-type="float" office:value="85.7142857142857" calcext:value-type="float">
            <text:p>85.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C$1] + ABS([.A183]))*100" office:value-type="float" office:value="85.781990521327" calcext:value-type="float">
            <text:p>85.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C$1] + ABS([.A184]))*100" office:value-type="float" office:value="85.8490566037736" calcext:value-type="float">
            <text:p>85.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C$1] + ABS([.A185]))*100" office:value-type="float" office:value="85.9154929577465" calcext:value-type="float">
            <text:p>85.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C$1] + ABS([.A186]))*100" office:value-type="float" office:value="85.981308411215" calcext:value-type="float">
            <text:p>85.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C$1] + ABS([.A187]))*100" office:value-type="float" office:value="86.046511627907" calcext:value-type="float">
            <text:p>86.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C$1] + ABS([.A188]))*100" office:value-type="float" office:value="86.1111111111111" calcext:value-type="float">
            <text:p>86.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C$1] + ABS([.A189]))*100" office:value-type="float" office:value="86.1751152073733" calcext:value-type="float">
            <text:p>86.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C$1] + ABS([.A190]))*100" office:value-type="float" office:value="86.2385321100918" calcext:value-type="float">
            <text:p>86.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C$1] + ABS([.A191]))*100" office:value-type="float" office:value="86.3013698630137" calcext:value-type="float">
            <text:p>86.3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C$1] + ABS([.A192]))*100" office:value-type="float" office:value="86.3636363636364" calcext:value-type="float">
            <text:p>86.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C$1] + ABS([.A193]))*100" office:value-type="float" office:value="86.4253393665159" calcext:value-type="float">
            <text:p>86.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C$1] + ABS([.A194]))*100" office:value-type="float" office:value="86.4864864864865" calcext:value-type="float">
            <text:p>86.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C$1] + ABS([.A195]))*100" office:value-type="float" office:value="86.5470852017937" calcext:value-type="float">
            <text:p>86.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C$1] + ABS([.A196]))*100" office:value-type="float" office:value="86.6071428571429" calcext:value-type="float">
            <text:p>86.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C$1] + ABS([.A197]))*100" office:value-type="float" office:value="86.6666666666667" calcext:value-type="float">
            <text:p>86.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C$1] + ABS([.A198]))*100" office:value-type="float" office:value="86.7256637168142" calcext:value-type="float">
            <text:p>86.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C$1] + ABS([.A199]))*100" office:value-type="float" office:value="86.784140969163" calcext:value-type="float">
            <text:p>86.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C$1] + ABS([.A200]))*100" office:value-type="float" office:value="86.8421052631579" calcext:value-type="float">
            <text:p>86.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C$1] + ABS([.A201]))*100" office:value-type="float" office:value="86.8995633187773" calcext:value-type="float">
            <text:p>86.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C$1] + ABS([.A202]))*100" office:value-type="float" office:value="86.9565217391304" calcext:value-type="float">
            <text:p>86.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C$1] + ABS([.A203]))*100" office:value-type="float" office:value="87.012987012987" calcext:value-type="float">
            <text:p>87.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C$1] + ABS([.A204]))*100" office:value-type="float" office:value="87.0689655172414" calcext:value-type="float">
            <text:p>87.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C$1] + ABS([.A205]))*100" office:value-type="float" office:value="87.1244635193133" calcext:value-type="float">
            <text:p>87.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C$1] + ABS([.A206]))*100" office:value-type="float" office:value="87.1794871794872" calcext:value-type="float">
            <text:p>87.1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C$1] + ABS([.A207]))*100" office:value-type="float" office:value="87.2340425531915" calcext:value-type="float">
            <text:p>87.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C$1] + ABS([.A208]))*100" office:value-type="float" office:value="87.2881355932203" calcext:value-type="float">
            <text:p>87.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C$1] + ABS([.A209]))*100" office:value-type="float" office:value="87.3417721518987" calcext:value-type="float">
            <text:p>87.3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C$1] + ABS([.A210]))*100" office:value-type="float" office:value="87.3949579831933" calcext:value-type="float">
            <text:p>87.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C$1] + ABS([.A211]))*100" office:value-type="float" office:value="87.4476987447699" calcext:value-type="float">
            <text:p>87.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C$1] + ABS([.A212]))*100" office:value-type="float" office:value="87.5" calcext:value-type="float">
            <text:p>87.5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C$1] + ABS([.A213]))*100" office:value-type="float" office:value="87.551867219917" calcext:value-type="float">
            <text:p>87.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C$1] + ABS([.A214]))*100" office:value-type="float" office:value="87.603305785124" calcext:value-type="float">
            <text:p>87.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C$1] + ABS([.A215]))*100" office:value-type="float" office:value="87.6543209876543" calcext:value-type="float">
            <text:p>87.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C$1] + ABS([.A216]))*100" office:value-type="float" office:value="87.7049180327869" calcext:value-type="float">
            <text:p>87.7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C$1] + ABS([.A217]))*100" office:value-type="float" office:value="87.7551020408163" calcext:value-type="float">
            <text:p>87.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C$1] + ABS([.A218]))*100" office:value-type="float" office:value="87.8048780487805" calcext:value-type="float">
            <text:p>87.8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C$1] + ABS([.A219]))*100" office:value-type="float" office:value="87.8542510121457" calcext:value-type="float">
            <text:p>87.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C$1] + ABS([.A220]))*100" office:value-type="float" office:value="87.9032258064516" calcext:value-type="float">
            <text:p>87.9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C$1] + ABS([.A221]))*100" office:value-type="float" office:value="87.9518072289157" calcext:value-type="float">
            <text:p>87.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C$1] + ABS([.A222]))*100"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C$1] + ABS([.A223]))*100" office:value-type="float" office:value="88.0478087649403" calcext:value-type="float">
            <text:p>88.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C$1] + ABS([.A224]))*100" office:value-type="float" office:value="88.0952380952381" calcext:value-type="float">
            <text:p>88.1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C$1] + ABS([.A225]))*100" office:value-type="float" office:value="88.1422924901186" calcext:value-type="float">
            <text:p>88.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C$1] + ABS([.A226]))*100" office:value-type="float" office:value="88.1889763779528" calcext:value-type="float">
            <text:p>88.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C$1] + ABS([.A227]))*100" office:value-type="float" office:value="88.2352941176471" calcext:value-type="float">
            <text:p>88.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C$1] + ABS([.A228]))*100" office:value-type="float" office:value="88.28125" calcext:value-type="float">
            <text:p>88.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C$1] + ABS([.A229]))*100" office:value-type="float" office:value="88.3268482490272" calcext:value-type="float">
            <text:p>88.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C$1] + ABS([.A230]))*100" office:value-type="float" office:value="88.3720930232558" calcext:value-type="float">
            <text:p>88.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C$1] + ABS([.A231]))*100" office:value-type="float" office:value="88.4169884169884" calcext:value-type="float">
            <text:p>88.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C$1] + ABS([.A232]))*100" office:value-type="float" office:value="88.4615384615385" calcext:value-type="float">
            <text:p>88.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C$1] + ABS([.A233]))*100" office:value-type="float" office:value="88.5057471264368" calcext:value-type="float">
            <text:p>88.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C$1] + ABS([.A234]))*100" office:value-type="float" office:value="88.5496183206107" calcext:value-type="float">
            <text:p>88.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C$1] + ABS([.A235]))*100" office:value-type="float" office:value="88.5931558935361" calcext:value-type="float">
            <text:p>88.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C$1] + ABS([.A236]))*100" office:value-type="float" office:value="88.6363636363636" calcext:value-type="float">
            <text:p>88.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C$1] + ABS([.A237]))*100" office:value-type="float" office:value="88.6792452830189" calcext:value-type="float">
            <text:p>88.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C$1] + ABS([.A238]))*100" office:value-type="float" office:value="88.7218045112782" calcext:value-type="float">
            <text:p>88.7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C$1] + ABS([.A239]))*100" office:value-type="float" office:value="88.7640449438202" calcext:value-type="float">
            <text:p>88.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C$1] + ABS([.A240]))*100" office:value-type="float" office:value="88.8059701492537" calcext:value-type="float">
            <text:p>88.8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C$1] + ABS([.A241]))*100" office:value-type="float" office:value="88.8475836431227" calcext:value-type="float">
            <text:p>88.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C$1] + ABS([.A242]))*100" office:value-type="float" office:value="88.8888888888889" calcext:value-type="float">
            <text:p>88.8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C$1] + ABS([.A243]))*100" office:value-type="float" office:value="88.929889298893" calcext:value-type="float">
            <text:p>88.9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C$1] + ABS([.A244]))*100" office:value-type="float" office:value="88.9705882352941" calcext:value-type="float">
            <text:p>88.9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C$1] + ABS([.A245]))*100" office:value-type="float" office:value="89.010989010989" calcext:value-type="float">
            <text:p>89.0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C$1] + ABS([.A246]))*100" office:value-type="float" office:value="89.051094890511" calcext:value-type="float">
            <text:p>89.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C$1] + ABS([.A247]))*100" office:value-type="float" office:value="89.0909090909091" calcext:value-type="float">
            <text:p>89.0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C$1] + ABS([.A248]))*100" office:value-type="float" office:value="89.1304347826087" calcext:value-type="float">
            <text:p>89.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C$1] + ABS([.A249]))*100" office:value-type="float" office:value="89.1696750902527" calcext:value-type="float">
            <text:p>89.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C$1] + ABS([.A250]))*100" office:value-type="float" office:value="89.2086330935252" calcext:value-type="float">
            <text:p>89.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C$1] + ABS([.A251]))*100" office:value-type="float" office:value="89.247311827957" calcext:value-type="float">
            <text:p>89.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C$1] + ABS([.A252]))*100" office:value-type="float" office:value="89.2857142857143" calcext:value-type="float">
            <text:p>89.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C$1] + ABS([.A253]))*100" office:value-type="float" office:value="89.3238434163701" calcext:value-type="float">
            <text:p>89.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C$1] + ABS([.A254]))*100" office:value-type="float" office:value="89.3617021276596" calcext:value-type="float">
            <text:p>89.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C$1] + ABS([.A255]))*100" office:value-type="float" office:value="89.3992932862191" calcext:value-type="float">
            <text:p>89.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C$1] + ABS([.A256]))*100" office:value-type="float" office:value="89.4366197183099" calcext:value-type="float">
            <text:p>89.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C$1] + ABS([.A257]))*100" office:value-type="float" office:value="89.4736842105263" calcext:value-type="float">
            <text:p>89.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C$1] + ABS([.A258]))*100" office:value-type="float" office:value="89.5104895104895" calcext:value-type="float">
            <text:p>89.5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C$1] + ABS([.A259]))*100" office:value-type="float" office:value="89.5470383275261" calcext:value-type="float">
            <text:p>89.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C$1] + ABS([.A260]))*100" office:value-type="float" office:value="89.5833333333333" calcext:value-type="float">
            <text:p>89.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C$1] + ABS([.A261]))*100" office:value-type="float" office:value="89.6193771626298" calcext:value-type="float">
            <text:p>89.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C$1] + ABS([.A262]))*100" office:value-type="float" office:value="89.6551724137931" calcext:value-type="float">
            <text:p>89.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C$1] + ABS([.A263]))*100" office:value-type="float" office:value="89.6907216494845" calcext:value-type="float">
            <text:p>89.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C$1] + ABS([.A264]))*100" office:value-type="float" office:value="89.7260273972603" calcext:value-type="float">
            <text:p>89.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C$1] + ABS([.A265]))*100" office:value-type="float" office:value="89.7610921501707" calcext:value-type="float">
            <text:p>89.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C$1] + ABS([.A266]))*100" office:value-type="float" office:value="89.795918367347" calcext:value-type="float">
            <text:p>89.8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C$1] + ABS([.A267]))*100" office:value-type="float" office:value="89.8305084745763" calcext:value-type="float">
            <text:p>89.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C$1] + ABS([.A268]))*100" office:value-type="float" office:value="89.8648648648649" calcext:value-type="float">
            <text:p>89.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C$1] + ABS([.A269]))*100" office:value-type="float" office:value="89.8989898989899" calcext:value-type="float">
            <text:p>89.9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C$1] + ABS([.A270]))*100" office:value-type="float" office:value="89.9328859060403" calcext:value-type="float">
            <text:p>89.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C$1] + ABS([.A271]))*100" office:value-type="float" office:value="89.9665551839465" calcext:value-type="float">
            <text:p>89.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C$1] + ABS([.A272]))*100"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C$1] + ABS([.A273]))*100" office:value-type="float" office:value="90.0332225913621" calcext:value-type="float">
            <text:p>90.0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C$1] + ABS([.A274]))*100" office:value-type="float" office:value="90.0662251655629" calcext:value-type="float">
            <text:p>90.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C$1] + ABS([.A275]))*100" office:value-type="float" office:value="90.0990099009901" calcext:value-type="float">
            <text:p>90.1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C$1] + ABS([.A276]))*100" office:value-type="float" office:value="90.1315789473684" calcext:value-type="float">
            <text:p>90.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C$1] + ABS([.A277]))*100" office:value-type="float" office:value="90.1639344262295" calcext:value-type="float">
            <text:p>90.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C$1] + ABS([.A278]))*100" office:value-type="float" office:value="90.1960784313726" calcext:value-type="float">
            <text:p>90.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C$1] + ABS([.A279]))*100" office:value-type="float" office:value="90.228013029316" calcext:value-type="float">
            <text:p>90.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C$1] + ABS([.A280]))*100" office:value-type="float" office:value="90.2597402597403" calcext:value-type="float">
            <text:p>90.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C$1] + ABS([.A281]))*100" office:value-type="float" office:value="90.2912621359223" calcext:value-type="float">
            <text:p>90.2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C$1] + ABS([.A282]))*100" office:value-type="float" office:value="90.3225806451613" calcext:value-type="float">
            <text:p>90.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C$1] + ABS([.A283]))*100" office:value-type="float" office:value="90.3536977491961" calcext:value-type="float">
            <text:p>90.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C$1] + ABS([.A284]))*100" office:value-type="float" office:value="90.3846153846154" calcext:value-type="float">
            <text:p>90.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C$1] + ABS([.A285]))*100" office:value-type="float" office:value="90.4153354632588" calcext:value-type="float">
            <text:p>90.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C$1] + ABS([.A286]))*100" office:value-type="float" office:value="90.4458598726115" calcext:value-type="float">
            <text:p>90.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C$1] + ABS([.A287]))*100" office:value-type="float" office:value="90.4761904761905" calcext:value-type="float">
            <text:p>90.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C$1] + ABS([.A288]))*100" office:value-type="float" office:value="90.5063291139241" calcext:value-type="float">
            <text:p>90.5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C$1] + ABS([.A289]))*100" office:value-type="float" office:value="90.5362776025237" calcext:value-type="float">
            <text:p>90.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C$1] + ABS([.A290]))*100" office:value-type="float" office:value="90.5660377358491" calcext:value-type="float">
            <text:p>90.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C$1] + ABS([.A291]))*100" office:value-type="float" office:value="90.5956112852665" calcext:value-type="float">
            <text:p>90.6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C$1] + ABS([.A292]))*100" office:value-type="float" office:value="90.625" calcext:value-type="float">
            <text:p>90.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C$1] + ABS([.A293]))*100" office:value-type="float" office:value="90.6542056074767" calcext:value-type="float">
            <text:p>90.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C$1] + ABS([.A294]))*100" office:value-type="float" office:value="90.6832298136646" calcext:value-type="float">
            <text:p>90.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C$1] + ABS([.A295]))*100" office:value-type="float" office:value="90.7120743034056" calcext:value-type="float">
            <text:p>90.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C$1] + ABS([.A296]))*100" office:value-type="float" office:value="90.7407407407407" calcext:value-type="float">
            <text:p>90.7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C$1] + ABS([.A297]))*100" office:value-type="float" office:value="90.7692307692308" calcext:value-type="float">
            <text:p>90.7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C$1] + ABS([.A298]))*100" office:value-type="float" office:value="90.7975460122699" calcext:value-type="float">
            <text:p>90.8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C$1] + ABS([.A299]))*100" office:value-type="float" office:value="90.8256880733945" calcext:value-type="float">
            <text:p>90.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C$1] + ABS([.A300]))*100" office:value-type="float" office:value="90.8536585365854" calcext:value-type="float">
            <text:p>90.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C$1] + ABS([.A301]))*100" office:value-type="float" office:value="90.8814589665654" calcext:value-type="float">
            <text:p>90.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C$1] + ABS([.A302]))*100" office:value-type="float" office:value="90.9090909090909" calcext:value-type="float">
            <text:p>90.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C$1] + ABS([.A303]))*100" office:value-type="float" office:value="90.9365558912387" calcext:value-type="float">
            <text:p>90.9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C$1] + ABS([.A304]))*100" office:value-type="float" office:value="90.9638554216867" calcext:value-type="float">
            <text:p>90.9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C$1] + ABS([.A305]))*100" office:value-type="float" office:value="90.990990990991" calcext:value-type="float">
            <text:p>90.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C$1] + ABS([.A306]))*100" office:value-type="float" office:value="91.0179640718563" calcext:value-type="float">
            <text:p>91.0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C$1] + ABS([.A307]))*100" office:value-type="float" office:value="91.044776119403" calcext:value-type="float">
            <text:p>91.0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C$1] + ABS([.A308]))*100" office:value-type="float" office:value="91.0714285714286" calcext:value-type="float">
            <text:p>91.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C$1] + ABS([.A309]))*100" office:value-type="float" office:value="91.0979228486647" calcext:value-type="float">
            <text:p>91.1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C$1] + ABS([.A310]))*100" office:value-type="float" office:value="91.1242603550296" calcext:value-type="float">
            <text:p>91.1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C$1] + ABS([.A311]))*100" office:value-type="float" office:value="91.1504424778761" calcext:value-type="float">
            <text:p>91.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C$1] + ABS([.A312]))*100" office:value-type="float" office:value="91.1764705882353" calcext:value-type="float">
            <text:p>91.1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C$1] + ABS([.A313]))*100" office:value-type="float" office:value="91.2023460410557" calcext:value-type="float">
            <text:p>91.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C$1] + ABS([.A314]))*100" office:value-type="float" office:value="91.2280701754386" calcext:value-type="float">
            <text:p>91.2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C$1] + ABS([.A315]))*100" office:value-type="float" office:value="91.2536443148688" calcext:value-type="float">
            <text:p>91.2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C$1] + ABS([.A316]))*100" office:value-type="float" office:value="91.2790697674419" calcext:value-type="float">
            <text:p>91.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C$1] + ABS([.A317]))*100" office:value-type="float" office:value="91.304347826087" calcext:value-type="float">
            <text:p>91.3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C$1] + ABS([.A318]))*100" office:value-type="float" office:value="91.3294797687861" calcext:value-type="float">
            <text:p>91.3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C$1] + ABS([.A319]))*100" office:value-type="float" office:value="91.3544668587896" calcext:value-type="float">
            <text:p>91.3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C$1] + ABS([.A320]))*100" office:value-type="float" office:value="91.3793103448276" calcext:value-type="float">
            <text:p>91.3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C$1] + ABS([.A321]))*100" office:value-type="float" office:value="91.404011461318" calcext:value-type="float">
            <text:p>91.4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C$1] + ABS([.A322]))*100" office:value-type="float" office:value="91.4285714285714" calcext:value-type="float">
            <text:p>91.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C$1] + ABS([.A323]))*100" office:value-type="float" office:value="91.4529914529915" calcext:value-type="float">
            <text:p>91.4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C$1] + ABS([.A324]))*100" office:value-type="float" office:value="91.4772727272727" calcext:value-type="float">
            <text:p>91.4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C$1] + ABS([.A325]))*100" office:value-type="float" office:value="91.5014164305949" calcext:value-type="float">
            <text:p>91.5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C$1] + ABS([.A326]))*100" office:value-type="float" office:value="91.5254237288136" calcext:value-type="float">
            <text:p>91.5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C$1] + ABS([.A327]))*100" office:value-type="float" office:value="91.5492957746479" calcext:value-type="float">
            <text:p>91.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C$1] + ABS([.A328]))*100" office:value-type="float" office:value="91.5730337078652" calcext:value-type="float">
            <text:p>91.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C$1] + ABS([.A329]))*100" office:value-type="float" office:value="91.5966386554622" calcext:value-type="float">
            <text:p>91.6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C$1] + ABS([.A330]))*100" office:value-type="float" office:value="91.6201117318436" calcext:value-type="float">
            <text:p>91.6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C$1] + ABS([.A331]))*100" office:value-type="float" office:value="91.6434540389972" calcext:value-type="float">
            <text:p>91.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C$1] + ABS([.A332]))*100" office:value-type="float" office:value="91.6666666666667" calcext:value-type="float">
            <text:p>91.6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C$1] + ABS([.A333]))*100" office:value-type="float" office:value="91.6897506925208" calcext:value-type="float">
            <text:p>91.6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C$1] + ABS([.A334]))*100" office:value-type="float" office:value="91.7127071823204" calcext:value-type="float">
            <text:p>91.7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C$1] + ABS([.A335]))*100" office:value-type="float" office:value="91.7355371900826" calcext:value-type="float">
            <text:p>91.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C$1] + ABS([.A336]))*100" office:value-type="float" office:value="91.7582417582418" calcext:value-type="float">
            <text:p>91.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C$1] + ABS([.A337]))*100" office:value-type="float" office:value="91.7808219178082" calcext:value-type="float">
            <text:p>91.7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C$1] + ABS([.A338]))*100" office:value-type="float" office:value="91.8032786885246" calcext:value-type="float">
            <text:p>91.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C$1] + ABS([.A339]))*100" office:value-type="float" office:value="91.8256130790191" calcext:value-type="float">
            <text:p>91.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C$1] + ABS([.A340]))*100" office:value-type="float" office:value="91.8478260869565" calcext:value-type="float">
            <text:p>91.8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C$1] + ABS([.A341]))*100" office:value-type="float" office:value="91.869918699187" calcext:value-type="float">
            <text:p>91.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C$1] + ABS([.A342]))*100" office:value-type="float" office:value="91.8918918918919" calcext:value-type="float">
            <text:p>91.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C$1] + ABS([.A343]))*100" office:value-type="float" office:value="91.9137466307278" calcext:value-type="float">
            <text:p>91.9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C$1] + ABS([.A344]))*100" office:value-type="float" office:value="91.9354838709677" calcext:value-type="float">
            <text:p>91.9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C$1] + ABS([.A345]))*100" office:value-type="float" office:value="91.9571045576408" calcext:value-type="float">
            <text:p>91.9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C$1] + ABS([.A346]))*100" office:value-type="float" office:value="91.9786096256685" calcext:value-type="float">
            <text:p>91.9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C$1] + ABS([.A347]))*100"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C$1] + ABS([.A348]))*100" office:value-type="float" office:value="92.0212765957447" calcext:value-type="float">
            <text:p>92.0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C$1] + ABS([.A349]))*100" office:value-type="float" office:value="92.0424403183024" calcext:value-type="float">
            <text:p>92.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C$1] + ABS([.A350]))*100" office:value-type="float" office:value="92.0634920634921" calcext:value-type="float">
            <text:p>92.0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C$1] + ABS([.A351]))*100" office:value-type="float" office:value="92.0844327176781" calcext:value-type="float">
            <text:p>92.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C$1] + ABS([.A352]))*100" office:value-type="float" office:value="92.1052631578947" calcext:value-type="float">
            <text:p>92.1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C$1] + ABS([.A353]))*100" office:value-type="float" office:value="92.1259842519685" calcext:value-type="float">
            <text:p>92.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C$1] + ABS([.A354]))*100" office:value-type="float" office:value="92.1465968586388" calcext:value-type="float">
            <text:p>92.1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C$1] + ABS([.A355]))*100" office:value-type="float" office:value="92.1671018276762" calcext:value-type="float">
            <text:p>92.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C$1] + ABS([.A356]))*100" office:value-type="float" office:value="92.1875" calcext:value-type="float">
            <text:p>92.1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C$1] + ABS([.A357]))*100" office:value-type="float" office:value="92.2077922077922" calcext:value-type="float">
            <text:p>92.2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C$1] + ABS([.A358]))*100" office:value-type="float" office:value="92.2279792746114" calcext:value-type="float">
            <text:p>92.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C$1] + ABS([.A359]))*100" office:value-type="float" office:value="92.2480620155039" calcext:value-type="float">
            <text:p>92.2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C$1] + ABS([.A360]))*100" office:value-type="float" office:value="92.2680412371134" calcext:value-type="float">
            <text:p>92.2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C$1] + ABS([.A361]))*100" office:value-type="float" office:value="92.2879177377892" calcext:value-type="float">
            <text:p>92.2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C$1] + ABS([.A362]))*100" office:value-type="float" office:value="92.3076923076923" calcext:value-type="float">
            <text:p>92.3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C$1] + ABS([.A363]))*100" office:value-type="float" office:value="92.3273657289003" calcext:value-type="float">
            <text:p>92.3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C$1] + ABS([.A364]))*100" office:value-type="float" office:value="92.3469387755102" calcext:value-type="float">
            <text:p>92.3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C$1] + ABS([.A365]))*100" office:value-type="float" office:value="92.3664122137405" calcext:value-type="float">
            <text:p>92.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C$1] + ABS([.A366]))*100" office:value-type="float" office:value="92.3857868020304" calcext:value-type="float">
            <text:p>92.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C$1] + ABS([.A367]))*100" office:value-type="float" office:value="92.4050632911392" calcext:value-type="float">
            <text:p>92.4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C$1] + ABS([.A368]))*100" office:value-type="float" office:value="92.4242424242424" calcext:value-type="float">
            <text:p>92.4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C$1] + ABS([.A369]))*100" office:value-type="float" office:value="92.4433249370277" calcext:value-type="float">
            <text:p>92.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C$1] + ABS([.A370]))*100" office:value-type="float" office:value="92.462311557789" calcext:value-type="float">
            <text:p>92.4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C$1] + ABS([.A371]))*100" office:value-type="float" office:value="92.4812030075188" calcext:value-type="float">
            <text:p>92.4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C$1] + ABS([.A372]))*100" office:value-type="float" office:value="92.5" calcext:value-type="float">
            <text:p>92.5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C$1] + ABS([.A373]))*100" office:value-type="float" office:value="92.5187032418953" calcext:value-type="float">
            <text:p>92.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C$1] + ABS([.A374]))*100" office:value-type="float" office:value="92.5373134328358" calcext:value-type="float">
            <text:p>92.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C$1] + ABS([.A375]))*100" office:value-type="float" office:value="92.5558312655087" calcext:value-type="float">
            <text:p>92.5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C$1] + ABS([.A376]))*100" office:value-type="float" office:value="92.5742574257426" calcext:value-type="float">
            <text:p>92.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C$1] + ABS([.A377]))*100" office:value-type="float" office:value="92.5925925925926" calcext:value-type="float">
            <text:p>92.5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C$1] + ABS([.A378]))*100" office:value-type="float" office:value="92.6108374384237" calcext:value-type="float">
            <text:p>92.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C$1] + ABS([.A379]))*100" office:value-type="float" office:value="92.6289926289926" calcext:value-type="float">
            <text:p>92.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C$1] + ABS([.A380]))*100" office:value-type="float" office:value="92.6470588235294" calcext:value-type="float">
            <text:p>92.6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C$1] + ABS([.A381]))*100" office:value-type="float" office:value="92.6650366748166" calcext:value-type="float">
            <text:p>92.6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C$1] + ABS([.A382]))*100" office:value-type="float" office:value="92.6829268292683" calcext:value-type="float">
            <text:p>92.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C$1] + ABS([.A383]))*100" office:value-type="float" office:value="92.7007299270073" calcext:value-type="float">
            <text:p>92.7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C$1] + ABS([.A384]))*100" office:value-type="float" office:value="92.7184466019417" calcext:value-type="float">
            <text:p>92.7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C$1] + ABS([.A385]))*100" office:value-type="float" office:value="92.7360774818402" calcext:value-type="float">
            <text:p>92.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C$1] + ABS([.A386]))*100" office:value-type="float" office:value="92.7536231884058" calcext:value-type="float">
            <text:p>92.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C$1] + ABS([.A387]))*100" office:value-type="float" office:value="92.7710843373494" calcext:value-type="float">
            <text:p>92.7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C$1] + ABS([.A388]))*100" office:value-type="float" office:value="92.7884615384616" calcext:value-type="float">
            <text:p>92.7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C$1] + ABS([.A389]))*100" office:value-type="float" office:value="92.8057553956834" calcext:value-type="float">
            <text:p>92.8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C$1] + ABS([.A390]))*100" office:value-type="float" office:value="92.822966507177" calcext:value-type="float">
            <text:p>92.8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C$1] + ABS([.A391]))*100" office:value-type="float" office:value="92.8400954653938" calcext:value-type="float">
            <text:p>92.8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C$1] + ABS([.A392]))*100" office:value-type="float" office:value="92.8571428571429" calcext:value-type="float">
            <text:p>92.8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C$1] + ABS([.A393]))*100" office:value-type="float" office:value="92.874109263658" calcext:value-type="float">
            <text:p>92.8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C$1] + ABS([.A394]))*100" office:value-type="float" office:value="92.8909952606635" calcext:value-type="float">
            <text:p>92.8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C$1] + ABS([.A395]))*100" office:value-type="float" office:value="92.9078014184397" calcext:value-type="float">
            <text:p>92.9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C$1] + ABS([.A396]))*100" office:value-type="float" office:value="92.9245283018868" calcext:value-type="float">
            <text:p>92.9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C$1] + ABS([.A397]))*100" office:value-type="float" office:value="92.9411764705882" calcext:value-type="float">
            <text:p>92.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C$1] + ABS([.A398]))*100" office:value-type="float" office:value="92.9577464788732" calcext:value-type="float">
            <text:p>92.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C$1] + ABS([.A399]))*100" office:value-type="float" office:value="92.9742388758782" calcext:value-type="float">
            <text:p>92.9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C$1] + ABS([.A400]))*100" office:value-type="float" office:value="92.9906542056075" calcext:value-type="float">
            <text:p>92.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C$1] + ABS([.A401]))*100" office:value-type="float" office:value="93.006993006993" calcext:value-type="float">
            <text:p>93.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C$1] + ABS([.A402]))*100" office:value-type="float" office:value="93.0232558139535" calcext:value-type="float">
            <text:p>93.0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C$1] + ABS([.A403]))*100" office:value-type="float" office:value="93.0394431554524" calcext:value-type="float">
            <text:p>93.0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C$1] + ABS([.A404]))*100" office:value-type="float" office:value="93.0555555555556" calcext:value-type="float">
            <text:p>93.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C$1] + ABS([.A405]))*100" office:value-type="float" office:value="93.0715935334873" calcext:value-type="float">
            <text:p>93.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C$1] + ABS([.A406]))*100" office:value-type="float" office:value="93.0875576036866" calcext:value-type="float">
            <text:p>93.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C$1] + ABS([.A407]))*100" office:value-type="float" office:value="93.1034482758621" calcext:value-type="float">
            <text:p>93.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C$1] + ABS([.A408]))*100" office:value-type="float" office:value="93.1192660550459" calcext:value-type="float">
            <text:p>93.1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C$1] + ABS([.A409]))*100" office:value-type="float" office:value="93.1350114416476" calcext:value-type="float">
            <text:p>93.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C$1] + ABS([.A410]))*100" office:value-type="float" office:value="93.1506849315069" calcext:value-type="float">
            <text:p>93.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C$1] + ABS([.A411]))*100" office:value-type="float" office:value="93.1662870159453" calcext:value-type="float">
            <text:p>93.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C$1] + ABS([.A412]))*100" office:value-type="float" office:value="93.1818181818182" calcext:value-type="float">
            <text:p>93.1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C$1] + ABS([.A413]))*100" office:value-type="float" office:value="93.1972789115646" calcext:value-type="float">
            <text:p>93.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C$1] + ABS([.A414]))*100" office:value-type="float" office:value="93.2126696832579" calcext:value-type="float">
            <text:p>93.2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C$1] + ABS([.A415]))*100" office:value-type="float" office:value="93.2279909706546" calcext:value-type="float">
            <text:p>93.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C$1] + ABS([.A416]))*100" office:value-type="float" office:value="93.2432432432432" calcext:value-type="float">
            <text:p>93.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C$1] + ABS([.A417]))*100" office:value-type="float" office:value="93.2584269662921" calcext:value-type="float">
            <text:p>93.2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C$1] + ABS([.A418]))*100" office:value-type="float" office:value="93.2735426008969" calcext:value-type="float">
            <text:p>93.2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C$1] + ABS([.A419]))*100" office:value-type="float" office:value="93.2885906040269" calcext:value-type="float">
            <text:p>93.2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C$1] + ABS([.A420]))*100" office:value-type="float" office:value="93.3035714285714" calcext:value-type="float">
            <text:p>93.3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C$1] + ABS([.A421]))*100" office:value-type="float" office:value="93.3184855233853" calcext:value-type="float">
            <text:p>93.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C$1] + ABS([.A422]))*100" office:value-type="float" office:value="93.3333333333333" calcext:value-type="float">
            <text:p>93.3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C$1] + ABS([.A423]))*100" office:value-type="float" office:value="93.3481152993348" calcext:value-type="float">
            <text:p>93.3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C$1] + ABS([.A424]))*100" office:value-type="float" office:value="93.3628318584071" calcext:value-type="float">
            <text:p>93.3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C$1] + ABS([.A425]))*100" office:value-type="float" office:value="93.3774834437086" calcext:value-type="float">
            <text:p>93.3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C$1] + ABS([.A426]))*100" office:value-type="float" office:value="93.3920704845815" calcext:value-type="float">
            <text:p>93.3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C$1] + ABS([.A427]))*100" office:value-type="float" office:value="93.4065934065934" calcext:value-type="float">
            <text:p>93.4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C$1] + ABS([.A428]))*100" office:value-type="float" office:value="93.4210526315789" calcext:value-type="float">
            <text:p>93.4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C$1] + ABS([.A429]))*100" office:value-type="float" office:value="93.4354485776805" calcext:value-type="float">
            <text:p>93.4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C$1] + ABS([.A430]))*100" office:value-type="float" office:value="93.4497816593887" calcext:value-type="float">
            <text:p>93.4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C$1] + ABS([.A431]))*100" office:value-type="float" office:value="93.4640522875817" calcext:value-type="float">
            <text:p>93.4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C$1] + ABS([.A432]))*100" office:value-type="float" office:value="93.4782608695652" calcext:value-type="float">
            <text:p>93.4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C$1] + ABS([.A433]))*100" office:value-type="float" office:value="93.4924078091106" calcext:value-type="float">
            <text:p>93.4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C$1] + ABS([.A434]))*100" office:value-type="float" office:value="93.5064935064935" calcext:value-type="float">
            <text:p>93.5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C$1] + ABS([.A435]))*100" office:value-type="float" office:value="93.5205183585313" calcext:value-type="float">
            <text:p>93.5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C$1] + ABS([.A436]))*100" office:value-type="float" office:value="93.5344827586207" calcext:value-type="float">
            <text:p>93.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C$1] + ABS([.A437]))*100" office:value-type="float" office:value="93.5483870967742" calcext:value-type="float">
            <text:p>93.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C$1] + ABS([.A438]))*100" office:value-type="float" office:value="93.5622317596567" calcext:value-type="float">
            <text:p>93.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C$1] + ABS([.A439]))*100" office:value-type="float" office:value="93.576017130621" calcext:value-type="float">
            <text:p>93.5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C$1] + ABS([.A440]))*100" office:value-type="float" office:value="93.5897435897436" calcext:value-type="float">
            <text:p>93.5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C$1] + ABS([.A441]))*100" office:value-type="float" office:value="93.6034115138593" calcext:value-type="float">
            <text:p>93.6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C$1] + ABS([.A442]))*100" office:value-type="float" office:value="93.6170212765957" calcext:value-type="float">
            <text:p>93.6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C$1] + ABS([.A443]))*100" office:value-type="float" office:value="93.6305732484076" calcext:value-type="float">
            <text:p>93.6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C$1] + ABS([.A444]))*100" office:value-type="float" office:value="93.6440677966102" calcext:value-type="float">
            <text:p>93.6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C$1] + ABS([.A445]))*100" office:value-type="float" office:value="93.6575052854123" calcext:value-type="float">
            <text:p>93.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C$1] + ABS([.A446]))*100" office:value-type="float" office:value="93.6708860759494" calcext:value-type="float">
            <text:p>93.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C$1] + ABS([.A447]))*100" office:value-type="float" office:value="93.6842105263158" calcext:value-type="float">
            <text:p>93.6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C$1] + ABS([.A448]))*100" office:value-type="float" office:value="93.6974789915966" calcext:value-type="float">
            <text:p>93.7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C$1] + ABS([.A449]))*100" office:value-type="float" office:value="93.7106918238994" calcext:value-type="float">
            <text:p>93.7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C$1] + ABS([.A450]))*100" office:value-type="float" office:value="93.7238493723849" calcext:value-type="float">
            <text:p>93.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C$1] + ABS([.A451]))*100" office:value-type="float" office:value="93.7369519832985" calcext:value-type="float">
            <text:p>93.7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C$1] + ABS([.A452]))*100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C$1] + ABS([.A453]))*100" office:value-type="float" office:value="93.7629937629938" calcext:value-type="float">
            <text:p>93.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C$1] + ABS([.A454]))*100" office:value-type="float" office:value="93.7759336099585" calcext:value-type="float">
            <text:p>93.7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C$1] + ABS([.A455]))*100" office:value-type="float" office:value="93.7888198757764" calcext:value-type="float">
            <text:p>93.7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C$1] + ABS([.A456]))*100" office:value-type="float" office:value="93.801652892562" calcext:value-type="float">
            <text:p>93.8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C$1] + ABS([.A457]))*100" office:value-type="float" office:value="93.8144329896907" calcext:value-type="float">
            <text:p>93.8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C$1] + ABS([.A458]))*100" office:value-type="float" office:value="93.8271604938272" calcext:value-type="float">
            <text:p>93.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C$1] + ABS([.A459]))*100" office:value-type="float" office:value="93.8398357289528" calcext:value-type="float">
            <text:p>93.8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C$1] + ABS([.A460]))*100" office:value-type="float" office:value="93.8524590163934" calcext:value-type="float">
            <text:p>93.8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C$1] + ABS([.A461]))*100" office:value-type="float" office:value="93.8650306748466" calcext:value-type="float">
            <text:p>93.8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C$1] + ABS([.A462]))*100" office:value-type="float" office:value="93.8775510204082" calcext:value-type="float">
            <text:p>93.8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C$1] + ABS([.A463]))*100" office:value-type="float" office:value="93.8900203665988" calcext:value-type="float">
            <text:p>93.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C$1] + ABS([.A464]))*100" office:value-type="float" office:value="93.9024390243902" calcext:value-type="float">
            <text:p>93.9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C$1] + ABS([.A465]))*100" office:value-type="float" office:value="93.9148073022312" calcext:value-type="float">
            <text:p>93.9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C$1] + ABS([.A466]))*100" office:value-type="float" office:value="93.9271255060729" calcext:value-type="float">
            <text:p>93.9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C$1] + ABS([.A467]))*100" office:value-type="float" office:value="93.9393939393939" calcext:value-type="float">
            <text:p>93.9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C$1] + ABS([.A468]))*100" office:value-type="float" office:value="93.9516129032258" calcext:value-type="float">
            <text:p>93.9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C$1] + ABS([.A469]))*100" office:value-type="float" office:value="93.9637826961771" calcext:value-type="float">
            <text:p>93.9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C$1] + ABS([.A470]))*100" office:value-type="float" office:value="93.9759036144578" calcext:value-type="float">
            <text:p>93.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C$1] + ABS([.A471]))*100" office:value-type="float" office:value="93.9879759519038" calcext:value-type="float">
            <text:p>93.9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C$1] + ABS([.A472]))*100"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C$1] + ABS([.A473]))*100" office:value-type="float" office:value="94.0119760479042" calcext:value-type="float">
            <text:p>94.0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C$1] + ABS([.A474]))*100" office:value-type="float" office:value="94.0239043824701" calcext:value-type="float">
            <text:p>94.0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C$1] + ABS([.A475]))*100" office:value-type="float" office:value="94.0357852882704" calcext:value-type="float">
            <text:p>94.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C$1] + ABS([.A476]))*100" office:value-type="float" office:value="94.0476190476191" calcext:value-type="float">
            <text:p>94.0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C$1] + ABS([.A477]))*100" office:value-type="float" office:value="94.0594059405941" calcext:value-type="float">
            <text:p>94.0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C$1] + ABS([.A478]))*100" office:value-type="float" office:value="94.0711462450593" calcext:value-type="float">
            <text:p>94.0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C$1] + ABS([.A479]))*100" office:value-type="float" office:value="94.0828402366864" calcext:value-type="float">
            <text:p>94.0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C$1] + ABS([.A480]))*100" office:value-type="float" office:value="94.0944881889764" calcext:value-type="float">
            <text:p>94.0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C$1] + ABS([.A481]))*100" office:value-type="float" office:value="94.106090373281" calcext:value-type="float">
            <text:p>94.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C$1] + ABS([.A482]))*100" office:value-type="float" office:value="94.1176470588235" calcext:value-type="float">
            <text:p>94.1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C$1] + ABS([.A483]))*100" office:value-type="float" office:value="94.1291585127201" calcext:value-type="float">
            <text:p>94.1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C$1] + ABS([.A484]))*100" office:value-type="float" office:value="94.140625" calcext:value-type="float">
            <text:p>94.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C$1] + ABS([.A485]))*100" office:value-type="float" office:value="94.1520467836257" calcext:value-type="float">
            <text:p>94.1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C$1] + ABS([.A486]))*100" office:value-type="float" office:value="94.1634241245136" calcext:value-type="float">
            <text:p>94.1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C$1] + ABS([.A487]))*100" office:value-type="float" office:value="94.1747572815534" calcext:value-type="float">
            <text:p>94.1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C$1] + ABS([.A488]))*100" office:value-type="float" office:value="94.1860465116279" calcext:value-type="float">
            <text:p>94.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C$1] + ABS([.A489]))*100" office:value-type="float" office:value="94.1972920696325" calcext:value-type="float">
            <text:p>94.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C$1] + ABS([.A490]))*100" office:value-type="float" office:value="94.2084942084942" calcext:value-type="float">
            <text:p>94.2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C$1] + ABS([.A491]))*100" office:value-type="float" office:value="94.2196531791908" calcext:value-type="float">
            <text:p>94.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C$1] + ABS([.A492]))*100" office:value-type="float" office:value="94.2307692307692" calcext:value-type="float">
            <text:p>94.2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C$1] + ABS([.A493]))*100" office:value-type="float" office:value="94.2418426103647" calcext:value-type="float">
            <text:p>94.2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C$1] + ABS([.A494]))*100" office:value-type="float" office:value="94.2528735632184" calcext:value-type="float">
            <text:p>94.2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C$1] + ABS([.A495]))*100" office:value-type="float" office:value="94.263862332696" calcext:value-type="float">
            <text:p>94.2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C$1] + ABS([.A496]))*100" office:value-type="float" office:value="94.2748091603053" calcext:value-type="float">
            <text:p>94.2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C$1] + ABS([.A497]))*100" office:value-type="float" office:value="94.2857142857143" calcext:value-type="float">
            <text:p>94.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C$1] + ABS([.A498]))*100" office:value-type="float" office:value="94.2965779467681" calcext:value-type="float">
            <text:p>94.3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C$1] + ABS([.A499]))*100" office:value-type="float" office:value="94.3074003795067" calcext:value-type="float">
            <text:p>94.3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C$1] + ABS([.A500]))*100" office:value-type="float" office:value="94.3181818181818" calcext:value-type="float">
            <text:p>94.3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C$1] + ABS([.A501]))*100" office:value-type="float" office:value="94.3289224952741" calcext:value-type="float">
            <text:p>94.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C$1] + ABS([.A502]))*100" office:value-type="float" office:value="94.3396226415094" calcext:value-type="float">
            <text:p>94.3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C$1] + ABS([.A503]))*100" office:value-type="float" office:value="94.3502824858757" calcext:value-type="float">
            <text:p>94.3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C$1] + ABS([.A504]))*100" office:value-type="float" office:value="94.3609022556391" calcext:value-type="float">
            <text:p>94.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C$1] + ABS([.A505]))*100" office:value-type="float" office:value="94.3714821763602" calcext:value-type="float">
            <text:p>94.3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C$1] + ABS([.A506]))*100" office:value-type="float" office:value="94.3820224719101" calcext:value-type="float">
            <text:p>94.3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C$1] + ABS([.A507]))*100" office:value-type="float" office:value="94.392523364486" calcext:value-type="float">
            <text:p>94.3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C$1] + ABS([.A508]))*100" office:value-type="float" office:value="94.4029850746269" calcext:value-type="float">
            <text:p>94.4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C$1] + ABS([.A509]))*100" office:value-type="float" office:value="94.413407821229" calcext:value-type="float">
            <text:p>94.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C$1] + ABS([.A510]))*100" office:value-type="float" office:value="94.4237918215613" calcext:value-type="float">
            <text:p>94.4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C$1] + ABS([.A511]))*100" office:value-type="float" office:value="94.4341372912801" calcext:value-type="float">
            <text:p>94.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C$1] + ABS([.A512]))*100" office:value-type="float" office:value="94.4444444444444" calcext:value-type="float">
            <text:p>94.4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C$1] + ABS([.A513]))*100" office:value-type="float" office:value="94.4547134935305" calcext:value-type="float">
            <text:p>94.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C$1] + ABS([.A514]))*100" office:value-type="float" office:value="94.4649446494465" calcext:value-type="float">
            <text:p>94.4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C$1] + ABS([.A515]))*100" office:value-type="float" office:value="94.475138121547" calcext:value-type="float">
            <text:p>94.4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C$1] + ABS([.A516]))*100" office:value-type="float" office:value="94.4852941176471" calcext:value-type="float">
            <text:p>94.4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C$1] + ABS([.A517]))*100" office:value-type="float" office:value="94.4954128440367" calcext:value-type="float">
            <text:p>94.5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C$1] + ABS([.A518]))*100" office:value-type="float" office:value="94.5054945054945" calcext:value-type="float">
            <text:p>94.5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C$1] + ABS([.A519]))*100" office:value-type="float" office:value="94.5155393053016" calcext:value-type="float">
            <text:p>94.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C$1] + ABS([.A520]))*100" office:value-type="float" office:value="94.5255474452555" calcext:value-type="float">
            <text:p>94.5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C$1] + ABS([.A521]))*100" office:value-type="float" office:value="94.5355191256831" calcext:value-type="float">
            <text:p>94.5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C$1] + ABS([.A522]))*100" office:value-type="float" office:value="94.5454545454546" calcext:value-type="float">
            <text:p>94.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C$1] + ABS([.A523]))*100" office:value-type="float" office:value="94.5553539019964" calcext:value-type="float">
            <text:p>94.5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C$1] + ABS([.A524]))*100" office:value-type="float" office:value="94.5652173913043" calcext:value-type="float">
            <text:p>94.5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C$1] + ABS([.A525]))*100" office:value-type="float" office:value="94.5750452079566" calcext:value-type="float">
            <text:p>94.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C$1] + ABS([.A526]))*100" office:value-type="float" office:value="94.5848375451264" calcext:value-type="float">
            <text:p>94.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C$1] + ABS([.A527]))*100" office:value-type="float" office:value="94.5945945945946" calcext:value-type="float">
            <text:p>94.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C$1] + ABS([.A528]))*100" office:value-type="float" office:value="94.6043165467626" calcext:value-type="float">
            <text:p>94.6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C$1] + ABS([.A529]))*100" office:value-type="float" office:value="94.6140035906643" calcext:value-type="float">
            <text:p>94.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C$1] + ABS([.A530]))*100" office:value-type="float" office:value="94.6236559139785" calcext:value-type="float">
            <text:p>94.6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C$1] + ABS([.A531]))*100" office:value-type="float" office:value="94.6332737030411" calcext:value-type="float">
            <text:p>94.6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C$1] + ABS([.A532]))*100" office:value-type="float" office:value="94.6428571428571" calcext:value-type="float">
            <text:p>94.6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C$1] + ABS([.A533]))*100" office:value-type="float" office:value="94.6524064171123" calcext:value-type="float">
            <text:p>94.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C$1] + ABS([.A534]))*100" office:value-type="float" office:value="94.6619217081851" calcext:value-type="float">
            <text:p>94.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C$1] + ABS([.A535]))*100" office:value-type="float" office:value="94.6714031971581" calcext:value-type="float">
            <text:p>94.6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C$1] + ABS([.A536]))*100" office:value-type="float" office:value="94.6808510638298" calcext:value-type="float">
            <text:p>94.6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C$1] + ABS([.A537]))*100" office:value-type="float" office:value="94.6902654867257" calcext:value-type="float">
            <text:p>94.6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C$1] + ABS([.A538]))*100" office:value-type="float" office:value="94.6996466431095" calcext:value-type="float">
            <text:p>94.7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C$1] + ABS([.A539]))*100" office:value-type="float" office:value="94.7089947089947" calcext:value-type="float">
            <text:p>94.7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C$1] + ABS([.A540]))*100" office:value-type="float" office:value="94.7183098591549" calcext:value-type="float">
            <text:p>94.7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C$1] + ABS([.A541]))*100" office:value-type="float" office:value="94.7275922671353" calcext:value-type="float">
            <text:p>94.7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C$1] + ABS([.A542]))*100" office:value-type="float" office:value="94.7368421052632" calcext:value-type="float">
            <text:p>94.7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C$1] + ABS([.A543]))*100" office:value-type="float" office:value="94.7460595446585" calcext:value-type="float">
            <text:p>94.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C$1] + ABS([.A544]))*100" office:value-type="float" office:value="94.7552447552448" calcext:value-type="float">
            <text:p>94.7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C$1] + ABS([.A545]))*100" office:value-type="float" office:value="94.7643979057592" calcext:value-type="float">
            <text:p>94.7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C$1] + ABS([.A546]))*100" office:value-type="float" office:value="94.7735191637631" calcext:value-type="float">
            <text:p>94.7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C$1] + ABS([.A547]))*100" office:value-type="float" office:value="94.7826086956522" calcext:value-type="float">
            <text:p>94.7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C$1] + ABS([.A548]))*100" office:value-type="float" office:value="94.7916666666667" calcext:value-type="float">
            <text:p>94.7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C$1] + ABS([.A549]))*100" office:value-type="float" office:value="94.8006932409012" calcext:value-type="float">
            <text:p>94.8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C$1] + ABS([.A550]))*100" office:value-type="float" office:value="94.8096885813149" calcext:value-type="float">
            <text:p>94.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C$1] + ABS([.A551]))*100" office:value-type="float" office:value="94.818652849741" calcext:value-type="float">
            <text:p>94.8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C$1] + ABS([.A552]))*100" office:value-type="float" office:value="94.8275862068966" calcext:value-type="float">
            <text:p>94.8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C$1] + ABS([.A553]))*100" office:value-type="float" office:value="94.8364888123924" calcext:value-type="float">
            <text:p>94.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C$1] + ABS([.A554]))*100" office:value-type="float" office:value="94.8453608247423" calcext:value-type="float">
            <text:p>94.8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C$1] + ABS([.A555]))*100" office:value-type="float" office:value="94.8542024013722" calcext:value-type="float">
            <text:p>94.8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C$1] + ABS([.A556]))*100" office:value-type="float" office:value="94.8630136986301" calcext:value-type="float">
            <text:p>94.8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C$1] + ABS([.A557]))*100" office:value-type="float" office:value="94.8717948717949" calcext:value-type="float">
            <text:p>94.8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C$1] + ABS([.A558]))*100" office:value-type="float" office:value="94.8805460750853" calcext:value-type="float">
            <text:p>94.8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C$1] + ABS([.A559]))*100" office:value-type="float" office:value="94.8892674616695" calcext:value-type="float">
            <text:p>94.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C$1] + ABS([.A560]))*100" office:value-type="float" office:value="94.8979591836735" calcext:value-type="float">
            <text:p>94.9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C$1] + ABS([.A561]))*100" office:value-type="float" office:value="94.9066213921902" calcext:value-type="float">
            <text:p>94.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C$1] + ABS([.A562]))*100" office:value-type="float" office:value="94.9152542372881" calcext:value-type="float">
            <text:p>94.9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C$1] + ABS([.A563]))*100" office:value-type="float" office:value="94.9238578680203" calcext:value-type="float">
            <text:p>94.9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C$1] + ABS([.A564]))*100" office:value-type="float" office:value="94.9324324324324" calcext:value-type="float">
            <text:p>94.9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C$1] + ABS([.A565]))*100" office:value-type="float" office:value="94.9409780775717" calcext:value-type="float">
            <text:p>94.9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C$1] + ABS([.A566]))*100" office:value-type="float" office:value="94.949494949495" calcext:value-type="float">
            <text:p>94.9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C$1] + ABS([.A567]))*100" office:value-type="float" office:value="94.9579831932773" calcext:value-type="float">
            <text:p>94.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C$1] + ABS([.A568]))*100" office:value-type="float" office:value="94.9664429530201" calcext:value-type="float">
            <text:p>94.9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C$1] + ABS([.A569]))*100" office:value-type="float" office:value="94.9748743718593" calcext:value-type="float">
            <text:p>94.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C$1] + ABS([.A570]))*100" office:value-type="float" office:value="94.9832775919733" calcext:value-type="float">
            <text:p>94.9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C$1] + ABS([.A571]))*100" office:value-type="float" office:value="94.991652754591" calcext:value-type="float">
            <text:p>94.9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C$1] + ABS([.A572]))*100"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C$1] + ABS([.A573]))*100" office:value-type="float" office:value="95.0083194675541" calcext:value-type="float">
            <text:p>95.0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C$1] + ABS([.A574]))*100" office:value-type="float" office:value="95.0166112956811" calcext:value-type="float">
            <text:p>95.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C$1] + ABS([.A575]))*100" office:value-type="float" office:value="95.0248756218906" calcext:value-type="float">
            <text:p>95.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C$1] + ABS([.A576]))*100" office:value-type="float" office:value="95.0331125827815" calcext:value-type="float">
            <text:p>95.0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C$1] + ABS([.A577]))*100" office:value-type="float" office:value="95.0413223140496" calcext:value-type="float">
            <text:p>95.0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C$1] + ABS([.A578]))*100" office:value-type="float" office:value="95.049504950495" calcext:value-type="float">
            <text:p>95.0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C$1] + ABS([.A579]))*100" office:value-type="float" office:value="95.0576606260296" calcext:value-type="float">
            <text:p>95.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C$1] + ABS([.A580]))*100" office:value-type="float" office:value="95.0657894736842" calcext:value-type="float">
            <text:p>95.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C$1] + ABS([.A581]))*100" office:value-type="float" office:value="95.0738916256158" calcext:value-type="float">
            <text:p>95.0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C$1] + ABS([.A582]))*100" office:value-type="float" office:value="95.0819672131147" calcext:value-type="float">
            <text:p>95.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C$1] + ABS([.A583]))*100" office:value-type="float" office:value="95.0900163666121" calcext:value-type="float">
            <text:p>95.0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C$1] + ABS([.A584]))*100" office:value-type="float" office:value="95.0980392156863" calcext:value-type="float">
            <text:p>95.1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C$1] + ABS([.A585]))*100" office:value-type="float" office:value="95.1060358890702" calcext:value-type="float">
            <text:p>95.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C$1] + ABS([.A586]))*100" office:value-type="float" office:value="95.114006514658" calcext:value-type="float">
            <text:p>95.1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C$1] + ABS([.A587]))*100" office:value-type="float" office:value="95.1219512195122" calcext:value-type="float">
            <text:p>95.1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C$1] + ABS([.A588]))*100" office:value-type="float" office:value="95.1298701298701" calcext:value-type="float">
            <text:p>95.1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C$1] + ABS([.A589]))*100" office:value-type="float" office:value="95.1377633711507" calcext:value-type="float">
            <text:p>95.1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C$1] + ABS([.A590]))*100" office:value-type="float" office:value="95.1456310679612" calcext:value-type="float">
            <text:p>95.1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C$1] + ABS([.A591]))*100" office:value-type="float" office:value="95.1534733441034" calcext:value-type="float">
            <text:p>95.1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C$1] + ABS([.A592]))*100" office:value-type="float" office:value="95.1612903225807" calcext:value-type="float">
            <text:p>95.1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C$1] + ABS([.A593]))*100" office:value-type="float" office:value="95.1690821256039" calcext:value-type="float">
            <text:p>95.1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C$1] + ABS([.A594]))*100" office:value-type="float" office:value="95.1768488745981" calcext:value-type="float">
            <text:p>95.1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C$1] + ABS([.A595]))*100" office:value-type="float" office:value="95.1845906902087" calcext:value-type="float">
            <text:p>95.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C$1] + ABS([.A596]))*100" office:value-type="float" office:value="95.1923076923077" calcext:value-type="float">
            <text:p>95.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C$1] + ABS([.A597]))*100" office:value-type="float" office:value="95.2" calcext:value-type="float">
            <text:p>95.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C$1] + ABS([.A598]))*100" office:value-type="float" office:value="95.2076677316294" calcext:value-type="float">
            <text:p>95.2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C$1] + ABS([.A599]))*100" office:value-type="float" office:value="95.2153110047847" calcext:value-type="float">
            <text:p>95.2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C$1] + ABS([.A600]))*100" office:value-type="float" office:value="95.2229299363057" calcext:value-type="float">
            <text:p>95.2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C$1] + ABS([.A601]))*100" office:value-type="float" office:value="95.2305246422894" calcext:value-type="float">
            <text:p>95.2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C$1] + ABS([.A602]))*100" office:value-type="float" office:value="95.2380952380952" calcext:value-type="float">
            <text:p>95.2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C$1] + ABS([.A603]))*100" office:value-type="float" office:value="95.2456418383518" calcext:value-type="float">
            <text:p>95.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C$1] + ABS([.A604]))*100" office:value-type="float" office:value="95.253164556962" calcext:value-type="float">
            <text:p>95.2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C$1] + ABS([.A605]))*100" office:value-type="float" office:value="95.260663507109" calcext:value-type="float">
            <text:p>95.2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C$1] + ABS([.A606]))*100" office:value-type="float" office:value="95.2681388012618" calcext:value-type="float">
            <text:p>95.2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C$1] + ABS([.A607]))*100" office:value-type="float" office:value="95.2755905511811" calcext:value-type="float">
            <text:p>95.2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C$1] + ABS([.A608]))*100" office:value-type="float" office:value="95.2830188679245" calcext:value-type="float">
            <text:p>95.2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C$1] + ABS([.A609]))*100" office:value-type="float" office:value="95.2904238618524" calcext:value-type="float">
            <text:p>95.2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C$1] + ABS([.A610]))*100" office:value-type="float" office:value="95.2978056426332" calcext:value-type="float">
            <text:p>95.3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C$1] + ABS([.A611]))*100" office:value-type="float" office:value="95.3051643192488" calcext:value-type="float">
            <text:p>95.3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C$1] + ABS([.A612]))*100" office:value-type="float" office:value="95.3125" calcext:value-type="float">
            <text:p>95.3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C$1] + ABS([.A613]))*100" office:value-type="float" office:value="95.3198127925117" calcext:value-type="float">
            <text:p>95.3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C$1] + ABS([.A614]))*100" office:value-type="float" office:value="95.3271028037383" calcext:value-type="float">
            <text:p>95.3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C$1] + ABS([.A615]))*100" office:value-type="float" office:value="95.3343701399689" calcext:value-type="float">
            <text:p>95.3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C$1] + ABS([.A616]))*100" office:value-type="float" office:value="95.3416149068323" calcext:value-type="float">
            <text:p>95.3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C$1] + ABS([.A617]))*100" office:value-type="float" office:value="95.3488372093023" calcext:value-type="float">
            <text:p>95.3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C$1] + ABS([.A618]))*100" office:value-type="float" office:value="95.3560371517028" calcext:value-type="float">
            <text:p>95.3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C$1] + ABS([.A619]))*100" office:value-type="float" office:value="95.3632148377125" calcext:value-type="float">
            <text:p>95.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C$1] + ABS([.A620]))*100" office:value-type="float" office:value="95.3703703703704" calcext:value-type="float">
            <text:p>95.3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C$1] + ABS([.A621]))*100" office:value-type="float" office:value="95.3775038520801" calcext:value-type="float">
            <text:p>95.3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C$1] + ABS([.A622]))*100" office:value-type="float" office:value="95.3846153846154" calcext:value-type="float">
            <text:p>95.3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C$1] + ABS([.A623]))*100" office:value-type="float" office:value="95.3917050691244" calcext:value-type="float">
            <text:p>95.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C$1] + ABS([.A624]))*100" office:value-type="float" office:value="95.398773006135" calcext:value-type="float">
            <text:p>95.4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C$1] + ABS([.A625]))*100" office:value-type="float" office:value="95.405819295559" calcext:value-type="float">
            <text:p>95.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C$1] + ABS([.A626]))*100" office:value-type="float" office:value="95.4128440366972" calcext:value-type="float">
            <text:p>95.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C$1] + ABS([.A627]))*100" office:value-type="float" office:value="95.4198473282443" calcext:value-type="float">
            <text:p>95.4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C$1] + ABS([.A628]))*100" office:value-type="float" office:value="95.4268292682927" calcext:value-type="float">
            <text:p>95.4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C$1] + ABS([.A629]))*100" office:value-type="float" office:value="95.4337899543379" calcext:value-type="float">
            <text:p>95.4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C$1] + ABS([.A630]))*100" office:value-type="float" office:value="95.4407294832827" calcext:value-type="float">
            <text:p>95.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C$1] + ABS([.A631]))*100" office:value-type="float" office:value="95.4476479514416" calcext:value-type="float">
            <text:p>95.4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C$1] + ABS([.A632]))*100" office:value-type="float" office:value="95.4545454545455" calcext:value-type="float">
            <text:p>95.4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C$1] + ABS([.A633]))*100" office:value-type="float" office:value="95.4614220877459" calcext:value-type="float">
            <text:p>95.4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C$1] + ABS([.A634]))*100" office:value-type="float" office:value="95.4682779456193" calcext:value-type="float">
            <text:p>95.4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C$1] + ABS([.A635]))*100" office:value-type="float" office:value="95.4751131221719" calcext:value-type="float">
            <text:p>95.4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C$1] + ABS([.A636]))*100" office:value-type="float" office:value="95.4819277108434" calcext:value-type="float">
            <text:p>95.4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C$1] + ABS([.A637]))*100" office:value-type="float" office:value="95.4887218045113" calcext:value-type="float">
            <text:p>95.4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C$1] + ABS([.A638]))*100" office:value-type="float" office:value="95.4954954954955" calcext:value-type="float">
            <text:p>95.5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C$1] + ABS([.A639]))*100" office:value-type="float" office:value="95.5022488755622" calcext:value-type="float">
            <text:p>95.5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C$1] + ABS([.A640]))*100" office:value-type="float" office:value="95.5089820359281" calcext:value-type="float">
            <text:p>95.5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C$1] + ABS([.A641]))*100" office:value-type="float" office:value="95.5156950672646" calcext:value-type="float">
            <text:p>95.5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C$1] + ABS([.A642]))*100" office:value-type="float" office:value="95.5223880597015" calcext:value-type="float">
            <text:p>95.5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C$1] + ABS([.A643]))*100" office:value-type="float" office:value="95.5290611028316" calcext:value-type="float">
            <text:p>95.5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C$1] + ABS([.A644]))*100" office:value-type="float" office:value="95.5357142857143" calcext:value-type="float">
            <text:p>95.5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C$1] + ABS([.A645]))*100" office:value-type="float" office:value="95.5423476968796" calcext:value-type="float">
            <text:p>95.5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C$1] + ABS([.A646]))*100" office:value-type="float" office:value="95.5489614243323" calcext:value-type="float">
            <text:p>95.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C$1] + ABS([.A647]))*100" office:value-type="float" office:value="95.5555555555556" calcext:value-type="float">
            <text:p>95.5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C$1] + ABS([.A648]))*100" office:value-type="float" office:value="95.5621301775148" calcext:value-type="float">
            <text:p>95.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C$1] + ABS([.A649]))*100" office:value-type="float" office:value="95.5686853766617" calcext:value-type="float">
            <text:p>95.5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C$1] + ABS([.A650]))*100" office:value-type="float" office:value="95.5752212389381" calcext:value-type="float">
            <text:p>95.5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C$1] + ABS([.A651]))*100" office:value-type="float" office:value="95.5817378497791" calcext:value-type="float">
            <text:p>95.5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C$1] + ABS([.A652]))*100" office:value-type="float" office:value="95.5882352941176" calcext:value-type="float">
            <text:p>95.5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C$1] + ABS([.A653]))*100" office:value-type="float" office:value="95.5947136563877" calcext:value-type="float">
            <text:p>95.5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C$1] + ABS([.A654]))*100" office:value-type="float" office:value="95.6011730205279" calcext:value-type="float">
            <text:p>95.6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C$1] + ABS([.A655]))*100" office:value-type="float" office:value="95.6076134699854" calcext:value-type="float">
            <text:p>95.6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C$1] + ABS([.A656]))*100" office:value-type="float" office:value="95.6140350877193" calcext:value-type="float">
            <text:p>95.6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C$1] + ABS([.A657]))*100" office:value-type="float" office:value="95.6204379562044" calcext:value-type="float">
            <text:p>95.6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C$1] + ABS([.A658]))*100" office:value-type="float" office:value="95.6268221574344" calcext:value-type="float">
            <text:p>95.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C$1] + ABS([.A659]))*100" office:value-type="float" office:value="95.6331877729258" calcext:value-type="float">
            <text:p>95.6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C$1] + ABS([.A660]))*100" office:value-type="float" office:value="95.6395348837209" calcext:value-type="float">
            <text:p>95.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C$1] + ABS([.A661]))*100" office:value-type="float" office:value="95.6458635703919" calcext:value-type="float">
            <text:p>95.6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C$1] + ABS([.A662]))*100" office:value-type="float" office:value="95.6521739130435" calcext:value-type="float">
            <text:p>95.6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C$1] + ABS([.A663]))*100" office:value-type="float" office:value="95.6584659913169" calcext:value-type="float">
            <text:p>95.6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C$1] + ABS([.A664]))*100" office:value-type="float" office:value="95.6647398843931" calcext:value-type="float">
            <text:p>95.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C$1] + ABS([.A665]))*100" office:value-type="float" office:value="95.6709956709957" calcext:value-type="float">
            <text:p>95.6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C$1] + ABS([.A666]))*100" office:value-type="float" office:value="95.6772334293948" calcext:value-type="float">
            <text:p>95.6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C$1] + ABS([.A667]))*100" office:value-type="float" office:value="95.6834532374101" calcext:value-type="float">
            <text:p>95.6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C$1] + ABS([.A668]))*100" office:value-type="float" office:value="95.6896551724138" calcext:value-type="float">
            <text:p>95.6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C$1] + ABS([.A669]))*100" office:value-type="float" office:value="95.6958393113343" calcext:value-type="float">
            <text:p>95.7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C$1] + ABS([.A670]))*100" office:value-type="float" office:value="95.702005730659" calcext:value-type="float">
            <text:p>95.7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C$1] + ABS([.A671]))*100" office:value-type="float" office:value="95.7081545064378" calcext:value-type="float">
            <text:p>95.7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C$1] + ABS([.A672]))*100" office:value-type="float" office:value="95.7142857142857" calcext:value-type="float">
            <text:p>95.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C$1] + ABS([.A673]))*100" office:value-type="float" office:value="95.7203994293866" calcext:value-type="float">
            <text:p>95.7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C$1] + ABS([.A674]))*100" office:value-type="float" office:value="95.7264957264957" calcext:value-type="float">
            <text:p>95.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C$1] + ABS([.A675]))*100" office:value-type="float" office:value="95.7325746799431" calcext:value-type="float">
            <text:p>95.7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C$1] + ABS([.A676]))*100" office:value-type="float" office:value="95.7386363636364" calcext:value-type="float">
            <text:p>95.7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C$1] + ABS([.A677]))*100" office:value-type="float" office:value="95.7446808510638" calcext:value-type="float">
            <text:p>95.7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C$1] + ABS([.A678]))*100" office:value-type="float" office:value="95.7507082152975" calcext:value-type="float">
            <text:p>95.7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C$1] + ABS([.A679]))*100" office:value-type="float" office:value="95.7567185289958" calcext:value-type="float">
            <text:p>95.7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C$1] + ABS([.A680]))*100" office:value-type="float" office:value="95.7627118644068" calcext:value-type="float">
            <text:p>95.7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C$1] + ABS([.A681]))*100" office:value-type="float" office:value="95.7686882933709" calcext:value-type="float">
            <text:p>95.7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C$1] + ABS([.A682]))*100" office:value-type="float" office:value="95.7746478873239" calcext:value-type="float">
            <text:p>95.7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C$1] + ABS([.A683]))*100" office:value-type="float" office:value="95.7805907172996" calcext:value-type="float">
            <text:p>95.7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C$1] + ABS([.A684]))*100" office:value-type="float" office:value="95.7865168539326" calcext:value-type="float">
            <text:p>95.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C$1] + ABS([.A685]))*100" office:value-type="float" office:value="95.7924263674614" calcext:value-type="float">
            <text:p>95.7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C$1] + ABS([.A686]))*100" office:value-type="float" office:value="95.7983193277311" calcext:value-type="float">
            <text:p>95.8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C$1] + ABS([.A687]))*100" office:value-type="float" office:value="95.8041958041958" calcext:value-type="float">
            <text:p>95.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C$1] + ABS([.A688]))*100" office:value-type="float" office:value="95.8100558659218" calcext:value-type="float">
            <text:p>95.8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C$1] + ABS([.A689]))*100" office:value-type="float" office:value="95.81589958159" calcext:value-type="float">
            <text:p>95.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C$1] + ABS([.A690]))*100" office:value-type="float" office:value="95.8217270194986" calcext:value-type="float">
            <text:p>95.8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C$1] + ABS([.A691]))*100" office:value-type="float" office:value="95.8275382475661" calcext:value-type="float">
            <text:p>95.8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C$1] + ABS([.A692]))*100" office:value-type="float" office:value="95.8333333333333" calcext:value-type="float">
            <text:p>95.8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C$1] + ABS([.A693]))*100" office:value-type="float" office:value="95.8391123439667" calcext:value-type="float">
            <text:p>95.8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C$1] + ABS([.A694]))*100" office:value-type="float" office:value="95.8448753462604" calcext:value-type="float">
            <text:p>95.8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C$1] + ABS([.A695]))*100" office:value-type="float" office:value="95.850622406639" calcext:value-type="float">
            <text:p>95.8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C$1] + ABS([.A696]))*100" office:value-type="float" office:value="95.8563535911602" calcext:value-type="float">
            <text:p>95.8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C$1] + ABS([.A697]))*100" office:value-type="float" office:value="95.8620689655172" calcext:value-type="float">
            <text:p>95.8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C$1] + ABS([.A698]))*100" office:value-type="float" office:value="95.8677685950413" calcext:value-type="float">
            <text:p>95.8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C$1] + ABS([.A699]))*100" office:value-type="float" office:value="95.8734525447043" calcext:value-type="float">
            <text:p>95.8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C$1] + ABS([.A700]))*100" office:value-type="float" office:value="95.8791208791209" calcext:value-type="float">
            <text:p>95.8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C$1] + ABS([.A701]))*100" office:value-type="float" office:value="95.8847736625514" calcext:value-type="float">
            <text:p>95.8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C$1] + ABS([.A702]))*100" office:value-type="float" office:value="95.8904109589041" calcext:value-type="float">
            <text:p>95.8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C$1] + ABS([.A703]))*100" office:value-type="float" office:value="95.8960328317373" calcext:value-type="float">
            <text:p>95.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C$1] + ABS([.A704]))*100" office:value-type="float" office:value="95.9016393442623" calcext:value-type="float">
            <text:p>95.9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C$1] + ABS([.A705]))*100" office:value-type="float" office:value="95.9072305593451" calcext:value-type="float">
            <text:p>95.9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C$1] + ABS([.A706]))*100" office:value-type="float" office:value="95.9128065395095" calcext:value-type="float">
            <text:p>95.9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C$1] + ABS([.A707]))*100" office:value-type="float" office:value="95.9183673469388" calcext:value-type="float">
            <text:p>95.9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C$1] + ABS([.A708]))*100" office:value-type="float" office:value="95.9239130434783" calcext:value-type="float">
            <text:p>95.9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C$1] + ABS([.A709]))*100" office:value-type="float" office:value="95.9294436906377" calcext:value-type="float">
            <text:p>95.9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C$1] + ABS([.A710]))*100" office:value-type="float" office:value="95.9349593495935" calcext:value-type="float">
            <text:p>95.9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C$1] + ABS([.A711]))*100" office:value-type="float" office:value="95.9404600811908" calcext:value-type="float">
            <text:p>95.9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C$1] + ABS([.A712]))*100" office:value-type="float" office:value="95.9459459459459" calcext:value-type="float">
            <text:p>95.9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C$1] + ABS([.A713]))*100" office:value-type="float" office:value="95.9514170040486" calcext:value-type="float">
            <text:p>95.9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C$1] + ABS([.A714]))*100" office:value-type="float" office:value="95.9568733153639" calcext:value-type="float">
            <text:p>95.9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C$1] + ABS([.A715]))*100" office:value-type="float" office:value="95.9623149394347" calcext:value-type="float">
            <text:p>95.9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C$1] + ABS([.A716]))*100" office:value-type="float" office:value="95.9677419354839" calcext:value-type="float">
            <text:p>95.9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C$1] + ABS([.A717]))*100" office:value-type="float" office:value="95.9731543624161" calcext:value-type="float">
            <text:p>95.9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C$1] + ABS([.A718]))*100" office:value-type="float" office:value="95.9785522788204" calcext:value-type="float">
            <text:p>95.9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C$1] + ABS([.A719]))*100" office:value-type="float" office:value="95.9839357429719" calcext:value-type="float">
            <text:p>95.9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C$1] + ABS([.A720]))*100" office:value-type="float" office:value="95.9893048128342" calcext:value-type="float">
            <text:p>95.9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C$1] + ABS([.A721]))*100" office:value-type="float" office:value="95.9946595460614" calcext:value-type="float">
            <text:p>95.9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C$1] + ABS([.A722]))*100"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C$1] + ABS([.A723]))*100" office:value-type="float" office:value="96.0053262316911" calcext:value-type="float">
            <text:p>96.0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C$1] + ABS([.A724]))*100" office:value-type="float" office:value="96.0106382978723" calcext:value-type="float">
            <text:p>96.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C$1] + ABS([.A725]))*100" office:value-type="float" office:value="96.0159362549801" calcext:value-type="float">
            <text:p>96.0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C$1] + ABS([.A726]))*100" office:value-type="float" office:value="96.0212201591512" calcext:value-type="float">
            <text:p>96.0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C$1] + ABS([.A727]))*100" office:value-type="float" office:value="96.0264900662252" calcext:value-type="float">
            <text:p>96.0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C$1] + ABS([.A728]))*100" office:value-type="float" office:value="96.031746031746" calcext:value-type="float">
            <text:p>96.0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C$1] + ABS([.A729]))*100" office:value-type="float" office:value="96.0369881109643" calcext:value-type="float">
            <text:p>96.0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C$1] + ABS([.A730]))*100" office:value-type="float" office:value="96.0422163588391" calcext:value-type="float">
            <text:p>96.0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C$1] + ABS([.A731]))*100" office:value-type="float" office:value="96.0474308300395" calcext:value-type="float">
            <text:p>96.05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C$1] + ABS([.A732]))*100" office:value-type="float" office:value="96.0526315789474" calcext:value-type="float">
            <text:p>96.0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C$1] + ABS([.A733]))*100" office:value-type="float" office:value="96.0578186596583" calcext:value-type="float">
            <text:p>96.0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C$1] + ABS([.A734]))*100" office:value-type="float" office:value="96.0629921259843" calcext:value-type="float">
            <text:p>96.0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C$1] + ABS([.A735]))*100" office:value-type="float" office:value="96.0681520314548" calcext:value-type="float">
            <text:p>96.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C$1] + ABS([.A736]))*100" office:value-type="float" office:value="96.0732984293194" calcext:value-type="float">
            <text:p>96.0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C$1] + ABS([.A737]))*100" office:value-type="float" office:value="96.078431372549" calcext:value-type="float">
            <text:p>96.0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C$1] + ABS([.A738]))*100" office:value-type="float" office:value="96.0835509138381" calcext:value-type="float">
            <text:p>96.0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C$1] + ABS([.A739]))*100" office:value-type="float" office:value="96.0886571056063" calcext:value-type="float">
            <text:p>96.0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C$1] + ABS([.A740]))*100" office:value-type="float" office:value="96.09375" calcext:value-type="float">
            <text:p>96.0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C$1] + ABS([.A741]))*100" office:value-type="float" office:value="96.0988296488947" calcext:value-type="float">
            <text:p>96.1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C$1] + ABS([.A742]))*100" office:value-type="float" office:value="96.1038961038961" calcext:value-type="float">
            <text:p>96.1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C$1] + ABS([.A743]))*100" office:value-type="float" office:value="96.1089494163424" calcext:value-type="float">
            <text:p>96.1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C$1] + ABS([.A744]))*100" office:value-type="float" office:value="96.1139896373057" calcext:value-type="float">
            <text:p>96.1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C$1] + ABS([.A745]))*100" office:value-type="float" office:value="96.1190168175938" calcext:value-type="float">
            <text:p>96.1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C$1] + ABS([.A746]))*100" office:value-type="float" office:value="96.1240310077519" calcext:value-type="float">
            <text:p>96.1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C$1] + ABS([.A747]))*100" office:value-type="float" office:value="96.1290322580645" calcext:value-type="float">
            <text:p>96.1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C$1] + ABS([.A748]))*100" office:value-type="float" office:value="96.1340206185567" calcext:value-type="float">
            <text:p>96.1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C$1] + ABS([.A749]))*100" office:value-type="float" office:value="96.1389961389961" calcext:value-type="float">
            <text:p>96.1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C$1] + ABS([.A750]))*100" office:value-type="float" office:value="96.1439588688946" calcext:value-type="float">
            <text:p>96.1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C$1] + ABS([.A751]))*100" office:value-type="float" office:value="96.1489088575096" calcext:value-type="float">
            <text:p>96.1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C$1] + ABS([.A752]))*100" office:value-type="float" office:value="96.1538461538462" calcext:value-type="float">
            <text:p>96.1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C$1] + ABS([.A753]))*100" office:value-type="float" office:value="96.1587708066582" calcext:value-type="float">
            <text:p>96.1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C$1] + ABS([.A754]))*100" office:value-type="float" office:value="96.1636828644501" calcext:value-type="float">
            <text:p>96.1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C$1] + ABS([.A755]))*100" office:value-type="float" office:value="96.1685823754789" calcext:value-type="float">
            <text:p>96.1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C$1] + ABS([.A756]))*100" office:value-type="float" office:value="96.1734693877551" calcext:value-type="float">
            <text:p>96.1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C$1] + ABS([.A757]))*100" office:value-type="float" office:value="96.1783439490446" calcext:value-type="float">
            <text:p>96.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C$1] + ABS([.A758]))*100" office:value-type="float" office:value="96.1832061068702" calcext:value-type="float">
            <text:p>96.1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C$1] + ABS([.A759]))*100" office:value-type="float" office:value="96.1880559085133" calcext:value-type="float">
            <text:p>96.1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C$1] + ABS([.A760]))*100" office:value-type="float" office:value="96.1928934010152" calcext:value-type="float">
            <text:p>96.1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C$1] + ABS([.A761]))*100" office:value-type="float" office:value="96.1977186311787" calcext:value-type="float">
            <text:p>96.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C$1] + ABS([.A762]))*100" office:value-type="float" office:value="96.2025316455696" calcext:value-type="float">
            <text:p>96.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C$1] + ABS([.A763]))*100" office:value-type="float" office:value="96.2073324905183" calcext:value-type="float">
            <text:p>96.2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C$1] + ABS([.A764]))*100" office:value-type="float" office:value="96.2121212121212" calcext:value-type="float">
            <text:p>96.2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C$1] + ABS([.A765]))*100" office:value-type="float" office:value="96.2168978562421" calcext:value-type="float">
            <text:p>96.2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C$1] + ABS([.A766]))*100" office:value-type="float" office:value="96.2216624685139" calcext:value-type="float">
            <text:p>96.2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C$1] + ABS([.A767]))*100" office:value-type="float" office:value="96.2264150943396" calcext:value-type="float">
            <text:p>96.2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C$1] + ABS([.A768]))*100" office:value-type="float" office:value="96.2311557788945" calcext:value-type="float">
            <text:p>96.2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C$1] + ABS([.A769]))*100" office:value-type="float" office:value="96.2358845671267" calcext:value-type="float">
            <text:p>96.2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C$1] + ABS([.A770]))*100" office:value-type="float" office:value="96.2406015037594" calcext:value-type="float">
            <text:p>96.2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C$1] + ABS([.A771]))*100" office:value-type="float" office:value="96.2453066332916" calcext:value-type="float">
            <text:p>96.2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C$1] + ABS([.A772]))*100" office:value-type="float" office:value="96.25" calcext:value-type="float">
            <text:p>96.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C$1] + ABS([.A773]))*100" office:value-type="float" office:value="96.2546816479401" calcext:value-type="float">
            <text:p>96.2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C$1] + ABS([.A774]))*100" office:value-type="float" office:value="96.2593516209476" calcext:value-type="float">
            <text:p>96.2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C$1] + ABS([.A775]))*100" office:value-type="float" office:value="96.2640099626401" calcext:value-type="float">
            <text:p>96.2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C$1] + ABS([.A776]))*100" office:value-type="float" office:value="96.2686567164179" calcext:value-type="float">
            <text:p>96.2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C$1] + ABS([.A777]))*100" office:value-type="float" office:value="96.2732919254658" calcext:value-type="float">
            <text:p>96.2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C$1] + ABS([.A778]))*100" office:value-type="float" office:value="96.2779156327543" calcext:value-type="float">
            <text:p>96.2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C$1] + ABS([.A779]))*100" office:value-type="float" office:value="96.2825278810409" calcext:value-type="float">
            <text:p>96.2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C$1] + ABS([.A780]))*100" office:value-type="float" office:value="96.2871287128713" calcext:value-type="float">
            <text:p>96.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C$1] + ABS([.A781]))*100" office:value-type="float" office:value="96.291718170581" calcext:value-type="float">
            <text:p>96.2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C$1] + ABS([.A782]))*100" office:value-type="float" office:value="96.2962962962963" calcext:value-type="float">
            <text:p>96.3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C$1] + ABS([.A783]))*100" office:value-type="float" office:value="96.3008631319359" calcext:value-type="float">
            <text:p>96.3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C$1] + ABS([.A784]))*100" office:value-type="float" office:value="96.3054187192118" calcext:value-type="float">
            <text:p>96.3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C$1] + ABS([.A785]))*100" office:value-type="float" office:value="96.309963099631" calcext:value-type="float">
            <text:p>96.3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C$1] + ABS([.A786]))*100" office:value-type="float" office:value="96.3144963144963" calcext:value-type="float">
            <text:p>96.3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C$1] + ABS([.A787]))*100" office:value-type="float" office:value="96.319018404908" calcext:value-type="float">
            <text:p>96.3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C$1] + ABS([.A788]))*100" office:value-type="float" office:value="96.3235294117647" calcext:value-type="float">
            <text:p>96.3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C$1] + ABS([.A789]))*100" office:value-type="float" office:value="96.328029375765" calcext:value-type="float">
            <text:p>96.3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C$1] + ABS([.A790]))*100" office:value-type="float" office:value="96.3325183374083" calcext:value-type="float">
            <text:p>96.3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C$1] + ABS([.A791]))*100" office:value-type="float" office:value="96.3369963369963" calcext:value-type="float">
            <text:p>96.3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C$1] + ABS([.A792]))*100" office:value-type="float" office:value="96.3414634146342" calcext:value-type="float">
            <text:p>96.3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C$1] + ABS([.A793]))*100" office:value-type="float" office:value="96.3459196102314" calcext:value-type="float">
            <text:p>96.3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C$1] + ABS([.A794]))*100" office:value-type="float" office:value="96.3503649635037" calcext:value-type="float">
            <text:p>96.3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C$1] + ABS([.A795]))*100" office:value-type="float" office:value="96.3547995139733" calcext:value-type="float">
            <text:p>96.3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C$1] + ABS([.A796]))*100" office:value-type="float" office:value="96.3592233009709" calcext:value-type="float">
            <text:p>96.3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C$1] + ABS([.A797]))*100" office:value-type="float" office:value="96.3636363636364" calcext:value-type="float">
            <text:p>96.3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C$1] + ABS([.A798]))*100" office:value-type="float" office:value="96.3680387409201" calcext:value-type="float">
            <text:p>96.3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C$1] + ABS([.A799]))*100" office:value-type="float" office:value="96.372430471584" calcext:value-type="float">
            <text:p>96.3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C$1] + ABS([.A800]))*100" office:value-type="float" office:value="96.3768115942029" calcext:value-type="float">
            <text:p>96.3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C$1] + ABS([.A801]))*100" office:value-type="float" office:value="96.3811821471653" calcext:value-type="float">
            <text:p>96.3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C$1] + ABS([.A802]))*100" office:value-type="float" office:value="96.3855421686747" calcext:value-type="float">
            <text:p>96.3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C$1] + ABS([.A803]))*100" office:value-type="float" office:value="96.3898916967509" calcext:value-type="float">
            <text:p>96.3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C$1] + ABS([.A804]))*100" office:value-type="float" office:value="96.3942307692308" calcext:value-type="float">
            <text:p>96.3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C$1] + ABS([.A805]))*100" office:value-type="float" office:value="96.3985594237695" calcext:value-type="float">
            <text:p>96.4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C$1] + ABS([.A806]))*100" office:value-type="float" office:value="96.4028776978417" calcext:value-type="float">
            <text:p>96.4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C$1] + ABS([.A807]))*100" office:value-type="float" office:value="96.4071856287425" calcext:value-type="float">
            <text:p>96.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C$1] + ABS([.A808]))*100" office:value-type="float" office:value="96.4114832535885" calcext:value-type="float">
            <text:p>96.4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C$1] + ABS([.A809]))*100" office:value-type="float" office:value="96.415770609319" calcext:value-type="float">
            <text:p>96.4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C$1] + ABS([.A810]))*100" office:value-type="float" office:value="96.4200477326969" calcext:value-type="float">
            <text:p>96.4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C$1] + ABS([.A811]))*100" office:value-type="float" office:value="96.4243146603099" calcext:value-type="float">
            <text:p>96.4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C$1] + ABS([.A812]))*100" office:value-type="float" office:value="96.4285714285714" calcext:value-type="float">
            <text:p>96.4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C$1] + ABS([.A813]))*100" office:value-type="float" office:value="96.4328180737218" calcext:value-type="float">
            <text:p>96.4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C$1] + ABS([.A814]))*100" office:value-type="float" office:value="96.437054631829" calcext:value-type="float">
            <text:p>96.4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C$1] + ABS([.A815]))*100" office:value-type="float" office:value="96.44128113879" calcext:value-type="float">
            <text:p>96.4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C$1] + ABS([.A816]))*100" office:value-type="float" office:value="96.4454976303318" calcext:value-type="float">
            <text:p>96.4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C$1] + ABS([.A817]))*100" office:value-type="float" office:value="96.4497041420118" calcext:value-type="float">
            <text:p>96.4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C$1] + ABS([.A818]))*100" office:value-type="float" office:value="96.4539007092199" calcext:value-type="float">
            <text:p>96.4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C$1] + ABS([.A819]))*100" office:value-type="float" office:value="96.4580873671783" calcext:value-type="float">
            <text:p>96.4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C$1] + ABS([.A820]))*100" office:value-type="float" office:value="96.4622641509434" calcext:value-type="float">
            <text:p>96.4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C$1] + ABS([.A821]))*100" office:value-type="float" office:value="96.4664310954064" calcext:value-type="float">
            <text:p>96.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C$1] + ABS([.A822]))*100" office:value-type="float" office:value="96.4705882352941" calcext:value-type="float">
            <text:p>96.4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C$1] + ABS([.A823]))*100" office:value-type="float" office:value="96.4747356051704" calcext:value-type="float">
            <text:p>96.4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C$1] + ABS([.A824]))*100" office:value-type="float" office:value="96.4788732394366" calcext:value-type="float">
            <text:p>96.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C$1] + ABS([.A825]))*100" office:value-type="float" office:value="96.4830011723329" calcext:value-type="float">
            <text:p>96.4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C$1] + ABS([.A826]))*100" office:value-type="float" office:value="96.4871194379391" calcext:value-type="float">
            <text:p>96.4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C$1] + ABS([.A827]))*100" office:value-type="float" office:value="96.4912280701754" calcext:value-type="float">
            <text:p>96.4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C$1] + ABS([.A828]))*100" office:value-type="float" office:value="96.4953271028037" calcext:value-type="float">
            <text:p>96.5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C$1] + ABS([.A829]))*100" office:value-type="float" office:value="96.4994165694283" calcext:value-type="float">
            <text:p>96.5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C$1] + ABS([.A830]))*100" office:value-type="float" office:value="96.5034965034965" calcext:value-type="float">
            <text:p>96.5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C$1] + ABS([.A831]))*100" office:value-type="float" office:value="96.5075669383003" calcext:value-type="float">
            <text:p>96.5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C$1] + ABS([.A832]))*100" office:value-type="float" office:value="96.5116279069768" calcext:value-type="float">
            <text:p>96.5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C$1] + ABS([.A833]))*100" office:value-type="float" office:value="96.5156794425087" calcext:value-type="float">
            <text:p>96.5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C$1] + ABS([.A834]))*100" office:value-type="float" office:value="96.5197215777262" calcext:value-type="float">
            <text:p>96.5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C$1] + ABS([.A835]))*100" office:value-type="float" office:value="96.5237543453071" calcext:value-type="float">
            <text:p>96.5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C$1] + ABS([.A836]))*100" office:value-type="float" office:value="96.5277777777778" calcext:value-type="float">
            <text:p>96.5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C$1] + ABS([.A837]))*100" office:value-type="float" office:value="96.5317919075144" calcext:value-type="float">
            <text:p>96.5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C$1] + ABS([.A838]))*100" office:value-type="float" office:value="96.5357967667437" calcext:value-type="float">
            <text:p>96.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C$1] + ABS([.A839]))*100" office:value-type="float" office:value="96.5397923875433" calcext:value-type="float">
            <text:p>96.5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C$1] + ABS([.A840]))*100" office:value-type="float" office:value="96.5437788018433" calcext:value-type="float">
            <text:p>96.5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C$1] + ABS([.A841]))*100" office:value-type="float" office:value="96.5477560414269" calcext:value-type="float">
            <text:p>96.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C$1] + ABS([.A842]))*100" office:value-type="float" office:value="96.551724137931" calcext:value-type="float">
            <text:p>96.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C$1] + ABS([.A843]))*100" office:value-type="float" office:value="96.5556831228473" calcext:value-type="float">
            <text:p>96.5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C$1] + ABS([.A844]))*100" office:value-type="float" office:value="96.5596330275229" calcext:value-type="float">
            <text:p>96.5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C$1] + ABS([.A845]))*100" office:value-type="float" office:value="96.5635738831615" calcext:value-type="float">
            <text:p>96.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C$1] + ABS([.A846]))*100" office:value-type="float" office:value="96.5675057208238" calcext:value-type="float">
            <text:p>96.5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C$1] + ABS([.A847]))*100" office:value-type="float" office:value="96.5714285714286" calcext:value-type="float">
            <text:p>96.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C$1] + ABS([.A848]))*100" office:value-type="float" office:value="96.5753424657534" calcext:value-type="float">
            <text:p>96.5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C$1] + ABS([.A849]))*100" office:value-type="float" office:value="96.5792474344356" calcext:value-type="float">
            <text:p>96.5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C$1] + ABS([.A850]))*100" office:value-type="float" office:value="96.5831435079727" calcext:value-type="float">
            <text:p>96.5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C$1] + ABS([.A851]))*100" office:value-type="float" office:value="96.5870307167236" calcext:value-type="float">
            <text:p>96.5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C$1] + ABS([.A852]))*100" office:value-type="float" office:value="96.5909090909091" calcext:value-type="float">
            <text:p>96.5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C$1] + ABS([.A853]))*100" office:value-type="float" office:value="96.5947786606129" calcext:value-type="float">
            <text:p>96.5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C$1] + ABS([.A854]))*100" office:value-type="float" office:value="96.5986394557823" calcext:value-type="float">
            <text:p>96.6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C$1] + ABS([.A855]))*100" office:value-type="float" office:value="96.6024915062288" calcext:value-type="float">
            <text:p>96.6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C$1] + ABS([.A856]))*100" office:value-type="float" office:value="96.606334841629" calcext:value-type="float">
            <text:p>96.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C$1] + ABS([.A857]))*100" office:value-type="float" office:value="96.6101694915254" calcext:value-type="float">
            <text:p>96.6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C$1] + ABS([.A858]))*100" office:value-type="float" office:value="96.6139954853273" calcext:value-type="float">
            <text:p>96.6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C$1] + ABS([.A859]))*100" office:value-type="float" office:value="96.6178128523112" calcext:value-type="float">
            <text:p>96.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C$1] + ABS([.A860]))*100" office:value-type="float" office:value="96.6216216216216" calcext:value-type="float">
            <text:p>96.6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C$1] + ABS([.A861]))*100" office:value-type="float" office:value="96.6254218222722" calcext:value-type="float">
            <text:p>96.6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C$1] + ABS([.A862]))*100" office:value-type="float" office:value="96.6292134831461" calcext:value-type="float">
            <text:p>96.6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C$1] + ABS([.A863]))*100" office:value-type="float" office:value="96.6329966329966" calcext:value-type="float">
            <text:p>96.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C$1] + ABS([.A864]))*100" office:value-type="float" office:value="96.6367713004484" calcext:value-type="float">
            <text:p>96.6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C$1] + ABS([.A865]))*100" office:value-type="float" office:value="96.6405375139978" calcext:value-type="float">
            <text:p>96.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C$1] + ABS([.A866]))*100" office:value-type="float" office:value="96.6442953020134" calcext:value-type="float">
            <text:p>96.6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C$1] + ABS([.A867]))*100" office:value-type="float" office:value="96.6480446927374" calcext:value-type="float">
            <text:p>96.6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C$1] + ABS([.A868]))*100" office:value-type="float" office:value="96.6517857142857" calcext:value-type="float">
            <text:p>96.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C$1] + ABS([.A869]))*100" office:value-type="float" office:value="96.6555183946488" calcext:value-type="float">
            <text:p>96.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C$1] + ABS([.A870]))*100" office:value-type="float" office:value="96.6592427616927" calcext:value-type="float">
            <text:p>96.6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C$1] + ABS([.A871]))*100" office:value-type="float" office:value="96.6629588431591" calcext:value-type="float">
            <text:p>96.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C$1] + ABS([.A872]))*100" office:value-type="float" office:value="96.6666666666667" calcext:value-type="float">
            <text:p>96.6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C$1] + ABS([.A873]))*100" office:value-type="float" office:value="96.6703662597114" calcext:value-type="float">
            <text:p>96.6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C$1] + ABS([.A874]))*100" office:value-type="float" office:value="96.6740576496674" calcext:value-type="float">
            <text:p>96.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C$1] + ABS([.A875]))*100" office:value-type="float" office:value="96.6777408637874" calcext:value-type="float">
            <text:p>96.6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C$1] + ABS([.A876]))*100" office:value-type="float" office:value="96.6814159292035" calcext:value-type="float">
            <text:p>96.6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C$1] + ABS([.A877]))*100" office:value-type="float" office:value="96.6850828729282" calcext:value-type="float">
            <text:p>96.6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C$1] + ABS([.A878]))*100" office:value-type="float" office:value="96.6887417218543" calcext:value-type="float">
            <text:p>96.6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C$1] + ABS([.A879]))*100" office:value-type="float" office:value="96.6923925027563" calcext:value-type="float">
            <text:p>96.6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C$1] + ABS([.A880]))*100" office:value-type="float" office:value="96.6960352422908" calcext:value-type="float">
            <text:p>96.7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C$1] + ABS([.A881]))*100" office:value-type="float" office:value="96.6996699669967" calcext:value-type="float">
            <text:p>96.7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C$1] + ABS([.A882]))*100" office:value-type="float" office:value="96.7032967032967" calcext:value-type="float">
            <text:p>96.7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C$1] + ABS([.A883]))*100" office:value-type="float" office:value="96.7069154774973" calcext:value-type="float">
            <text:p>96.7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C$1] + ABS([.A884]))*100" office:value-type="float" office:value="96.7105263157895" calcext:value-type="float">
            <text:p>96.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C$1] + ABS([.A885]))*100" office:value-type="float" office:value="96.7141292442497" calcext:value-type="float">
            <text:p>96.7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C$1] + ABS([.A886]))*100" office:value-type="float" office:value="96.7177242888403" calcext:value-type="float">
            <text:p>96.7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C$1] + ABS([.A887]))*100" office:value-type="float" office:value="96.7213114754098" calcext:value-type="float">
            <text:p>96.7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C$1] + ABS([.A888]))*100" office:value-type="float" office:value="96.7248908296943" calcext:value-type="float">
            <text:p>96.7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C$1] + ABS([.A889]))*100" office:value-type="float" office:value="96.7284623773173" calcext:value-type="float">
            <text:p>96.7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C$1] + ABS([.A890]))*100" office:value-type="float" office:value="96.7320261437908" calcext:value-type="float">
            <text:p>96.7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C$1] + ABS([.A891]))*100" office:value-type="float" office:value="96.7355821545158" calcext:value-type="float">
            <text:p>96.7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C$1] + ABS([.A892]))*100" office:value-type="float" office:value="96.7391304347826" calcext:value-type="float">
            <text:p>96.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C$1] + ABS([.A893]))*100" office:value-type="float" office:value="96.742671009772" calcext:value-type="float">
            <text:p>96.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C$1] + ABS([.A894]))*100" office:value-type="float" office:value="96.7462039045553" calcext:value-type="float">
            <text:p>96.7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C$1] + ABS([.A895]))*100" office:value-type="float" office:value="96.7497291440953" calcext:value-type="float">
            <text:p>96.7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C$1] + ABS([.A896]))*100" office:value-type="float" office:value="96.7532467532468" calcext:value-type="float">
            <text:p>96.7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C$1] + ABS([.A897]))*100" office:value-type="float" office:value="96.7567567567568" calcext:value-type="float">
            <text:p>96.7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C$1] + ABS([.A898]))*100" office:value-type="float" office:value="96.7602591792657" calcext:value-type="float">
            <text:p>96.7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C$1] + ABS([.A899]))*100" office:value-type="float" office:value="96.7637540453075" calcext:value-type="float">
            <text:p>96.7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C$1] + ABS([.A900]))*100" office:value-type="float" office:value="96.7672413793104" calcext:value-type="float">
            <text:p>96.7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C$1] + ABS([.A901]))*100" office:value-type="float" office:value="96.7707212055974" calcext:value-type="float">
            <text:p>96.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C$1] + ABS([.A902]))*100" office:value-type="float" office:value="96.7741935483871" calcext:value-type="float">
            <text:p>96.7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C$1] + ABS([.A903]))*100" office:value-type="float" office:value="96.7776584317938" calcext:value-type="float">
            <text:p>96.7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C$1] + ABS([.A904]))*100" office:value-type="float" office:value="96.7811158798283" calcext:value-type="float">
            <text:p>96.7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C$1] + ABS([.A905]))*100" office:value-type="float" office:value="96.7845659163987" calcext:value-type="float">
            <text:p>96.7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C$1] + ABS([.A906]))*100" office:value-type="float" office:value="96.7880085653105" calcext:value-type="float">
            <text:p>96.7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C$1] + ABS([.A907]))*100" office:value-type="float" office:value="96.7914438502674" calcext:value-type="float">
            <text:p>96.7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C$1] + ABS([.A908]))*100" office:value-type="float" office:value="96.7948717948718" calcext:value-type="float">
            <text:p>96.7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C$1] + ABS([.A909]))*100" office:value-type="float" office:value="96.7982924226254" calcext:value-type="float">
            <text:p>96.8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C$1] + ABS([.A910]))*100" office:value-type="float" office:value="96.8017057569296" calcext:value-type="float">
            <text:p>96.8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C$1] + ABS([.A911]))*100" office:value-type="float" office:value="96.8051118210863" calcext:value-type="float">
            <text:p>96.8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C$1] + ABS([.A912]))*100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C$1] + ABS([.A913]))*100" office:value-type="float" office:value="96.8119022316684" calcext:value-type="float">
            <text:p>96.8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C$1] + ABS([.A914]))*100" office:value-type="float" office:value="96.8152866242038" calcext:value-type="float">
            <text:p>96.8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C$1] + ABS([.A915]))*100" office:value-type="float" office:value="96.8186638388123" calcext:value-type="float">
            <text:p>96.8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C$1] + ABS([.A916]))*100" office:value-type="float" office:value="96.8220338983051" calcext:value-type="float">
            <text:p>96.8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C$1] + ABS([.A917]))*100" office:value-type="float" office:value="96.8253968253968" calcext:value-type="float">
            <text:p>96.8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C$1] + ABS([.A918]))*100" office:value-type="float" office:value="96.8287526427061" calcext:value-type="float">
            <text:p>96.8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C$1] + ABS([.A919]))*100" office:value-type="float" office:value="96.8321013727561" calcext:value-type="float">
            <text:p>96.8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C$1] + ABS([.A920]))*100" office:value-type="float" office:value="96.8354430379747" calcext:value-type="float">
            <text:p>96.8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C$1] + ABS([.A921]))*100" office:value-type="float" office:value="96.8387776606955" calcext:value-type="float">
            <text:p>96.8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C$1] + ABS([.A922]))*100" office:value-type="float" office:value="96.8421052631579" calcext:value-type="float">
            <text:p>96.8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C$1] + ABS([.A923]))*100" office:value-type="float" office:value="96.8454258675079" calcext:value-type="float">
            <text:p>96.8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C$1] + ABS([.A924]))*100" office:value-type="float" office:value="96.8487394957983" calcext:value-type="float">
            <text:p>96.8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C$1] + ABS([.A925]))*100" office:value-type="float" office:value="96.8520461699895" calcext:value-type="float">
            <text:p>96.8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C$1] + ABS([.A926]))*100" office:value-type="float" office:value="96.8553459119497" calcext:value-type="float">
            <text:p>96.8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C$1] + ABS([.A927]))*100" office:value-type="float" office:value="96.8586387434555" calcext:value-type="float">
            <text:p>96.8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C$1] + ABS([.A928]))*100" office:value-type="float" office:value="96.8619246861925" calcext:value-type="float">
            <text:p>96.8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C$1] + ABS([.A929]))*100" office:value-type="float" office:value="96.8652037617555" calcext:value-type="float">
            <text:p>96.8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C$1] + ABS([.A930]))*100" office:value-type="float" office:value="96.8684759916493" calcext:value-type="float">
            <text:p>96.8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C$1] + ABS([.A931]))*100" office:value-type="float" office:value="96.8717413972889" calcext:value-type="float">
            <text:p>96.8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C$1] + ABS([.A932]))*100" office:value-type="float" office:value="96.875" calcext:value-type="float">
            <text:p>96.8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C$1] + ABS([.A933]))*100" office:value-type="float" office:value="96.8782518210198" calcext:value-type="float">
            <text:p>96.8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C$1] + ABS([.A934]))*100" office:value-type="float" office:value="96.8814968814969" calcext:value-type="float">
            <text:p>96.8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C$1] + ABS([.A935]))*100" office:value-type="float" office:value="96.8847352024922" calcext:value-type="float">
            <text:p>96.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C$1] + ABS([.A936]))*100" office:value-type="float" office:value="96.8879668049793" calcext:value-type="float">
            <text:p>96.8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C$1] + ABS([.A937]))*100" office:value-type="float" office:value="96.8911917098446" calcext:value-type="float">
            <text:p>96.8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C$1] + ABS([.A938]))*100" office:value-type="float" office:value="96.8944099378882" calcext:value-type="float">
            <text:p>96.8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C$1] + ABS([.A939]))*100" office:value-type="float" office:value="96.8976215098242" calcext:value-type="float">
            <text:p>96.9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C$1] + ABS([.A940]))*100" office:value-type="float" office:value="96.900826446281" calcext:value-type="float">
            <text:p>96.9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C$1] + ABS([.A941]))*100" office:value-type="float" office:value="96.9040247678019" calcext:value-type="float">
            <text:p>96.9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C$1] + ABS([.A942]))*100" office:value-type="float" office:value="96.9072164948454" calcext:value-type="float">
            <text:p>96.9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C$1] + ABS([.A943]))*100" office:value-type="float" office:value="96.9104016477858" calcext:value-type="float">
            <text:p>96.9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C$1] + ABS([.A944]))*100" office:value-type="float" office:value="96.9135802469136" calcext:value-type="float">
            <text:p>96.9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C$1] + ABS([.A945]))*100" office:value-type="float" office:value="96.9167523124358" calcext:value-type="float">
            <text:p>96.9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C$1] + ABS([.A946]))*100" office:value-type="float" office:value="96.9199178644764" calcext:value-type="float">
            <text:p>96.9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C$1] + ABS([.A947]))*100" office:value-type="float" office:value="96.9230769230769" calcext:value-type="float">
            <text:p>96.9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C$1] + ABS([.A948]))*100" office:value-type="float" office:value="96.9262295081967" calcext:value-type="float">
            <text:p>96.9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C$1] + ABS([.A949]))*100" office:value-type="float" office:value="96.9293756397134" calcext:value-type="float">
            <text:p>96.9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C$1] + ABS([.A950]))*100" office:value-type="float" office:value="96.9325153374233" calcext:value-type="float">
            <text:p>96.9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C$1] + ABS([.A951]))*100" office:value-type="float" office:value="96.9356486210419" calcext:value-type="float">
            <text:p>96.9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C$1] + ABS([.A952]))*100" office:value-type="float" office:value="96.9387755102041" calcext:value-type="float">
            <text:p>96.9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C$1] + ABS([.A953]))*100" office:value-type="float" office:value="96.9418960244648" calcext:value-type="float">
            <text:p>96.9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C$1] + ABS([.A954]))*100" office:value-type="float" office:value="96.9450101832994" calcext:value-type="float">
            <text:p>96.9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C$1] + ABS([.A955]))*100" office:value-type="float" office:value="96.9481180061038" calcext:value-type="float">
            <text:p>96.9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C$1] + ABS([.A956]))*100" office:value-type="float" office:value="96.9512195121951" calcext:value-type="float">
            <text:p>96.9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C$1] + ABS([.A957]))*100" office:value-type="float" office:value="96.9543147208122" calcext:value-type="float">
            <text:p>96.9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C$1] + ABS([.A958]))*100" office:value-type="float" office:value="96.9574036511156" calcext:value-type="float">
            <text:p>96.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C$1] + ABS([.A959]))*100" office:value-type="float" office:value="96.9604863221885" calcext:value-type="float">
            <text:p>96.9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C$1] + ABS([.A960]))*100" office:value-type="float" office:value="96.9635627530364" calcext:value-type="float">
            <text:p>96.9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C$1] + ABS([.A961]))*100" office:value-type="float" office:value="96.9666329625885" calcext:value-type="float">
            <text:p>96.9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C$1] + ABS([.A962]))*100" office:value-type="float" office:value="96.969696969697" calcext:value-type="float">
            <text:p>96.9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C$1] + ABS([.A963]))*100" office:value-type="float" office:value="96.9727547931383" calcext:value-type="float">
            <text:p>96.9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C$1] + ABS([.A964]))*100" office:value-type="float" office:value="96.9758064516129" calcext:value-type="float">
            <text:p>96.9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C$1] + ABS([.A965]))*100" office:value-type="float" office:value="96.9788519637462" calcext:value-type="float">
            <text:p>96.9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C$1] + ABS([.A966]))*100" office:value-type="float" office:value="96.9818913480885" calcext:value-type="float">
            <text:p>96.9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C$1] + ABS([.A967]))*100" office:value-type="float" office:value="96.9849246231156" calcext:value-type="float">
            <text:p>96.98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C$1] + ABS([.A968]))*100" office:value-type="float" office:value="96.9879518072289" calcext:value-type="float">
            <text:p>96.9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C$1] + ABS([.A969]))*100" office:value-type="float" office:value="96.9909729187563" calcext:value-type="float">
            <text:p>96.9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C$1] + ABS([.A970]))*100" office:value-type="float" office:value="96.9939879759519" calcext:value-type="float">
            <text:p>96.9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C$1] + ABS([.A971]))*100" office:value-type="float" office:value="96.996996996997" calcext:value-type="float">
            <text:p>97.0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C$1] + ABS([.A972]))*100"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C$1] + ABS([.A973]))*100" office:value-type="float" office:value="97.002997002997" calcext:value-type="float">
            <text:p>97.0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C$1] + ABS([.A974]))*100" office:value-type="float" office:value="97.0059880239521" calcext:value-type="float">
            <text:p>97.0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C$1] + ABS([.A975]))*100" office:value-type="float" office:value="97.0089730807577" calcext:value-type="float">
            <text:p>97.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C$1] + ABS([.A976]))*100" office:value-type="float" office:value="97.0119521912351" calcext:value-type="float">
            <text:p>97.0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C$1] + ABS([.A977]))*100" office:value-type="float" office:value="97.0149253731343" calcext:value-type="float">
            <text:p>97.0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C$1] + ABS([.A978]))*100" office:value-type="float" office:value="97.0178926441352" calcext:value-type="float">
            <text:p>97.0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C$1] + ABS([.A979]))*100" office:value-type="float" office:value="97.0208540218471" calcext:value-type="float">
            <text:p>97.0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C$1] + ABS([.A980]))*100" office:value-type="float" office:value="97.0238095238095" calcext:value-type="float">
            <text:p>97.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C$1] + ABS([.A981]))*100" office:value-type="float" office:value="97.0267591674926" calcext:value-type="float">
            <text:p>97.0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C$1] + ABS([.A982]))*100" office:value-type="float" office:value="97.029702970297" calcext:value-type="float">
            <text:p>97.0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C$1] + ABS([.A983]))*100" office:value-type="float" office:value="97.0326409495549" calcext:value-type="float">
            <text:p>97.0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C$1] + ABS([.A984]))*100" office:value-type="float" office:value="97.0355731225297" calcext:value-type="float">
            <text:p>97.0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C$1] + ABS([.A985]))*100" office:value-type="float" office:value="97.0384995064166" calcext:value-type="float">
            <text:p>97.0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C$1] + ABS([.A986]))*100" office:value-type="float" office:value="97.0414201183432" calcext:value-type="float">
            <text:p>97.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C$1] + ABS([.A987]))*100" office:value-type="float" office:value="97.0443349753695" calcext:value-type="float">
            <text:p>97.0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C$1] + ABS([.A988]))*100" office:value-type="float" office:value="97.0472440944882" calcext:value-type="float">
            <text:p>97.0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C$1] + ABS([.A989]))*100" office:value-type="float" office:value="97.0501474926254" calcext:value-type="float">
            <text:p>97.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C$1] + ABS([.A990]))*100" office:value-type="float" office:value="97.0530451866405" calcext:value-type="float">
            <text:p>97.0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C$1] + ABS([.A991]))*100" office:value-type="float" office:value="97.0559371933268" calcext:value-type="float">
            <text:p>97.0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C$1] + ABS([.A992]))*100" office:value-type="float" office:value="97.0588235294118" calcext:value-type="float">
            <text:p>97.0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C$1] + ABS([.A993]))*100" office:value-type="float" office:value="97.0617042115573" calcext:value-type="float">
            <text:p>97.0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C$1] + ABS([.A994]))*100" office:value-type="float" office:value="97.0645792563601" calcext:value-type="float">
            <text:p>97.0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C$1] + ABS([.A995]))*100" office:value-type="float" office:value="97.0674486803519" calcext:value-type="float">
            <text:p>97.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C$1] + ABS([.A996]))*100" office:value-type="float" office:value="97.0703125" calcext:value-type="float">
            <text:p>97.0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C$1] + ABS([.A997]))*100" office:value-type="float" office:value="97.0731707317073" calcext:value-type="float">
            <text:p>97.0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C$1] + ABS([.A998]))*100" office:value-type="float" office:value="97.0760233918129" calcext:value-type="float">
            <text:p>97.0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C$1] + ABS([.A999]))*100" office:value-type="float" office:value="97.078870496592" calcext:value-type="float">
            <text:p>97.0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C$1] + ABS([.A1000]))*100" office:value-type="float" office:value="97.0817120622568" calcext:value-type="float">
            <text:p>97.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C$1] + ABS([.A1001]))*100" office:value-type="float" office:value="97.0845481049563" calcext:value-type="float">
            <text:p>97.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C$1] + ABS([.A1002]))*100" office:value-type="float" office:value="97.0873786407767" calcext:value-type="float">
            <text:p>97.09</text:p>
          </table:table-cell>
          <table:table-cell/>
        </table:table-row>
        <table:table-row table:style-name="ro1" table:number-rows-repeated="1047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ergy_field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enfeeble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scaling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8" calcext:value-type="float">
            <text:p>28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8" calcext:value-type="float">
            <text:p>38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61" calcext:value-type="float">
            <text:p>61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75" calcext:value-type="float">
            <text:p>75.00</text:p>
          </table:table-cell>
          <table:table-cell table:number-columns-repeated="4"/>
        </table:table-row>
      </table:table>
      <table:table table:name="heal" table:style-name="ta1">
        <table:table-column table:style-name="co7" table:number-columns-repeated="5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eal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100" calcext:value-type="float">
            <text:p>10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200" calcext:value-type="float">
            <text:p>2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300" calcext:value-type="float">
            <text:p>30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400" calcext:value-type="float">
            <text:p>4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500" calcext:value-type="float">
            <text:p>50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600" calcext:value-type="float">
            <text:p>6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700" calcext:value-type="float">
            <text:p>70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800" calcext:value-type="float">
            <text:p>8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900" calcext:value-type="float">
            <text:p>90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1000" calcext:value-type="float">
            <text:p>10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1100" calcext:value-type="float">
            <text:p>110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1200" calcext:value-type="float">
            <text:p>12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1300" calcext:value-type="float">
            <text:p>130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1400" calcext:value-type="float">
            <text:p>14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1500" calcext:value-type="float">
            <text:p>150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1600" calcext:value-type="float">
            <text:p>16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1700" calcext:value-type="float">
            <text:p>170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1800" calcext:value-type="float">
            <text:p>18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1900" calcext:value-type="float">
            <text:p>190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2000" calcext:value-type="float">
            <text:p>2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6.66666666666667" calcext:value-type="float">
            <text:p>6.67</text:p>
          </table:table-cell>
          <table:table-cell table:number-columns-repeated="3"/>
        </table:table-row>
      </table:table>
      <table:table table:name="rejuv" table:style-name="ta1">
        <table:table-column table:style-name="co7" table:number-columns-repeated="5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eal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5" calcext:value-type="float">
            <text:p>5</text:p>
          </table:table-cell>
          <table:table-cell table:formula="of:=[.B2]/[.C2]" office:value-type="float" office:value="10" calcext:value-type="float">
            <text:p>10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10" calcext:value-type="float">
            <text:p>10</text:p>
          </table:table-cell>
          <table:table-cell table:formula="of:=[.B3]/[.C3]" office:value-type="float" office:value="10" calcext:value-type="float">
            <text:p>10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15" calcext:value-type="float">
            <text:p>15</text:p>
          </table:table-cell>
          <table:table-cell table:formula="of:=[.B4]/[.C4]" office:value-type="float" office:value="10" calcext:value-type="float">
            <text:p>10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20" calcext:value-type="float">
            <text:p>20</text:p>
          </table:table-cell>
          <table:table-cell table:formula="of:=[.B5]/[.C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25" calcext:value-type="float">
            <text:p>25</text:p>
          </table:table-cell>
          <table:table-cell table:formula="of:=[.B6]/[.C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30" calcext:value-type="float">
            <text:p>30</text:p>
          </table:table-cell>
          <table:table-cell table:formula="of:=[.B7]/[.C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35" calcext:value-type="float">
            <text:p>35</text:p>
          </table:table-cell>
          <table:table-cell table:formula="of:=[.B8]/[.C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40" calcext:value-type="float">
            <text:p>40</text:p>
          </table:table-cell>
          <table:table-cell table:formula="of:=[.B9]/[.C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45" calcext:value-type="float">
            <text:p>45</text:p>
          </table:table-cell>
          <table:table-cell table:formula="of:=[.B10]/[.C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50" calcext:value-type="float">
            <text:p>50</text:p>
          </table:table-cell>
          <table:table-cell table:formula="of:=[.B11]/[.C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55" calcext:value-type="float">
            <text:p>55</text:p>
          </table:table-cell>
          <table:table-cell table:formula="of:=[.B12]/[.C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60" calcext:value-type="float">
            <text:p>60</text:p>
          </table:table-cell>
          <table:table-cell table:formula="of:=[.B13]/[.C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65" calcext:value-type="float">
            <text:p>65</text:p>
          </table:table-cell>
          <table:table-cell table:formula="of:=[.B14]/[.C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70" calcext:value-type="float">
            <text:p>70</text:p>
          </table:table-cell>
          <table:table-cell table:formula="of:=[.B15]/[.C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75" calcext:value-type="float">
            <text:p>75</text:p>
          </table:table-cell>
          <table:table-cell table:formula="of:=[.B16]/[.C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80" calcext:value-type="float">
            <text:p>80</text:p>
          </table:table-cell>
          <table:table-cell table:formula="of:=[.B17]/[.C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85" calcext:value-type="float">
            <text:p>85</text:p>
          </table:table-cell>
          <table:table-cell table:formula="of:=[.B18]/[.C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90" calcext:value-type="float">
            <text:p>90</text:p>
          </table:table-cell>
          <table:table-cell table:formula="of:=[.B19]/[.C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95" calcext:value-type="float">
            <text:p>95</text:p>
          </table:table-cell>
          <table:table-cell table:formula="of:=[.B20]/[.C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100" calcext:value-type="float">
            <text:p>100</text:p>
          </table:table-cell>
          <table:table-cell table:formula="of:=[.B21]/[.C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105" calcext:value-type="float">
            <text:p>105</text:p>
          </table:table-cell>
          <table:table-cell table:formula="of:=[.B22]/[.C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110" calcext:value-type="float">
            <text:p>110</text:p>
          </table:table-cell>
          <table:table-cell table:formula="of:=[.B23]/[.C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115" calcext:value-type="float">
            <text:p>115</text:p>
          </table:table-cell>
          <table:table-cell table:formula="of:=[.B24]/[.C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120" calcext:value-type="float">
            <text:p>120</text:p>
          </table:table-cell>
          <table:table-cell table:formula="of:=[.B25]/[.C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125" calcext:value-type="float">
            <text:p>125</text:p>
          </table:table-cell>
          <table:table-cell table:formula="of:=[.B26]/[.C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130" calcext:value-type="float">
            <text:p>130</text:p>
          </table:table-cell>
          <table:table-cell table:formula="of:=[.B27]/[.C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135" calcext:value-type="float">
            <text:p>135</text:p>
          </table:table-cell>
          <table:table-cell table:formula="of:=[.B28]/[.C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140" calcext:value-type="float">
            <text:p>140</text:p>
          </table:table-cell>
          <table:table-cell table:formula="of:=[.B29]/[.C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145" calcext:value-type="float">
            <text:p>145</text:p>
          </table:table-cell>
          <table:table-cell table:formula="of:=[.B30]/[.C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150" calcext:value-type="float">
            <text:p>150</text:p>
          </table:table-cell>
          <table:table-cell table:formula="of:=[.B31]/[.C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155" calcext:value-type="float">
            <text:p>155</text:p>
          </table:table-cell>
          <table:table-cell table:formula="of:=[.B32]/[.C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160" calcext:value-type="float">
            <text:p>160</text:p>
          </table:table-cell>
          <table:table-cell table:formula="of:=[.B33]/[.C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165" calcext:value-type="float">
            <text:p>165</text:p>
          </table:table-cell>
          <table:table-cell table:formula="of:=[.B34]/[.C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170" calcext:value-type="float">
            <text:p>170</text:p>
          </table:table-cell>
          <table:table-cell table:formula="of:=[.B35]/[.C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175" calcext:value-type="float">
            <text:p>175</text:p>
          </table:table-cell>
          <table:table-cell table:formula="of:=[.B36]/[.C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180" calcext:value-type="float">
            <text:p>180</text:p>
          </table:table-cell>
          <table:table-cell table:formula="of:=[.B37]/[.C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185" calcext:value-type="float">
            <text:p>185</text:p>
          </table:table-cell>
          <table:table-cell table:formula="of:=[.B38]/[.C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190" calcext:value-type="float">
            <text:p>190</text:p>
          </table:table-cell>
          <table:table-cell table:formula="of:=[.B39]/[.C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195" calcext:value-type="float">
            <text:p>195</text:p>
          </table:table-cell>
          <table:table-cell table:formula="of:=[.B40]/[.C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200" calcext:value-type="float">
            <text:p>200</text:p>
          </table:table-cell>
          <table:table-cell table:formula="of:=[.B41]/[.C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205" calcext:value-type="float">
            <text:p>205</text:p>
          </table:table-cell>
          <table:table-cell table:formula="of:=[.B42]/[.C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210" calcext:value-type="float">
            <text:p>210</text:p>
          </table:table-cell>
          <table:table-cell table:formula="of:=[.B43]/[.C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215" calcext:value-type="float">
            <text:p>215</text:p>
          </table:table-cell>
          <table:table-cell table:formula="of:=[.B44]/[.C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220" calcext:value-type="float">
            <text:p>220</text:p>
          </table:table-cell>
          <table:table-cell table:formula="of:=[.B45]/[.C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225" calcext:value-type="float">
            <text:p>225</text:p>
          </table:table-cell>
          <table:table-cell table:formula="of:=[.B46]/[.C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230" calcext:value-type="float">
            <text:p>230</text:p>
          </table:table-cell>
          <table:table-cell table:formula="of:=[.B47]/[.C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235" calcext:value-type="float">
            <text:p>235</text:p>
          </table:table-cell>
          <table:table-cell table:formula="of:=[.B48]/[.C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240" calcext:value-type="float">
            <text:p>240</text:p>
          </table:table-cell>
          <table:table-cell table:formula="of:=[.B49]/[.C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245" calcext:value-type="float">
            <text:p>245</text:p>
          </table:table-cell>
          <table:table-cell table:formula="of:=[.B50]/[.C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250" calcext:value-type="float">
            <text:p>250</text:p>
          </table:table-cell>
          <table:table-cell table:formula="of:=[.B51]/[.C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1]+[.A52]*[.$G$2]" office:value-type="float" office:value="2550" calcext:value-type="float">
            <text:p>2550</text:p>
          </table:table-cell>
          <table:table-cell table:formula="of:=[.$G$4]*[.A52]+[.$G$3]-[.$G$4]" office:value-type="float" office:value="255" calcext:value-type="float">
            <text:p>255</text:p>
          </table:table-cell>
          <table:table-cell table:formula="of:=[.B52]/[.C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1]+[.A53]*[.$G$2]" office:value-type="float" office:value="2600" calcext:value-type="float">
            <text:p>2600</text:p>
          </table:table-cell>
          <table:table-cell table:formula="of:=[.$G$4]*[.A53]+[.$G$3]-[.$G$4]" office:value-type="float" office:value="260" calcext:value-type="float">
            <text:p>260</text:p>
          </table:table-cell>
          <table:table-cell table:formula="of:=[.B53]/[.C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1]+[.A54]*[.$G$2]" office:value-type="float" office:value="2650" calcext:value-type="float">
            <text:p>2650</text:p>
          </table:table-cell>
          <table:table-cell table:formula="of:=[.$G$4]*[.A54]+[.$G$3]-[.$G$4]" office:value-type="float" office:value="265" calcext:value-type="float">
            <text:p>265</text:p>
          </table:table-cell>
          <table:table-cell table:formula="of:=[.B54]/[.C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1]+[.A55]*[.$G$2]" office:value-type="float" office:value="2700" calcext:value-type="float">
            <text:p>2700</text:p>
          </table:table-cell>
          <table:table-cell table:formula="of:=[.$G$4]*[.A55]+[.$G$3]-[.$G$4]" office:value-type="float" office:value="270" calcext:value-type="float">
            <text:p>270</text:p>
          </table:table-cell>
          <table:table-cell table:formula="of:=[.B55]/[.C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1]+[.A56]*[.$G$2]" office:value-type="float" office:value="2750" calcext:value-type="float">
            <text:p>2750</text:p>
          </table:table-cell>
          <table:table-cell table:formula="of:=[.$G$4]*[.A56]+[.$G$3]-[.$G$4]" office:value-type="float" office:value="275" calcext:value-type="float">
            <text:p>275</text:p>
          </table:table-cell>
          <table:table-cell table:formula="of:=[.B56]/[.C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1]+[.A57]*[.$G$2]" office:value-type="float" office:value="2800" calcext:value-type="float">
            <text:p>2800</text:p>
          </table:table-cell>
          <table:table-cell table:formula="of:=[.$G$4]*[.A57]+[.$G$3]-[.$G$4]" office:value-type="float" office:value="280" calcext:value-type="float">
            <text:p>280</text:p>
          </table:table-cell>
          <table:table-cell table:formula="of:=[.B57]/[.C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1]+[.A58]*[.$G$2]" office:value-type="float" office:value="2850" calcext:value-type="float">
            <text:p>2850</text:p>
          </table:table-cell>
          <table:table-cell table:formula="of:=[.$G$4]*[.A58]+[.$G$3]-[.$G$4]" office:value-type="float" office:value="285" calcext:value-type="float">
            <text:p>285</text:p>
          </table:table-cell>
          <table:table-cell table:formula="of:=[.B58]/[.C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1]+[.A59]*[.$G$2]" office:value-type="float" office:value="2900" calcext:value-type="float">
            <text:p>2900</text:p>
          </table:table-cell>
          <table:table-cell table:formula="of:=[.$G$4]*[.A59]+[.$G$3]-[.$G$4]" office:value-type="float" office:value="290" calcext:value-type="float">
            <text:p>290</text:p>
          </table:table-cell>
          <table:table-cell table:formula="of:=[.B59]/[.C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1]+[.A60]*[.$G$2]" office:value-type="float" office:value="2950" calcext:value-type="float">
            <text:p>2950</text:p>
          </table:table-cell>
          <table:table-cell table:formula="of:=[.$G$4]*[.A60]+[.$G$3]-[.$G$4]" office:value-type="float" office:value="295" calcext:value-type="float">
            <text:p>295</text:p>
          </table:table-cell>
          <table:table-cell table:formula="of:=[.B60]/[.C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1]+[.A61]*[.$G$2]" office:value-type="float" office:value="3000" calcext:value-type="float">
            <text:p>3000</text:p>
          </table:table-cell>
          <table:table-cell table:formula="of:=[.$G$4]*[.A61]+[.$G$3]-[.$G$4]" office:value-type="float" office:value="300" calcext:value-type="float">
            <text:p>300</text:p>
          </table:table-cell>
          <table:table-cell table:formula="of:=[.B61]/[.C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1]+[.A62]*[.$G$2]" office:value-type="float" office:value="3050" calcext:value-type="float">
            <text:p>3050</text:p>
          </table:table-cell>
          <table:table-cell table:formula="of:=[.$G$4]*[.A62]+[.$G$3]-[.$G$4]" office:value-type="float" office:value="305" calcext:value-type="float">
            <text:p>305</text:p>
          </table:table-cell>
          <table:table-cell table:formula="of:=[.B62]/[.C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1]+[.A63]*[.$G$2]" office:value-type="float" office:value="3100" calcext:value-type="float">
            <text:p>3100</text:p>
          </table:table-cell>
          <table:table-cell table:formula="of:=[.$G$4]*[.A63]+[.$G$3]-[.$G$4]" office:value-type="float" office:value="310" calcext:value-type="float">
            <text:p>310</text:p>
          </table:table-cell>
          <table:table-cell table:formula="of:=[.B63]/[.C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1]+[.A64]*[.$G$2]" office:value-type="float" office:value="3150" calcext:value-type="float">
            <text:p>3150</text:p>
          </table:table-cell>
          <table:table-cell table:formula="of:=[.$G$4]*[.A64]+[.$G$3]-[.$G$4]" office:value-type="float" office:value="315" calcext:value-type="float">
            <text:p>315</text:p>
          </table:table-cell>
          <table:table-cell table:formula="of:=[.B64]/[.C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1]+[.A65]*[.$G$2]" office:value-type="float" office:value="3200" calcext:value-type="float">
            <text:p>3200</text:p>
          </table:table-cell>
          <table:table-cell table:formula="of:=[.$G$4]*[.A65]+[.$G$3]-[.$G$4]" office:value-type="float" office:value="320" calcext:value-type="float">
            <text:p>320</text:p>
          </table:table-cell>
          <table:table-cell table:formula="of:=[.B65]/[.C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1]+[.A66]*[.$G$2]" office:value-type="float" office:value="3250" calcext:value-type="float">
            <text:p>3250</text:p>
          </table:table-cell>
          <table:table-cell table:formula="of:=[.$G$4]*[.A66]+[.$G$3]-[.$G$4]" office:value-type="float" office:value="325" calcext:value-type="float">
            <text:p>325</text:p>
          </table:table-cell>
          <table:table-cell table:formula="of:=[.B66]/[.C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1]+[.A67]*[.$G$2]" office:value-type="float" office:value="3300" calcext:value-type="float">
            <text:p>3300</text:p>
          </table:table-cell>
          <table:table-cell table:formula="of:=[.$G$4]*[.A67]+[.$G$3]-[.$G$4]" office:value-type="float" office:value="330" calcext:value-type="float">
            <text:p>330</text:p>
          </table:table-cell>
          <table:table-cell table:formula="of:=[.B67]/[.C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1]+[.A68]*[.$G$2]" office:value-type="float" office:value="3350" calcext:value-type="float">
            <text:p>3350</text:p>
          </table:table-cell>
          <table:table-cell table:formula="of:=[.$G$4]*[.A68]+[.$G$3]-[.$G$4]" office:value-type="float" office:value="335" calcext:value-type="float">
            <text:p>335</text:p>
          </table:table-cell>
          <table:table-cell table:formula="of:=[.B68]/[.C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1]+[.A69]*[.$G$2]" office:value-type="float" office:value="3400" calcext:value-type="float">
            <text:p>3400</text:p>
          </table:table-cell>
          <table:table-cell table:formula="of:=[.$G$4]*[.A69]+[.$G$3]-[.$G$4]" office:value-type="float" office:value="340" calcext:value-type="float">
            <text:p>340</text:p>
          </table:table-cell>
          <table:table-cell table:formula="of:=[.B69]/[.C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1]+[.A70]*[.$G$2]" office:value-type="float" office:value="3450" calcext:value-type="float">
            <text:p>3450</text:p>
          </table:table-cell>
          <table:table-cell table:formula="of:=[.$G$4]*[.A70]+[.$G$3]-[.$G$4]" office:value-type="float" office:value="345" calcext:value-type="float">
            <text:p>345</text:p>
          </table:table-cell>
          <table:table-cell table:formula="of:=[.B70]/[.C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1]+[.A71]*[.$G$2]" office:value-type="float" office:value="3500" calcext:value-type="float">
            <text:p>3500</text:p>
          </table:table-cell>
          <table:table-cell table:formula="of:=[.$G$4]*[.A71]+[.$G$3]-[.$G$4]" office:value-type="float" office:value="350" calcext:value-type="float">
            <text:p>350</text:p>
          </table:table-cell>
          <table:table-cell table:formula="of:=[.B71]/[.C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1]+[.A72]*[.$G$2]" office:value-type="float" office:value="3550" calcext:value-type="float">
            <text:p>3550</text:p>
          </table:table-cell>
          <table:table-cell table:formula="of:=[.$G$4]*[.A72]+[.$G$3]-[.$G$4]" office:value-type="float" office:value="355" calcext:value-type="float">
            <text:p>355</text:p>
          </table:table-cell>
          <table:table-cell table:formula="of:=[.B72]/[.C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1]+[.A73]*[.$G$2]" office:value-type="float" office:value="3600" calcext:value-type="float">
            <text:p>3600</text:p>
          </table:table-cell>
          <table:table-cell table:formula="of:=[.$G$4]*[.A73]+[.$G$3]-[.$G$4]" office:value-type="float" office:value="360" calcext:value-type="float">
            <text:p>360</text:p>
          </table:table-cell>
          <table:table-cell table:formula="of:=[.B73]/[.C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1]+[.A74]*[.$G$2]" office:value-type="float" office:value="3650" calcext:value-type="float">
            <text:p>3650</text:p>
          </table:table-cell>
          <table:table-cell table:formula="of:=[.$G$4]*[.A74]+[.$G$3]-[.$G$4]" office:value-type="float" office:value="365" calcext:value-type="float">
            <text:p>365</text:p>
          </table:table-cell>
          <table:table-cell table:formula="of:=[.B74]/[.C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1]+[.A75]*[.$G$2]" office:value-type="float" office:value="3700" calcext:value-type="float">
            <text:p>3700</text:p>
          </table:table-cell>
          <table:table-cell table:formula="of:=[.$G$4]*[.A75]+[.$G$3]-[.$G$4]" office:value-type="float" office:value="370" calcext:value-type="float">
            <text:p>370</text:p>
          </table:table-cell>
          <table:table-cell table:formula="of:=[.B75]/[.C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1]+[.A76]*[.$G$2]" office:value-type="float" office:value="3750" calcext:value-type="float">
            <text:p>3750</text:p>
          </table:table-cell>
          <table:table-cell table:formula="of:=[.$G$4]*[.A76]+[.$G$3]-[.$G$4]" office:value-type="float" office:value="375" calcext:value-type="float">
            <text:p>375</text:p>
          </table:table-cell>
          <table:table-cell table:formula="of:=[.B76]/[.C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1]+[.A77]*[.$G$2]" office:value-type="float" office:value="3800" calcext:value-type="float">
            <text:p>3800</text:p>
          </table:table-cell>
          <table:table-cell table:formula="of:=[.$G$4]*[.A77]+[.$G$3]-[.$G$4]" office:value-type="float" office:value="380" calcext:value-type="float">
            <text:p>380</text:p>
          </table:table-cell>
          <table:table-cell table:formula="of:=[.B77]/[.C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1]+[.A78]*[.$G$2]" office:value-type="float" office:value="3850" calcext:value-type="float">
            <text:p>3850</text:p>
          </table:table-cell>
          <table:table-cell table:formula="of:=[.$G$4]*[.A78]+[.$G$3]-[.$G$4]" office:value-type="float" office:value="385" calcext:value-type="float">
            <text:p>385</text:p>
          </table:table-cell>
          <table:table-cell table:formula="of:=[.B78]/[.C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1]+[.A79]*[.$G$2]" office:value-type="float" office:value="3900" calcext:value-type="float">
            <text:p>3900</text:p>
          </table:table-cell>
          <table:table-cell table:formula="of:=[.$G$4]*[.A79]+[.$G$3]-[.$G$4]" office:value-type="float" office:value="390" calcext:value-type="float">
            <text:p>390</text:p>
          </table:table-cell>
          <table:table-cell table:formula="of:=[.B79]/[.C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1]+[.A80]*[.$G$2]" office:value-type="float" office:value="3950" calcext:value-type="float">
            <text:p>3950</text:p>
          </table:table-cell>
          <table:table-cell table:formula="of:=[.$G$4]*[.A80]+[.$G$3]-[.$G$4]" office:value-type="float" office:value="395" calcext:value-type="float">
            <text:p>395</text:p>
          </table:table-cell>
          <table:table-cell table:formula="of:=[.B80]/[.C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1]+[.A81]*[.$G$2]" office:value-type="float" office:value="4000" calcext:value-type="float">
            <text:p>4000</text:p>
          </table:table-cell>
          <table:table-cell table:formula="of:=[.$G$4]*[.A81]+[.$G$3]-[.$G$4]" office:value-type="float" office:value="400" calcext:value-type="float">
            <text:p>400</text:p>
          </table:table-cell>
          <table:table-cell table:formula="of:=[.B81]/[.C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1]+[.A82]*[.$G$2]" office:value-type="float" office:value="4050" calcext:value-type="float">
            <text:p>4050</text:p>
          </table:table-cell>
          <table:table-cell table:formula="of:=[.$G$4]*[.A82]+[.$G$3]-[.$G$4]" office:value-type="float" office:value="405" calcext:value-type="float">
            <text:p>405</text:p>
          </table:table-cell>
          <table:table-cell table:formula="of:=[.B82]/[.C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1]+[.A83]*[.$G$2]" office:value-type="float" office:value="4100" calcext:value-type="float">
            <text:p>4100</text:p>
          </table:table-cell>
          <table:table-cell table:formula="of:=[.$G$4]*[.A83]+[.$G$3]-[.$G$4]" office:value-type="float" office:value="410" calcext:value-type="float">
            <text:p>410</text:p>
          </table:table-cell>
          <table:table-cell table:formula="of:=[.B83]/[.C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1]+[.A84]*[.$G$2]" office:value-type="float" office:value="4150" calcext:value-type="float">
            <text:p>4150</text:p>
          </table:table-cell>
          <table:table-cell table:formula="of:=[.$G$4]*[.A84]+[.$G$3]-[.$G$4]" office:value-type="float" office:value="415" calcext:value-type="float">
            <text:p>415</text:p>
          </table:table-cell>
          <table:table-cell table:formula="of:=[.B84]/[.C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1]+[.A85]*[.$G$2]" office:value-type="float" office:value="4200" calcext:value-type="float">
            <text:p>4200</text:p>
          </table:table-cell>
          <table:table-cell table:formula="of:=[.$G$4]*[.A85]+[.$G$3]-[.$G$4]" office:value-type="float" office:value="420" calcext:value-type="float">
            <text:p>420</text:p>
          </table:table-cell>
          <table:table-cell table:formula="of:=[.B85]/[.C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1]+[.A86]*[.$G$2]" office:value-type="float" office:value="4250" calcext:value-type="float">
            <text:p>4250</text:p>
          </table:table-cell>
          <table:table-cell table:formula="of:=[.$G$4]*[.A86]+[.$G$3]-[.$G$4]" office:value-type="float" office:value="425" calcext:value-type="float">
            <text:p>425</text:p>
          </table:table-cell>
          <table:table-cell table:formula="of:=[.B86]/[.C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1]+[.A87]*[.$G$2]" office:value-type="float" office:value="4300" calcext:value-type="float">
            <text:p>4300</text:p>
          </table:table-cell>
          <table:table-cell table:formula="of:=[.$G$4]*[.A87]+[.$G$3]-[.$G$4]" office:value-type="float" office:value="430" calcext:value-type="float">
            <text:p>430</text:p>
          </table:table-cell>
          <table:table-cell table:formula="of:=[.B87]/[.C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1]+[.A88]*[.$G$2]" office:value-type="float" office:value="4350" calcext:value-type="float">
            <text:p>4350</text:p>
          </table:table-cell>
          <table:table-cell table:formula="of:=[.$G$4]*[.A88]+[.$G$3]-[.$G$4]" office:value-type="float" office:value="435" calcext:value-type="float">
            <text:p>435</text:p>
          </table:table-cell>
          <table:table-cell table:formula="of:=[.B88]/[.C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1]+[.A89]*[.$G$2]" office:value-type="float" office:value="4400" calcext:value-type="float">
            <text:p>4400</text:p>
          </table:table-cell>
          <table:table-cell table:formula="of:=[.$G$4]*[.A89]+[.$G$3]-[.$G$4]" office:value-type="float" office:value="440" calcext:value-type="float">
            <text:p>440</text:p>
          </table:table-cell>
          <table:table-cell table:formula="of:=[.B89]/[.C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1]+[.A90]*[.$G$2]" office:value-type="float" office:value="4450" calcext:value-type="float">
            <text:p>4450</text:p>
          </table:table-cell>
          <table:table-cell table:formula="of:=[.$G$4]*[.A90]+[.$G$3]-[.$G$4]" office:value-type="float" office:value="445" calcext:value-type="float">
            <text:p>445</text:p>
          </table:table-cell>
          <table:table-cell table:formula="of:=[.B90]/[.C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1]+[.A91]*[.$G$2]" office:value-type="float" office:value="4500" calcext:value-type="float">
            <text:p>4500</text:p>
          </table:table-cell>
          <table:table-cell table:formula="of:=[.$G$4]*[.A91]+[.$G$3]-[.$G$4]" office:value-type="float" office:value="450" calcext:value-type="float">
            <text:p>450</text:p>
          </table:table-cell>
          <table:table-cell table:formula="of:=[.B91]/[.C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1]+[.A92]*[.$G$2]" office:value-type="float" office:value="4550" calcext:value-type="float">
            <text:p>4550</text:p>
          </table:table-cell>
          <table:table-cell table:formula="of:=[.$G$4]*[.A92]+[.$G$3]-[.$G$4]" office:value-type="float" office:value="455" calcext:value-type="float">
            <text:p>455</text:p>
          </table:table-cell>
          <table:table-cell table:formula="of:=[.B92]/[.C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1]+[.A93]*[.$G$2]" office:value-type="float" office:value="4600" calcext:value-type="float">
            <text:p>4600</text:p>
          </table:table-cell>
          <table:table-cell table:formula="of:=[.$G$4]*[.A93]+[.$G$3]-[.$G$4]" office:value-type="float" office:value="460" calcext:value-type="float">
            <text:p>460</text:p>
          </table:table-cell>
          <table:table-cell table:formula="of:=[.B93]/[.C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1]+[.A94]*[.$G$2]" office:value-type="float" office:value="4650" calcext:value-type="float">
            <text:p>4650</text:p>
          </table:table-cell>
          <table:table-cell table:formula="of:=[.$G$4]*[.A94]+[.$G$3]-[.$G$4]" office:value-type="float" office:value="465" calcext:value-type="float">
            <text:p>465</text:p>
          </table:table-cell>
          <table:table-cell table:formula="of:=[.B94]/[.C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1]+[.A95]*[.$G$2]" office:value-type="float" office:value="4700" calcext:value-type="float">
            <text:p>4700</text:p>
          </table:table-cell>
          <table:table-cell table:formula="of:=[.$G$4]*[.A95]+[.$G$3]-[.$G$4]" office:value-type="float" office:value="470" calcext:value-type="float">
            <text:p>470</text:p>
          </table:table-cell>
          <table:table-cell table:formula="of:=[.B95]/[.C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1]+[.A96]*[.$G$2]" office:value-type="float" office:value="4750" calcext:value-type="float">
            <text:p>4750</text:p>
          </table:table-cell>
          <table:table-cell table:formula="of:=[.$G$4]*[.A96]+[.$G$3]-[.$G$4]" office:value-type="float" office:value="475" calcext:value-type="float">
            <text:p>475</text:p>
          </table:table-cell>
          <table:table-cell table:formula="of:=[.B96]/[.C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1]+[.A97]*[.$G$2]" office:value-type="float" office:value="4800" calcext:value-type="float">
            <text:p>4800</text:p>
          </table:table-cell>
          <table:table-cell table:formula="of:=[.$G$4]*[.A97]+[.$G$3]-[.$G$4]" office:value-type="float" office:value="480" calcext:value-type="float">
            <text:p>480</text:p>
          </table:table-cell>
          <table:table-cell table:formula="of:=[.B97]/[.C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1]+[.A98]*[.$G$2]" office:value-type="float" office:value="4850" calcext:value-type="float">
            <text:p>4850</text:p>
          </table:table-cell>
          <table:table-cell table:formula="of:=[.$G$4]*[.A98]+[.$G$3]-[.$G$4]" office:value-type="float" office:value="485" calcext:value-type="float">
            <text:p>485</text:p>
          </table:table-cell>
          <table:table-cell table:formula="of:=[.B98]/[.C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1]+[.A99]*[.$G$2]" office:value-type="float" office:value="4900" calcext:value-type="float">
            <text:p>4900</text:p>
          </table:table-cell>
          <table:table-cell table:formula="of:=[.$G$4]*[.A99]+[.$G$3]-[.$G$4]" office:value-type="float" office:value="490" calcext:value-type="float">
            <text:p>490</text:p>
          </table:table-cell>
          <table:table-cell table:formula="of:=[.B99]/[.C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1]+[.A100]*[.$G$2]" office:value-type="float" office:value="4950" calcext:value-type="float">
            <text:p>4950</text:p>
          </table:table-cell>
          <table:table-cell table:formula="of:=[.$G$4]*[.A100]+[.$G$3]-[.$G$4]" office:value-type="float" office:value="495" calcext:value-type="float">
            <text:p>495</text:p>
          </table:table-cell>
          <table:table-cell table:formula="of:=[.B100]/[.C1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1]+[.A101]*[.$G$2]" office:value-type="float" office:value="5000" calcext:value-type="float">
            <text:p>5000</text:p>
          </table:table-cell>
          <table:table-cell table:formula="of:=[.$G$4]*[.A101]+[.$G$3]-[.$G$4]" office:value-type="float" office:value="500" calcext:value-type="float">
            <text:p>500</text:p>
          </table:table-cell>
          <table:table-cell table:formula="of:=[.B101]/[.C101]" office:value-type="float" office:value="10" calcext:value-type="float">
            <text:p>10</text:p>
          </table:table-cell>
          <table:table-cell table:number-columns-repeated="3"/>
        </table:table-row>
      </table:table>
      <table:table table:name="droprate" table:style-name="ta1">
        <office:forms form:automatic-focus="false" form:apply-design-mode="false"/>
        <table:table-column table:style-name="co7" table:number-columns-repeated="3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drop rate</text:p>
          </table:table-cell>
          <table:table-cell table:style-name="ce2" office:value-type="string" calcext:value-type="string">
            <text:p>item chance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office:forms form:automatic-focus="false" form:apply-design-mode="false"/>
        <table:table-column table:style-name="co7" table:number-columns-repeated="6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orig</text:p>
          </table:table-cell>
          <table:table-cell table:style-name="ce2" office:value-type="string" calcext:value-type="string">
            <text:p>scaled</text:p>
          </table:table-cell>
          <table:table-cell/>
          <table:table-cell table:style-name="ce2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([.$A2]*[.$A2])*[.$F$3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perle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40" calcext:value-type="float">
            <text:p>40</text:p>
          </table:table-cell>
          <table:table-cell table:formula="of:=FLOOR([.$F$1]+([.$A3]-1)*[.$F$2]+([.$A3]*[.$A3])*[.$F$3])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scal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50" calcext:value-type="float">
            <text:p>50</text:p>
          </table:table-cell>
          <table:table-cell table:formula="of:=FLOOR([.$F$1]+([.$A4]-1)*[.$F$2]+([.$A4]*[.$A4])*[.$F$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60" calcext:value-type="float">
            <text:p>60</text:p>
          </table:table-cell>
          <table:table-cell table:formula="of:=FLOOR([.$F$1]+([.$A5]-1)*[.$F$2]+([.$A5]*[.$A5])*[.$F$3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70" calcext:value-type="float">
            <text:p>70</text:p>
          </table:table-cell>
          <table:table-cell table:formula="of:=FLOOR([.$F$1]+([.$A6]-1)*[.$F$2]+([.$A6]*[.$A6])*[.$F$3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80" calcext:value-type="float">
            <text:p>80</text:p>
          </table:table-cell>
          <table:table-cell table:formula="of:=FLOOR([.$F$1]+([.$A7]-1)*[.$F$2]+([.$A7]*[.$A7])*[.$F$3]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90" calcext:value-type="float">
            <text:p>90</text:p>
          </table:table-cell>
          <table:table-cell table:formula="of:=FLOOR([.$F$1]+([.$A8]-1)*[.$F$2]+([.$A8]*[.$A8])*[.$F$3]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00" calcext:value-type="float">
            <text:p>100</text:p>
          </table:table-cell>
          <table:table-cell table:formula="of:=FLOOR([.$F$1]+([.$A9]-1)*[.$F$2]+([.$A9]*[.$A9])*[.$F$3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10" calcext:value-type="float">
            <text:p>110</text:p>
          </table:table-cell>
          <table:table-cell table:formula="of:=FLOOR([.$F$1]+([.$A10]-1)*[.$F$2]+([.$A10]*[.$A10])*[.$F$3]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120" calcext:value-type="float">
            <text:p>120</text:p>
          </table:table-cell>
          <table:table-cell table:formula="of:=FLOOR([.$F$1]+([.$A11]-1)*[.$F$2]+([.$A11]*[.$A11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130" calcext:value-type="float">
            <text:p>130</text:p>
          </table:table-cell>
          <table:table-cell table:formula="of:=FLOOR([.$F$1]+([.$A12]-1)*[.$F$2]+([.$A12]*[.$A12])*[.$F$3]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140" calcext:value-type="float">
            <text:p>140</text:p>
          </table:table-cell>
          <table:table-cell table:formula="of:=FLOOR([.$F$1]+([.$A13]-1)*[.$F$2]+([.$A13]*[.$A13])*[.$F$3]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150" calcext:value-type="float">
            <text:p>150</text:p>
          </table:table-cell>
          <table:table-cell table:formula="of:=FLOOR([.$F$1]+([.$A14]-1)*[.$F$2]+([.$A14]*[.$A14])*[.$F$3]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160" calcext:value-type="float">
            <text:p>160</text:p>
          </table:table-cell>
          <table:table-cell table:formula="of:=FLOOR([.$F$1]+([.$A15]-1)*[.$F$2]+([.$A15]*[.$A15])*[.$F$3]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170" calcext:value-type="float">
            <text:p>170</text:p>
          </table:table-cell>
          <table:table-cell table:formula="of:=FLOOR([.$F$1]+([.$A16]-1)*[.$F$2]+([.$A16]*[.$A16])*[.$F$3]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180" calcext:value-type="float">
            <text:p>180</text:p>
          </table:table-cell>
          <table:table-cell table:formula="of:=FLOOR([.$F$1]+([.$A17]-1)*[.$F$2]+([.$A17]*[.$A17])*[.$F$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190" calcext:value-type="float">
            <text:p>190</text:p>
          </table:table-cell>
          <table:table-cell table:formula="of:=FLOOR([.$F$1]+([.$A18]-1)*[.$F$2]+([.$A18]*[.$A18])*[.$F$3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200" calcext:value-type="float">
            <text:p>200</text:p>
          </table:table-cell>
          <table:table-cell table:formula="of:=FLOOR([.$F$1]+([.$A19]-1)*[.$F$2]+([.$A19]*[.$A19])*[.$F$3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210" calcext:value-type="float">
            <text:p>210</text:p>
          </table:table-cell>
          <table:table-cell table:formula="of:=FLOOR([.$F$1]+([.$A20]-1)*[.$F$2]+([.$A20]*[.$A20])*[.$F$3]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220" calcext:value-type="float">
            <text:p>220</text:p>
          </table:table-cell>
          <table:table-cell table:formula="of:=FLOOR([.$F$1]+([.$A21]-1)*[.$F$2]+([.$A21]*[.$A21])*[.$F$3]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230" calcext:value-type="float">
            <text:p>230</text:p>
          </table:table-cell>
          <table:table-cell table:formula="of:=FLOOR([.$F$1]+([.$A22]-1)*[.$F$2]+([.$A22]*[.$A22])*[.$F$3]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240" calcext:value-type="float">
            <text:p>240</text:p>
          </table:table-cell>
          <table:table-cell table:formula="of:=FLOOR([.$F$1]+([.$A23]-1)*[.$F$2]+([.$A23]*[.$A23])*[.$F$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250" calcext:value-type="float">
            <text:p>250</text:p>
          </table:table-cell>
          <table:table-cell table:formula="of:=FLOOR([.$F$1]+([.$A24]-1)*[.$F$2]+([.$A24]*[.$A24])*[.$F$3])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260" calcext:value-type="float">
            <text:p>260</text:p>
          </table:table-cell>
          <table:table-cell table:formula="of:=FLOOR([.$F$1]+([.$A25]-1)*[.$F$2]+([.$A25]*[.$A25])*[.$F$3])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270" calcext:value-type="float">
            <text:p>270</text:p>
          </table:table-cell>
          <table:table-cell table:formula="of:=FLOOR([.$F$1]+([.$A26]-1)*[.$F$2]+([.$A26]*[.$A26])*[.$F$3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280" calcext:value-type="float">
            <text:p>280</text:p>
          </table:table-cell>
          <table:table-cell table:formula="of:=FLOOR([.$F$1]+([.$A27]-1)*[.$F$2]+([.$A27]*[.$A27])*[.$F$3])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290" calcext:value-type="float">
            <text:p>290</text:p>
          </table:table-cell>
          <table:table-cell table:formula="of:=FLOOR([.$F$1]+([.$A28]-1)*[.$F$2]+([.$A28]*[.$A28])*[.$F$3]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300" calcext:value-type="float">
            <text:p>300</text:p>
          </table:table-cell>
          <table:table-cell table:formula="of:=FLOOR([.$F$1]+([.$A29]-1)*[.$F$2]+([.$A29]*[.$A29])*[.$F$3])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310" calcext:value-type="float">
            <text:p>310</text:p>
          </table:table-cell>
          <table:table-cell table:formula="of:=FLOOR([.$F$1]+([.$A30]-1)*[.$F$2]+([.$A30]*[.$A30])*[.$F$3])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320" calcext:value-type="float">
            <text:p>320</text:p>
          </table:table-cell>
          <table:table-cell table:formula="of:=FLOOR([.$F$1]+([.$A31]-1)*[.$F$2]+([.$A31]*[.$A31])*[.$F$3]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330" calcext:value-type="float">
            <text:p>330</text:p>
          </table:table-cell>
          <table:table-cell table:formula="of:=FLOOR([.$F$1]+([.$A32]-1)*[.$F$2]+([.$A32]*[.$A32])*[.$F$3])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340" calcext:value-type="float">
            <text:p>340</text:p>
          </table:table-cell>
          <table:table-cell table:formula="of:=FLOOR([.$F$1]+([.$A33]-1)*[.$F$2]+([.$A33]*[.$A33])*[.$F$3])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350" calcext:value-type="float">
            <text:p>350</text:p>
          </table:table-cell>
          <table:table-cell table:formula="of:=FLOOR([.$F$1]+([.$A34]-1)*[.$F$2]+([.$A34]*[.$A34])*[.$F$3]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360" calcext:value-type="float">
            <text:p>360</text:p>
          </table:table-cell>
          <table:table-cell table:formula="of:=FLOOR([.$F$1]+([.$A35]-1)*[.$F$2]+([.$A35]*[.$A35])*[.$F$3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370" calcext:value-type="float">
            <text:p>370</text:p>
          </table:table-cell>
          <table:table-cell table:formula="of:=FLOOR([.$F$1]+([.$A36]-1)*[.$F$2]+([.$A36]*[.$A36])*[.$F$3])"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380" calcext:value-type="float">
            <text:p>380</text:p>
          </table:table-cell>
          <table:table-cell table:formula="of:=FLOOR([.$F$1]+([.$A37]-1)*[.$F$2]+([.$A37]*[.$A37])*[.$F$3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390" calcext:value-type="float">
            <text:p>390</text:p>
          </table:table-cell>
          <table:table-cell table:formula="of:=FLOOR([.$F$1]+([.$A38]-1)*[.$F$2]+([.$A38]*[.$A38])*[.$F$3]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400" calcext:value-type="float">
            <text:p>400</text:p>
          </table:table-cell>
          <table:table-cell table:formula="of:=FLOOR([.$F$1]+([.$A39]-1)*[.$F$2]+([.$A39]*[.$A39])*[.$F$3])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410" calcext:value-type="float">
            <text:p>410</text:p>
          </table:table-cell>
          <table:table-cell table:formula="of:=FLOOR([.$F$1]+([.$A40]-1)*[.$F$2]+([.$A40]*[.$A40])*[.$F$3])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420" calcext:value-type="float">
            <text:p>420</text:p>
          </table:table-cell>
          <table:table-cell table:formula="of:=FLOOR([.$F$1]+([.$A41]-1)*[.$F$2]+([.$A41]*[.$A41])*[.$F$3]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430" calcext:value-type="float">
            <text:p>430</text:p>
          </table:table-cell>
          <table:table-cell table:formula="of:=FLOOR([.$F$1]+([.$A42]-1)*[.$F$2]+([.$A42]*[.$A42])*[.$F$3])"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440" calcext:value-type="float">
            <text:p>440</text:p>
          </table:table-cell>
          <table:table-cell table:formula="of:=FLOOR([.$F$1]+([.$A43]-1)*[.$F$2]+([.$A43]*[.$A43])*[.$F$3])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450" calcext:value-type="float">
            <text:p>450</text:p>
          </table:table-cell>
          <table:table-cell table:formula="of:=FLOOR([.$F$1]+([.$A44]-1)*[.$F$2]+([.$A44]*[.$A44])*[.$F$3])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460" calcext:value-type="float">
            <text:p>460</text:p>
          </table:table-cell>
          <table:table-cell table:formula="of:=FLOOR([.$F$1]+([.$A45]-1)*[.$F$2]+([.$A45]*[.$A45])*[.$F$3]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470" calcext:value-type="float">
            <text:p>470</text:p>
          </table:table-cell>
          <table:table-cell table:formula="of:=FLOOR([.$F$1]+([.$A46]-1)*[.$F$2]+([.$A46]*[.$A46])*[.$F$3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480" calcext:value-type="float">
            <text:p>480</text:p>
          </table:table-cell>
          <table:table-cell table:formula="of:=FLOOR([.$F$1]+([.$A47]-1)*[.$F$2]+([.$A47]*[.$A47])*[.$F$3])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490" calcext:value-type="float">
            <text:p>490</text:p>
          </table:table-cell>
          <table:table-cell table:formula="of:=FLOOR([.$F$1]+([.$A48]-1)*[.$F$2]+([.$A48]*[.$A48])*[.$F$3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500" calcext:value-type="float">
            <text:p>500</text:p>
          </table:table-cell>
          <table:table-cell table:formula="of:=FLOOR([.$F$1]+([.$A49]-1)*[.$F$2]+([.$A49]*[.$A49])*[.$F$3])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510" calcext:value-type="float">
            <text:p>510</text:p>
          </table:table-cell>
          <table:table-cell table:formula="of:=FLOOR([.$F$1]+([.$A50]-1)*[.$F$2]+([.$A50]*[.$A50])*[.$F$3])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520" calcext:value-type="float">
            <text:p>520</text:p>
          </table:table-cell>
          <table:table-cell table:formula="of:=FLOOR([.$F$1]+([.$A51]-1)*[.$F$2]+([.$A51]*[.$A51])*[.$F$3])" office:value-type="float" office:value="895" calcext:value-type="float">
            <text:p>89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6:10:11.868345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7-13T16:10:32.266913766</dc:date>
    <meta:editing-cycles>99</meta:editing-cycles>
    <meta:editing-duration>PT1H34M8S</meta:editing-duration>
    <meta:document-statistic meta:table-count="11" meta:cell-count="5430" meta:object-count="0"/>
    <meta:user-defined meta:name="Info 1"/>
    <meta:user-defined meta:name="Info 2"/>
    <meta:user-defined meta:name="Info 3"/>
    <meta:user-defined meta:name="Info 4"/>
  </office:meta>
</office:document-meta>
</file>